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3333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FF3333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FF3333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1.3770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56104166666667cm"/>
    </style:style>
    <style:style style:name="co4" style:family="table-column">
      <style:table-column-properties fo:break-before="auto" style:column-width="1.24354166666667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2.8575cm"/>
    </style:style>
    <style:style style:name="co8" style:family="table-column">
      <style:table-column-properties fo:break-before="auto" style:column-width="1.16416666666667cm"/>
    </style:style>
    <style:style style:name="co9" style:family="table-column">
      <style:table-column-properties fo:break-before="auto" style:column-width="3.22791666666667cm"/>
    </style:style>
    <style:style style:name="co10" style:family="table-column">
      <style:table-column-properties fo:break-before="auto" style:column-width="2.75166666666667cm"/>
    </style:style>
    <style:style style:name="co11" style:family="table-column">
      <style:table-column-properties fo:break-before="auto" style:column-width="2.6722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2.460625cm"/>
    </style:style>
    <style:style style:name="co14" style:family="table-column">
      <style:table-column-properties fo:break-before="auto" style:column-width="2.778125cm"/>
    </style:style>
    <style:style style:name="co1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Chart 1" svg:x="12.61654in" svg:y="0.6874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12.68189in" svg:y="4.26732in" svg:width="6.29882in" svg:height="3.54291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Chart 3" svg:x="12.69252in" svg:y="7.89567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  <draw:frame draw:z-index="4" draw:id="id3" draw:style-name="a3" draw:name="Chart 4" svg:x="0.23858in" svg:y="16.42598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  <draw:frame draw:z-index="5" draw:id="id4" draw:style-name="a4" draw:name="Chart 5" svg:x="0.02205in" svg:y="21.69961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  <draw:frame draw:z-index="6" draw:id="id5" draw:style-name="a5" draw:name="Chart 6" svg:x="0in" svg:y="25.35945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  <draw:frame draw:z-index="7" draw:id="id6" draw:style-name="a6" draw:name="Chart 7" svg:x="1.67874in" svg:y="32.07744in" svg:width="6.29882in" svg:height="3.54291in" style:rel-width="scale" style:rel-height="scale">
            <draw:object xlink:href="Object 7/" xlink:type="simple" xlink:show="embed" xlink:actuate="onLoad"/>
            <svg:title/>
            <svg:desc/>
          </draw:frame>
          <draw:frame draw:z-index="8" draw:id="id7" draw:style-name="a7" draw:name="Chart 8" svg:x="9.75827in" svg:y="16.01102in" svg:width="6.29882in" svg:height="3.54291in" style:rel-width="scale" style:rel-height="scale">
            <draw:object xlink:href="Object 8/" xlink:type="simple" xlink:show="embed" xlink:actuate="onLoad"/>
            <svg:title/>
            <svg:desc/>
          </draw:frame>
          <draw:frame draw:z-index="9" draw:id="id8" draw:style-name="a8" draw:name="Chart 9" svg:x="17.03194in" svg:y="32.02951in" svg:width="7.07795in" svg:height="4.1622in" style:rel-width="scale" style:rel-height="scale">
            <draw:object xlink:href="Object 9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2" table:default-cell-style-name="ce1"/>
        <table:table-column table:style-name="co15" table:number-columns-repeated="16362" table:default-cell-style-name="ce1"/>
        <table:table-row table:style-name="ro1">
          <table:table-cell office:value-type="string" table:style-name="ce1">
            <text:p>#TI Threads vs. simulation time N^2=128^2, DT=50, A=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#TX Simulation type</text:p>
          </table:table-cell>
          <table:table-cell table:number-columns-repeated="10" table:style-name="ce1"/>
          <table:table-cell office:value-type="string" table:style-name="ce2">
            <text:p>Forget about these plots, we have to take the ones at the end of this document!</text:p>
          </table:table-cell>
          <table:table-cell table:number-columns-repeated="2" table:style-name="ce2"/>
          <table:table-cell table:number-columns-repeated="16370"/>
        </table:table-row>
        <table:table-row table:style-name="ro1">
          <table:table-cell office:value-type="string" table:style-name="ce1">
            <text:p>#TY number of threads (compact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threads\SimType</text:p>
          </table:table-cell>
          <table:table-cell office:value-type="string" table:style-name="ce4">
            <text:p>M</text:p>
          </table:table-cell>
          <table:table-cell table:style-name="ce4"/>
          <table:table-cell office:value-type="string" table:style-name="ce4">
            <text:p>threads</text:p>
          </table:table-cell>
          <table:table-cell office:value-type="string" table:style-name="ce4">
            <text:p>ranks</text:p>
          </table:table-cell>
          <table:table-cell office:value-type="string" table:style-name="ce4">
            <text:p>cores</text:p>
          </table:table-cell>
          <table:table-cell office:value-type="string" table:style-name="ce4">
            <text:p>rexi_preproc</text:p>
          </table:table-cell>
          <table:table-cell office:value-type="string" table:style-name="ce4">
            <text:p>rexi_broadcast</text:p>
          </table:table-cell>
          <table:table-cell office:value-type="string" table:style-name="ce4">
            <text:p>rexi_reduce</text:p>
          </table:table-cell>
          <table:table-cell office:value-type="string" table:style-name="ce4">
            <text:p>rexi_solver</text:p>
          </table:table-cell>
          <table:table-cell office:value-type="string" table:style-name="ce4">
            <text:p>seconds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rexi_fd_par_m2048 (00001 threads / 00001 ranks) 1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017E-2" table:style-name="ce1">
            <text:p>0.012017</text:p>
          </table:table-cell>
          <table:table-cell office:value-type="float" office:value="2.1999999999999999E-5" table:style-name="ce1">
            <text:p>0.000022</text:p>
          </table:table-cell>
          <table:table-cell office:value-type="float" office:value="1.09E-3" table:style-name="ce1">
            <text:p>0.00109</text:p>
          </table:table-cell>
          <table:table-cell office:value-type="float" office:value="28.186233000000001" table:style-name="ce1">
            <text:p>28.186233</text:p>
          </table:table-cell>
          <table:table-cell office:value-type="float" office:value="28.200785" table:style-name="ce1">
            <text:p>28.20078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rexi_fd_par_m2048 (00001 threads / 00002 ranks) 2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.1802E-2" table:style-name="ce1">
            <text:p>0.011802</text:p>
          </table:table-cell>
          <table:table-cell office:value-type="float" office:value="1.2080000000000001E-3" table:style-name="ce1">
            <text:p>0.001208</text:p>
          </table:table-cell>
          <table:table-cell office:value-type="float" office:value="2.738E-3" table:style-name="ce1">
            <text:p>0.002738</text:p>
          </table:table-cell>
          <table:table-cell office:value-type="float" office:value="14.254581" table:style-name="ce1">
            <text:p>14.254581</text:p>
          </table:table-cell>
          <table:table-cell office:value-type="float" office:value="14.311061" table:style-name="ce1">
            <text:p>14.31106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rexi_fd_par_m2048 (00001 threads / 00004 ranks) 4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.1483E-2" table:style-name="ce1">
            <text:p>0.011483</text:p>
          </table:table-cell>
          <table:table-cell office:value-type="float" office:value="2.5469999999999998E-3" table:style-name="ce1">
            <text:p>0.002547</text:p>
          </table:table-cell>
          <table:table-cell office:value-type="float" office:value="6.0042999999999999E-2" table:style-name="ce1">
            <text:p>0.060043</text:p>
          </table:table-cell>
          <table:table-cell office:value-type="float" office:value="7.1656250000000004" table:style-name="ce1">
            <text:p>7.165625</text:p>
          </table:table-cell>
          <table:table-cell office:value-type="float" office:value="7.3040950000000002" table:style-name="ce1">
            <text:p>7.30409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rexi_fd_par_m2048 (00001 threads / 00008 ranks) 8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.3376000000000001E-2" table:style-name="ce1">
            <text:p>0.013376</text:p>
          </table:table-cell>
          <table:table-cell office:value-type="float" office:value="1.6180000000000001E-3" table:style-name="ce1">
            <text:p>0.001618</text:p>
          </table:table-cell>
          <table:table-cell office:value-type="float" office:value="3.722E-3" table:style-name="ce1">
            <text:p>0.003722</text:p>
          </table:table-cell>
          <table:table-cell office:value-type="float" office:value="4.1382190000000003" table:style-name="ce1">
            <text:p>4.138219</text:p>
          </table:table-cell>
          <table:table-cell office:value-type="float" office:value="4.1586930000000004" table:style-name="ce1">
            <text:p>4.158693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rexi_fd_par_m2048 (00001 threads / 00014 ranks) 14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.508E-2" table:style-name="ce1">
            <text:p>0.01508</text:p>
          </table:table-cell>
          <table:table-cell office:value-type="float" office:value="1.688E-3" table:style-name="ce1">
            <text:p>0.001688</text:p>
          </table:table-cell>
          <table:table-cell office:value-type="float" office:value="9.2739999999999993E-3" table:style-name="ce1">
            <text:p>0.009274</text:p>
          </table:table-cell>
          <table:table-cell office:value-type="float" office:value="2.5750549999999999" table:style-name="ce1">
            <text:p>2.575055</text:p>
          </table:table-cell>
          <table:table-cell office:value-type="float" office:value="2.6088369999999999" table:style-name="ce1">
            <text:p>2.608837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rexi_fd_par_m2048 (00001 threads / 00028 ranks) 28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.3104E-2" table:style-name="ce1">
            <text:p>0.023104</text:p>
          </table:table-cell>
          <table:table-cell office:value-type="float" office:value="5.8230000000000001E-3" table:style-name="ce1">
            <text:p>0.005823</text:p>
          </table:table-cell>
          <table:table-cell office:value-type="float" office:value="2.3621E-2" table:style-name="ce1">
            <text:p>0.023621</text:p>
          </table:table-cell>
          <table:table-cell office:value-type="float" office:value="1.966745" table:style-name="ce1">
            <text:p>1.966745</text:p>
          </table:table-cell>
          <table:table-cell office:value-type="float" office:value="2.0615380000000001" table:style-name="ce1">
            <text:p>2.061538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rexi_fd_par_m2048 (00001 threads / 00056 ranks) 56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office:value-type="float" office:value="56" table:style-name="ce1">
            <text:p>56</text:p>
          </table:table-cell>
          <table:table-cell office:value-type="float" office:value="2.3754999999999998E-2" table:style-name="ce1">
            <text:p>0.023755</text:p>
          </table:table-cell>
          <table:table-cell office:value-type="float" office:value="8.1040000000000001E-3" table:style-name="ce1">
            <text:p>0.008104</text:p>
          </table:table-cell>
          <table:table-cell office:value-type="float" office:value="2.8018000000000001E-2" table:style-name="ce1">
            <text:p>0.028018</text:p>
          </table:table-cell>
          <table:table-cell office:value-type="float" office:value="1.0066980000000001" table:style-name="ce1">
            <text:p>1.006698</text:p>
          </table:table-cell>
          <table:table-cell office:value-type="float" office:value="1.0707100000000001" table:style-name="ce1">
            <text:p>1.0707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rexi_fd_par_m2048 (00001 threads / 00112 ranks) 112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12" table:style-name="ce1">
            <text:p>112</text:p>
          </table:table-cell>
          <table:table-cell office:value-type="float" office:value="112" table:style-name="ce1">
            <text:p>112</text:p>
          </table:table-cell>
          <table:table-cell office:value-type="float" office:value="2.4074999999999999E-2" table:style-name="ce1">
            <text:p>0.024075</text:p>
          </table:table-cell>
          <table:table-cell office:value-type="float" office:value="9.9550000000000003E-3" table:style-name="ce1">
            <text:p>0.009955</text:p>
          </table:table-cell>
          <table:table-cell office:value-type="float" office:value="3.2635999999999998E-2" table:style-name="ce1">
            <text:p>0.032636</text:p>
          </table:table-cell>
          <table:table-cell office:value-type="float" office:value="0.51822800000000002" table:style-name="ce1">
            <text:p>0.518228</text:p>
          </table:table-cell>
          <table:table-cell office:value-type="float" office:value="0.59128999999999998" table:style-name="ce1">
            <text:p>0.5912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rexi_fd_par_m2048 (00001 threads / 00224 ranks) 224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24" table:style-name="ce1">
            <text:p>224</text:p>
          </table:table-cell>
          <table:table-cell office:value-type="float" office:value="224" table:style-name="ce1">
            <text:p>224</text:p>
          </table:table-cell>
          <table:table-cell office:value-type="float" office:value="2.4884E-2" table:style-name="ce1">
            <text:p>0.024884</text:p>
          </table:table-cell>
          <table:table-cell office:value-type="float" office:value="1.2593999999999999E-2" table:style-name="ce1">
            <text:p>0.012594</text:p>
          </table:table-cell>
          <table:table-cell office:value-type="float" office:value="2.6162000000000001E-2" table:style-name="ce1">
            <text:p>0.026162</text:p>
          </table:table-cell>
          <table:table-cell office:value-type="float" office:value="0.27688600000000002" table:style-name="ce1">
            <text:p>0.276886</text:p>
          </table:table-cell>
          <table:table-cell office:value-type="float" office:value="0.35458600000000001" table:style-name="ce1">
            <text:p>0.354586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rexi_fd_par_m2048 (00001 threads / 00448 ranks) 448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48" table:style-name="ce1">
            <text:p>448</text:p>
          </table:table-cell>
          <table:table-cell office:value-type="float" office:value="448" table:style-name="ce1">
            <text:p>448</text:p>
          </table:table-cell>
          <table:table-cell office:value-type="float" office:value="2.4029999999999999E-2" table:style-name="ce1">
            <text:p>0.02403</text:p>
          </table:table-cell>
          <table:table-cell office:value-type="float" office:value="1.4064999999999999E-2" table:style-name="ce1">
            <text:p>0.014065</text:p>
          </table:table-cell>
          <table:table-cell office:value-type="float" office:value="5.8824000000000001E-2" table:style-name="ce1">
            <text:p>0.058824</text:p>
          </table:table-cell>
          <table:table-cell office:value-type="float" office:value="0.137073" table:style-name="ce1">
            <text:p>0.137073</text:p>
          </table:table-cell>
          <table:table-cell office:value-type="float" office:value="0.24934999999999999" table:style-name="ce1">
            <text:p>0.2493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rexi_fd_par_m2048 (00001 threads / 00896 ranks) 896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96" table:style-name="ce1">
            <text:p>896</text:p>
          </table:table-cell>
          <table:table-cell office:value-type="float" office:value="896" table:style-name="ce1">
            <text:p>896</text:p>
          </table:table-cell>
          <table:table-cell office:value-type="float" office:value="2.6186000000000001E-2" table:style-name="ce1">
            <text:p>0.026186</text:p>
          </table:table-cell>
          <table:table-cell office:value-type="float" office:value="1.5878E-2" table:style-name="ce1">
            <text:p>0.015878</text:p>
          </table:table-cell>
          <table:table-cell office:value-type="float" office:value="2.775E-2" table:style-name="ce1">
            <text:p>0.02775</text:p>
          </table:table-cell>
          <table:table-cell office:value-type="float" office:value="8.5835999999999996E-2" table:style-name="ce1">
            <text:p>0.085836</text:p>
          </table:table-cell>
          <table:table-cell office:value-type="float" office:value="0.16589400000000001" table:style-name="ce1">
            <text:p>0.165894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rexi_fd_par_m2048 (00001 threads / 01792 ranks) 1792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792" table:style-name="ce1">
            <text:p>1792</text:p>
          </table:table-cell>
          <table:table-cell office:value-type="float" office:value="1792" table:style-name="ce1">
            <text:p>1792</text:p>
          </table:table-cell>
          <table:table-cell office:value-type="float" office:value="2.3982E-2" table:style-name="ce1">
            <text:p>0.023982</text:p>
          </table:table-cell>
          <table:table-cell office:value-type="float" office:value="1.7246000000000001E-2" table:style-name="ce1">
            <text:p>0.017246</text:p>
          </table:table-cell>
          <table:table-cell office:value-type="float" office:value="5.9514999999999998E-2" table:style-name="ce1">
            <text:p>0.059515</text:p>
          </table:table-cell>
          <table:table-cell office:value-type="float" office:value="5.2662E-2" table:style-name="ce1">
            <text:p>0.052662</text:p>
          </table:table-cell>
          <table:table-cell office:value-type="float" office:value="0.18245" table:style-name="ce1">
            <text:p>0.1824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rexi_fd_par_m2048 (00001 threads / 03456 ranks) 3456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456" table:style-name="ce1">
            <text:p>3456</text:p>
          </table:table-cell>
          <table:table-cell office:value-type="float" office:value="3456" table:style-name="ce1">
            <text:p>3456</text:p>
          </table:table-cell>
          <table:table-cell office:value-type="float" office:value="2.3494999999999999E-2" table:style-name="ce1">
            <text:p>0.023495</text:p>
          </table:table-cell>
          <table:table-cell office:value-type="float" office:value="2.1260000000000001E-2" table:style-name="ce1">
            <text:p>0.02126</text:p>
          </table:table-cell>
          <table:table-cell office:value-type="float" office:value="8.4177000000000002E-2" table:style-name="ce1">
            <text:p>0.084177</text:p>
          </table:table-cell>
          <table:table-cell office:value-type="float" office:value="2.4381E-2" table:style-name="ce1">
            <text:p>0.024381</text:p>
          </table:table-cell>
          <table:table-cell office:value-type="float" office:value="0.195465" table:style-name="ce1">
            <text:p>0.195465</text:p>
          </table:table-cell>
          <table:table-cell table:number-columns-repeated="16373"/>
        </table:table-row>
        <table:table-row table:style-name="ro2">
          <table:table-cell office:value-type="string" table:style-name="ce3">
            <text:p>threads\SimType</text:p>
          </table:table-cell>
          <table:table-cell office:value-type="string" table:style-name="ce4">
            <text:p>M</text:p>
          </table:table-cell>
          <table:table-cell table:style-name="ce4"/>
          <table:table-cell office:value-type="string" table:style-name="ce4">
            <text:p>threads</text:p>
          </table:table-cell>
          <table:table-cell office:value-type="string" table:style-name="ce4">
            <text:p>ranks</text:p>
          </table:table-cell>
          <table:table-cell office:value-type="string" table:style-name="ce4">
            <text:p>cores</text:p>
          </table:table-cell>
          <table:table-cell office:value-type="string" table:style-name="ce4">
            <text:p>rexi_preproc</text:p>
          </table:table-cell>
          <table:table-cell office:value-type="string" table:style-name="ce4">
            <text:p>rexi_broadcast</text:p>
          </table:table-cell>
          <table:table-cell office:value-type="string" table:style-name="ce4">
            <text:p>rexi_reduce</text:p>
          </table:table-cell>
          <table:table-cell office:value-type="string" table:style-name="ce4">
            <text:p>rexi_solver</text:p>
          </table:table-cell>
          <table:table-cell office:value-type="string" table:style-name="ce4">
            <text:p>seconds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1 threads / 00001 ranks) 1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1709000000000001E-2" table:style-name="ce1">
            <text:p>0.011709</text:p>
          </table:table-cell>
          <table:table-cell office:value-type="float" office:value="2.1999999999999999E-5" table:style-name="ce1">
            <text:p>0.000022</text:p>
          </table:table-cell>
          <table:table-cell office:value-type="float" office:value="1.047E-3" table:style-name="ce1">
            <text:p>0.001047</text:p>
          </table:table-cell>
          <table:table-cell office:value-type="float" office:value="56.138364000000003" table:style-name="ce1">
            <text:p>56.138364</text:p>
          </table:table-cell>
          <table:table-cell office:value-type="float" office:value="56.152540999999999" table:style-name="ce1">
            <text:p>56.15254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1 threads / 00002 ranks) 2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.1879000000000001E-2" table:style-name="ce1">
            <text:p>0.011879</text:p>
          </table:table-cell>
          <table:table-cell office:value-type="float" office:value="1.2719999999999999E-3" table:style-name="ce1">
            <text:p>0.001272</text:p>
          </table:table-cell>
          <table:table-cell office:value-type="float" office:value="9.3907000000000004E-2" table:style-name="ce1">
            <text:p>0.093907</text:p>
          </table:table-cell>
          <table:table-cell office:value-type="float" office:value="28.304352999999999" table:style-name="ce1">
            <text:p>28.304353</text:p>
          </table:table-cell>
          <table:table-cell office:value-type="float" office:value="28.478342000000001" table:style-name="ce1">
            <text:p>28.4783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1 threads / 00004 ranks) 4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.1660999999999999E-2" table:style-name="ce1">
            <text:p>0.011661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0.16068099999999999" table:style-name="ce1">
            <text:p>0.160681</text:p>
          </table:table-cell>
          <table:table-cell office:value-type="float" office:value="14.355117" table:style-name="ce1">
            <text:p>14.355117</text:p>
          </table:table-cell>
          <table:table-cell office:value-type="float" office:value="14.531461" table:style-name="ce1">
            <text:p>14.5314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1 threads / 00008 ranks) 8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.3221999999999999E-2" table:style-name="ce1">
            <text:p>0.013222</text:p>
          </table:table-cell>
          <table:table-cell office:value-type="float" office:value="1.583E-3" table:style-name="ce1">
            <text:p>0.001583</text:p>
          </table:table-cell>
          <table:table-cell office:value-type="float" office:value="3.741E-3" table:style-name="ce1">
            <text:p>0.003741</text:p>
          </table:table-cell>
          <table:table-cell office:value-type="float" office:value="8.1557980000000008" table:style-name="ce1">
            <text:p>8.155798</text:p>
          </table:table-cell>
          <table:table-cell office:value-type="float" office:value="8.1772570000000009" table:style-name="ce1">
            <text:p>8.1772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1 threads / 00014 ranks) 14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.4374E-2" table:style-name="ce1">
            <text:p>0.014374</text:p>
          </table:table-cell>
          <table:table-cell office:value-type="float" office:value="1.6559999999999999E-3" table:style-name="ce1">
            <text:p>0.001656</text:p>
          </table:table-cell>
          <table:table-cell office:value-type="float" office:value="1.6081000000000002E-2" table:style-name="ce1">
            <text:p>0.016081</text:p>
          </table:table-cell>
          <table:table-cell office:value-type="float" office:value="5.0282739999999997" table:style-name="ce1">
            <text:p>5.028274</text:p>
          </table:table-cell>
          <table:table-cell office:value-type="float" office:value="5.1296569999999999" table:style-name="ce1">
            <text:p>5.1296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1 threads / 00028 ranks) 28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.3132E-2" table:style-name="ce1">
            <text:p>0.023132</text:p>
          </table:table-cell>
          <table:table-cell office:value-type="float" office:value="5.7850000000000002E-3" table:style-name="ce1">
            <text:p>0.005785</text:p>
          </table:table-cell>
          <table:table-cell office:value-type="float" office:value="6.5093999999999999E-2" table:style-name="ce1">
            <text:p>0.065094</text:p>
          </table:table-cell>
          <table:table-cell office:value-type="float" office:value="3.9828440000000001" table:style-name="ce1">
            <text:p>3.982844</text:p>
          </table:table-cell>
          <table:table-cell office:value-type="float" office:value="4.0815260000000002" table:style-name="ce1">
            <text:p>4.08152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1 threads / 00056 ranks) 56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office:value-type="float" office:value="56" table:style-name="ce1">
            <text:p>56</text:p>
          </table:table-cell>
          <table:table-cell office:value-type="float" office:value="2.3127999999999999E-2" table:style-name="ce1">
            <text:p>0.023128</text:p>
          </table:table-cell>
          <table:table-cell office:value-type="float" office:value="8.3110000000000007E-3" table:style-name="ce1">
            <text:p>0.008311</text:p>
          </table:table-cell>
          <table:table-cell office:value-type="float" office:value="6.4163999999999999E-2" table:style-name="ce1">
            <text:p>0.064164</text:p>
          </table:table-cell>
          <table:table-cell office:value-type="float" office:value="1.9774320000000001" table:style-name="ce1">
            <text:p>1.977432</text:p>
          </table:table-cell>
          <table:table-cell office:value-type="float" office:value="2.0847259999999999" table:style-name="ce1">
            <text:p>2.08472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1 threads / 00112 ranks) 112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12" table:style-name="ce1">
            <text:p>112</text:p>
          </table:table-cell>
          <table:table-cell office:value-type="float" office:value="112" table:style-name="ce1">
            <text:p>112</text:p>
          </table:table-cell>
          <table:table-cell office:value-type="float" office:value="2.4272999999999999E-2" table:style-name="ce1">
            <text:p>0.024273</text:p>
          </table:table-cell>
          <table:table-cell office:value-type="float" office:value="9.7850000000000003E-3" table:style-name="ce1">
            <text:p>0.009785</text:p>
          </table:table-cell>
          <table:table-cell office:value-type="float" office:value="4.0189000000000002E-2" table:style-name="ce1">
            <text:p>0.040189</text:p>
          </table:table-cell>
          <table:table-cell office:value-type="float" office:value="1.0105500000000001" table:style-name="ce1">
            <text:p>1.01055</text:p>
          </table:table-cell>
          <table:table-cell office:value-type="float" office:value="1.0894600000000001" table:style-name="ce1">
            <text:p>1.089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1 threads / 00224 ranks) 224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24" table:style-name="ce1">
            <text:p>224</text:p>
          </table:table-cell>
          <table:table-cell office:value-type="float" office:value="224" table:style-name="ce1">
            <text:p>224</text:p>
          </table:table-cell>
          <table:table-cell office:value-type="float" office:value="2.4833999999999998E-2" table:style-name="ce1">
            <text:p>0.024834</text:p>
          </table:table-cell>
          <table:table-cell office:value-type="float" office:value="1.2186000000000001E-2" table:style-name="ce1">
            <text:p>0.012186</text:p>
          </table:table-cell>
          <table:table-cell office:value-type="float" office:value="2.7564000000000002E-2" table:style-name="ce1">
            <text:p>0.027564</text:p>
          </table:table-cell>
          <table:table-cell office:value-type="float" office:value="0.51913699999999996" table:style-name="ce1">
            <text:p>0.519137</text:p>
          </table:table-cell>
          <table:table-cell office:value-type="float" office:value="0.59913899999999998" table:style-name="ce1">
            <text:p>0.5991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1 threads / 00448 ranks) 448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48" table:style-name="ce1">
            <text:p>448</text:p>
          </table:table-cell>
          <table:table-cell office:value-type="float" office:value="448" table:style-name="ce1">
            <text:p>448</text:p>
          </table:table-cell>
          <table:table-cell office:value-type="float" office:value="2.4992E-2" table:style-name="ce1">
            <text:p>0.024992</text:p>
          </table:table-cell>
          <table:table-cell office:value-type="float" office:value="1.3809999999999999E-2" table:style-name="ce1">
            <text:p>0.01381</text:p>
          </table:table-cell>
          <table:table-cell office:value-type="float" office:value="2.8584999999999999E-2" table:style-name="ce1">
            <text:p>0.028585</text:p>
          </table:table-cell>
          <table:table-cell office:value-type="float" office:value="0.27472299999999999" table:style-name="ce1">
            <text:p>0.274723</text:p>
          </table:table-cell>
          <table:table-cell office:value-type="float" office:value="0.36008099999999998" table:style-name="ce1">
            <text:p>0.36008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1 threads / 00896 ranks) 896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96" table:style-name="ce1">
            <text:p>896</text:p>
          </table:table-cell>
          <table:table-cell office:value-type="float" office:value="896" table:style-name="ce1">
            <text:p>896</text:p>
          </table:table-cell>
          <table:table-cell office:value-type="float" office:value="2.5031999999999999E-2" table:style-name="ce1">
            <text:p>0.025032</text:p>
          </table:table-cell>
          <table:table-cell office:value-type="float" office:value="1.5743E-2" table:style-name="ce1">
            <text:p>0.015743</text:p>
          </table:table-cell>
          <table:table-cell office:value-type="float" office:value="3.4231999999999999E-2" table:style-name="ce1">
            <text:p>0.034232</text:p>
          </table:table-cell>
          <table:table-cell office:value-type="float" office:value="0.13847999999999999" table:style-name="ce1">
            <text:p>0.13848</text:p>
          </table:table-cell>
          <table:table-cell office:value-type="float" office:value="0.23688200000000001" table:style-name="ce1">
            <text:p>0.23688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1 threads / 01792 ranks) 1792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792" table:style-name="ce1">
            <text:p>1792</text:p>
          </table:table-cell>
          <table:table-cell office:value-type="float" office:value="1792" table:style-name="ce1">
            <text:p>1792</text:p>
          </table:table-cell>
          <table:table-cell office:value-type="float" office:value="2.5260000000000001E-2" table:style-name="ce1">
            <text:p>0.02526</text:p>
          </table:table-cell>
          <table:table-cell office:value-type="float" office:value="1.8407E-2" table:style-name="ce1">
            <text:p>0.018407</text:p>
          </table:table-cell>
          <table:table-cell office:value-type="float" office:value="7.4522000000000005E-2" table:style-name="ce1">
            <text:p>0.074522</text:p>
          </table:table-cell>
          <table:table-cell office:value-type="float" office:value="8.3340999999999998E-2" table:style-name="ce1">
            <text:p>0.083341</text:p>
          </table:table-cell>
          <table:table-cell office:value-type="float" office:value="0.230989" table:style-name="ce1">
            <text:p>0.23098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1 threads / 03456 ranks) 3456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456" table:style-name="ce1">
            <text:p>3456</text:p>
          </table:table-cell>
          <table:table-cell office:value-type="float" office:value="3456" table:style-name="ce1">
            <text:p>3456</text:p>
          </table:table-cell>
          <table:table-cell office:value-type="float" office:value="2.332E-2" table:style-name="ce1">
            <text:p>0.02332</text:p>
          </table:table-cell>
          <table:table-cell office:value-type="float" office:value="2.0854999999999999E-2" table:style-name="ce1">
            <text:p>0.020855</text:p>
          </table:table-cell>
          <table:table-cell office:value-type="float" office:value="9.2619000000000007E-2" table:style-name="ce1">
            <text:p>0.092619</text:p>
          </table:table-cell>
          <table:table-cell office:value-type="float" office:value="5.2118999999999999E-2" table:style-name="ce1">
            <text:p>0.052119</text:p>
          </table:table-cell>
          <table:table-cell office:value-type="float" office:value="0.2205" table:style-name="ce1">
            <text:p>0.2205</text:p>
          </table:table-cell>
          <table:table-cell table:number-columns-repeated="16373"/>
        </table:table-row>
        <table:table-row table:style-name="ro2">
          <table:table-cell office:value-type="string" table:style-name="ce3">
            <text:p>threads\SimType</text:p>
          </table:table-cell>
          <table:table-cell office:value-type="string" table:style-name="ce4">
            <text:p>M</text:p>
          </table:table-cell>
          <table:table-cell table:style-name="ce4"/>
          <table:table-cell office:value-type="string" table:style-name="ce4">
            <text:p>threads</text:p>
          </table:table-cell>
          <table:table-cell office:value-type="string" table:style-name="ce4">
            <text:p>ranks</text:p>
          </table:table-cell>
          <table:table-cell office:value-type="string" table:style-name="ce4">
            <text:p>cores</text:p>
          </table:table-cell>
          <table:table-cell office:value-type="string" table:style-name="ce4">
            <text:p>rexi_preproc</text:p>
          </table:table-cell>
          <table:table-cell office:value-type="string" table:style-name="ce4">
            <text:p>rexi_broadcast</text:p>
          </table:table-cell>
          <table:table-cell office:value-type="string" table:style-name="ce4">
            <text:p>rexi_reduce</text:p>
          </table:table-cell>
          <table:table-cell office:value-type="string" table:style-name="ce4">
            <text:p>rexi_solver</text:p>
          </table:table-cell>
          <table:table-cell office:value-type="string" table:style-name="ce4">
            <text:p>seconds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1 threads / 00001 ranks) 1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1535999999999999E-2" table:style-name="ce1">
            <text:p>0.011536</text:p>
          </table:table-cell>
          <table:table-cell office:value-type="float" office:value="2.4000000000000001E-5" table:style-name="ce1">
            <text:p>0.000024</text:p>
          </table:table-cell>
          <table:table-cell office:value-type="float" office:value="1.073E-3" table:style-name="ce1">
            <text:p>0.001073</text:p>
          </table:table-cell>
          <table:table-cell office:value-type="float" office:value="112.000266" table:style-name="ce1">
            <text:p>112.000266</text:p>
          </table:table-cell>
          <table:table-cell office:value-type="float" office:value="112.01434999999999" table:style-name="ce1">
            <text:p>112.0143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1 threads / 00002 ranks) 2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.1764E-2" table:style-name="ce1">
            <text:p>0.011764</text:p>
          </table:table-cell>
          <table:table-cell office:value-type="float" office:value="1.235E-3" table:style-name="ce1">
            <text:p>0.001235</text:p>
          </table:table-cell>
          <table:table-cell office:value-type="float" office:value="2.8379999999999998E-3" table:style-name="ce1">
            <text:p>0.002838</text:p>
          </table:table-cell>
          <table:table-cell office:value-type="float" office:value="56.499149000000003" table:style-name="ce1">
            <text:p>56.499149</text:p>
          </table:table-cell>
          <table:table-cell office:value-type="float" office:value="56.821596" table:style-name="ce1">
            <text:p>56.82159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1 threads / 00004 ranks) 4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.1863E-2" table:style-name="ce1">
            <text:p>0.011863</text:p>
          </table:table-cell>
          <table:table-cell office:value-type="float" office:value="2.5049999999999998E-3" table:style-name="ce1">
            <text:p>0.002505</text:p>
          </table:table-cell>
          <table:table-cell office:value-type="float" office:value="0.30758999999999997" table:style-name="ce1">
            <text:p>0.30759</text:p>
          </table:table-cell>
          <table:table-cell office:value-type="float" office:value="28.583932999999998" table:style-name="ce1">
            <text:p>28.583933</text:p>
          </table:table-cell>
          <table:table-cell office:value-type="float" office:value="28.907513000000002" table:style-name="ce1">
            <text:p>28.90751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1 threads / 00008 ranks) 8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.3325999999999999E-2" table:style-name="ce1">
            <text:p>0.013326</text:p>
          </table:table-cell>
          <table:table-cell office:value-type="float" office:value="1.604E-3" table:style-name="ce1">
            <text:p>0.001604</text:p>
          </table:table-cell>
          <table:table-cell office:value-type="float" office:value="3.7910000000000001E-3" table:style-name="ce1">
            <text:p>0.003791</text:p>
          </table:table-cell>
          <table:table-cell office:value-type="float" office:value="16.183637999999998" table:style-name="ce1">
            <text:p>16.183638</text:p>
          </table:table-cell>
          <table:table-cell office:value-type="float" office:value="16.204037" table:style-name="ce1">
            <text:p>16.20403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1 threads / 00014 ranks) 14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.4441000000000001E-2" table:style-name="ce1">
            <text:p>0.014441</text:p>
          </table:table-cell>
          <table:table-cell office:value-type="float" office:value="1.64E-3" table:style-name="ce1">
            <text:p>0.00164</text:p>
          </table:table-cell>
          <table:table-cell office:value-type="float" office:value="4.5934999999999997E-2" table:style-name="ce1">
            <text:p>0.045935</text:p>
          </table:table-cell>
          <table:table-cell office:value-type="float" office:value="9.9974989999999995" table:style-name="ce1">
            <text:p>9.997499</text:p>
          </table:table-cell>
          <table:table-cell office:value-type="float" office:value="10.061059999999999" table:style-name="ce1">
            <text:p>10.061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1 threads / 00028 ranks) 28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.2676999999999999E-2" table:style-name="ce1">
            <text:p>0.022677</text:p>
          </table:table-cell>
          <table:table-cell office:value-type="float" office:value="5.8310000000000002E-3" table:style-name="ce1">
            <text:p>0.005831</text:p>
          </table:table-cell>
          <table:table-cell office:value-type="float" office:value="9.5422999999999994E-2" table:style-name="ce1">
            <text:p>0.095423</text:p>
          </table:table-cell>
          <table:table-cell office:value-type="float" office:value="7.8597640000000002" table:style-name="ce1">
            <text:p>7.859764</text:p>
          </table:table-cell>
          <table:table-cell office:value-type="float" office:value="8.0604580000000006" table:style-name="ce1">
            <text:p>8.0604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1 threads / 00056 ranks) 56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office:value-type="float" office:value="56" table:style-name="ce1">
            <text:p>56</text:p>
          </table:table-cell>
          <table:table-cell office:value-type="float" office:value="2.2041000000000002E-2" table:style-name="ce1">
            <text:p>0.022041</text:p>
          </table:table-cell>
          <table:table-cell office:value-type="float" office:value="7.9799999999999992E-3" table:style-name="ce1">
            <text:p>0.00798</text:p>
          </table:table-cell>
          <table:table-cell office:value-type="float" office:value="4.5404E-2" table:style-name="ce1">
            <text:p>0.045404</text:p>
          </table:table-cell>
          <table:table-cell office:value-type="float" office:value="3.9542700000000002" table:style-name="ce1">
            <text:p>3.95427</text:p>
          </table:table-cell>
          <table:table-cell office:value-type="float" office:value="4.0958829999999997" table:style-name="ce1">
            <text:p>4.0958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1 threads / 00112 ranks) 112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12" table:style-name="ce1">
            <text:p>112</text:p>
          </table:table-cell>
          <table:table-cell office:value-type="float" office:value="112" table:style-name="ce1">
            <text:p>112</text:p>
          </table:table-cell>
          <table:table-cell office:value-type="float" office:value="2.2886E-2" table:style-name="ce1">
            <text:p>0.022886</text:p>
          </table:table-cell>
          <table:table-cell office:value-type="float" office:value="9.8949999999999993E-3" table:style-name="ce1">
            <text:p>0.009895</text:p>
          </table:table-cell>
          <table:table-cell office:value-type="float" office:value="8.0590999999999996E-2" table:style-name="ce1">
            <text:p>0.080591</text:p>
          </table:table-cell>
          <table:table-cell office:value-type="float" office:value="2.009423" table:style-name="ce1">
            <text:p>2.009423</text:p>
          </table:table-cell>
          <table:table-cell office:value-type="float" office:value="2.1519439999999999" table:style-name="ce1">
            <text:p>2.1519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1 threads / 00224 ranks) 224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24" table:style-name="ce1">
            <text:p>224</text:p>
          </table:table-cell>
          <table:table-cell office:value-type="float" office:value="224" table:style-name="ce1">
            <text:p>224</text:p>
          </table:table-cell>
          <table:table-cell office:value-type="float" office:value="2.3626999999999999E-2" table:style-name="ce1">
            <text:p>0.023627</text:p>
          </table:table-cell>
          <table:table-cell office:value-type="float" office:value="1.1981E-2" table:style-name="ce1">
            <text:p>0.011981</text:p>
          </table:table-cell>
          <table:table-cell office:value-type="float" office:value="9.8011000000000001E-2" table:style-name="ce1">
            <text:p>0.098011</text:p>
          </table:table-cell>
          <table:table-cell office:value-type="float" office:value="1.006419" table:style-name="ce1">
            <text:p>1.006419</text:p>
          </table:table-cell>
          <table:table-cell office:value-type="float" office:value="1.1487130000000001" table:style-name="ce1">
            <text:p>1.14871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1 threads / 00448 ranks) 448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48" table:style-name="ce1">
            <text:p>448</text:p>
          </table:table-cell>
          <table:table-cell office:value-type="float" office:value="448" table:style-name="ce1">
            <text:p>448</text:p>
          </table:table-cell>
          <table:table-cell office:value-type="float" office:value="2.4590000000000001E-2" table:style-name="ce1">
            <text:p>0.02459</text:p>
          </table:table-cell>
          <table:table-cell office:value-type="float" office:value="1.3967E-2" table:style-name="ce1">
            <text:p>0.013967</text:p>
          </table:table-cell>
          <table:table-cell office:value-type="float" office:value="7.2576000000000002E-2" table:style-name="ce1">
            <text:p>0.072576</text:p>
          </table:table-cell>
          <table:table-cell office:value-type="float" office:value="0.52274699999999996" table:style-name="ce1">
            <text:p>0.522747</text:p>
          </table:table-cell>
          <table:table-cell office:value-type="float" office:value="0.64055499999999999" table:style-name="ce1">
            <text:p>0.6405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1 threads / 00896 ranks) 896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96" table:style-name="ce1">
            <text:p>896</text:p>
          </table:table-cell>
          <table:table-cell office:value-type="float" office:value="896" table:style-name="ce1">
            <text:p>896</text:p>
          </table:table-cell>
          <table:table-cell office:value-type="float" office:value="2.5099E-2" table:style-name="ce1">
            <text:p>0.025099</text:p>
          </table:table-cell>
          <table:table-cell office:value-type="float" office:value="1.5837E-2" table:style-name="ce1">
            <text:p>0.015837</text:p>
          </table:table-cell>
          <table:table-cell office:value-type="float" office:value="5.5754999999999999E-2" table:style-name="ce1">
            <text:p>0.055755</text:p>
          </table:table-cell>
          <table:table-cell office:value-type="float" office:value="0.27687200000000001" table:style-name="ce1">
            <text:p>0.276872</text:p>
          </table:table-cell>
          <table:table-cell office:value-type="float" office:value="0.38571800000000001" table:style-name="ce1">
            <text:p>0.38571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1 threads / 01792 ranks) 1792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792" table:style-name="ce1">
            <text:p>1792</text:p>
          </table:table-cell>
          <table:table-cell office:value-type="float" office:value="1792" table:style-name="ce1">
            <text:p>1792</text:p>
          </table:table-cell>
          <table:table-cell office:value-type="float" office:value="2.6103999999999999E-2" table:style-name="ce1">
            <text:p>0.026104</text:p>
          </table:table-cell>
          <table:table-cell office:value-type="float" office:value="1.9023999999999999E-2" table:style-name="ce1">
            <text:p>0.019024</text:p>
          </table:table-cell>
          <table:table-cell office:value-type="float" office:value="5.6711999999999999E-2" table:style-name="ce1">
            <text:p>0.056712</text:p>
          </table:table-cell>
          <table:table-cell office:value-type="float" office:value="0.13921" table:style-name="ce1">
            <text:p>0.13921</text:p>
          </table:table-cell>
          <table:table-cell office:value-type="float" office:value="0.29058699999999998" table:style-name="ce1">
            <text:p>0.29058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1 threads / 03456 ranks) 3456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456" table:style-name="ce1">
            <text:p>3456</text:p>
          </table:table-cell>
          <table:table-cell office:value-type="float" office:value="3456" table:style-name="ce1">
            <text:p>3456</text:p>
          </table:table-cell>
          <table:table-cell office:value-type="float" office:value="2.3754000000000001E-2" table:style-name="ce1">
            <text:p>0.023754</text:p>
          </table:table-cell>
          <table:table-cell office:value-type="float" office:value="2.0719999999999999E-2" table:style-name="ce1">
            <text:p>0.02072</text:p>
          </table:table-cell>
          <table:table-cell office:value-type="float" office:value="0.142702" table:style-name="ce1">
            <text:p>0.142702</text:p>
          </table:table-cell>
          <table:table-cell office:value-type="float" office:value="7.8886999999999999E-2" table:style-name="ce1">
            <text:p>0.078887</text:p>
          </table:table-cell>
          <table:table-cell office:value-type="float" office:value="0.30138599999999999" table:style-name="ce1">
            <text:p>0.301386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xi_fd_par_m2048 (00002 threads / 00001 ranks) 2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.1507E-2" table:style-name="ce1">
            <text:p>0.011507</text:p>
          </table:table-cell>
          <table:table-cell office:value-type="float" office:value="2.1999999999999999E-5" table:style-name="ce1">
            <text:p>0.000022</text:p>
          </table:table-cell>
          <table:table-cell office:value-type="float" office:value="2.4069999999999999E-3" table:style-name="ce1">
            <text:p>0.002407</text:p>
          </table:table-cell>
          <table:table-cell office:value-type="float" office:value="14.297609" table:style-name="ce1">
            <text:p>14.297609</text:p>
          </table:table-cell>
          <table:table-cell office:value-type="float" office:value="15.121528" table:style-name="ce1">
            <text:p>15.12152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2 threads / 00001 ranks) 2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.1708E-2" table:style-name="ce1">
            <text:p>0.011708</text:p>
          </table:table-cell>
          <table:table-cell office:value-type="float" office:value="2.3E-5" table:style-name="ce1">
            <text:p>0.000023</text:p>
          </table:table-cell>
          <table:table-cell office:value-type="float" office:value="2.428E-3" table:style-name="ce1">
            <text:p>0.002428</text:p>
          </table:table-cell>
          <table:table-cell office:value-type="float" office:value="28.394470999999999" table:style-name="ce1">
            <text:p>28.394471</text:p>
          </table:table-cell>
          <table:table-cell office:value-type="float" office:value="30.182272000000001" table:style-name="ce1">
            <text:p>30.1822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2 threads / 00001 ranks) 2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.3139E-2" table:style-name="ce1">
            <text:p>0.013139</text:p>
          </table:table-cell>
          <table:table-cell office:value-type="float" office:value="2.5999999999999998E-5" table:style-name="ce1">
            <text:p>0.000026</text:p>
          </table:table-cell>
          <table:table-cell office:value-type="float" office:value="2.882E-3" table:style-name="ce1">
            <text:p>0.002882</text:p>
          </table:table-cell>
          <table:table-cell office:value-type="float" office:value="56.495130000000003" table:style-name="ce1">
            <text:p>56.49513</text:p>
          </table:table-cell>
          <table:table-cell office:value-type="float" office:value="60.607574999999997" table:style-name="ce1">
            <text:p>60.6075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2048 (00002 threads / 00002 ranks) 4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.2559000000000001E-2" table:style-name="ce1">
            <text:p>0.012559</text:p>
          </table:table-cell>
          <table:table-cell office:value-type="float" office:value="1.354E-3" table:style-name="ce1">
            <text:p>0.001354</text:p>
          </table:table-cell>
          <table:table-cell office:value-type="float" office:value="2.9359999999999998E-3" table:style-name="ce1">
            <text:p>0.002936</text:p>
          </table:table-cell>
          <table:table-cell office:value-type="float" office:value="7.3637170000000003" table:style-name="ce1">
            <text:p>7.363717</text:p>
          </table:table-cell>
          <table:table-cell office:value-type="float" office:value="7.9511880000000001" table:style-name="ce1">
            <text:p>7.9511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2 threads / 00002 ranks) 4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.2640999999999999E-2" table:style-name="ce1">
            <text:p>0.012641</text:p>
          </table:table-cell>
          <table:table-cell office:value-type="float" office:value="1.4E-3" table:style-name="ce1">
            <text:p>0.0014</text:p>
          </table:table-cell>
          <table:table-cell office:value-type="float" office:value="2.9889999999999999E-3" table:style-name="ce1">
            <text:p>0.002989</text:p>
          </table:table-cell>
          <table:table-cell office:value-type="float" office:value="14.848027" table:style-name="ce1">
            <text:p>14.848027</text:p>
          </table:table-cell>
          <table:table-cell office:value-type="float" office:value="15.756581000000001" table:style-name="ce1">
            <text:p>15.75658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2 threads / 00002 ranks) 4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.1801000000000001E-2" table:style-name="ce1">
            <text:p>0.011801</text:p>
          </table:table-cell>
          <table:table-cell office:value-type="float" office:value="1.377E-3" table:style-name="ce1">
            <text:p>0.001377</text:p>
          </table:table-cell>
          <table:table-cell office:value-type="float" office:value="3.026E-3" table:style-name="ce1">
            <text:p>0.003026</text:p>
          </table:table-cell>
          <table:table-cell office:value-type="float" office:value="29.069179999999999" table:style-name="ce1">
            <text:p>29.06918</text:p>
          </table:table-cell>
          <table:table-cell office:value-type="float" office:value="31.251656000000001" table:style-name="ce1">
            <text:p>31.2516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2048 (00002 threads / 00004 ranks) 8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.3394E-2" table:style-name="ce1">
            <text:p>0.013394</text:p>
          </table:table-cell>
          <table:table-cell office:value-type="float" office:value="2.676E-3" table:style-name="ce1">
            <text:p>0.002676</text:p>
          </table:table-cell>
          <table:table-cell office:value-type="float" office:value="2.8447E-2" table:style-name="ce1">
            <text:p>0.028447</text:p>
          </table:table-cell>
          <table:table-cell office:value-type="float" office:value="4.0030599999999996" table:style-name="ce1">
            <text:p>4.00306</text:p>
          </table:table-cell>
          <table:table-cell office:value-type="float" office:value="4.3545990000000003" table:style-name="ce1">
            <text:p>4.3545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2 threads / 00004 ranks) 8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.3457E-2" table:style-name="ce1">
            <text:p>0.013457</text:p>
          </table:table-cell>
          <table:table-cell office:value-type="float" office:value="2.7190000000000001E-3" table:style-name="ce1">
            <text:p>0.002719</text:p>
          </table:table-cell>
          <table:table-cell office:value-type="float" office:value="6.7890000000000006E-2" table:style-name="ce1">
            <text:p>0.06789</text:p>
          </table:table-cell>
          <table:table-cell office:value-type="float" office:value="7.9688759999999998" table:style-name="ce1">
            <text:p>7.968876</text:p>
          </table:table-cell>
          <table:table-cell office:value-type="float" office:value="8.5796100000000006" table:style-name="ce1">
            <text:p>8.579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2 threads / 00004 ranks) 8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.3454000000000001E-2" table:style-name="ce1">
            <text:p>0.013454</text:p>
          </table:table-cell>
          <table:table-cell office:value-type="float" office:value="2.7030000000000001E-3" table:style-name="ce1">
            <text:p>0.002703</text:p>
          </table:table-cell>
          <table:table-cell office:value-type="float" office:value="4.3657000000000001E-2" table:style-name="ce1">
            <text:p>0.043657</text:p>
          </table:table-cell>
          <table:table-cell office:value-type="float" office:value="16.009871" table:style-name="ce1">
            <text:p>16.009871</text:p>
          </table:table-cell>
          <table:table-cell office:value-type="float" office:value="17.032516000000001" table:style-name="ce1">
            <text:p>17.03251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2048 (00002 threads / 00008 ranks) 16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1.6067999999999999E-2" table:style-name="ce1">
            <text:p>0.016068</text:p>
          </table:table-cell>
          <table:table-cell office:value-type="float" office:value="1.4319999999999999E-3" table:style-name="ce1">
            <text:p>0.001432</text:p>
          </table:table-cell>
          <table:table-cell office:value-type="float" office:value="1.4563E-2" table:style-name="ce1">
            <text:p>0.014563</text:p>
          </table:table-cell>
          <table:table-cell office:value-type="float" office:value="2.5001679999999999" table:style-name="ce1">
            <text:p>2.500168</text:p>
          </table:table-cell>
          <table:table-cell office:value-type="float" office:value="2.6691769999999999" table:style-name="ce1">
            <text:p>2.6691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2 threads / 00008 ranks) 16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1.5734999999999999E-2" table:style-name="ce1">
            <text:p>0.015735</text:p>
          </table:table-cell>
          <table:table-cell office:value-type="float" office:value="1.477E-3" table:style-name="ce1">
            <text:p>0.001477</text:p>
          </table:table-cell>
          <table:table-cell office:value-type="float" office:value="1.7127E-2" table:style-name="ce1">
            <text:p>0.017127</text:p>
          </table:table-cell>
          <table:table-cell office:value-type="float" office:value="4.9186459999999999" table:style-name="ce1">
            <text:p>4.918646</text:p>
          </table:table-cell>
          <table:table-cell office:value-type="float" office:value="5.2258519999999997" table:style-name="ce1">
            <text:p>5.2258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2 threads / 00008 ranks) 16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1.6122999999999998E-2" table:style-name="ce1">
            <text:p>0.016123</text:p>
          </table:table-cell>
          <table:table-cell office:value-type="float" office:value="1.4159999999999999E-3" table:style-name="ce1">
            <text:p>0.001416</text:p>
          </table:table-cell>
          <table:table-cell office:value-type="float" office:value="7.3459999999999998E-2" table:style-name="ce1">
            <text:p>0.07346</text:p>
          </table:table-cell>
          <table:table-cell office:value-type="float" office:value="9.8441150000000004" table:style-name="ce1">
            <text:p>9.844115</text:p>
          </table:table-cell>
          <table:table-cell office:value-type="float" office:value="10.52182" table:style-name="ce1">
            <text:p>10.5218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2048 (00002 threads / 00014 ranks) 28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2.1218999999999998E-2" table:style-name="ce1">
            <text:p>0.021219</text:p>
          </table:table-cell>
          <table:table-cell office:value-type="float" office:value="1.4920000000000001E-3" table:style-name="ce1">
            <text:p>0.001492</text:p>
          </table:table-cell>
          <table:table-cell office:value-type="float" office:value="4.1466999999999997E-2" table:style-name="ce1">
            <text:p>0.041467</text:p>
          </table:table-cell>
          <table:table-cell office:value-type="float" office:value="1.885885" table:style-name="ce1">
            <text:p>1.885885</text:p>
          </table:table-cell>
          <table:table-cell office:value-type="float" office:value="2.044559" table:style-name="ce1">
            <text:p>2.0445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2 threads / 00014 ranks) 28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2.2449E-2" table:style-name="ce1">
            <text:p>0.022449</text:p>
          </table:table-cell>
          <table:table-cell office:value-type="float" office:value="1.469E-3" table:style-name="ce1">
            <text:p>0.001469</text:p>
          </table:table-cell>
          <table:table-cell office:value-type="float" office:value="9.2821000000000001E-2" table:style-name="ce1">
            <text:p>0.092821</text:p>
          </table:table-cell>
          <table:table-cell office:value-type="float" office:value="3.8496939999999999" table:style-name="ce1">
            <text:p>3.849694</text:p>
          </table:table-cell>
          <table:table-cell office:value-type="float" office:value="3.9937499999999999" table:style-name="ce1">
            <text:p>3.993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2 threads / 00014 ranks) 28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2.1541000000000001E-2" table:style-name="ce1">
            <text:p>0.021541</text:p>
          </table:table-cell>
          <table:table-cell office:value-type="float" office:value="1.4580000000000001E-3" table:style-name="ce1">
            <text:p>0.001458</text:p>
          </table:table-cell>
          <table:table-cell office:value-type="float" office:value="0.20427500000000001" table:style-name="ce1">
            <text:p>0.204275</text:p>
          </table:table-cell>
          <table:table-cell office:value-type="float" office:value="7.6499480000000002" table:style-name="ce1">
            <text:p>7.649948</text:p>
          </table:table-cell>
          <table:table-cell office:value-type="float" office:value="7.885624" table:style-name="ce1">
            <text:p>7.88562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2048 (00002 threads / 00028 ranks) 56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56" table:style-name="ce1">
            <text:p>56</text:p>
          </table:table-cell>
          <table:table-cell office:value-type="float" office:value="2.3514E-2" table:style-name="ce1">
            <text:p>0.023514</text:p>
          </table:table-cell>
          <table:table-cell office:value-type="float" office:value="7.9690000000000004E-3" table:style-name="ce1">
            <text:p>0.007969</text:p>
          </table:table-cell>
          <table:table-cell office:value-type="float" office:value="6.4457E-2" table:style-name="ce1">
            <text:p>0.064457</text:p>
          </table:table-cell>
          <table:table-cell office:value-type="float" office:value="0.96221699999999999" table:style-name="ce1">
            <text:p>0.962217</text:p>
          </table:table-cell>
          <table:table-cell office:value-type="float" office:value="1.103707" table:style-name="ce1">
            <text:p>1.10370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2 threads / 00028 ranks) 56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56" table:style-name="ce1">
            <text:p>56</text:p>
          </table:table-cell>
          <table:table-cell office:value-type="float" office:value="2.3009000000000002E-2" table:style-name="ce1">
            <text:p>0.023009</text:p>
          </table:table-cell>
          <table:table-cell office:value-type="float" office:value="8.0409999999999995E-3" table:style-name="ce1">
            <text:p>0.008041</text:p>
          </table:table-cell>
          <table:table-cell office:value-type="float" office:value="0.127918" table:style-name="ce1">
            <text:p>0.127918</text:p>
          </table:table-cell>
          <table:table-cell office:value-type="float" office:value="1.9199280000000001" table:style-name="ce1">
            <text:p>1.919928</text:p>
          </table:table-cell>
          <table:table-cell office:value-type="float" office:value="2.1460750000000002" table:style-name="ce1">
            <text:p>2.1460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2 threads / 00028 ranks) 56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56" table:style-name="ce1">
            <text:p>56</text:p>
          </table:table-cell>
          <table:table-cell office:value-type="float" office:value="2.1885000000000002E-2" table:style-name="ce1">
            <text:p>0.021885</text:p>
          </table:table-cell>
          <table:table-cell office:value-type="float" office:value="8.0490000000000006E-3" table:style-name="ce1">
            <text:p>0.008049</text:p>
          </table:table-cell>
          <table:table-cell office:value-type="float" office:value="0.28277600000000003" table:style-name="ce1">
            <text:p>0.282776</text:p>
          </table:table-cell>
          <table:table-cell office:value-type="float" office:value="3.7493660000000002" table:style-name="ce1">
            <text:p>3.749366</text:p>
          </table:table-cell>
          <table:table-cell office:value-type="float" office:value="4.2285490000000001" table:style-name="ce1">
            <text:p>4.2285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2048 (00002 threads / 00056 ranks) 112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56" table:style-name="ce1">
            <text:p>56</text:p>
          </table:table-cell>
          <table:table-cell office:value-type="float" office:value="112" table:style-name="ce1">
            <text:p>112</text:p>
          </table:table-cell>
          <table:table-cell office:value-type="float" office:value="2.3427E-2" table:style-name="ce1">
            <text:p>0.023427</text:p>
          </table:table-cell>
          <table:table-cell office:value-type="float" office:value="1.0472E-2" table:style-name="ce1">
            <text:p>0.010472</text:p>
          </table:table-cell>
          <table:table-cell office:value-type="float" office:value="2.8937000000000001E-2" table:style-name="ce1">
            <text:p>0.028937</text:p>
          </table:table-cell>
          <table:table-cell office:value-type="float" office:value="0.50932599999999995" table:style-name="ce1">
            <text:p>0.509326</text:p>
          </table:table-cell>
          <table:table-cell office:value-type="float" office:value="0.60794800000000004" table:style-name="ce1">
            <text:p>0.6079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2 threads / 00056 ranks) 112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56" table:style-name="ce1">
            <text:p>56</text:p>
          </table:table-cell>
          <table:table-cell office:value-type="float" office:value="112" table:style-name="ce1">
            <text:p>112</text:p>
          </table:table-cell>
          <table:table-cell office:value-type="float" office:value="2.2395000000000002E-2" table:style-name="ce1">
            <text:p>0.022395</text:p>
          </table:table-cell>
          <table:table-cell office:value-type="float" office:value="1.027E-2" table:style-name="ce1">
            <text:p>0.01027</text:p>
          </table:table-cell>
          <table:table-cell office:value-type="float" office:value="8.6884000000000003E-2" table:style-name="ce1">
            <text:p>0.086884</text:p>
          </table:table-cell>
          <table:table-cell office:value-type="float" office:value="0.96074899999999996" table:style-name="ce1">
            <text:p>0.960749</text:p>
          </table:table-cell>
          <table:table-cell office:value-type="float" office:value="1.144685" table:style-name="ce1">
            <text:p>1.14468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2 threads / 00056 ranks) 112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56" table:style-name="ce1">
            <text:p>56</text:p>
          </table:table-cell>
          <table:table-cell office:value-type="float" office:value="112" table:style-name="ce1">
            <text:p>112</text:p>
          </table:table-cell>
          <table:table-cell office:value-type="float" office:value="2.2464999999999999E-2" table:style-name="ce1">
            <text:p>0.022465</text:p>
          </table:table-cell>
          <table:table-cell office:value-type="float" office:value="1.0413E-2" table:style-name="ce1">
            <text:p>0.010413</text:p>
          </table:table-cell>
          <table:table-cell office:value-type="float" office:value="0.15814300000000001" table:style-name="ce1">
            <text:p>0.158143</text:p>
          </table:table-cell>
          <table:table-cell office:value-type="float" office:value="1.8880889999999999" table:style-name="ce1">
            <text:p>1.888089</text:p>
          </table:table-cell>
          <table:table-cell office:value-type="float" office:value="2.184221" table:style-name="ce1">
            <text:p>2.18422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2048 (00002 threads / 00112 ranks) 224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12" table:style-name="ce1">
            <text:p>112</text:p>
          </table:table-cell>
          <table:table-cell office:value-type="float" office:value="224" table:style-name="ce1">
            <text:p>224</text:p>
          </table:table-cell>
          <table:table-cell office:value-type="float" office:value="2.4909000000000001E-2" table:style-name="ce1">
            <text:p>0.024909</text:p>
          </table:table-cell>
          <table:table-cell office:value-type="float" office:value="1.2187999999999999E-2" table:style-name="ce1">
            <text:p>0.012188</text:p>
          </table:table-cell>
          <table:table-cell office:value-type="float" office:value="3.2224999999999997E-2" table:style-name="ce1">
            <text:p>0.032225</text:p>
          </table:table-cell>
          <table:table-cell office:value-type="float" office:value="0.27482899999999999" table:style-name="ce1">
            <text:p>0.274829</text:p>
          </table:table-cell>
          <table:table-cell office:value-type="float" office:value="0.380998" table:style-name="ce1">
            <text:p>0.3809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2 threads / 00112 ranks) 224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12" table:style-name="ce1">
            <text:p>112</text:p>
          </table:table-cell>
          <table:table-cell office:value-type="float" office:value="224" table:style-name="ce1">
            <text:p>224</text:p>
          </table:table-cell>
          <table:table-cell office:value-type="float" office:value="2.3904999999999999E-2" table:style-name="ce1">
            <text:p>0.023905</text:p>
          </table:table-cell>
          <table:table-cell office:value-type="float" office:value="1.1978000000000001E-2" table:style-name="ce1">
            <text:p>0.011978</text:p>
          </table:table-cell>
          <table:table-cell office:value-type="float" office:value="8.3408999999999997E-2" table:style-name="ce1">
            <text:p>0.083409</text:p>
          </table:table-cell>
          <table:table-cell office:value-type="float" office:value="0.50119100000000005" table:style-name="ce1">
            <text:p>0.501191</text:p>
          </table:table-cell>
          <table:table-cell office:value-type="float" office:value="0.64177099999999998" table:style-name="ce1">
            <text:p>0.6417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2 threads / 00112 ranks) 224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12" table:style-name="ce1">
            <text:p>112</text:p>
          </table:table-cell>
          <table:table-cell office:value-type="float" office:value="224" table:style-name="ce1">
            <text:p>224</text:p>
          </table:table-cell>
          <table:table-cell office:value-type="float" office:value="2.4749E-2" table:style-name="ce1">
            <text:p>0.024749</text:p>
          </table:table-cell>
          <table:table-cell office:value-type="float" office:value="1.2019999999999999E-2" table:style-name="ce1">
            <text:p>0.01202</text:p>
          </table:table-cell>
          <table:table-cell office:value-type="float" office:value="7.9628000000000004E-2" table:style-name="ce1">
            <text:p>0.079628</text:p>
          </table:table-cell>
          <table:table-cell office:value-type="float" office:value="0.98972000000000004" table:style-name="ce1">
            <text:p>0.98972</text:p>
          </table:table-cell>
          <table:table-cell office:value-type="float" office:value="1.1562429999999999" table:style-name="ce1">
            <text:p>1.1562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2048 (00002 threads / 00224 ranks) 448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24" table:style-name="ce1">
            <text:p>224</text:p>
          </table:table-cell>
          <table:table-cell office:value-type="float" office:value="448" table:style-name="ce1">
            <text:p>448</text:p>
          </table:table-cell>
          <table:table-cell office:value-type="float" office:value="2.4632999999999999E-2" table:style-name="ce1">
            <text:p>0.024633</text:p>
          </table:table-cell>
          <table:table-cell office:value-type="float" office:value="1.4422000000000001E-2" table:style-name="ce1">
            <text:p>0.014422</text:p>
          </table:table-cell>
          <table:table-cell office:value-type="float" office:value="3.2629999999999999E-2" table:style-name="ce1">
            <text:p>0.03263</text:p>
          </table:table-cell>
          <table:table-cell office:value-type="float" office:value="0.137265" table:style-name="ce1">
            <text:p>0.137265</text:p>
          </table:table-cell>
          <table:table-cell office:value-type="float" office:value="0.222973" table:style-name="ce1">
            <text:p>0.222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2 threads / 00224 ranks) 448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24" table:style-name="ce1">
            <text:p>224</text:p>
          </table:table-cell>
          <table:table-cell office:value-type="float" office:value="448" table:style-name="ce1">
            <text:p>448</text:p>
          </table:table-cell>
          <table:table-cell office:value-type="float" office:value="2.2148000000000001E-2" table:style-name="ce1">
            <text:p>0.022148</text:p>
          </table:table-cell>
          <table:table-cell office:value-type="float" office:value="1.4245000000000001E-2" table:style-name="ce1">
            <text:p>0.014245</text:p>
          </table:table-cell>
          <table:table-cell office:value-type="float" office:value="4.8649999999999999E-2" table:style-name="ce1">
            <text:p>0.04865</text:p>
          </table:table-cell>
          <table:table-cell office:value-type="float" office:value="0.25933299999999998" table:style-name="ce1">
            <text:p>0.259333</text:p>
          </table:table-cell>
          <table:table-cell office:value-type="float" office:value="0.40762599999999999" table:style-name="ce1">
            <text:p>0.40762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2 threads / 00224 ranks) 448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24" table:style-name="ce1">
            <text:p>224</text:p>
          </table:table-cell>
          <table:table-cell office:value-type="float" office:value="448" table:style-name="ce1">
            <text:p>448</text:p>
          </table:table-cell>
          <table:table-cell office:value-type="float" office:value="2.5183000000000001E-2" table:style-name="ce1">
            <text:p>0.025183</text:p>
          </table:table-cell>
          <table:table-cell office:value-type="float" office:value="1.3965999999999999E-2" table:style-name="ce1">
            <text:p>0.013966</text:p>
          </table:table-cell>
          <table:table-cell office:value-type="float" office:value="0.10156" table:style-name="ce1">
            <text:p>0.10156</text:p>
          </table:table-cell>
          <table:table-cell office:value-type="float" office:value="0.51055600000000001" table:style-name="ce1">
            <text:p>0.510556</text:p>
          </table:table-cell>
          <table:table-cell office:value-type="float" office:value="0.69262599999999996" table:style-name="ce1">
            <text:p>0.69262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2048 (00002 threads / 00448 ranks) 896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48" table:style-name="ce1">
            <text:p>448</text:p>
          </table:table-cell>
          <table:table-cell office:value-type="float" office:value="896" table:style-name="ce1">
            <text:p>896</text:p>
          </table:table-cell>
          <table:table-cell office:value-type="float" office:value="2.4826999999999998E-2" table:style-name="ce1">
            <text:p>0.024827</text:p>
          </table:table-cell>
          <table:table-cell office:value-type="float" office:value="1.6220999999999999E-2" table:style-name="ce1">
            <text:p>0.016221</text:p>
          </table:table-cell>
          <table:table-cell office:value-type="float" office:value="2.6571999999999998E-2" table:style-name="ce1">
            <text:p>0.026572</text:p>
          </table:table-cell>
          <table:table-cell office:value-type="float" office:value="8.3340999999999998E-2" table:style-name="ce1">
            <text:p>0.083341</text:p>
          </table:table-cell>
          <table:table-cell office:value-type="float" office:value="0.18034" table:style-name="ce1">
            <text:p>0.1803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2 threads / 00448 ranks) 896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48" table:style-name="ce1">
            <text:p>448</text:p>
          </table:table-cell>
          <table:table-cell office:value-type="float" office:value="896" table:style-name="ce1">
            <text:p>896</text:p>
          </table:table-cell>
          <table:table-cell office:value-type="float" office:value="2.5211000000000001E-2" table:style-name="ce1">
            <text:p>0.025211</text:p>
          </table:table-cell>
          <table:table-cell office:value-type="float" office:value="1.5535E-2" table:style-name="ce1">
            <text:p>0.015535</text:p>
          </table:table-cell>
          <table:table-cell office:value-type="float" office:value="2.6335000000000001E-2" table:style-name="ce1">
            <text:p>0.026335</text:p>
          </table:table-cell>
          <table:table-cell office:value-type="float" office:value="0.13248799999999999" table:style-name="ce1">
            <text:p>0.132488</text:p>
          </table:table-cell>
          <table:table-cell office:value-type="float" office:value="0.242177" table:style-name="ce1">
            <text:p>0.2421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2 threads / 00448 ranks) 896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48" table:style-name="ce1">
            <text:p>448</text:p>
          </table:table-cell>
          <table:table-cell office:value-type="float" office:value="896" table:style-name="ce1">
            <text:p>896</text:p>
          </table:table-cell>
          <table:table-cell office:value-type="float" office:value="2.3389E-2" table:style-name="ce1">
            <text:p>0.023389</text:p>
          </table:table-cell>
          <table:table-cell office:value-type="float" office:value="1.5942999999999999E-2" table:style-name="ce1">
            <text:p>0.015943</text:p>
          </table:table-cell>
          <table:table-cell office:value-type="float" office:value="8.7745000000000004E-2" table:style-name="ce1">
            <text:p>0.087745</text:p>
          </table:table-cell>
          <table:table-cell office:value-type="float" office:value="0.26792899999999997" table:style-name="ce1">
            <text:p>0.267929</text:p>
          </table:table-cell>
          <table:table-cell office:value-type="float" office:value="0.42370099999999999" table:style-name="ce1">
            <text:p>0.4237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2048 (00002 threads / 00896 ranks) 1792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896" table:style-name="ce1">
            <text:p>896</text:p>
          </table:table-cell>
          <table:table-cell office:value-type="float" office:value="1792" table:style-name="ce1">
            <text:p>1792</text:p>
          </table:table-cell>
          <table:table-cell office:value-type="float" office:value="2.5847999999999999E-2" table:style-name="ce1">
            <text:p>0.025848</text:p>
          </table:table-cell>
          <table:table-cell office:value-type="float" office:value="1.8131999999999999E-2" table:style-name="ce1">
            <text:p>0.018132</text:p>
          </table:table-cell>
          <table:table-cell office:value-type="float" office:value="5.4937E-2" table:style-name="ce1">
            <text:p>0.054937</text:p>
          </table:table-cell>
          <table:table-cell office:value-type="float" office:value="5.5988999999999997E-2" table:style-name="ce1">
            <text:p>0.055989</text:p>
          </table:table-cell>
          <table:table-cell office:value-type="float" office:value="0.20521" table:style-name="ce1">
            <text:p>0.2052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2 threads / 00896 ranks) 1792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896" table:style-name="ce1">
            <text:p>896</text:p>
          </table:table-cell>
          <table:table-cell office:value-type="float" office:value="1792" table:style-name="ce1">
            <text:p>1792</text:p>
          </table:table-cell>
          <table:table-cell office:value-type="float" office:value="2.5517999999999999E-2" table:style-name="ce1">
            <text:p>0.025518</text:p>
          </table:table-cell>
          <table:table-cell office:value-type="float" office:value="1.7859E-2" table:style-name="ce1">
            <text:p>0.017859</text:p>
          </table:table-cell>
          <table:table-cell office:value-type="float" office:value="3.3205999999999999E-2" table:style-name="ce1">
            <text:p>0.033206</text:p>
          </table:table-cell>
          <table:table-cell office:value-type="float" office:value="8.2116999999999996E-2" table:style-name="ce1">
            <text:p>0.082117</text:p>
          </table:table-cell>
          <table:table-cell office:value-type="float" office:value="0.20488700000000001" table:style-name="ce1">
            <text:p>0.20488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2 threads / 00896 ranks) 1792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896" table:style-name="ce1">
            <text:p>896</text:p>
          </table:table-cell>
          <table:table-cell office:value-type="float" office:value="1792" table:style-name="ce1">
            <text:p>1792</text:p>
          </table:table-cell>
          <table:table-cell office:value-type="float" office:value="2.4437E-2" table:style-name="ce1">
            <text:p>0.024437</text:p>
          </table:table-cell>
          <table:table-cell office:value-type="float" office:value="1.7930999999999999E-2" table:style-name="ce1">
            <text:p>0.017931</text:p>
          </table:table-cell>
          <table:table-cell office:value-type="float" office:value="4.9890999999999998E-2" table:style-name="ce1">
            <text:p>0.049891</text:p>
          </table:table-cell>
          <table:table-cell office:value-type="float" office:value="0.13675200000000001" table:style-name="ce1">
            <text:p>0.136752</text:p>
          </table:table-cell>
          <table:table-cell office:value-type="float" office:value="0.261826" table:style-name="ce1">
            <text:p>0.26182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2048 (00002 threads / 01792 ranks) 3584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792" table:style-name="ce1">
            <text:p>1792</text:p>
          </table:table-cell>
          <table:table-cell office:value-type="float" office:value="3584" table:style-name="ce1">
            <text:p>3584</text:p>
          </table:table-cell>
          <table:table-cell office:value-type="float" office:value="2.3212E-2" table:style-name="ce1">
            <text:p>0.023212</text:p>
          </table:table-cell>
          <table:table-cell office:value-type="float" office:value="2.0014000000000001E-2" table:style-name="ce1">
            <text:p>0.020014</text:p>
          </table:table-cell>
          <table:table-cell office:value-type="float" office:value="6.1615999999999997E-2" table:style-name="ce1">
            <text:p>0.061616</text:p>
          </table:table-cell>
          <table:table-cell office:value-type="float" office:value="2.5690999999999999E-2" table:style-name="ce1">
            <text:p>0.025691</text:p>
          </table:table-cell>
          <table:table-cell office:value-type="float" office:value="0.17902599999999999" table:style-name="ce1">
            <text:p>0.17902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2 threads / 01792 ranks) 3584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792" table:style-name="ce1">
            <text:p>1792</text:p>
          </table:table-cell>
          <table:table-cell office:value-type="float" office:value="3584" table:style-name="ce1">
            <text:p>3584</text:p>
          </table:table-cell>
          <table:table-cell office:value-type="float" office:value="2.3813000000000001E-2" table:style-name="ce1">
            <text:p>0.023813</text:p>
          </table:table-cell>
          <table:table-cell office:value-type="float" office:value="1.9205E-2" table:style-name="ce1">
            <text:p>0.019205</text:p>
          </table:table-cell>
          <table:table-cell office:value-type="float" office:value="7.5440999999999994E-2" table:style-name="ce1">
            <text:p>0.075441</text:p>
          </table:table-cell>
          <table:table-cell office:value-type="float" office:value="5.3010000000000002E-2" table:style-name="ce1">
            <text:p>0.05301</text:p>
          </table:table-cell>
          <table:table-cell office:value-type="float" office:value="0.23813599999999999" table:style-name="ce1">
            <text:p>0.23813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2 threads / 01792 ranks) 3584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792" table:style-name="ce1">
            <text:p>1792</text:p>
          </table:table-cell>
          <table:table-cell office:value-type="float" office:value="3584" table:style-name="ce1">
            <text:p>3584</text:p>
          </table:table-cell>
          <table:table-cell office:value-type="float" office:value="2.5163000000000001E-2" table:style-name="ce1">
            <text:p>0.025163</text:p>
          </table:table-cell>
          <table:table-cell office:value-type="float" office:value="2.0171999999999999E-2" table:style-name="ce1">
            <text:p>0.020172</text:p>
          </table:table-cell>
          <table:table-cell office:value-type="float" office:value="0.115546" table:style-name="ce1">
            <text:p>0.115546</text:p>
          </table:table-cell>
          <table:table-cell office:value-type="float" office:value="8.2128000000000007E-2" table:style-name="ce1">
            <text:p>0.082128</text:p>
          </table:table-cell>
          <table:table-cell office:value-type="float" office:value="0.29167599999999999" table:style-name="ce1">
            <text:p>0.2916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2048 (00004 threads / 00001 ranks) 4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.2911000000000001E-2" table:style-name="ce1">
            <text:p>0.012911</text:p>
          </table:table-cell>
          <table:table-cell office:value-type="float" office:value="2.5000000000000001E-5" table:style-name="ce1">
            <text:p>0.000025</text:p>
          </table:table-cell>
          <table:table-cell office:value-type="float" office:value="3.107E-3" table:style-name="ce1">
            <text:p>0.003107</text:p>
          </table:table-cell>
          <table:table-cell office:value-type="float" office:value="7.7580460000000002" table:style-name="ce1">
            <text:p>7.758046</text:p>
          </table:table-cell>
          <table:table-cell office:value-type="float" office:value="7.921278" table:style-name="ce1">
            <text:p>7.9212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4 threads / 00001 ranks) 4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.3261E-2" table:style-name="ce1">
            <text:p>0.013261</text:p>
          </table:table-cell>
          <table:table-cell office:value-type="float" office:value="3.1000000000000001E-5" table:style-name="ce1">
            <text:p>0.000031</text:p>
          </table:table-cell>
          <table:table-cell office:value-type="float" office:value="3.117E-3" table:style-name="ce1">
            <text:p>0.003117</text:p>
          </table:table-cell>
          <table:table-cell office:value-type="float" office:value="15.396915" table:style-name="ce1">
            <text:p>15.396915</text:p>
          </table:table-cell>
          <table:table-cell office:value-type="float" office:value="15.622629999999999" table:style-name="ce1">
            <text:p>15.622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4 threads / 00001 ranks) 4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.3518000000000001E-2" table:style-name="ce1">
            <text:p>0.013518</text:p>
          </table:table-cell>
          <table:table-cell office:value-type="float" office:value="3.1000000000000001E-5" table:style-name="ce1">
            <text:p>0.000031</text:p>
          </table:table-cell>
          <table:table-cell office:value-type="float" office:value="3.163E-3" table:style-name="ce1">
            <text:p>0.003163</text:p>
          </table:table-cell>
          <table:table-cell office:value-type="float" office:value="30.635145999999999" table:style-name="ce1">
            <text:p>30.635146</text:p>
          </table:table-cell>
          <table:table-cell office:value-type="float" office:value="31.389771" table:style-name="ce1">
            <text:p>31.3897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2048 (00004 threads / 00002 ranks) 8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.5935999999999999E-2" table:style-name="ce1">
            <text:p>0.015936</text:p>
          </table:table-cell>
          <table:table-cell office:value-type="float" office:value="1.6559999999999999E-3" table:style-name="ce1">
            <text:p>0.001656</text:p>
          </table:table-cell>
          <table:table-cell office:value-type="float" office:value="5.0569999999999999E-3" table:style-name="ce1">
            <text:p>0.005057</text:p>
          </table:table-cell>
          <table:table-cell office:value-type="float" office:value="4.400328" table:style-name="ce1">
            <text:p>4.400328</text:p>
          </table:table-cell>
          <table:table-cell office:value-type="float" office:value="4.7186139999999996" table:style-name="ce1">
            <text:p>4.71861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4 threads / 00002 ranks) 8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.4507000000000001E-2" table:style-name="ce1">
            <text:p>0.014507</text:p>
          </table:table-cell>
          <table:table-cell office:value-type="float" office:value="1.6980000000000001E-3" table:style-name="ce1">
            <text:p>0.001698</text:p>
          </table:table-cell>
          <table:table-cell office:value-type="float" office:value="5.3969999999999999E-3" table:style-name="ce1">
            <text:p>0.005397</text:p>
          </table:table-cell>
          <table:table-cell office:value-type="float" office:value="8.9167989999999993" table:style-name="ce1">
            <text:p>8.916799</text:p>
          </table:table-cell>
          <table:table-cell office:value-type="float" office:value="9.1666369999999997" table:style-name="ce1">
            <text:p>9.16663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4 threads / 00002 ranks) 8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.5022000000000001E-2" table:style-name="ce1">
            <text:p>0.015022</text:p>
          </table:table-cell>
          <table:table-cell office:value-type="float" office:value="1.6199999999999999E-3" table:style-name="ce1">
            <text:p>0.00162</text:p>
          </table:table-cell>
          <table:table-cell office:value-type="float" office:value="3.643E-3" table:style-name="ce1">
            <text:p>0.003643</text:p>
          </table:table-cell>
          <table:table-cell office:value-type="float" office:value="17.849377" table:style-name="ce1">
            <text:p>17.849377</text:p>
          </table:table-cell>
          <table:table-cell office:value-type="float" office:value="18.459230999999999" table:style-name="ce1">
            <text:p>18.45923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2048 (00004 threads / 00004 ranks) 16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1.7215999999999999E-2" table:style-name="ce1">
            <text:p>0.017216</text:p>
          </table:table-cell>
          <table:table-cell office:value-type="float" office:value="3.0539999999999999E-3" table:style-name="ce1">
            <text:p>0.003054</text:p>
          </table:table-cell>
          <table:table-cell office:value-type="float" office:value="2.0485E-2" table:style-name="ce1">
            <text:p>0.020485</text:p>
          </table:table-cell>
          <table:table-cell office:value-type="float" office:value="2.2785319999999998" table:style-name="ce1">
            <text:p>2.278532</text:p>
          </table:table-cell>
          <table:table-cell office:value-type="float" office:value="2.4755820000000002" table:style-name="ce1">
            <text:p>2.47558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4 threads / 00004 ranks) 16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1.6761999999999999E-2" table:style-name="ce1">
            <text:p>0.016762</text:p>
          </table:table-cell>
          <table:table-cell office:value-type="float" office:value="2.9979999999999998E-3" table:style-name="ce1">
            <text:p>0.002998</text:p>
          </table:table-cell>
          <table:table-cell office:value-type="float" office:value="1.6194E-2" table:style-name="ce1">
            <text:p>0.016194</text:p>
          </table:table-cell>
          <table:table-cell office:value-type="float" office:value="4.5678609999999997" table:style-name="ce1">
            <text:p>4.567861</text:p>
          </table:table-cell>
          <table:table-cell office:value-type="float" office:value="4.8450220000000002" table:style-name="ce1">
            <text:p>4.84502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4 threads / 00004 ranks) 16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1.5520000000000001E-2" table:style-name="ce1">
            <text:p>0.01552</text:p>
          </table:table-cell>
          <table:table-cell office:value-type="float" office:value="2.9689999999999999E-3" table:style-name="ce1">
            <text:p>0.002969</text:p>
          </table:table-cell>
          <table:table-cell office:value-type="float" office:value="6.6767000000000007E-2" table:style-name="ce1">
            <text:p>0.066767</text:p>
          </table:table-cell>
          <table:table-cell office:value-type="float" office:value="9.0608459999999997" table:style-name="ce1">
            <text:p>9.060846</text:p>
          </table:table-cell>
          <table:table-cell office:value-type="float" office:value="9.6133199999999999" table:style-name="ce1">
            <text:p>9.6133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2048 (00004 threads / 00008 ranks) 32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office:value-type="float" office:value="1.7562000000000001E-2" table:style-name="ce1">
            <text:p>0.017562</text:p>
          </table:table-cell>
          <table:table-cell office:value-type="float" office:value="1.513E-3" table:style-name="ce1">
            <text:p>0.001513</text:p>
          </table:table-cell>
          <table:table-cell office:value-type="float" office:value="2.2898000000000002E-2" table:style-name="ce1">
            <text:p>0.022898</text:p>
          </table:table-cell>
          <table:table-cell office:value-type="float" office:value="1.1667289999999999" table:style-name="ce1">
            <text:p>1.166729</text:p>
          </table:table-cell>
          <table:table-cell office:value-type="float" office:value="1.2931509999999999" table:style-name="ce1">
            <text:p>1.2931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4 threads / 00008 ranks) 32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office:value-type="float" office:value="1.5406E-2" table:style-name="ce1">
            <text:p>0.015406</text:p>
          </table:table-cell>
          <table:table-cell office:value-type="float" office:value="1.5529999999999999E-3" table:style-name="ce1">
            <text:p>0.001553</text:p>
          </table:table-cell>
          <table:table-cell office:value-type="float" office:value="3.9084000000000001E-2" table:style-name="ce1">
            <text:p>0.039084</text:p>
          </table:table-cell>
          <table:table-cell office:value-type="float" office:value="2.2763270000000002" table:style-name="ce1">
            <text:p>2.276327</text:p>
          </table:table-cell>
          <table:table-cell office:value-type="float" office:value="2.478094" table:style-name="ce1">
            <text:p>2.4780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4 threads / 00008 ranks) 32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office:value-type="float" office:value="1.5406E-2" table:style-name="ce1">
            <text:p>0.015406</text:p>
          </table:table-cell>
          <table:table-cell office:value-type="float" office:value="1.557E-3" table:style-name="ce1">
            <text:p>0.001557</text:p>
          </table:table-cell>
          <table:table-cell office:value-type="float" office:value="0.11443399999999999" table:style-name="ce1">
            <text:p>0.114434</text:p>
          </table:table-cell>
          <table:table-cell office:value-type="float" office:value="4.4693899999999998" table:style-name="ce1">
            <text:p>4.46939</text:p>
          </table:table-cell>
          <table:table-cell office:value-type="float" office:value="4.8824889999999996" table:style-name="ce1">
            <text:p>4.88248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2048 (00004 threads / 00014 ranks) 56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56" table:style-name="ce1">
            <text:p>56</text:p>
          </table:table-cell>
          <table:table-cell office:value-type="float" office:value="2.3028E-2" table:style-name="ce1">
            <text:p>0.023028</text:p>
          </table:table-cell>
          <table:table-cell office:value-type="float" office:value="1.596E-3" table:style-name="ce1">
            <text:p>0.001596</text:p>
          </table:table-cell>
          <table:table-cell office:value-type="float" office:value="9.5354999999999995E-2" table:style-name="ce1">
            <text:p>0.095355</text:p>
          </table:table-cell>
          <table:table-cell office:value-type="float" office:value="0.93826299999999996" table:style-name="ce1">
            <text:p>0.938263</text:p>
          </table:table-cell>
          <table:table-cell office:value-type="float" office:value="1.11842" table:style-name="ce1">
            <text:p>1.118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4 threads / 00014 ranks) 56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56" table:style-name="ce1">
            <text:p>56</text:p>
          </table:table-cell>
          <table:table-cell office:value-type="float" office:value="2.2317E-2" table:style-name="ce1">
            <text:p>0.022317</text:p>
          </table:table-cell>
          <table:table-cell office:value-type="float" office:value="1.523E-3" table:style-name="ce1">
            <text:p>0.001523</text:p>
          </table:table-cell>
          <table:table-cell office:value-type="float" office:value="5.8946999999999999E-2" table:style-name="ce1">
            <text:p>0.058947</text:p>
          </table:table-cell>
          <table:table-cell office:value-type="float" office:value="1.844392" table:style-name="ce1">
            <text:p>1.844392</text:p>
          </table:table-cell>
          <table:table-cell office:value-type="float" office:value="2.0011079999999999" table:style-name="ce1">
            <text:p>2.00110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4 threads / 00014 ranks) 56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56" table:style-name="ce1">
            <text:p>56</text:p>
          </table:table-cell>
          <table:table-cell office:value-type="float" office:value="2.1415E-2" table:style-name="ce1">
            <text:p>0.021415</text:p>
          </table:table-cell>
          <table:table-cell office:value-type="float" office:value="1.516E-3" table:style-name="ce1">
            <text:p>0.001516</text:p>
          </table:table-cell>
          <table:table-cell office:value-type="float" office:value="0.105515" table:style-name="ce1">
            <text:p>0.105515</text:p>
          </table:table-cell>
          <table:table-cell office:value-type="float" office:value="3.7396720000000001" table:style-name="ce1">
            <text:p>3.739672</text:p>
          </table:table-cell>
          <table:table-cell office:value-type="float" office:value="4.2524829999999998" table:style-name="ce1">
            <text:p>4.2524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2048 (00004 threads / 00028 ranks) 112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112" table:style-name="ce1">
            <text:p>112</text:p>
          </table:table-cell>
          <table:table-cell office:value-type="float" office:value="2.2179000000000001E-2" table:style-name="ce1">
            <text:p>0.022179</text:p>
          </table:table-cell>
          <table:table-cell office:value-type="float" office:value="1.5709999999999999E-3" table:style-name="ce1">
            <text:p>0.001571</text:p>
          </table:table-cell>
          <table:table-cell office:value-type="float" office:value="4.2088E-2" table:style-name="ce1">
            <text:p>0.042088</text:p>
          </table:table-cell>
          <table:table-cell office:value-type="float" office:value="0.479325" table:style-name="ce1">
            <text:p>0.479325</text:p>
          </table:table-cell>
          <table:table-cell office:value-type="float" office:value="0.62009800000000004" table:style-name="ce1">
            <text:p>0.6200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4 threads / 00028 ranks) 112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112" table:style-name="ce1">
            <text:p>112</text:p>
          </table:table-cell>
          <table:table-cell office:value-type="float" office:value="2.1578E-2" table:style-name="ce1">
            <text:p>0.021578</text:p>
          </table:table-cell>
          <table:table-cell office:value-type="float" office:value="1.48E-3" table:style-name="ce1">
            <text:p>0.00148</text:p>
          </table:table-cell>
          <table:table-cell office:value-type="float" office:value="0.14006299999999999" table:style-name="ce1">
            <text:p>0.140063</text:p>
          </table:table-cell>
          <table:table-cell office:value-type="float" office:value="0.92278400000000005" table:style-name="ce1">
            <text:p>0.922784</text:p>
          </table:table-cell>
          <table:table-cell office:value-type="float" office:value="1.1557740000000001" table:style-name="ce1">
            <text:p>1.1557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4 threads / 00028 ranks) 112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112" table:style-name="ce1">
            <text:p>112</text:p>
          </table:table-cell>
          <table:table-cell office:value-type="float" office:value="2.1975999999999999E-2" table:style-name="ce1">
            <text:p>0.021976</text:p>
          </table:table-cell>
          <table:table-cell office:value-type="float" office:value="1.464E-3" table:style-name="ce1">
            <text:p>0.001464</text:p>
          </table:table-cell>
          <table:table-cell office:value-type="float" office:value="0.25980799999999998" table:style-name="ce1">
            <text:p>0.259808</text:p>
          </table:table-cell>
          <table:table-cell office:value-type="float" office:value="1.9006400000000001" table:style-name="ce1">
            <text:p>1.90064</text:p>
          </table:table-cell>
          <table:table-cell office:value-type="float" office:value="2.2673239999999999" table:style-name="ce1">
            <text:p>2.26732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2048 (00004 threads / 00056 ranks) 224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56" table:style-name="ce1">
            <text:p>56</text:p>
          </table:table-cell>
          <table:table-cell office:value-type="float" office:value="224" table:style-name="ce1">
            <text:p>224</text:p>
          </table:table-cell>
          <table:table-cell office:value-type="float" office:value="2.3585999999999999E-2" table:style-name="ce1">
            <text:p>0.023586</text:p>
          </table:table-cell>
          <table:table-cell office:value-type="float" office:value="1.635E-3" table:style-name="ce1">
            <text:p>0.001635</text:p>
          </table:table-cell>
          <table:table-cell office:value-type="float" office:value="6.8758E-2" table:style-name="ce1">
            <text:p>0.068758</text:p>
          </table:table-cell>
          <table:table-cell office:value-type="float" office:value="0.26042300000000002" table:style-name="ce1">
            <text:p>0.260423</text:p>
          </table:table-cell>
          <table:table-cell office:value-type="float" office:value="0.39476499999999998" table:style-name="ce1">
            <text:p>0.3947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4 threads / 00056 ranks) 224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56" table:style-name="ce1">
            <text:p>56</text:p>
          </table:table-cell>
          <table:table-cell office:value-type="float" office:value="224" table:style-name="ce1">
            <text:p>224</text:p>
          </table:table-cell>
          <table:table-cell office:value-type="float" office:value="2.2953999999999999E-2" table:style-name="ce1">
            <text:p>0.022954</text:p>
          </table:table-cell>
          <table:table-cell office:value-type="float" office:value="1.5349999999999999E-3" table:style-name="ce1">
            <text:p>0.001535</text:p>
          </table:table-cell>
          <table:table-cell office:value-type="float" office:value="0.10839600000000001" table:style-name="ce1">
            <text:p>0.108396</text:p>
          </table:table-cell>
          <table:table-cell office:value-type="float" office:value="0.48196299999999997" table:style-name="ce1">
            <text:p>0.481963</text:p>
          </table:table-cell>
          <table:table-cell office:value-type="float" office:value="0.67619499999999999" table:style-name="ce1">
            <text:p>0.6761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4 threads / 00056 ranks) 224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56" table:style-name="ce1">
            <text:p>56</text:p>
          </table:table-cell>
          <table:table-cell office:value-type="float" office:value="224" table:style-name="ce1">
            <text:p>224</text:p>
          </table:table-cell>
          <table:table-cell office:value-type="float" office:value="2.2759999999999999E-2" table:style-name="ce1">
            <text:p>0.02276</text:p>
          </table:table-cell>
          <table:table-cell office:value-type="float" office:value="1.4450000000000001E-3" table:style-name="ce1">
            <text:p>0.001445</text:p>
          </table:table-cell>
          <table:table-cell office:value-type="float" office:value="0.126633" table:style-name="ce1">
            <text:p>0.126633</text:p>
          </table:table-cell>
          <table:table-cell office:value-type="float" office:value="0.95995200000000003" table:style-name="ce1">
            <text:p>0.959952</text:p>
          </table:table-cell>
          <table:table-cell office:value-type="float" office:value="1.1738029999999999" table:style-name="ce1">
            <text:p>1.1738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2048 (00004 threads / 00112 ranks) 448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12" table:style-name="ce1">
            <text:p>112</text:p>
          </table:table-cell>
          <table:table-cell office:value-type="float" office:value="448" table:style-name="ce1">
            <text:p>448</text:p>
          </table:table-cell>
          <table:table-cell office:value-type="float" office:value="2.4388E-2" table:style-name="ce1">
            <text:p>0.024388</text:p>
          </table:table-cell>
          <table:table-cell office:value-type="float" office:value="1.593E-3" table:style-name="ce1">
            <text:p>0.001593</text:p>
          </table:table-cell>
          <table:table-cell office:value-type="float" office:value="7.2112999999999997E-2" table:style-name="ce1">
            <text:p>0.072113</text:p>
          </table:table-cell>
          <table:table-cell office:value-type="float" office:value="0.13239699999999999" table:style-name="ce1">
            <text:p>0.132397</text:p>
          </table:table-cell>
          <table:table-cell office:value-type="float" office:value="0.27702100000000002" table:style-name="ce1">
            <text:p>0.27702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4 threads / 00112 ranks) 448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12" table:style-name="ce1">
            <text:p>112</text:p>
          </table:table-cell>
          <table:table-cell office:value-type="float" office:value="448" table:style-name="ce1">
            <text:p>448</text:p>
          </table:table-cell>
          <table:table-cell office:value-type="float" office:value="2.3335999999999999E-2" table:style-name="ce1">
            <text:p>0.023336</text:p>
          </table:table-cell>
          <table:table-cell office:value-type="float" office:value="1.5399999999999999E-3" table:style-name="ce1">
            <text:p>0.00154</text:p>
          </table:table-cell>
          <table:table-cell office:value-type="float" office:value="6.5322000000000005E-2" table:style-name="ce1">
            <text:p>0.065322</text:p>
          </table:table-cell>
          <table:table-cell office:value-type="float" office:value="0.25895499999999999" table:style-name="ce1">
            <text:p>0.258955</text:p>
          </table:table-cell>
          <table:table-cell office:value-type="float" office:value="0.397534" table:style-name="ce1">
            <text:p>0.39753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4 threads / 00112 ranks) 448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12" table:style-name="ce1">
            <text:p>112</text:p>
          </table:table-cell>
          <table:table-cell office:value-type="float" office:value="448" table:style-name="ce1">
            <text:p>448</text:p>
          </table:table-cell>
          <table:table-cell office:value-type="float" office:value="2.2414E-2" table:style-name="ce1">
            <text:p>0.022414</text:p>
          </table:table-cell>
          <table:table-cell office:value-type="float" office:value="1.562E-3" table:style-name="ce1">
            <text:p>0.001562</text:p>
          </table:table-cell>
          <table:table-cell office:value-type="float" office:value="0.11539000000000001" table:style-name="ce1">
            <text:p>0.11539</text:p>
          </table:table-cell>
          <table:table-cell office:value-type="float" office:value="0.47768300000000002" table:style-name="ce1">
            <text:p>0.477683</text:p>
          </table:table-cell>
          <table:table-cell office:value-type="float" office:value="0.68987200000000004" table:style-name="ce1">
            <text:p>0.6898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2048 (00004 threads / 00224 ranks) 896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24" table:style-name="ce1">
            <text:p>224</text:p>
          </table:table-cell>
          <table:table-cell office:value-type="float" office:value="896" table:style-name="ce1">
            <text:p>896</text:p>
          </table:table-cell>
          <table:table-cell office:value-type="float" office:value="2.6124999999999999E-2" table:style-name="ce1">
            <text:p>0.026125</text:p>
          </table:table-cell>
          <table:table-cell office:value-type="float" office:value="1.5510000000000001E-3" table:style-name="ce1">
            <text:p>0.001551</text:p>
          </table:table-cell>
          <table:table-cell office:value-type="float" office:value="8.3559999999999995E-2" table:style-name="ce1">
            <text:p>0.08356</text:p>
          </table:table-cell>
          <table:table-cell office:value-type="float" office:value="8.3428000000000002E-2" table:style-name="ce1">
            <text:p>0.083428</text:p>
          </table:table-cell>
          <table:table-cell office:value-type="float" office:value="0.236235" table:style-name="ce1">
            <text:p>0.23623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4 threads / 00224 ranks) 896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24" table:style-name="ce1">
            <text:p>224</text:p>
          </table:table-cell>
          <table:table-cell office:value-type="float" office:value="896" table:style-name="ce1">
            <text:p>896</text:p>
          </table:table-cell>
          <table:table-cell office:value-type="float" office:value="2.3303000000000001E-2" table:style-name="ce1">
            <text:p>0.023303</text:p>
          </table:table-cell>
          <table:table-cell office:value-type="float" office:value="1.5709999999999999E-3" table:style-name="ce1">
            <text:p>0.001571</text:p>
          </table:table-cell>
          <table:table-cell office:value-type="float" office:value="7.3719000000000007E-2" table:style-name="ce1">
            <text:p>0.073719</text:p>
          </table:table-cell>
          <table:table-cell office:value-type="float" office:value="0.13320399999999999" table:style-name="ce1">
            <text:p>0.133204</text:p>
          </table:table-cell>
          <table:table-cell office:value-type="float" office:value="0.27236700000000003" table:style-name="ce1">
            <text:p>0.2723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4 threads / 00224 ranks) 896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24" table:style-name="ce1">
            <text:p>224</text:p>
          </table:table-cell>
          <table:table-cell office:value-type="float" office:value="896" table:style-name="ce1">
            <text:p>896</text:p>
          </table:table-cell>
          <table:table-cell office:value-type="float" office:value="2.3852000000000002E-2" table:style-name="ce1">
            <text:p>0.023852</text:p>
          </table:table-cell>
          <table:table-cell office:value-type="float" office:value="1.531E-3" table:style-name="ce1">
            <text:p>0.001531</text:p>
          </table:table-cell>
          <table:table-cell office:value-type="float" office:value="0.101171" table:style-name="ce1">
            <text:p>0.101171</text:p>
          </table:table-cell>
          <table:table-cell office:value-type="float" office:value="0.26027800000000001" table:style-name="ce1">
            <text:p>0.260278</text:p>
          </table:table-cell>
          <table:table-cell office:value-type="float" office:value="0.43285800000000002" table:style-name="ce1">
            <text:p>0.4328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2048 (00004 threads / 00448 ranks) 1792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48" table:style-name="ce1">
            <text:p>448</text:p>
          </table:table-cell>
          <table:table-cell office:value-type="float" office:value="1792" table:style-name="ce1">
            <text:p>1792</text:p>
          </table:table-cell>
          <table:table-cell office:value-type="float" office:value="2.5347000000000001E-2" table:style-name="ce1">
            <text:p>0.025347</text:p>
          </table:table-cell>
          <table:table-cell office:value-type="float" office:value="1.5299999999999999E-3" table:style-name="ce1">
            <text:p>0.00153</text:p>
          </table:table-cell>
          <table:table-cell office:value-type="float" office:value="0.109288" table:style-name="ce1">
            <text:p>0.109288</text:p>
          </table:table-cell>
          <table:table-cell office:value-type="float" office:value="5.6526E-2" table:style-name="ce1">
            <text:p>0.056526</text:p>
          </table:table-cell>
          <table:table-cell office:value-type="float" office:value="0.236711" table:style-name="ce1">
            <text:p>0.23671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4 threads / 00448 ranks) 1792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48" table:style-name="ce1">
            <text:p>448</text:p>
          </table:table-cell>
          <table:table-cell office:value-type="float" office:value="1792" table:style-name="ce1">
            <text:p>1792</text:p>
          </table:table-cell>
          <table:table-cell office:value-type="float" office:value="2.2720000000000001E-2" table:style-name="ce1">
            <text:p>0.02272</text:p>
          </table:table-cell>
          <table:table-cell office:value-type="float" office:value="1.65E-3" table:style-name="ce1">
            <text:p>0.00165</text:p>
          </table:table-cell>
          <table:table-cell office:value-type="float" office:value="0.101246" table:style-name="ce1">
            <text:p>0.101246</text:p>
          </table:table-cell>
          <table:table-cell office:value-type="float" office:value="8.0611000000000002E-2" table:style-name="ce1">
            <text:p>0.080611</text:p>
          </table:table-cell>
          <table:table-cell office:value-type="float" office:value="0.25048199999999998" table:style-name="ce1">
            <text:p>0.25048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4 threads / 00448 ranks) 1792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48" table:style-name="ce1">
            <text:p>448</text:p>
          </table:table-cell>
          <table:table-cell office:value-type="float" office:value="1792" table:style-name="ce1">
            <text:p>1792</text:p>
          </table:table-cell>
          <table:table-cell office:value-type="float" office:value="2.3993E-2" table:style-name="ce1">
            <text:p>0.023993</text:p>
          </table:table-cell>
          <table:table-cell office:value-type="float" office:value="1.519E-3" table:style-name="ce1">
            <text:p>0.001519</text:p>
          </table:table-cell>
          <table:table-cell office:value-type="float" office:value="0.12148" table:style-name="ce1">
            <text:p>0.12148</text:p>
          </table:table-cell>
          <table:table-cell office:value-type="float" office:value="0.12992999999999999" table:style-name="ce1">
            <text:p>0.12993</text:p>
          </table:table-cell>
          <table:table-cell office:value-type="float" office:value="0.32942399999999999" table:style-name="ce1">
            <text:p>0.32942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2048 (00004 threads / 00896 ranks) 3584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896" table:style-name="ce1">
            <text:p>896</text:p>
          </table:table-cell>
          <table:table-cell office:value-type="float" office:value="3584" table:style-name="ce1">
            <text:p>3584</text:p>
          </table:table-cell>
          <table:table-cell office:value-type="float" office:value="2.5392999999999999E-2" table:style-name="ce1">
            <text:p>0.025393</text:p>
          </table:table-cell>
          <table:table-cell office:value-type="float" office:value="1.482E-3" table:style-name="ce1">
            <text:p>0.001482</text:p>
          </table:table-cell>
          <table:table-cell office:value-type="float" office:value="0.185944" table:style-name="ce1">
            <text:p>0.185944</text:p>
          </table:table-cell>
          <table:table-cell office:value-type="float" office:value="2.7015000000000001E-2" table:style-name="ce1">
            <text:p>0.027015</text:p>
          </table:table-cell>
          <table:table-cell office:value-type="float" office:value="0.29919800000000002" table:style-name="ce1">
            <text:p>0.299198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rexi_fd_par_m4096 (00004 threads / 00896 ranks) 3584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896" table:style-name="ce1">
            <text:p>896</text:p>
          </table:table-cell>
          <table:table-cell office:value-type="float" office:value="3584" table:style-name="ce1">
            <text:p>3584</text:p>
          </table:table-cell>
          <table:table-cell office:value-type="float" office:value="2.3105000000000001E-2" table:style-name="ce1">
            <text:p>0.023105</text:p>
          </table:table-cell>
          <table:table-cell office:value-type="float" office:value="1.4430000000000001E-3" table:style-name="ce1">
            <text:p>0.001443</text:p>
          </table:table-cell>
          <table:table-cell office:value-type="float" office:value="0.19936200000000001" table:style-name="ce1">
            <text:p>0.199362</text:p>
          </table:table-cell>
          <table:table-cell office:value-type="float" office:value="5.2939E-2" table:style-name="ce1">
            <text:p>0.052939</text:p>
          </table:table-cell>
          <table:table-cell office:value-type="float" office:value="0.3407" table:style-name="ce1">
            <text:p>0.3407</text:p>
          </table:table-cell>
          <table:table-cell table:number-columns-repeated="4" table:style-name="ce1"/>
          <table:table-cell office:value-type="string" table:style-name="ce1">
            <text:p>T ~ p_R * log(c)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rexi_fd_par_m8192 (00004 threads / 00896 ranks) 3584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896" table:style-name="ce1">
            <text:p>896</text:p>
          </table:table-cell>
          <table:table-cell office:value-type="float" office:value="3584" table:style-name="ce1">
            <text:p>3584</text:p>
          </table:table-cell>
          <table:table-cell office:value-type="float" office:value="2.4527E-2" table:style-name="ce1">
            <text:p>0.024527</text:p>
          </table:table-cell>
          <table:table-cell office:value-type="float" office:value="1.485E-3" table:style-name="ce1">
            <text:p>0.001485</text:p>
          </table:table-cell>
          <table:table-cell office:value-type="float" office:value="0.19644400000000001" table:style-name="ce1">
            <text:p>0.196444</text:p>
          </table:table-cell>
          <table:table-cell office:value-type="float" office:value="7.8866000000000006E-2" table:style-name="ce1">
            <text:p>0.078866</text:p>
          </table:table-cell>
          <table:table-cell office:value-type="float" office:value="0.34187600000000001" table:style-name="ce1">
            <text:p>0.341876</text:p>
          </table:table-cell>
          <table:table-cell table:number-columns-repeated="3" table:style-name="ce1"/>
          <table:table-cell office:value-type="string" table:style-name="ce5">
            <text:p>M=2048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3">
            <text:p>threads\SimType</text:p>
          </table:table-cell>
          <table:table-cell office:value-type="string" table:style-name="ce4">
            <text:p>M</text:p>
          </table:table-cell>
          <table:table-cell office:value-type="string" table:style-name="ce4">
            <text:p>W</text:p>
          </table:table-cell>
          <table:table-cell office:value-type="string" table:style-name="ce4">
            <text:p>threads</text:p>
          </table:table-cell>
          <table:table-cell office:value-type="string" table:style-name="ce4">
            <text:p>ranks</text:p>
          </table:table-cell>
          <table:table-cell office:value-type="string" table:style-name="ce4">
            <text:p>cores</text:p>
          </table:table-cell>
          <table:table-cell office:value-type="string" table:style-name="ce4">
            <text:p>rexi_preproc</text:p>
          </table:table-cell>
          <table:table-cell office:value-type="string" table:style-name="ce4">
            <text:p>rexi_broadcast</text:p>
          </table:table-cell>
          <table:table-cell office:value-type="string" table:style-name="ce4">
            <text:p>rexi_reduce</text:p>
          </table:table-cell>
          <table:table-cell office:value-type="string" table:style-name="ce4">
            <text:p>rexi_solver</text:p>
          </table:table-cell>
          <table:table-cell office:value-type="string" table:style-name="ce4">
            <text:p>seconds</text:p>
          </table:table-cell>
          <table:table-cell office:value-type="string" table:style-name="ce4">
            <text:p>rexi seconds sum</text:p>
          </table:table-cell>
          <table:table-cell office:value-type="string" table:style-name="ce4">
            <text:p>model</text:p>
          </table:table-cell>
          <table:table-cell table:style-name="ce4"/>
          <table:table-cell office:value-type="string" office:string-value="rexi_preproc" table:formula="of:=[.G116]" table:style-name="ce4">
            <text:p>rexi_preproc</text:p>
          </table:table-cell>
          <table:table-cell office:value-type="string" office:string-value="rexi_broadcast" table:formula="of:=[.H116]" table:style-name="ce4">
            <text:p>rexi_broadcast</text:p>
          </table:table-cell>
          <table:table-cell table:style-name="ce4"/>
          <table:table-cell office:value-type="string" office:string-value="rexi_reduce" table:formula="of:=[.I116]" table:style-name="ce4">
            <text:p>rexi_reduce</text:p>
          </table:table-cell>
          <table:table-cell table:style-name="ce4"/>
          <table:table-cell office:value-type="string" office:string-value="rexi_solver" table:formula="of:=[.J116]" table:style-name="ce4">
            <text:p>rexi_solver</text:p>
          </table:table-cell>
          <table:table-cell table:style-name="ce1"/>
          <table:table-cell office:value-type="string" table:style-name="ce1">
            <text:p>weight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xi_fd_par_m2048 (00014 threads / 00001 ranks) 14 cores</text:p>
          </table:table-cell>
          <table:table-cell office:value-type="float" office:value="2048" table:style-name="ce1">
            <text:p>2048</text:p>
          </table:table-cell>
          <table:table-cell office:value-type="float" office:value="2060" table:formula="of:=[.B117]+11+1" table:style-name="ce1">
            <text:p>2060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2.2950000000000002E-2" table:style-name="ce1">
            <text:p>0.02295</text:p>
          </table:table-cell>
          <table:table-cell office:value-type="float" office:value="3.6999999999999998E-5" table:style-name="ce1">
            <text:p>0.000037</text:p>
          </table:table-cell>
          <table:table-cell office:value-type="float" office:value="9.4990000000000005E-3" table:style-name="ce1">
            <text:p>0.009499</text:p>
          </table:table-cell>
          <table:table-cell office:value-type="float" office:value="3.9321769999999998" table:style-name="ce1">
            <text:p>3.932177</text:p>
          </table:table-cell>
          <table:table-cell office:value-type="float" office:value="3.9971709999999998" table:style-name="ce1">
            <text:p>3.997171</text:p>
          </table:table-cell>
          <table:table-cell office:value-type="float" office:value="3.9646629999999998" table:formula="of:=SUM([.G117:.J117])" table:style-name="ce1">
            <text:p>3.964663</text:p>
          </table:table-cell>
          <table:table-cell office:value-type="float" office:value="5.4517645158496428" table:formula="of:=[.$O$159]+[.$Q$159]*LOG([.F117])+[.$S$159]*LOG([.F117])+[.$U$159]*[.C117]/MIN([.F117];CEILING([.C117]/[.F117])*[.F117])" table:style-name="ce1">
            <text:p>5.451764516</text:p>
          </table:table-cell>
          <table:table-cell table:style-name="ce1"/>
          <table:table-cell office:value-type="float" office:value="2.2950000000000002E-2" table:formula="of:=[.G117]" table:style-name="ce5">
            <text:p>0.02295</text:p>
          </table:table-cell>
          <table:table-cell office:value-type="float" office:value="3.6999999999999998E-5" table:formula="of:=[.H117]" table:style-name="ce5">
            <text:p>0.000037</text:p>
          </table:table-cell>
          <table:table-cell office:value-type="float" office:value="3.2282606173318768E-5" table:formula="of:=[.P117]/LOG([.F117])" table:style-name="ce5">
            <text:p>3.22826E-05</text:p>
          </table:table-cell>
          <table:table-cell office:value-type="float" office:value="9.4990000000000005E-3" table:formula="of:=[.I117]" table:style-name="ce5">
            <text:p>0.009499</text:p>
          </table:table-cell>
          <table:table-cell office:value-type="float" office:value="8.2879047578474328E-3" table:formula="of:=[.R117]/LOG([.F117])" table:style-name="ce5">
            <text:p>0.008287905</text:p>
          </table:table-cell>
          <table:table-cell office:value-type="float" office:value="3.9321769999999998" table:formula="of:=[.J117]" table:style-name="ce5">
            <text:p>3.932177</text:p>
          </table:table-cell>
          <table:table-cell office:value-type="float" office:value="2.6723533009708735E-2" table:formula="of:=[.T117]/[.C117]*MIN([.F117];CEILING([.C117]/[.F117])*[.F117])" table:style-name="ce5">
            <text:p>0.026723533</text:p>
          </table:table-cell>
          <table:table-cell office:value-type="float" office:value="0.25222824739454525" table:formula="of:=1/[.L117]" table:style-name="ce1">
            <text:p>0.252228247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xi_fd_par_m2048 (00014 threads / 00002 ranks) 28 cores</text:p>
          </table:table-cell>
          <table:table-cell office:value-type="float" office:value="2048" table:style-name="ce1">
            <text:p>2048</text:p>
          </table:table-cell>
          <table:table-cell office:value-type="float" office:value="2060" table:formula="of:=[.B118]+11+1" table:style-name="ce1">
            <text:p>2060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3.9040999999999999E-2" table:style-name="ce1">
            <text:p>0.039041</text:p>
          </table:table-cell>
          <table:table-cell office:value-type="float" office:value="1.9789999999999999E-3" table:style-name="ce1">
            <text:p>0.001979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2.3263950000000002" table:style-name="ce1">
            <text:p>2.326395</text:p>
          </table:table-cell>
          <table:table-cell office:value-type="float" office:value="2.5787800000000001" table:style-name="ce1">
            <text:p>2.57878</text:p>
          </table:table-cell>
          <table:table-cell office:value-type="float" office:value="2.3771150000000003" table:formula="of:=SUM([.G118:.J118])" table:style-name="ce1">
            <text:p>2.377115</text:p>
          </table:table-cell>
          <table:table-cell office:value-type="float" office:value="2.7597857373026882" table:formula="of:=[.$O$159]+[.$Q$159]*LOG([.F118])+[.$S$159]*LOG([.F118])+[.$U$159]*[.C118]/MIN([.F118];CEILING([.C118]/[.F118])*[.F118])" table:style-name="ce1">
            <text:p>2.759785737</text:p>
          </table:table-cell>
          <table:table-cell table:style-name="ce1"/>
          <table:table-cell office:value-type="float" office:value="3.9040999999999999E-2" table:formula="of:=[.G118]" table:style-name="ce5">
            <text:p>0.039041</text:p>
          </table:table-cell>
          <table:table-cell office:value-type="float" office:value="1.9789999999999999E-3" table:formula="of:=[.H118]" table:style-name="ce5">
            <text:p>0.001979</text:p>
          </table:table-cell>
          <table:table-cell office:value-type="float" office:value="1.3675078720770423E-3" table:formula="of:=[.P118]/LOG([.F118])" table:style-name="ce5">
            <text:p>0.001367508</text:p>
          </table:table-cell>
          <table:table-cell office:value-type="float" office:value="9.7000000000000003E-3" table:formula="of:=[.I118]" table:style-name="ce5">
            <text:p>0.0097</text:p>
          </table:table-cell>
          <table:table-cell office:value-type="float" office:value="6.7027925008323963E-3" table:formula="of:=[.R118]/LOG([.F118])" table:style-name="ce5">
            <text:p>0.006702793</text:p>
          </table:table-cell>
          <table:table-cell office:value-type="float" office:value="2.3263950000000002" table:formula="of:=[.J118]" table:style-name="ce5">
            <text:p>2.326395</text:p>
          </table:table-cell>
          <table:table-cell office:value-type="float" office:value="3.1620902912621367E-2" table:formula="of:=[.T118]/[.C118]*MIN([.F118];CEILING([.C118]/[.F118])*[.F118])" table:style-name="ce5">
            <text:p>0.031620903</text:p>
          </table:table-cell>
          <table:table-cell office:value-type="float" office:value="0.42067800674346839" table:formula="of:=1/[.L118]" table:style-name="ce1">
            <text:p>0.420678007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xi_fd_par_m2048 (00014 threads / 00004 ranks) 56 cores</text:p>
          </table:table-cell>
          <table:table-cell office:value-type="float" office:value="2048" table:style-name="ce1">
            <text:p>2048</text:p>
          </table:table-cell>
          <table:table-cell office:value-type="float" office:value="2060" table:formula="of:=[.B119]+11+1" table:style-name="ce1">
            <text:p>2060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56" table:style-name="ce1">
            <text:p>56</text:p>
          </table:table-cell>
          <table:table-cell office:value-type="float" office:value="3.8031000000000002E-2" table:style-name="ce1">
            <text:p>0.038031</text:p>
          </table:table-cell>
          <table:table-cell office:value-type="float" office:value="5.2110000000000004E-3" table:style-name="ce1">
            <text:p>0.005211</text:p>
          </table:table-cell>
          <table:table-cell office:value-type="float" office:value="1.4760000000000001E-2" table:style-name="ce1">
            <text:p>0.01476</text:p>
          </table:table-cell>
          <table:table-cell office:value-type="float" office:value="1.172461" table:style-name="ce1">
            <text:p>1.172461</text:p>
          </table:table-cell>
          <table:table-cell office:value-type="float" office:value="1.3333429999999999" table:style-name="ce1">
            <text:p>1.333343</text:p>
          </table:table-cell>
          <table:table-cell office:value-type="float" office:value="1.2304630000000001" table:formula="of:=SUM([.G119:.J119])" table:style-name="ce1">
            <text:p>1.230463</text:p>
          </table:table-cell>
          <table:table-cell office:value-type="float" office:value="1.416262219663067" table:formula="of:=[.$O$159]+[.$Q$159]*LOG([.F119])+[.$S$159]*LOG([.F119])+[.$U$159]*[.C119]/MIN([.F119];CEILING([.C119]/[.F119])*[.F119])" table:style-name="ce1">
            <text:p>1.41626222</text:p>
          </table:table-cell>
          <table:table-cell table:style-name="ce1"/>
          <table:table-cell office:value-type="float" office:value="3.8031000000000002E-2" table:formula="of:=[.G119]" table:style-name="ce5">
            <text:p>0.038031</text:p>
          </table:table-cell>
          <table:table-cell office:value-type="float" office:value="5.2110000000000004E-3" table:formula="of:=[.H119]" table:style-name="ce5">
            <text:p>0.005211</text:p>
          </table:table-cell>
          <table:table-cell office:value-type="float" office:value="2.9808006458686941E-3" table:formula="of:=[.P119]/LOG([.F119])" table:style-name="ce5">
            <text:p>0.002980801</text:p>
          </table:table-cell>
          <table:table-cell office:value-type="float" office:value="1.4760000000000001E-2" table:formula="of:=[.I119]" table:style-name="ce5">
            <text:p>0.01476</text:p>
          </table:table-cell>
          <table:table-cell office:value-type="float" office:value="8.4430277361393063E-3" table:formula="of:=[.R119]/LOG([.F119])" table:style-name="ce5">
            <text:p>0.008443028</text:p>
          </table:table-cell>
          <table:table-cell office:value-type="float" office:value="1.172461" table:formula="of:=[.J119]" table:style-name="ce5">
            <text:p>1.172461</text:p>
          </table:table-cell>
          <table:table-cell office:value-type="float" office:value="3.1872726213592231E-2" table:formula="of:=[.T119]/[.C119]*MIN([.F119];CEILING([.C119]/[.F119])*[.F119])" table:style-name="ce5">
            <text:p>0.031872726</text:p>
          </table:table-cell>
          <table:table-cell office:value-type="float" office:value="0.81270221046874225" table:formula="of:=1/[.L119]" table:style-name="ce1">
            <text:p>0.8127022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xi_fd_par_m2048 (00014 threads / 00008 ranks) 112 cores</text:p>
          </table:table-cell>
          <table:table-cell office:value-type="float" office:value="2048" table:style-name="ce1">
            <text:p>2048</text:p>
          </table:table-cell>
          <table:table-cell office:value-type="float" office:value="2060" table:formula="of:=[.B120]+11+1" table:style-name="ce1">
            <text:p>2060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112" table:style-name="ce1">
            <text:p>112</text:p>
          </table:table-cell>
          <table:table-cell office:value-type="float" office:value="3.8051000000000001E-2" table:style-name="ce1">
            <text:p>0.038051</text:p>
          </table:table-cell>
          <table:table-cell office:value-type="float" office:value="7.8449999999999995E-3" table:style-name="ce1">
            <text:p>0.007845</text:p>
          </table:table-cell>
          <table:table-cell office:value-type="float" office:value="1.7655000000000001E-2" table:style-name="ce1">
            <text:p>0.017655</text:p>
          </table:table-cell>
          <table:table-cell office:value-type="float" office:value="0.59512799999999999" table:style-name="ce1">
            <text:p>0.595128</text:p>
          </table:table-cell>
          <table:table-cell office:value-type="float" office:value="0.73085800000000001" table:style-name="ce1">
            <text:p>0.730858</text:p>
          </table:table-cell>
          <table:table-cell office:value-type="float" office:value="0.65867900000000001" table:formula="of:=SUM([.G120:.J120])" table:style-name="ce1">
            <text:p>0.658679</text:p>
          </table:table-cell>
          <table:table-cell office:value-type="float" office:value="0.7469663324771123" table:formula="of:=[.$O$159]+[.$Q$159]*LOG([.F120])+[.$S$159]*LOG([.F120])+[.$U$159]*[.C120]/MIN([.F120];CEILING([.C120]/[.F120])*[.F120])" table:style-name="ce1">
            <text:p>0.746966332</text:p>
          </table:table-cell>
          <table:table-cell table:style-name="ce1"/>
          <table:table-cell office:value-type="float" office:value="3.8051000000000001E-2" table:formula="of:=[.G120]" table:style-name="ce5">
            <text:p>0.038051</text:p>
          </table:table-cell>
          <table:table-cell office:value-type="float" office:value="7.8449999999999995E-3" table:formula="of:=[.H120]" table:style-name="ce5">
            <text:p>0.007845</text:p>
          </table:table-cell>
          <table:table-cell office:value-type="float" office:value="3.8282895783718373E-3" table:formula="of:=[.P120]/LOG([.F120])" table:style-name="ce5">
            <text:p>0.00382829</text:p>
          </table:table-cell>
          <table:table-cell office:value-type="float" office:value="1.7655000000000001E-2" table:formula="of:=[.I120]" table:style-name="ce5">
            <text:p>0.017655</text:p>
          </table:table-cell>
          <table:table-cell office:value-type="float" office:value="8.6154815176742883E-3" table:formula="of:=[.R120]/LOG([.F120])" table:style-name="ce5">
            <text:p>0.008615482</text:p>
          </table:table-cell>
          <table:table-cell office:value-type="float" office:value="0.59512799999999999" table:formula="of:=[.J120]" table:style-name="ce5">
            <text:p>0.595128</text:p>
          </table:table-cell>
          <table:table-cell office:value-type="float" office:value="3.2356473786407769E-2" table:formula="of:=[.T120]/[.C120]*MIN([.F120];CEILING([.C120]/[.F120])*[.F120])" table:style-name="ce5">
            <text:p>0.032356474</text:p>
          </table:table-cell>
          <table:table-cell office:value-type="float" office:value="1.5181901958313533" table:formula="of:=1/[.L120]" table:style-name="ce1">
            <text:p>1.518190196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xi_fd_par_m2048 (00014 threads / 00014 ranks) 196 cores</text:p>
          </table:table-cell>
          <table:table-cell office:value-type="float" office:value="2048" table:style-name="ce1">
            <text:p>2048</text:p>
          </table:table-cell>
          <table:table-cell office:value-type="float" office:value="2060" table:formula="of:=[.B121]+11+1" table:style-name="ce1">
            <text:p>2060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96" table:style-name="ce1">
            <text:p>196</text:p>
          </table:table-cell>
          <table:table-cell office:value-type="float" office:value="3.8421999999999998E-2" table:style-name="ce1">
            <text:p>0.038422</text:p>
          </table:table-cell>
          <table:table-cell office:value-type="float" office:value="1.0572E-2" table:style-name="ce1">
            <text:p>0.010572</text:p>
          </table:table-cell>
          <table:table-cell office:value-type="float" office:value="2.334E-2" table:style-name="ce1">
            <text:p>0.02334</text:p>
          </table:table-cell>
          <table:table-cell office:value-type="float" office:value="0.35902600000000001" table:style-name="ce1">
            <text:p>0.359026</text:p>
          </table:table-cell>
          <table:table-cell office:value-type="float" office:value="0.48025000000000001" table:style-name="ce1">
            <text:p>0.48025</text:p>
          </table:table-cell>
          <table:table-cell office:value-type="float" office:value="0.43136000000000002" table:formula="of:=SUM([.G121:.J121])" table:style-name="ce1">
            <text:p>0.43136</text:p>
          </table:table-cell>
          <table:table-cell office:value-type="float" office:value="0.46199330091276714" table:formula="of:=[.$O$159]+[.$Q$159]*LOG([.F121])+[.$S$159]*LOG([.F121])+[.$U$159]*[.C121]/MIN([.F121];CEILING([.C121]/[.F121])*[.F121])" table:style-name="ce1">
            <text:p>0.461993301</text:p>
          </table:table-cell>
          <table:table-cell table:style-name="ce1"/>
          <table:table-cell office:value-type="float" office:value="3.8421999999999998E-2" table:formula="of:=[.G121]" table:style-name="ce5">
            <text:p>0.038422</text:p>
          </table:table-cell>
          <table:table-cell office:value-type="float" office:value="1.0572E-2" table:formula="of:=[.H121]" table:style-name="ce5">
            <text:p>0.010572</text:p>
          </table:table-cell>
          <table:table-cell office:value-type="float" office:value="4.6120501684368386E-3" table:formula="of:=[.P121]/LOG([.F121])" table:style-name="ce5">
            <text:p>0.00461205</text:p>
          </table:table-cell>
          <table:table-cell office:value-type="float" office:value="2.334E-2" table:formula="of:=[.I121]" table:style-name="ce5">
            <text:p>0.02334</text:p>
          </table:table-cell>
          <table:table-cell office:value-type="float" office:value="1.018210848763865E-2" table:formula="of:=[.R121]/LOG([.F121])" table:style-name="ce5">
            <text:p>0.010182108</text:p>
          </table:table-cell>
          <table:table-cell office:value-type="float" office:value="0.35902600000000001" table:formula="of:=[.J121]" table:style-name="ce5">
            <text:p>0.359026</text:p>
          </table:table-cell>
          <table:table-cell office:value-type="float" office:value="3.4159755339805822E-2" table:formula="of:=[.T121]/[.C121]*MIN([.F121];CEILING([.C121]/[.F121])*[.F121])" table:style-name="ce5">
            <text:p>0.034159755</text:p>
          </table:table-cell>
          <table:table-cell office:value-type="float" office:value="2.3182492581602374" table:formula="of:=1/[.L121]" table:style-name="ce1">
            <text:p>2.318249258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xi_fd_par_m2048 (00014 threads / 00028 ranks) 392 cores</text:p>
          </table:table-cell>
          <table:table-cell office:value-type="float" office:value="2048" table:style-name="ce1">
            <text:p>2048</text:p>
          </table:table-cell>
          <table:table-cell office:value-type="float" office:value="2060" table:formula="of:=[.B122]+11+1" table:style-name="ce1">
            <text:p>2060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392" table:style-name="ce1">
            <text:p>392</text:p>
          </table:table-cell>
          <table:table-cell office:value-type="float" office:value="3.9858999999999999E-2" table:style-name="ce1">
            <text:p>0.039859</text:p>
          </table:table-cell>
          <table:table-cell office:value-type="float" office:value="1.328E-2" table:style-name="ce1">
            <text:p>0.01328</text:p>
          </table:table-cell>
          <table:table-cell office:value-type="float" office:value="2.4306000000000001E-2" table:style-name="ce1">
            <text:p>0.024306</text:p>
          </table:table-cell>
          <table:table-cell office:value-type="float" office:value="0.194993" table:style-name="ce1">
            <text:p>0.194993</text:p>
          </table:table-cell>
          <table:table-cell office:value-type="float" office:value="0.32233400000000001" table:style-name="ce1">
            <text:p>0.322334</text:p>
          </table:table-cell>
          <table:table-cell office:value-type="float" office:value="0.27243800000000001" table:formula="of:=SUM([.G122:.J122])" table:style-name="ce1">
            <text:p>0.272438</text:p>
          </table:table-cell>
          <table:table-cell office:value-type="float" office:value="0.27428857833657466" table:formula="of:=[.$O$159]+[.$Q$159]*LOG([.F122])+[.$S$159]*LOG([.F122])+[.$U$159]*[.C122]/MIN([.F122];CEILING([.C122]/[.F122])*[.F122])" table:style-name="ce1">
            <text:p>0.274288578</text:p>
          </table:table-cell>
          <table:table-cell table:style-name="ce1"/>
          <table:table-cell office:value-type="float" office:value="3.9858999999999999E-2" table:formula="of:=[.G122]" table:style-name="ce5">
            <text:p>0.039859</text:p>
          </table:table-cell>
          <table:table-cell office:value-type="float" office:value="1.328E-2" table:formula="of:=[.H122]" table:style-name="ce5">
            <text:p>0.01328</text:p>
          </table:table-cell>
          <table:table-cell office:value-type="float" office:value="5.1209159563557092E-3" table:formula="of:=[.P122]/LOG([.F122])" table:style-name="ce5">
            <text:p>0.005120916</text:p>
          </table:table-cell>
          <table:table-cell office:value-type="float" office:value="2.4306000000000001E-2" table:formula="of:=[.I122]" table:style-name="ce5">
            <text:p>0.024306</text:p>
          </table:table-cell>
          <table:table-cell office:value-type="float" office:value="9.3726644002395994E-3" table:formula="of:=[.R122]/LOG([.F122])" table:style-name="ce5">
            <text:p>0.009372664</text:p>
          </table:table-cell>
          <table:table-cell office:value-type="float" office:value="0.194993" table:formula="of:=[.J122]" table:style-name="ce5">
            <text:p>0.194993</text:p>
          </table:table-cell>
          <table:table-cell office:value-type="float" office:value="3.7105464077669903E-2" table:formula="of:=[.T122]/[.C122]*MIN([.F122];CEILING([.C122]/[.F122])*[.F122])" table:style-name="ce5">
            <text:p>0.037105464</text:p>
          </table:table-cell>
          <table:table-cell office:value-type="float" office:value="3.6705599072082453" table:formula="of:=1/[.L122]" table:style-name="ce1">
            <text:p>3.670559907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xi_fd_par_m2048 (00014 threads / 00056 ranks) 784 cores</text:p>
          </table:table-cell>
          <table:table-cell office:value-type="float" office:value="2048" table:style-name="ce1">
            <text:p>2048</text:p>
          </table:table-cell>
          <table:table-cell office:value-type="float" office:value="2060" table:formula="of:=[.B123]+11+1" table:style-name="ce1">
            <text:p>2060</text:p>
          </table:table-cell>
          <table:table-cell office:value-type="float" office:value="14" table:style-name="ce1">
            <text:p>14</text:p>
          </table:table-cell>
          <table:table-cell office:value-type="float" office:value="56" table:style-name="ce1">
            <text:p>56</text:p>
          </table:table-cell>
          <table:table-cell office:value-type="float" office:value="784" table:style-name="ce1">
            <text:p>784</text:p>
          </table:table-cell>
          <table:table-cell office:value-type="float" office:value="4.0141000000000003E-2" table:style-name="ce1">
            <text:p>0.040141</text:p>
          </table:table-cell>
          <table:table-cell office:value-type="float" office:value="1.5953999999999999E-2" table:style-name="ce1">
            <text:p>0.015954</text:p>
          </table:table-cell>
          <table:table-cell office:value-type="float" office:value="2.7956000000000002E-2" table:style-name="ce1">
            <text:p>0.027956</text:p>
          </table:table-cell>
          <table:table-cell office:value-type="float" office:value="9.7864999999999994E-2" table:style-name="ce1">
            <text:p>0.097865</text:p>
          </table:table-cell>
          <table:table-cell office:value-type="float" office:value="0.226991" table:style-name="ce1">
            <text:p>0.226991</text:p>
          </table:table-cell>
          <table:table-cell office:value-type="float" office:value="0.18191600000000002" table:formula="of:=SUM([.G123:.J123])" table:style-name="ce1">
            <text:p>0.181916</text:p>
          </table:table-cell>
          <table:table-cell office:value-type="float" office:value="0.1829020886823346" table:formula="of:=[.$O$159]+[.$Q$159]*LOG([.F123])+[.$S$159]*LOG([.F123])+[.$U$159]*[.C123]/MIN([.F123];CEILING([.C123]/[.F123])*[.F123])" table:style-name="ce1">
            <text:p>0.182902089</text:p>
          </table:table-cell>
          <table:table-cell table:style-name="ce1"/>
          <table:table-cell office:value-type="float" office:value="4.0141000000000003E-2" table:formula="of:=[.G123]" table:style-name="ce5">
            <text:p>0.040141</text:p>
          </table:table-cell>
          <table:table-cell office:value-type="float" office:value="1.5953999999999999E-2" table:formula="of:=[.H123]" table:style-name="ce5">
            <text:p>0.015954</text:p>
          </table:table-cell>
          <table:table-cell office:value-type="float" office:value="5.5121830700144347E-3" table:formula="of:=[.P123]/LOG([.F123])" table:style-name="ce5">
            <text:p>0.005512183</text:p>
          </table:table-cell>
          <table:table-cell office:value-type="float" office:value="2.7956000000000002E-2" table:formula="of:=[.I123]" table:style-name="ce5">
            <text:p>0.027956</text:p>
          </table:table-cell>
          <table:table-cell office:value-type="float" office:value="9.6589312965603327E-3" table:formula="of:=[.R123]/LOG([.F123])" table:style-name="ce5">
            <text:p>0.009658931</text:p>
          </table:table-cell>
          <table:table-cell office:value-type="float" office:value="9.7864999999999994E-2" table:formula="of:=[.J123]" table:style-name="ce5">
            <text:p>0.097865</text:p>
          </table:table-cell>
          <table:table-cell office:value-type="float" office:value="3.7245708737864071E-2" table:formula="of:=[.T123]/[.C123]*MIN([.F123];CEILING([.C123]/[.F123])*[.F123])" table:style-name="ce5">
            <text:p>0.037245709</text:p>
          </table:table-cell>
          <table:table-cell office:value-type="float" office:value="5.4970425910859948" table:formula="of:=1/[.L123]" table:style-name="ce1">
            <text:p>5.49704259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xi_fd_par_m2048 (00014 threads / 00112 ranks) 1568 cores</text:p>
          </table:table-cell>
          <table:table-cell office:value-type="float" office:value="2048" table:style-name="ce1">
            <text:p>2048</text:p>
          </table:table-cell>
          <table:table-cell office:value-type="float" office:value="2060" table:formula="of:=[.B124]+11+1" table:style-name="ce1">
            <text:p>2060</text:p>
          </table:table-cell>
          <table:table-cell office:value-type="float" office:value="14" table:style-name="ce1">
            <text:p>14</text:p>
          </table:table-cell>
          <table:table-cell office:value-type="float" office:value="112" table:style-name="ce1">
            <text:p>112</text:p>
          </table:table-cell>
          <table:table-cell office:value-type="float" office:value="1568" table:style-name="ce1">
            <text:p>1568</text:p>
          </table:table-cell>
          <table:table-cell office:value-type="float" office:value="3.8372999999999997E-2" table:style-name="ce1">
            <text:p>0.038373</text:p>
          </table:table-cell>
          <table:table-cell office:value-type="float" office:value="1.7132000000000001E-2" table:style-name="ce1">
            <text:p>0.017132</text:p>
          </table:table-cell>
          <table:table-cell office:value-type="float" office:value="2.7126999999999998E-2" table:style-name="ce1">
            <text:p>0.027127</text:p>
          </table:table-cell>
          <table:table-cell office:value-type="float" office:value="6.5414E-2" table:style-name="ce1">
            <text:p>0.065414</text:p>
          </table:table-cell>
          <table:table-cell office:value-type="float" office:value="0.19958000000000001" table:style-name="ce1">
            <text:p>0.19958</text:p>
          </table:table-cell>
          <table:table-cell office:value-type="float" office:value="0.14804600000000001" table:formula="of:=SUM([.G124:.J124])" table:style-name="ce1">
            <text:p>0.148046</text:p>
          </table:table-cell>
          <table:table-cell office:value-type="float" office:value="0.13967471548907073" table:formula="of:=[.$O$159]+[.$Q$159]*LOG([.F124])+[.$S$159]*LOG([.F124])+[.$U$159]*[.C124]/MIN([.F124];CEILING([.C124]/[.F124])*[.F124])" table:style-name="ce1">
            <text:p>0.139674715</text:p>
          </table:table-cell>
          <table:table-cell table:style-name="ce1"/>
          <table:table-cell office:value-type="float" office:value="3.8372999999999997E-2" table:formula="of:=[.G124]" table:style-name="ce5">
            <text:p>0.038373</text:p>
          </table:table-cell>
          <table:table-cell office:value-type="float" office:value="1.7132000000000001E-2" table:formula="of:=[.H124]" table:style-name="ce5">
            <text:p>0.017132</text:p>
          </table:table-cell>
          <table:table-cell office:value-type="float" office:value="5.3615476030333406E-3" table:formula="of:=[.P124]/LOG([.F124])" table:style-name="ce5">
            <text:p>0.005361548</text:p>
          </table:table-cell>
          <table:table-cell office:value-type="float" office:value="2.7126999999999998E-2" table:formula="of:=[.I124]" table:style-name="ce5">
            <text:p>0.027127</text:p>
          </table:table-cell>
          <table:table-cell office:value-type="float" office:value="8.4895343116673707E-3" table:formula="of:=[.R124]/LOG([.F124])" table:style-name="ce5">
            <text:p>0.008489534</text:p>
          </table:table-cell>
          <table:table-cell office:value-type="float" office:value="6.5414E-2" table:formula="of:=[.J124]" table:style-name="ce5">
            <text:p>0.065414</text:p>
          </table:table-cell>
          <table:table-cell office:value-type="float" office:value="4.9790850485436897E-2" table:formula="of:=[.T124]/[.C124]*MIN([.F124];CEILING([.C124]/[.F124])*[.F124])" table:style-name="ce5">
            <text:p>0.04979085</text:p>
          </table:table-cell>
          <table:table-cell office:value-type="float" office:value="6.7546573362333326" table:formula="of:=1/[.L124]" table:style-name="ce1">
            <text:p>6.754657336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xi_fd_par_m2048 (00014 threads / 00224 ranks) 3136 cores</text:p>
          </table:table-cell>
          <table:table-cell office:value-type="float" office:value="2048" table:style-name="ce1">
            <text:p>2048</text:p>
          </table:table-cell>
          <table:table-cell office:value-type="float" office:value="2060" table:formula="of:=[.B125]+11+1" table:style-name="ce1">
            <text:p>2060</text:p>
          </table:table-cell>
          <table:table-cell office:value-type="float" office:value="14" table:style-name="ce1">
            <text:p>14</text:p>
          </table:table-cell>
          <table:table-cell office:value-type="float" office:value="224" table:style-name="ce1">
            <text:p>224</text:p>
          </table:table-cell>
          <table:table-cell office:value-type="float" office:value="3136" table:style-name="ce1">
            <text:p>3136</text:p>
          </table:table-cell>
          <table:table-cell table:number-columns-repeated="6" table:style-name="ce1"/>
          <table:table-cell office:value-type="float" office:value="0.120526900526295" table:formula="of:=[.$O$159]+[.$Q$159]*LOG([.F125])+[.$S$159]*LOG([.F125])+[.$U$159]*[.C125]/MIN([.F125];CEILING([.C125]/[.F125])*[.F125])" table:style-name="ce1">
            <text:p>0.120526901</text:p>
          </table:table-cell>
          <table:table-cell table:style-name="ce1"/>
          <table:table-cell table:number-columns-repeated="7" table:style-name="ce5"/>
          <table:table-cell table:number-columns-repeated="16363" table:style-name="ce1"/>
        </table:table-row>
        <table:table-row table:style-name="ro1">
          <table:table-cell table:style-name="ce1"/>
          <table:table-cell office:value-type="float" office:value="2048" table:style-name="ce1">
            <text:p>2048</text:p>
          </table:table-cell>
          <table:table-cell office:value-type="float" office:value="2060" table:formula="of:=[.B126]+11+1" table:style-name="ce1">
            <text:p>2060</text:p>
          </table:table-cell>
          <table:table-cell table:number-columns-repeated="2" table:style-name="ce1"/>
          <table:table-cell office:value-type="float" office:value="4096" table:style-name="ce1">
            <text:p>4096</text:p>
          </table:table-cell>
          <table:table-cell table:number-columns-repeated="6" table:style-name="ce1"/>
          <table:table-cell office:value-type="float" office:value="0.116783406198425" table:formula="of:=[.$O$159]+[.$Q$159]*LOG([.F126])+[.$S$159]*LOG([.F126])+[.$U$159]*[.C126]/MIN([.F126];CEILING([.C126]/[.F126])*[.F126])" table:style-name="ce1">
            <text:p>0.116783406</text:p>
          </table:table-cell>
          <table:table-cell table:style-name="ce1"/>
          <table:table-cell office:value-type="float" office:value="3.8886592295568984E-2" table:formula="of:=SUMPRODUCT([.O117:.O124];[.V117:.V124])/SUM([.V117:.V124])" table:style-name="ce4">
            <text:p>0.038886592</text:p>
          </table:table-cell>
          <table:table-cell table:style-name="ce5"/>
          <table:table-cell office:value-type="float" office:value="4.934151392596931E-3" table:formula="of:=SUMPRODUCT([.Q117:.Q124];[.V117:.V124])/SUM([.V117:.V124])" table:style-name="ce4">
            <text:p>0.004934151</text:p>
          </table:table-cell>
          <table:table-cell table:style-name="ce5"/>
          <table:table-cell office:value-type="float" office:value="9.0988519731391784E-3" table:formula="of:=SUMPRODUCT([.S117:.S124];[.V117:.V124])/SUM([.V117:.V124])" table:style-name="ce4">
            <text:p>0.009098852</text:p>
          </table:table-cell>
          <table:table-cell table:style-name="ce4"/>
          <table:table-cell office:value-type="float" office:value="4.0082219272763189E-2" table:formula="of:=SUMPRODUCT([.U117:.U124];[.V117:.V124])/SUM([.V117:.V124])" table:style-name="ce4">
            <text:p>0.040082219</text:p>
          </table:table-cell>
          <table:table-cell table:number-columns-repeated="16363" table:style-name="ce1"/>
        </table:table-row>
        <table:table-row table:style-name="ro1">
          <table:table-cell table:style-name="ce1"/>
          <table:table-cell office:value-type="float" office:value="2048" table:style-name="ce1">
            <text:p>2048</text:p>
          </table:table-cell>
          <table:table-cell office:value-type="float" office:value="2060" table:formula="of:=[.B127]+11+1" table:style-name="ce1">
            <text:p>2060</text:p>
          </table:table-cell>
          <table:table-cell table:number-columns-repeated="2" table:style-name="ce1"/>
          <table:table-cell office:value-type="float" office:value="8192" table:formula="of:=[.F126]*2" table:style-name="ce1">
            <text:p>8192</text:p>
          </table:table-cell>
          <table:table-cell table:number-columns-repeated="6" table:style-name="ce1"/>
          <table:table-cell office:value-type="float" office:value="0.11249719358102861" table:formula="of:=[.$O$159]+[.$Q$159]*LOG([.F127])+[.$S$159]*LOG([.F127])+[.$U$159]*[.C127]/MIN([.F127];CEILING([.C127]/[.F127])*[.F127])" table:style-name="ce1">
            <text:p>0.112497194</text:p>
          </table:table-cell>
          <table:table-cell table:style-name="ce1"/>
          <table:table-cell table:style-name="ce6"/>
          <table:table-cell table:style-name="ce7"/>
          <table:table-cell table:style-name="ce6"/>
          <table:table-cell table:style-name="ce7"/>
          <table:table-cell table:number-columns-repeated="3" table:style-name="ce6"/>
          <table:table-cell table:number-columns-repeated="16363" table:style-name="ce1"/>
        </table:table-row>
        <table:table-row table:style-name="ro1">
          <table:table-cell table:style-name="ce1"/>
          <table:table-cell office:value-type="float" office:value="2048" table:style-name="ce1">
            <text:p>2048</text:p>
          </table:table-cell>
          <table:table-cell office:value-type="float" office:value="2060" table:formula="of:=[.B128]+11+1" table:style-name="ce1">
            <text:p>2060</text:p>
          </table:table-cell>
          <table:table-cell table:number-columns-repeated="2" table:style-name="ce1"/>
          <table:table-cell office:value-type="float" office:value="16384" table:formula="of:=[.F127]*2" table:style-name="ce1">
            <text:p>16384</text:p>
          </table:table-cell>
          <table:table-cell table:number-columns-repeated="6" table:style-name="ce1"/>
          <table:table-cell office:value-type="float" office:value="0.1128199589061866" table:formula="of:=[.$O$159]+[.$Q$159]*LOG([.F128])+[.$S$159]*LOG([.F128])+[.$U$159]*[.C128]/MIN([.F128];CEILING([.C128]/[.F128])*[.F128])" table:style-name="ce1">
            <text:p>0.112819959</text:p>
          </table:table-cell>
          <table:table-cell table:style-name="ce1"/>
          <table:table-cell table:number-columns-repeated="7" table:style-name="ce5"/>
          <table:table-cell table:number-columns-repeated="16363" table:style-name="ce1"/>
        </table:table-row>
        <table:table-row table:style-name="ro1">
          <table:table-cell table:number-columns-repeated="14" table:style-name="ce1"/>
          <table:table-cell table:number-columns-repeated="7" table:style-name="ce5"/>
          <table:table-cell table:number-columns-repeated="16363" table:style-name="ce1"/>
        </table:table-row>
        <table:table-row table:style-name="ro1">
          <table:table-cell table:number-columns-repeated="14" table:style-name="ce1"/>
          <table:table-cell office:value-type="string" table:style-name="ce4">
            <text:p>M=4096</text:p>
          </table:table-cell>
          <table:table-cell table:number-columns-repeated="6" table:style-name="ce5"/>
          <table:table-cell table:number-columns-repeated="16363" table:style-name="ce1"/>
        </table:table-row>
        <table:table-row table:style-name="ro1">
          <table:table-cell office:value-type="string" table:style-name="ce3">
            <text:p>threads\SimType</text:p>
          </table:table-cell>
          <table:table-cell office:value-type="string" table:style-name="ce4">
            <text:p>M</text:p>
          </table:table-cell>
          <table:table-cell office:value-type="string" table:style-name="ce4">
            <text:p>W</text:p>
          </table:table-cell>
          <table:table-cell office:value-type="string" table:style-name="ce4">
            <text:p>threads</text:p>
          </table:table-cell>
          <table:table-cell office:value-type="string" table:style-name="ce4">
            <text:p>ranks</text:p>
          </table:table-cell>
          <table:table-cell office:value-type="string" table:style-name="ce4">
            <text:p>cores</text:p>
          </table:table-cell>
          <table:table-cell office:value-type="string" table:style-name="ce4">
            <text:p>rexi_preproc</text:p>
          </table:table-cell>
          <table:table-cell office:value-type="string" table:style-name="ce4">
            <text:p>rexi_broadcast</text:p>
          </table:table-cell>
          <table:table-cell office:value-type="string" table:style-name="ce4">
            <text:p>rexi_reduce</text:p>
          </table:table-cell>
          <table:table-cell office:value-type="string" table:style-name="ce4">
            <text:p>rexi_solver</text:p>
          </table:table-cell>
          <table:table-cell office:value-type="string" table:style-name="ce4">
            <text:p>seconds</text:p>
          </table:table-cell>
          <table:table-cell office:value-type="string" table:style-name="ce4">
            <text:p>rexi sum</text:p>
          </table:table-cell>
          <table:table-cell office:value-type="string" table:style-name="ce4">
            <text:p>model</text:p>
          </table:table-cell>
          <table:table-cell table:style-name="ce4"/>
          <table:table-cell office:value-type="string" office:string-value="rexi_preproc" table:formula="of:=[.G131]" table:style-name="ce4">
            <text:p>rexi_preproc</text:p>
          </table:table-cell>
          <table:table-cell office:value-type="string" office:string-value="rexi_broadcast" table:formula="of:=[.H131]" table:style-name="ce4">
            <text:p>rexi_broadcast</text:p>
          </table:table-cell>
          <table:table-cell table:style-name="ce4"/>
          <table:table-cell office:value-type="string" office:string-value="rexi_reduce" table:formula="of:=[.I131]" table:style-name="ce4">
            <text:p>rexi_reduce</text:p>
          </table:table-cell>
          <table:table-cell table:style-name="ce4"/>
          <table:table-cell office:value-type="string" office:string-value="rexi_solver" table:formula="of:=[.J131]" table:style-name="ce4">
            <text:p>rexi_solver</text:p>
          </table:table-cell>
          <table:table-cell table:style-name="ce1"/>
          <table:table-cell office:value-type="string" table:style-name="ce1">
            <text:p>weight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xi_fd_par_m4096 (00014 threads / 00001 ranks) 14 cores</text:p>
          </table:table-cell>
          <table:table-cell office:value-type="float" office:value="4096" table:style-name="ce1">
            <text:p>4096</text:p>
          </table:table-cell>
          <table:table-cell office:value-type="float" office:value="4108" table:formula="of:=[.B132]+11+1" table:style-name="ce1">
            <text:p>4108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2.4347000000000001E-2" table:style-name="ce1">
            <text:p>0.024347</text:p>
          </table:table-cell>
          <table:table-cell office:value-type="float" office:value="4.0000000000000003E-5" table:style-name="ce1">
            <text:p>0.00004</text:p>
          </table:table-cell>
          <table:table-cell office:value-type="float" office:value="9.4920000000000004E-3" table:style-name="ce1">
            <text:p>0.009492</text:p>
          </table:table-cell>
          <table:table-cell office:value-type="float" office:value="7.8003650000000002" table:style-name="ce1">
            <text:p>7.800365</text:p>
          </table:table-cell>
          <table:table-cell office:value-type="float" office:value="7.8970359999999999" table:style-name="ce1">
            <text:p>7.897036</text:p>
          </table:table-cell>
          <table:table-cell office:value-type="float" office:value="7.834244" table:formula="of:=SUM([.G132:.J132])" table:style-name="ce1">
            <text:p>7.834244</text:p>
          </table:table-cell>
          <table:table-cell office:value-type="float" office:value="10.814165242719973" table:formula="of:=[.$O$159]+[.$Q$159]*LOG([.F132])+[.$S$159]*LOG([.F132])+[.$U$159]*[.C132]/MIN([.F132];CEILING([.C132]/[.F132])*[.F132])" table:style-name="ce1">
            <text:p>10.81416524</text:p>
          </table:table-cell>
          <table:table-cell table:style-name="ce1"/>
          <table:table-cell office:value-type="float" office:value="2.4347000000000001E-2" table:formula="of:=[.G132]" table:style-name="ce5">
            <text:p>0.024347</text:p>
          </table:table-cell>
          <table:table-cell office:value-type="float" office:value="4.0000000000000003E-5" table:formula="of:=[.H132]" table:style-name="ce5">
            <text:p>0.00004</text:p>
          </table:table-cell>
          <table:table-cell office:value-type="float" office:value="3.4900114781966241E-5" table:formula="of:=[.P132]/LOG([.F132])" table:style-name="ce5">
            <text:p>3.49001E-05</text:p>
          </table:table-cell>
          <table:table-cell office:value-type="float" office:value="9.4920000000000004E-3" table:formula="of:=[.I132]" table:style-name="ce5">
            <text:p>0.009492</text:p>
          </table:table-cell>
          <table:table-cell office:value-type="float" office:value="8.2817972377605895E-3" table:formula="of:=[.R132]/LOG([.F132])" table:style-name="ce5">
            <text:p>0.008281797</text:p>
          </table:table-cell>
          <table:table-cell office:value-type="float" office:value="7.8003650000000002" table:formula="of:=[.J132]" table:style-name="ce5">
            <text:p>7.800365</text:p>
          </table:table-cell>
          <table:table-cell office:value-type="float" office:value="2.6583522395326194E-2" table:formula="of:=[.T132]/[.C132]*MIN([.F132];CEILING([.C132]/[.F132])*[.F132])" table:style-name="ce5">
            <text:p>0.026583522</text:p>
          </table:table-cell>
          <table:table-cell office:value-type="float" office:value="0.12764473508866969" table:formula="of:=1/[.L132]" table:style-name="ce1">
            <text:p>0.127644735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xi_fd_par_m4096 (00014 threads / 00002 ranks) 28 cores</text:p>
          </table:table-cell>
          <table:table-cell office:value-type="float" office:value="4096" table:style-name="ce1">
            <text:p>4096</text:p>
          </table:table-cell>
          <table:table-cell office:value-type="float" office:value="4108" table:formula="of:=[.B133]+11+1" table:style-name="ce1">
            <text:p>4108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3.5381000000000003E-2" table:style-name="ce1">
            <text:p>0.035381</text:p>
          </table:table-cell>
          <table:table-cell office:value-type="float" office:value="1.99E-3" table:style-name="ce1">
            <text:p>0.00199</text:p>
          </table:table-cell>
          <table:table-cell office:value-type="float" office:value="9.8219999999999991E-3" table:style-name="ce1">
            <text:p>0.009822</text:p>
          </table:table-cell>
          <table:table-cell office:value-type="float" office:value="4.5371170000000003" table:style-name="ce1">
            <text:p>4.537117</text:p>
          </table:table-cell>
          <table:table-cell office:value-type="float" office:value="4.996988" table:style-name="ce1">
            <text:p>4.996988</text:p>
          </table:table-cell>
          <table:table-cell office:value-type="float" office:value="4.5843100000000003" table:formula="of:=SUM([.G133:.J133])" table:style-name="ce1">
            <text:p>4.58431</text:p>
          </table:table-cell>
          <table:table-cell office:value-type="float" office:value="5.4409861007378533" table:formula="of:=[.$O$159]+[.$Q$159]*LOG([.F133])+[.$S$159]*LOG([.F133])+[.$U$159]*[.C133]/MIN([.F133];CEILING([.C133]/[.F133])*[.F133])" table:style-name="ce1">
            <text:p>5.440986101</text:p>
          </table:table-cell>
          <table:table-cell table:style-name="ce1"/>
          <table:table-cell office:value-type="float" office:value="3.5381000000000003E-2" table:formula="of:=[.G133]" table:style-name="ce5">
            <text:p>0.035381</text:p>
          </table:table-cell>
          <table:table-cell office:value-type="float" office:value="1.99E-3" table:formula="of:=[.H133]" table:style-name="ce5">
            <text:p>0.00199</text:p>
          </table:table-cell>
          <table:table-cell office:value-type="float" office:value="1.3751089769748937E-3" table:formula="of:=[.P133]/LOG([.F133])" table:style-name="ce5">
            <text:p>0.001375109</text:p>
          </table:table-cell>
          <table:table-cell office:value-type="float" office:value="9.8219999999999991E-3" table:formula="of:=[.I133]" table:style-name="ce5">
            <text:p>0.009822</text:p>
          </table:table-cell>
          <table:table-cell office:value-type="float" office:value="6.7870956642449264E-3" table:formula="of:=[.R133]/LOG([.F133])" table:style-name="ce5">
            <text:p>0.006787096</text:p>
          </table:table-cell>
          <table:table-cell office:value-type="float" office:value="4.5371170000000003" table:formula="of:=[.J133]" table:style-name="ce5">
            <text:p>4.537117</text:p>
          </table:table-cell>
          <table:table-cell office:value-type="float" office:value="3.0924848101265827E-2" table:formula="of:=[.T133]/[.C133]*MIN([.F133];CEILING([.C133]/[.F133])*[.F133])" table:style-name="ce5">
            <text:p>0.030924848</text:p>
          </table:table-cell>
          <table:table-cell office:value-type="float" office:value="0.21813533552486633" table:formula="of:=1/[.L133]" table:style-name="ce1">
            <text:p>0.218135336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xi_fd_par_m4096 (00014 threads / 00004 ranks) 56 cores</text:p>
          </table:table-cell>
          <table:table-cell office:value-type="float" office:value="4096" table:style-name="ce1">
            <text:p>4096</text:p>
          </table:table-cell>
          <table:table-cell office:value-type="float" office:value="4108" table:formula="of:=[.B134]+11+1" table:style-name="ce1">
            <text:p>4108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56" table:style-name="ce1">
            <text:p>56</text:p>
          </table:table-cell>
          <table:table-cell office:value-type="float" office:value="3.7079000000000001E-2" table:style-name="ce1">
            <text:p>0.037079</text:p>
          </table:table-cell>
          <table:table-cell office:value-type="float" office:value="5.2950000000000002E-3" table:style-name="ce1">
            <text:p>0.005295</text:p>
          </table:table-cell>
          <table:table-cell office:value-type="float" office:value="1.4168E-2" table:style-name="ce1">
            <text:p>0.014168</text:p>
          </table:table-cell>
          <table:table-cell office:value-type="float" office:value="2.2712590000000001" table:style-name="ce1">
            <text:p>2.271259</text:p>
          </table:table-cell>
          <table:table-cell office:value-type="float" office:value="2.553188" table:style-name="ce1">
            <text:p>2.553188</text:p>
          </table:table-cell>
          <table:table-cell office:value-type="float" office:value="2.327801" table:formula="of:=SUM([.G134:.J134])" table:style-name="ce1">
            <text:p>2.327801</text:p>
          </table:table-cell>
          <table:table-cell office:value-type="float" office:value="2.7568624013806491" table:formula="of:=[.$O$159]+[.$Q$159]*LOG([.F134])+[.$S$159]*LOG([.F134])+[.$U$159]*[.C134]/MIN([.F134];CEILING([.C134]/[.F134])*[.F134])" table:style-name="ce1">
            <text:p>2.756862401</text:p>
          </table:table-cell>
          <table:table-cell table:style-name="ce1"/>
          <table:table-cell office:value-type="float" office:value="3.7079000000000001E-2" table:formula="of:=[.G134]" table:style-name="ce5">
            <text:p>0.037079</text:p>
          </table:table-cell>
          <table:table-cell office:value-type="float" office:value="5.2950000000000002E-3" table:formula="of:=[.H134]" table:style-name="ce5">
            <text:p>0.005295</text:p>
          </table:table-cell>
          <table:table-cell office:value-type="float" office:value="3.0288503972125762E-3" table:formula="of:=[.P134]/LOG([.F134])" table:style-name="ce5">
            <text:p>0.00302885</text:p>
          </table:table-cell>
          <table:table-cell office:value-type="float" office:value="1.4168E-2" table:formula="of:=[.I134]" table:style-name="ce5">
            <text:p>0.014168</text:p>
          </table:table-cell>
          <table:table-cell office:value-type="float" office:value="8.1043913933348029E-3" table:formula="of:=[.R134]/LOG([.F134])" table:style-name="ce5">
            <text:p>0.008104391</text:p>
          </table:table-cell>
          <table:table-cell office:value-type="float" office:value="2.2712590000000001" table:formula="of:=[.J134]" table:style-name="ce5">
            <text:p>2.271259</text:p>
          </table:table-cell>
          <table:table-cell office:value-type="float" office:value="3.0961661148977606E-2" table:formula="of:=[.T134]/[.C134]*MIN([.F134];CEILING([.C134]/[.F134])*[.F134])" table:style-name="ce5">
            <text:p>0.030961661</text:p>
          </table:table-cell>
          <table:table-cell office:value-type="float" office:value="0.42958998642925234" table:formula="of:=1/[.L134]" table:style-name="ce1">
            <text:p>0.429589986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xi_fd_par_m4096 (00014 threads / 00008 ranks) 112 cores</text:p>
          </table:table-cell>
          <table:table-cell office:value-type="float" office:value="4096" table:style-name="ce1">
            <text:p>4096</text:p>
          </table:table-cell>
          <table:table-cell office:value-type="float" office:value="4108" table:formula="of:=[.B135]+11+1" table:style-name="ce1">
            <text:p>4108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112" table:style-name="ce1">
            <text:p>112</text:p>
          </table:table-cell>
          <table:table-cell office:value-type="float" office:value="3.8425000000000001E-2" table:style-name="ce1">
            <text:p>0.038425</text:p>
          </table:table-cell>
          <table:table-cell office:value-type="float" office:value="7.705E-3" table:style-name="ce1">
            <text:p>0.007705</text:p>
          </table:table-cell>
          <table:table-cell office:value-type="float" office:value="1.4205000000000001E-2" table:style-name="ce1">
            <text:p>0.014205</text:p>
          </table:table-cell>
          <table:table-cell office:value-type="float" office:value="1.177306" table:style-name="ce1">
            <text:p>1.177306</text:p>
          </table:table-cell>
          <table:table-cell office:value-type="float" office:value="1.3347610000000001" table:style-name="ce1">
            <text:p>1.334761</text:p>
          </table:table-cell>
          <table:table-cell office:value-type="float" office:value="1.237641" table:formula="of:=SUM([.G135:.J135])" table:style-name="ce1">
            <text:p>1.237641</text:p>
          </table:table-cell>
          <table:table-cell office:value-type="float" office:value="1.4172664233359036" table:formula="of:=[.$O$159]+[.$Q$159]*LOG([.F135])+[.$S$159]*LOG([.F135])+[.$U$159]*[.C135]/MIN([.F135];CEILING([.C135]/[.F135])*[.F135])" table:style-name="ce1">
            <text:p>1.417266423</text:p>
          </table:table-cell>
          <table:table-cell table:style-name="ce1"/>
          <table:table-cell office:value-type="float" office:value="3.8425000000000001E-2" table:formula="of:=[.G135]" table:style-name="ce5">
            <text:p>0.038425</text:p>
          </table:table-cell>
          <table:table-cell office:value-type="float" office:value="7.705E-3" table:formula="of:=[.H135]" table:style-name="ce5">
            <text:p>0.007705</text:p>
          </table:table-cell>
          <table:table-cell office:value-type="float" office:value="3.7599708350994276E-3" table:formula="of:=[.P135]/LOG([.F135])" table:style-name="ce5">
            <text:p>0.003759971</text:p>
          </table:table-cell>
          <table:table-cell office:value-type="float" office:value="1.4205000000000001E-2" table:formula="of:=[.I135]" table:style-name="ce5">
            <text:p>0.014205</text:p>
          </table:table-cell>
          <table:table-cell office:value-type="float" office:value="6.9319124870327545E-3" table:formula="of:=[.R135]/LOG([.F135])" table:style-name="ce5">
            <text:p>0.006931912</text:p>
          </table:table-cell>
          <table:table-cell office:value-type="float" office:value="1.177306" table:formula="of:=[.J135]" table:style-name="ce5">
            <text:p>1.177306</text:p>
          </table:table-cell>
          <table:table-cell office:value-type="float" office:value="3.2097924050632914E-2" table:formula="of:=[.T135]/[.C135]*MIN([.F135];CEILING([.C135]/[.F135])*[.F135])" table:style-name="ce5">
            <text:p>0.032097924</text:p>
          </table:table-cell>
          <table:table-cell office:value-type="float" office:value="0.80798874633274109" table:formula="of:=1/[.L135]" table:style-name="ce1">
            <text:p>0.807988746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xi_fd_par_m4096 (00014 threads / 00014 ranks) 196 cores</text:p>
          </table:table-cell>
          <table:table-cell office:value-type="float" office:value="4096" table:style-name="ce1">
            <text:p>4096</text:p>
          </table:table-cell>
          <table:table-cell office:value-type="float" office:value="4108" table:formula="of:=[.B136]+11+1" table:style-name="ce1">
            <text:p>4108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96" table:style-name="ce1">
            <text:p>196</text:p>
          </table:table-cell>
          <table:table-cell office:value-type="float" office:value="3.9933999999999997E-2" table:style-name="ce1">
            <text:p>0.039934</text:p>
          </table:table-cell>
          <table:table-cell office:value-type="float" office:value="1.0109E-2" table:style-name="ce1">
            <text:p>0.010109</text:p>
          </table:table-cell>
          <table:table-cell office:value-type="float" office:value="1.6333E-2" table:style-name="ce1">
            <text:p>0.016333</text:p>
          </table:table-cell>
          <table:table-cell office:value-type="float" office:value="0.66881800000000002" table:style-name="ce1">
            <text:p>0.668818</text:p>
          </table:table-cell>
          <table:table-cell office:value-type="float" office:value="0.80112799999999995" table:style-name="ce1">
            <text:p>0.801128</text:p>
          </table:table-cell>
          <table:table-cell office:value-type="float" office:value="0.73519400000000001" table:formula="of:=SUM([.G136:.J136])" table:style-name="ce1">
            <text:p>0.735194</text:p>
          </table:table-cell>
          <table:table-cell office:value-type="float" office:value="0.84502192426064782" table:formula="of:=[.$O$159]+[.$Q$159]*LOG([.F136])+[.$S$159]*LOG([.F136])+[.$U$159]*[.C136]/MIN([.F136];CEILING([.C136]/[.F136])*[.F136])" table:style-name="ce1">
            <text:p>0.845021924</text:p>
          </table:table-cell>
          <table:table-cell table:style-name="ce1"/>
          <table:table-cell office:value-type="float" office:value="3.9933999999999997E-2" table:formula="of:=[.G136]" table:style-name="ce5">
            <text:p>0.039934</text:p>
          </table:table-cell>
          <table:table-cell office:value-type="float" office:value="1.0109E-2" table:formula="of:=[.H136]" table:style-name="ce5">
            <text:p>0.010109</text:p>
          </table:table-cell>
          <table:table-cell office:value-type="float" office:value="4.4100657541362087E-3" table:formula="of:=[.P136]/LOG([.F136])" table:style-name="ce5">
            <text:p>0.004410066</text:p>
          </table:table-cell>
          <table:table-cell office:value-type="float" office:value="1.6333E-2" table:formula="of:=[.I136]" table:style-name="ce5">
            <text:p>0.016333</text:p>
          </table:table-cell>
          <table:table-cell office:value-type="float" office:value="7.1252946841731824E-3" table:formula="of:=[.R136]/LOG([.F136])" table:style-name="ce5">
            <text:p>0.007125295</text:p>
          </table:table-cell>
          <table:table-cell office:value-type="float" office:value="0.66881800000000002" table:formula="of:=[.J136]" table:style-name="ce5">
            <text:p>0.668818</text:p>
          </table:table-cell>
          <table:table-cell office:value-type="float" office:value="3.1910498539435249E-2" table:formula="of:=[.T136]/[.C136]*MIN([.F136];CEILING([.C136]/[.F136])*[.F136])" table:style-name="ce5">
            <text:p>0.031910499</text:p>
          </table:table-cell>
          <table:table-cell office:value-type="float" office:value="1.3601852028172157" table:formula="of:=1/[.L136]" table:style-name="ce1">
            <text:p>1.360185203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xi_fd_par_m4096 (00014 threads / 00028 ranks) 392 cores</text:p>
          </table:table-cell>
          <table:table-cell office:value-type="float" office:value="4096" table:style-name="ce1">
            <text:p>4096</text:p>
          </table:table-cell>
          <table:table-cell office:value-type="float" office:value="4108" table:formula="of:=[.B137]+11+1" table:style-name="ce1">
            <text:p>4108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392" table:style-name="ce1">
            <text:p>392</text:p>
          </table:table-cell>
          <table:table-cell office:value-type="float" office:value="3.8607000000000002E-2" table:style-name="ce1">
            <text:p>0.038607</text:p>
          </table:table-cell>
          <table:table-cell office:value-type="float" office:value="1.3154000000000001E-2" table:style-name="ce1">
            <text:p>0.013154</text:p>
          </table:table-cell>
          <table:table-cell office:value-type="float" office:value="3.44E-2" table:style-name="ce1">
            <text:p>0.0344</text:p>
          </table:table-cell>
          <table:table-cell office:value-type="float" office:value="0.35167599999999999" table:style-name="ce1">
            <text:p>0.351676</text:p>
          </table:table-cell>
          <table:table-cell office:value-type="float" office:value="0.50967300000000004" table:style-name="ce1">
            <text:p>0.509673</text:p>
          </table:table-cell>
          <table:table-cell office:value-type="float" office:value="0.43783699999999998" table:formula="of:=SUM([.G137:.J137])" table:style-name="ce1">
            <text:p>0.437837</text:p>
          </table:table-cell>
          <table:table-cell office:value-type="float" office:value="0.465802890010515" table:formula="of:=[.$O$159]+[.$Q$159]*LOG([.F137])+[.$S$159]*LOG([.F137])+[.$U$159]*[.C137]/MIN([.F137];CEILING([.C137]/[.F137])*[.F137])" table:style-name="ce1">
            <text:p>0.46580289</text:p>
          </table:table-cell>
          <table:table-cell table:style-name="ce1"/>
          <table:table-cell office:value-type="float" office:value="3.8607000000000002E-2" table:formula="of:=[.G137]" table:style-name="ce5">
            <text:p>0.038607</text:p>
          </table:table-cell>
          <table:table-cell office:value-type="float" office:value="1.3154000000000001E-2" table:formula="of:=[.H137]" table:style-name="ce5">
            <text:p>0.013154</text:p>
          </table:table-cell>
          <table:table-cell office:value-type="float" office:value="5.0723289525529368E-3" table:formula="of:=[.P137]/LOG([.F137])" table:style-name="ce5">
            <text:p>0.005072329</text:p>
          </table:table-cell>
          <table:table-cell office:value-type="float" office:value="3.44E-2" table:formula="of:=[.I137]" table:style-name="ce5">
            <text:p>0.0344</text:p>
          </table:table-cell>
          <table:table-cell office:value-type="float" office:value="1.3265023260439487E-2" table:formula="of:=[.R137]/LOG([.F137])" table:style-name="ce5">
            <text:p>0.013265023</text:p>
          </table:table-cell>
          <table:table-cell office:value-type="float" office:value="0.35167599999999999" table:formula="of:=[.J137]" table:style-name="ce5">
            <text:p>0.351676</text:p>
          </table:table-cell>
          <table:table-cell office:value-type="float" office:value="3.3558177215189874E-2" table:formula="of:=[.T137]/[.C137]*MIN([.F137];CEILING([.C137]/[.F137])*[.F137])" table:style-name="ce5">
            <text:p>0.033558177</text:p>
          </table:table-cell>
          <table:table-cell office:value-type="float" office:value="2.2839549878151004" table:formula="of:=1/[.L137]" table:style-name="ce1">
            <text:p>2.283954988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xi_fd_par_m4096 (00014 threads / 00056 ranks) 784 cores</text:p>
          </table:table-cell>
          <table:table-cell office:value-type="float" office:value="4096" table:style-name="ce1">
            <text:p>4096</text:p>
          </table:table-cell>
          <table:table-cell office:value-type="float" office:value="4108" table:formula="of:=[.B138]+11+1" table:style-name="ce1">
            <text:p>4108</text:p>
          </table:table-cell>
          <table:table-cell office:value-type="float" office:value="14" table:style-name="ce1">
            <text:p>14</text:p>
          </table:table-cell>
          <table:table-cell office:value-type="float" office:value="56" table:style-name="ce1">
            <text:p>56</text:p>
          </table:table-cell>
          <table:table-cell office:value-type="float" office:value="784" table:style-name="ce1">
            <text:p>784</text:p>
          </table:table-cell>
          <table:table-cell office:value-type="float" office:value="4.0425000000000003E-2" table:style-name="ce1">
            <text:p>0.040425</text:p>
          </table:table-cell>
          <table:table-cell office:value-type="float" office:value="1.6164000000000001E-2" table:style-name="ce1">
            <text:p>0.016164</text:p>
          </table:table-cell>
          <table:table-cell office:value-type="float" office:value="3.5826999999999998E-2" table:style-name="ce1">
            <text:p>0.035827</text:p>
          </table:table-cell>
          <table:table-cell office:value-type="float" office:value="0.19942499999999999" table:style-name="ce1">
            <text:p>0.199425</text:p>
          </table:table-cell>
          <table:table-cell office:value-type="float" office:value="0.33069700000000002" table:style-name="ce1">
            <text:p>0.330697</text:p>
          </table:table-cell>
          <table:table-cell office:value-type="float" office:value="0.29184100000000002" table:formula="of:=SUM([.G138:.J138])" table:style-name="ce1">
            <text:p>0.291841</text:p>
          </table:table-cell>
          <table:table-cell office:value-type="float" office:value="0.27865924451930479" table:formula="of:=[.$O$159]+[.$Q$159]*LOG([.F138])+[.$S$159]*LOG([.F138])+[.$U$159]*[.C138]/MIN([.F138];CEILING([.C138]/[.F138])*[.F138])" table:style-name="ce1">
            <text:p>0.278659245</text:p>
          </table:table-cell>
          <table:table-cell table:style-name="ce1"/>
          <table:table-cell office:value-type="float" office:value="4.0425000000000003E-2" table:formula="of:=[.G138]" table:style-name="ce5">
            <text:p>0.040425</text:p>
          </table:table-cell>
          <table:table-cell office:value-type="float" office:value="1.6164000000000001E-2" table:formula="of:=[.H138]" table:style-name="ce5">
            <text:p>0.016164</text:p>
          </table:table-cell>
          <table:table-cell office:value-type="float" office:value="5.5847390713121055E-3" table:formula="of:=[.P138]/LOG([.F138])" table:style-name="ce5">
            <text:p>0.005584739</text:p>
          </table:table-cell>
          <table:table-cell office:value-type="float" office:value="3.5826999999999998E-2" table:formula="of:=[.I138]" table:style-name="ce5">
            <text:p>0.035827</text:p>
          </table:table-cell>
          <table:table-cell office:value-type="float" office:value="1.2378399326150631E-2" table:formula="of:=[.R138]/LOG([.F138])" table:style-name="ce5">
            <text:p>0.012378399</text:p>
          </table:table-cell>
          <table:table-cell office:value-type="float" office:value="0.19942499999999999" table:formula="of:=[.J138]" table:style-name="ce5">
            <text:p>0.199425</text:p>
          </table:table-cell>
          <table:table-cell office:value-type="float" office:value="3.8059688412852968E-2" table:formula="of:=[.T138]/[.C138]*MIN([.F138];CEILING([.C138]/[.F138])*[.F138])" table:style-name="ce5">
            <text:p>0.038059688</text:p>
          </table:table-cell>
          <table:table-cell office:value-type="float" office:value="3.4265233466168219" table:formula="of:=1/[.L138]" table:style-name="ce1">
            <text:p>3.426523347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xi_fd_par_m4096 (00014 threads / 00112 ranks) 1568 cores</text:p>
          </table:table-cell>
          <table:table-cell office:value-type="float" office:value="4096" table:style-name="ce1">
            <text:p>4096</text:p>
          </table:table-cell>
          <table:table-cell office:value-type="float" office:value="4108" table:formula="of:=[.B139]+11+1" table:style-name="ce1">
            <text:p>4108</text:p>
          </table:table-cell>
          <table:table-cell office:value-type="float" office:value="14" table:style-name="ce1">
            <text:p>14</text:p>
          </table:table-cell>
          <table:table-cell office:value-type="float" office:value="112" table:style-name="ce1">
            <text:p>112</text:p>
          </table:table-cell>
          <table:table-cell office:value-type="float" office:value="1568" table:style-name="ce1">
            <text:p>1568</text:p>
          </table:table-cell>
          <table:table-cell office:value-type="float" office:value="4.0377999999999997E-2" table:style-name="ce1">
            <text:p>0.040378</text:p>
          </table:table-cell>
          <table:table-cell office:value-type="float" office:value="1.7163000000000001E-2" table:style-name="ce1">
            <text:p>0.017163</text:p>
          </table:table-cell>
          <table:table-cell office:value-type="float" office:value="5.2227000000000003E-2" table:style-name="ce1">
            <text:p>0.052227</text:p>
          </table:table-cell>
          <table:table-cell office:value-type="float" office:value="9.8707000000000003E-2" table:style-name="ce1">
            <text:p>0.098707</text:p>
          </table:table-cell>
          <table:table-cell office:value-type="float" office:value="0.273262" table:style-name="ce1">
            <text:p>0.273262</text:p>
          </table:table-cell>
          <table:table-cell office:value-type="float" office:value="0.20847500000000002" table:formula="of:=SUM([.G139:.J139])" table:style-name="ce1">
            <text:p>0.208475</text:p>
          </table:table-cell>
          <table:table-cell office:value-type="float" office:value="0.18755329340755583" table:formula="of:=[.$O$159]+[.$Q$159]*LOG([.F139])+[.$S$159]*LOG([.F139])+[.$U$159]*[.C139]/MIN([.F139];CEILING([.C139]/[.F139])*[.F139])" table:style-name="ce1">
            <text:p>0.187553293</text:p>
          </table:table-cell>
          <table:table-cell table:style-name="ce1"/>
          <table:table-cell office:value-type="float" office:value="4.0377999999999997E-2" table:formula="of:=[.G139]" table:style-name="ce5">
            <text:p>0.040378</text:p>
          </table:table-cell>
          <table:table-cell office:value-type="float" office:value="1.7163000000000001E-2" table:formula="of:=[.H139]" table:style-name="ce5">
            <text:p>0.017163</text:p>
          </table:table-cell>
          <table:table-cell office:value-type="float" office:value="5.3712492126349069E-3" table:formula="of:=[.P139]/LOG([.F139])" table:style-name="ce5">
            <text:p>0.005371249</text:p>
          </table:table-cell>
          <table:table-cell office:value-type="float" office:value="5.2227000000000003E-2" table:formula="of:=[.I139]" table:style-name="ce5">
            <text:p>0.052227</text:p>
          </table:table-cell>
          <table:table-cell office:value-type="float" office:value="1.6344708537451683E-2" table:formula="of:=[.R139]/LOG([.F139])" table:style-name="ce5">
            <text:p>0.016344709</text:p>
          </table:table-cell>
          <table:table-cell office:value-type="float" office:value="9.8707000000000003E-2" table:formula="of:=[.J139]" table:style-name="ce5">
            <text:p>0.098707</text:p>
          </table:table-cell>
          <table:table-cell office:value-type="float" office:value="3.7675894839337878E-2" table:formula="of:=[.T139]/[.C139]*MIN([.F139];CEILING([.C139]/[.F139])*[.F139])" table:style-name="ce5">
            <text:p>0.037675895</text:p>
          </table:table-cell>
          <table:table-cell office:value-type="float" office:value="4.7967382180117513" table:formula="of:=1/[.L139]" table:style-name="ce1">
            <text:p>4.796738218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xi_fd_par_m4096 (00014 threads / 00224 ranks) 3136 cores</text:p>
          </table:table-cell>
          <table:table-cell office:value-type="float" office:value="4096" table:style-name="ce1">
            <text:p>4096</text:p>
          </table:table-cell>
          <table:table-cell office:value-type="float" office:value="4108" table:formula="of:=[.B140]+11+1" table:style-name="ce1">
            <text:p>4108</text:p>
          </table:table-cell>
          <table:table-cell office:value-type="float" office:value="14" table:style-name="ce1">
            <text:p>14</text:p>
          </table:table-cell>
          <table:table-cell office:value-type="float" office:value="224" table:style-name="ce1">
            <text:p>224</text:p>
          </table:table-cell>
          <table:table-cell office:value-type="float" office:value="3136" table:style-name="ce1">
            <text:p>3136</text:p>
          </table:table-cell>
          <table:table-cell table:number-columns-repeated="6" table:style-name="ce1"/>
          <table:table-cell office:value-type="float" office:value="0.14446618948553755" table:formula="of:=[.$O$159]+[.$Q$159]*LOG([.F140])+[.$S$159]*LOG([.F140])+[.$U$159]*[.C140]/MIN([.F140];CEILING([.C140]/[.F140])*[.F140])" table:style-name="ce1">
            <text:p>0.144466189</text:p>
          </table:table-cell>
          <table:table-cell table:style-name="ce1"/>
          <table:table-cell table:number-columns-repeated="7" table:style-name="ce5"/>
          <table:table-cell table:number-columns-repeated="16363" table:style-name="ce1"/>
        </table:table-row>
        <table:table-row table:style-name="ro1">
          <table:table-cell table:style-name="ce1"/>
          <table:table-cell office:value-type="float" office:value="4096" table:style-name="ce1">
            <text:p>4096</text:p>
          </table:table-cell>
          <table:table-cell office:value-type="float" office:value="4108" table:formula="of:=[.B141]+11+1" table:style-name="ce1">
            <text:p>4108</text:p>
          </table:table-cell>
          <table:table-cell table:number-columns-repeated="2" table:style-name="ce1"/>
          <table:table-cell office:value-type="float" office:value="4096" table:style-name="ce1">
            <text:p>4096</text:p>
          </table:table-cell>
          <table:table-cell table:number-columns-repeated="6" table:style-name="ce1"/>
          <table:table-cell office:value-type="float" office:value="0.13511192430784508" table:formula="of:=[.$O$159]+[.$Q$159]*LOG([.F141])+[.$S$159]*LOG([.F141])+[.$U$159]*[.C141]/MIN([.F141];CEILING([.C141]/[.F141])*[.F141])" table:style-name="ce1">
            <text:p>0.135111924</text:p>
          </table:table-cell>
          <table:table-cell table:style-name="ce1"/>
          <table:table-cell office:value-type="float" office:value="3.9588507519145139E-2" table:formula="of:=SUMPRODUCT([.O132:.O139];[.V132:.V139])/SUM([.V132:.V139])" table:style-name="ce4">
            <text:p>0.039588508</text:p>
          </table:table-cell>
          <table:table-cell table:style-name="ce5"/>
          <table:table-cell office:value-type="float" office:value="4.9906311755575448E-3" table:formula="of:=SUMPRODUCT([.Q132:.Q139];[.V132:.V139])/SUM([.V132:.V139])" table:style-name="ce4">
            <text:p>0.004990631</text:p>
          </table:table-cell>
          <table:table-cell table:style-name="ce5"/>
          <table:table-cell office:value-type="float" office:value="1.2818955771644798E-2" table:formula="of:=SUMPRODUCT([.S132:.S139];[.V132:.V139])/SUM([.V132:.V139])" table:style-name="ce4">
            <text:p>0.012818956</text:p>
          </table:table-cell>
          <table:table-cell table:style-name="ce4"/>
          <table:table-cell office:value-type="float" office:value="3.5727199026975347E-2" table:formula="of:=SUMPRODUCT([.U132:.U139];[.V132:.V139])/SUM([.V132:.V139])" table:style-name="ce4">
            <text:p>0.035727199</text:p>
          </table:table-cell>
          <table:table-cell table:number-columns-repeated="16363" table:style-name="ce1"/>
        </table:table-row>
        <table:table-row table:style-name="ro1">
          <table:table-cell table:style-name="ce1"/>
          <table:table-cell office:value-type="float" office:value="4096" table:style-name="ce1">
            <text:p>4096</text:p>
          </table:table-cell>
          <table:table-cell office:value-type="float" office:value="4108" table:formula="of:=[.B142]+11+1" table:style-name="ce1">
            <text:p>4108</text:p>
          </table:table-cell>
          <table:table-cell table:number-columns-repeated="2" table:style-name="ce1"/>
          <table:table-cell office:value-type="float" office:value="8192" table:formula="of:=[.F141]*2" table:style-name="ce1">
            <text:p>8192</text:p>
          </table:table-cell>
          <table:table-cell table:number-columns-repeated="6" table:style-name="ce1"/>
          <table:table-cell office:value-type="float" office:value="0.12166145263573865" table:formula="of:=[.$O$159]+[.$Q$159]*LOG([.F142])+[.$S$159]*LOG([.F142])+[.$U$159]*[.C142]/MIN([.F142];CEILING([.C142]/[.F142])*[.F142])" table:style-name="ce1">
            <text:p>0.121661453</text:p>
          </table:table-cell>
          <table:table-cell table:style-name="ce1"/>
          <table:table-cell table:style-name="ce4"/>
          <table:table-cell table:style-name="ce5"/>
          <table:table-cell table:style-name="ce4"/>
          <table:table-cell table:style-name="ce5"/>
          <table:table-cell table:number-columns-repeated="3" table:style-name="ce4"/>
          <table:table-cell table:number-columns-repeated="16363" table:style-name="ce1"/>
        </table:table-row>
        <table:table-row table:style-name="ro1">
          <table:table-cell table:style-name="ce1"/>
          <table:table-cell office:value-type="float" office:value="4096" table:style-name="ce1">
            <text:p>4096</text:p>
          </table:table-cell>
          <table:table-cell office:value-type="float" office:value="4108" table:formula="of:=[.B143]+11+1" table:style-name="ce1">
            <text:p>4108</text:p>
          </table:table-cell>
          <table:table-cell table:number-columns-repeated="2" table:style-name="ce1"/>
          <table:table-cell office:value-type="float" office:value="16384" table:formula="of:=[.F142]*2" table:style-name="ce1">
            <text:p>16384</text:p>
          </table:table-cell>
          <table:table-cell table:number-columns-repeated="6" table:style-name="ce1"/>
          <table:table-cell office:value-type="float" office:value="0.11740208843354161" table:formula="of:=[.$O$159]+[.$Q$159]*LOG([.F143])+[.$S$159]*LOG([.F143])+[.$U$159]*[.C143]/MIN([.F143];CEILING([.C143]/[.F143])*[.F143])" table:style-name="ce1">
            <text:p>0.117402088</text:p>
          </table:table-cell>
          <table:table-cell table:number-columns-repeated="2" table:style-name="ce1"/>
          <table:table-cell table:number-columns-repeated="6" table:style-name="ce5"/>
          <table:table-cell table:number-columns-repeated="16363" table:style-name="ce1"/>
        </table:table-row>
        <table:table-row table:style-name="ro1">
          <table:table-cell table:number-columns-repeated="14" table:style-name="ce1"/>
          <table:table-cell table:number-columns-repeated="7" table:style-name="ce5"/>
          <table:table-cell table:number-columns-repeated="16363" table:style-name="ce1"/>
        </table:table-row>
        <table:table-row table:style-name="ro1">
          <table:table-cell table:number-columns-repeated="14" table:style-name="ce1"/>
          <table:table-cell office:value-type="string" table:style-name="ce4">
            <text:p>M=8192</text:p>
          </table:table-cell>
          <table:table-cell table:number-columns-repeated="6" table:style-name="ce5"/>
          <table:table-cell table:number-columns-repeated="16363" table:style-name="ce1"/>
        </table:table-row>
        <table:table-row table:style-name="ro1">
          <table:table-cell office:value-type="string" table:style-name="ce3">
            <text:p>threads\SimType</text:p>
          </table:table-cell>
          <table:table-cell office:value-type="string" table:style-name="ce4">
            <text:p>M</text:p>
          </table:table-cell>
          <table:table-cell office:value-type="string" table:style-name="ce4">
            <text:p>W</text:p>
          </table:table-cell>
          <table:table-cell office:value-type="string" table:style-name="ce4">
            <text:p>threads</text:p>
          </table:table-cell>
          <table:table-cell office:value-type="string" table:style-name="ce4">
            <text:p>ranks</text:p>
          </table:table-cell>
          <table:table-cell office:value-type="string" table:style-name="ce4">
            <text:p>cores</text:p>
          </table:table-cell>
          <table:table-cell office:value-type="string" table:style-name="ce4">
            <text:p>rexi_preproc</text:p>
          </table:table-cell>
          <table:table-cell office:value-type="string" table:style-name="ce4">
            <text:p>rexi_broadcast</text:p>
          </table:table-cell>
          <table:table-cell office:value-type="string" table:style-name="ce4">
            <text:p>rexi_reduce</text:p>
          </table:table-cell>
          <table:table-cell office:value-type="string" table:style-name="ce4">
            <text:p>rexi_solver</text:p>
          </table:table-cell>
          <table:table-cell office:value-type="string" table:style-name="ce4">
            <text:p>seconds</text:p>
          </table:table-cell>
          <table:table-cell office:value-type="string" table:style-name="ce4">
            <text:p>rexi sum</text:p>
          </table:table-cell>
          <table:table-cell office:value-type="string" table:style-name="ce4">
            <text:p>model</text:p>
          </table:table-cell>
          <table:table-cell table:style-name="ce4"/>
          <table:table-cell office:value-type="string" office:string-value="rexi_preproc" table:formula="of:=[.G146]" table:style-name="ce4">
            <text:p>rexi_preproc</text:p>
          </table:table-cell>
          <table:table-cell office:value-type="string" office:string-value="rexi_broadcast" table:formula="of:=[.H146]" table:style-name="ce4">
            <text:p>rexi_broadcast</text:p>
          </table:table-cell>
          <table:table-cell table:style-name="ce4"/>
          <table:table-cell office:value-type="string" office:string-value="rexi_reduce" table:formula="of:=[.I146]" table:style-name="ce4">
            <text:p>rexi_reduce</text:p>
          </table:table-cell>
          <table:table-cell table:style-name="ce4"/>
          <table:table-cell office:value-type="string" office:string-value="rexi_solver" table:formula="of:=[.J146]" table:style-name="ce4">
            <text:p>rexi_solver</text:p>
          </table:table-cell>
          <table:table-cell table:style-name="ce1"/>
          <table:table-cell office:value-type="string" table:style-name="ce1">
            <text:p>weight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xi_fd_par_m8192 (00014 threads / 00001 ranks) 14 cores</text:p>
          </table:table-cell>
          <table:table-cell office:value-type="float" office:value="8192" table:style-name="ce1">
            <text:p>8192</text:p>
          </table:table-cell>
          <table:table-cell office:value-type="float" office:value="8204" table:formula="of:=[.B147]+11+1" table:style-name="ce1">
            <text:p>8204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3.6052000000000001E-2" table:style-name="ce1">
            <text:p>0.036052</text:p>
          </table:table-cell>
          <table:table-cell office:value-type="float" office:value="4.0000000000000003E-5" table:style-name="ce1">
            <text:p>0.00004</text:p>
          </table:table-cell>
          <table:table-cell office:value-type="float" office:value="1.0014E-2" table:style-name="ce1">
            <text:p>0.010014</text:p>
          </table:table-cell>
          <table:table-cell office:value-type="float" office:value="19.785444999999999" table:style-name="ce1">
            <text:p>19.785445</text:p>
          </table:table-cell>
          <table:table-cell office:value-type="float" office:value="20.057506" table:style-name="ce1">
            <text:p>20.057506</text:p>
          </table:table-cell>
          <table:table-cell office:value-type="float" office:value="19.831551000000001" table:formula="of:=SUM([.G147:.J147])" table:style-name="ce1">
            <text:p>19.831551</text:p>
          </table:table-cell>
          <table:table-cell office:value-type="float" office:value="21.53896669646063" table:formula="of:=[.$O$159]+[.$Q$159]*LOG([.F147])+[.$S$159]*LOG([.F147])+[.$U$159]*[.C147]/MIN([.F147];CEILING([.C147]/[.F147])*[.F147])" table:style-name="ce1">
            <text:p>21.5389667</text:p>
          </table:table-cell>
          <table:table-cell table:style-name="ce1"/>
          <table:table-cell office:value-type="float" office:value="3.6052000000000001E-2" table:formula="of:=[.G147]" table:style-name="ce8">
            <text:p>0.036052</text:p>
          </table:table-cell>
          <table:table-cell office:value-type="float" office:value="4.0000000000000003E-5" table:formula="of:=[.H147]" table:style-name="ce8">
            <text:p>0.00004</text:p>
          </table:table-cell>
          <table:table-cell office:value-type="float" office:value="3.4900114781966241E-5" table:formula="of:=[.P147]/LOG([.F147])" table:style-name="ce8">
            <text:p>3.49001E-05</text:p>
          </table:table-cell>
          <table:table-cell office:value-type="float" office:value="1.0014E-2" table:formula="of:=[.I147]" table:style-name="ce8">
            <text:p>0.010014</text:p>
          </table:table-cell>
          <table:table-cell office:value-type="float" office:value="8.7372437356652479E-3" table:formula="of:=[.R147]/LOG([.F147])" table:style-name="ce8">
            <text:p>0.008737244</text:p>
          </table:table-cell>
          <table:table-cell office:value-type="float" office:value="19.785444999999999" table:formula="of:=[.J147]" table:style-name="ce8">
            <text:p>19.785445</text:p>
          </table:table-cell>
          <table:table-cell office:value-type="float" office:value="3.3763558020477813E-2" table:formula="of:=[.T147]/[.C147]*MIN([.F147];CEILING([.C147]/[.F147])*[.F147])" table:style-name="ce8">
            <text:p>0.033763558</text:p>
          </table:table-cell>
          <table:table-cell office:value-type="float" office:value="5.0424699510391295E-2" table:formula="of:=1/[.L147]" table:style-name="ce1">
            <text:p>0.0504247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xi_fd_par_m8192 (00014 threads / 00002 ranks) 28 cores</text:p>
          </table:table-cell>
          <table:table-cell office:value-type="float" office:value="8192" table:style-name="ce1">
            <text:p>8192</text:p>
          </table:table-cell>
          <table:table-cell office:value-type="float" office:value="8204" table:formula="of:=[.B148]+11+1" table:style-name="ce1">
            <text:p>8204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3.6198000000000001E-2" table:style-name="ce1">
            <text:p>0.036198</text:p>
          </table:table-cell>
          <table:table-cell office:value-type="float" office:value="1.923E-3" table:style-name="ce1">
            <text:p>0.001923</text:p>
          </table:table-cell>
          <table:table-cell office:value-type="float" office:value="9.9740000000000002E-3" table:style-name="ce1">
            <text:p>0.009974</text:p>
          </table:table-cell>
          <table:table-cell office:value-type="float" office:value="9.0883070000000004" table:style-name="ce1">
            <text:p>9.088307</text:p>
          </table:table-cell>
          <table:table-cell office:value-type="float" office:value="9.7604330000000008" table:style-name="ce1">
            <text:p>9.760433</text:p>
          </table:table-cell>
          <table:table-cell office:value-type="float" office:value="9.1364020000000004" table:formula="of:=SUM([.G148:.J148])" table:style-name="ce1">
            <text:p>9.136402</text:p>
          </table:table-cell>
          <table:table-cell office:value-type="float" office:value="10.803386827608181" table:formula="of:=[.$O$159]+[.$Q$159]*LOG([.F148])+[.$S$159]*LOG([.F148])+[.$U$159]*[.C148]/MIN([.F148];CEILING([.C148]/[.F148])*[.F148])" table:style-name="ce1">
            <text:p>10.80338683</text:p>
          </table:table-cell>
          <table:table-cell table:style-name="ce1"/>
          <table:table-cell office:value-type="float" office:value="3.6198000000000001E-2" table:formula="of:=[.G148]" table:style-name="ce5">
            <text:p>0.036198</text:p>
          </table:table-cell>
          <table:table-cell office:value-type="float" office:value="1.923E-3" table:formula="of:=[.H148]" table:style-name="ce5">
            <text:p>0.001923</text:p>
          </table:table-cell>
          <table:table-cell office:value-type="float" office:value="1.3288113380516182E-3" table:formula="of:=[.P148]/LOG([.F148])" table:style-name="ce5">
            <text:p>0.001328811</text:p>
          </table:table-cell>
          <table:table-cell office:value-type="float" office:value="9.9740000000000002E-3" table:formula="of:=[.I148]" table:style-name="ce5">
            <text:p>0.009974</text:p>
          </table:table-cell>
          <table:table-cell office:value-type="float" office:value="6.892129113742507E-3" table:formula="of:=[.R148]/LOG([.F148])" table:style-name="ce5">
            <text:p>0.006892129</text:p>
          </table:table-cell>
          <table:table-cell office:value-type="float" office:value="9.0883070000000004" table:formula="of:=[.J148]" table:style-name="ce5">
            <text:p>9.088307</text:p>
          </table:table-cell>
          <table:table-cell office:value-type="float" office:value="3.1018112627986347E-2" table:formula="of:=[.T148]/[.C148]*MIN([.F148];CEILING([.C148]/[.F148])*[.F148])" table:style-name="ce5">
            <text:p>0.031018113</text:p>
          </table:table-cell>
          <table:table-cell office:value-type="float" office:value="0.10945227672775344" table:formula="of:=1/[.L148]" table:style-name="ce1">
            <text:p>0.109452277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xi_fd_par_m8192 (00014 threads / 00004 ranks) 56 cores</text:p>
          </table:table-cell>
          <table:table-cell office:value-type="float" office:value="8192" table:style-name="ce1">
            <text:p>8192</text:p>
          </table:table-cell>
          <table:table-cell office:value-type="float" office:value="8204" table:formula="of:=[.B149]+11+1" table:style-name="ce1">
            <text:p>8204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56" table:style-name="ce1">
            <text:p>56</text:p>
          </table:table-cell>
          <table:table-cell office:value-type="float" office:value="3.7073000000000002E-2" table:style-name="ce1">
            <text:p>0.037073</text:p>
          </table:table-cell>
          <table:table-cell office:value-type="float" office:value="5.2129999999999998E-3" table:style-name="ce1">
            <text:p>0.005213</text:p>
          </table:table-cell>
          <table:table-cell office:value-type="float" office:value="1.4928E-2" table:style-name="ce1">
            <text:p>0.014928</text:p>
          </table:table-cell>
          <table:table-cell office:value-type="float" office:value="4.6234270000000004" table:style-name="ce1">
            <text:p>4.623427</text:p>
          </table:table-cell>
          <table:table-cell office:value-type="float" office:value="5.042459" table:style-name="ce1">
            <text:p>5.042459</text:p>
          </table:table-cell>
          <table:table-cell office:value-type="float" office:value="4.6806410000000005" table:formula="of:=SUM([.G149:.J149])" table:style-name="ce1">
            <text:p>4.680641</text:p>
          </table:table-cell>
          <table:table-cell office:value-type="float" office:value="5.4380627648158137" table:formula="of:=[.$O$159]+[.$Q$159]*LOG([.F149])+[.$S$159]*LOG([.F149])+[.$U$159]*[.C149]/MIN([.F149];CEILING([.C149]/[.F149])*[.F149])" table:style-name="ce1">
            <text:p>5.438062765</text:p>
          </table:table-cell>
          <table:table-cell table:style-name="ce1"/>
          <table:table-cell office:value-type="float" office:value="3.7073000000000002E-2" table:formula="of:=[.G149]" table:style-name="ce5">
            <text:p>0.037073</text:p>
          </table:table-cell>
          <table:table-cell office:value-type="float" office:value="5.2129999999999998E-3" table:formula="of:=[.H149]" table:style-name="ce5">
            <text:p>0.005213</text:p>
          </table:table-cell>
          <table:table-cell office:value-type="float" office:value="2.9819446875673575E-3" table:formula="of:=[.P149]/LOG([.F149])" table:style-name="ce5">
            <text:p>0.002981945</text:p>
          </table:table-cell>
          <table:table-cell office:value-type="float" office:value="1.4928E-2" table:formula="of:=[.I149]" table:style-name="ce5">
            <text:p>0.014928</text:p>
          </table:table-cell>
          <table:table-cell office:value-type="float" office:value="8.5391272388270698E-3" table:formula="of:=[.R149]/LOG([.F149])" table:style-name="ce5">
            <text:p>0.008539127</text:p>
          </table:table-cell>
          <table:table-cell office:value-type="float" office:value="4.6234270000000004" table:formula="of:=[.J149]" table:style-name="ce5">
            <text:p>4.623427</text:p>
          </table:table-cell>
          <table:table-cell office:value-type="float" office:value="3.1559228668941987E-2" table:formula="of:=[.T149]/[.C149]*MIN([.F149];CEILING([.C149]/[.F149])*[.F149])" table:style-name="ce5">
            <text:p>0.031559229</text:p>
          </table:table-cell>
          <table:table-cell office:value-type="float" office:value="0.21364595148399543" table:formula="of:=1/[.L149]" table:style-name="ce1">
            <text:p>0.21364595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xi_fd_par_m8192 (00014 threads / 00008 ranks) 112 cores</text:p>
          </table:table-cell>
          <table:table-cell office:value-type="float" office:value="8192" table:style-name="ce1">
            <text:p>8192</text:p>
          </table:table-cell>
          <table:table-cell office:value-type="float" office:value="8204" table:formula="of:=[.B150]+11+1" table:style-name="ce1">
            <text:p>8204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112" table:style-name="ce1">
            <text:p>112</text:p>
          </table:table-cell>
          <table:table-cell office:value-type="float" office:value="3.7044000000000001E-2" table:style-name="ce1">
            <text:p>0.037044</text:p>
          </table:table-cell>
          <table:table-cell office:value-type="float" office:value="7.5989999999999999E-3" table:style-name="ce1">
            <text:p>0.007599</text:p>
          </table:table-cell>
          <table:table-cell office:value-type="float" office:value="1.468E-2" table:style-name="ce1">
            <text:p>0.01468</text:p>
          </table:table-cell>
          <table:table-cell office:value-type="float" office:value="2.2821129999999998" table:style-name="ce1">
            <text:p>2.282113</text:p>
          </table:table-cell>
          <table:table-cell office:value-type="float" office:value="2.5519780000000001" table:style-name="ce1">
            <text:p>2.551978</text:p>
          </table:table-cell>
          <table:table-cell office:value-type="float" office:value="2.3414359999999999" table:formula="of:=SUM([.G150:.J150])" table:style-name="ce1">
            <text:p>2.341436</text:p>
          </table:table-cell>
          <table:table-cell office:value-type="float" office:value="2.7578666050534855" table:formula="of:=[.$O$159]+[.$Q$159]*LOG([.F150])+[.$S$159]*LOG([.F150])+[.$U$159]*[.C150]/MIN([.F150];CEILING([.C150]/[.F150])*[.F150])" table:style-name="ce1">
            <text:p>2.757866605</text:p>
          </table:table-cell>
          <table:table-cell table:style-name="ce1"/>
          <table:table-cell office:value-type="float" office:value="3.7044000000000001E-2" table:formula="of:=[.G150]" table:style-name="ce5">
            <text:p>0.037044</text:p>
          </table:table-cell>
          <table:table-cell office:value-type="float" office:value="7.5989999999999999E-3" table:formula="of:=[.H150]" table:style-name="ce5">
            <text:p>0.007599</text:p>
          </table:table-cell>
          <table:table-cell office:value-type="float" office:value="3.7082437866217456E-3" table:formula="of:=[.P150]/LOG([.F150])" table:style-name="ce5">
            <text:p>0.003708244</text:p>
          </table:table-cell>
          <table:table-cell office:value-type="float" office:value="1.468E-2" table:formula="of:=[.I150]" table:style-name="ce5">
            <text:p>0.01468</text:p>
          </table:table-cell>
          <table:table-cell office:value-type="float" office:value="7.1637082231355738E-3" table:formula="of:=[.R150]/LOG([.F150])" table:style-name="ce5">
            <text:p>0.007163708</text:p>
          </table:table-cell>
          <table:table-cell office:value-type="float" office:value="2.2821129999999998" table:formula="of:=[.J150]" table:style-name="ce5">
            <text:p>2.282113</text:p>
          </table:table-cell>
          <table:table-cell office:value-type="float" office:value="3.1155126279863478E-2" table:formula="of:=[.T150]/[.C150]*MIN([.F150];CEILING([.C150]/[.F150])*[.F150])" table:style-name="ce5">
            <text:p>0.031155126</text:p>
          </table:table-cell>
          <table:table-cell office:value-type="float" office:value="0.42708833382590855" table:formula="of:=1/[.L150]" table:style-name="ce1">
            <text:p>0.427088334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xi_fd_par_m8192 (00014 threads / 00014 ranks) 196 cores</text:p>
          </table:table-cell>
          <table:table-cell office:value-type="float" office:value="8192" table:style-name="ce1">
            <text:p>8192</text:p>
          </table:table-cell>
          <table:table-cell office:value-type="float" office:value="8204" table:formula="of:=[.B151]+11+1" table:style-name="ce1">
            <text:p>820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96" table:style-name="ce1">
            <text:p>196</text:p>
          </table:table-cell>
          <table:table-cell office:value-type="float" office:value="3.6725000000000001E-2" table:style-name="ce1">
            <text:p>0.036725</text:p>
          </table:table-cell>
          <table:table-cell office:value-type="float" office:value="1.0296E-2" table:style-name="ce1">
            <text:p>0.010296</text:p>
          </table:table-cell>
          <table:table-cell office:value-type="float" office:value="1.4862E-2" table:style-name="ce1">
            <text:p>0.014862</text:p>
          </table:table-cell>
          <table:table-cell office:value-type="float" office:value="1.3179590000000001" table:style-name="ce1">
            <text:p>1.317959</text:p>
          </table:table-cell>
          <table:table-cell office:value-type="float" office:value="1.4991399999999999" table:style-name="ce1">
            <text:p>1.49914</text:p>
          </table:table-cell>
          <table:table-cell office:value-type="float" office:value="1.379842" table:formula="of:=SUM([.G151:.J151])" table:style-name="ce1">
            <text:p>1.379842</text:p>
          </table:table-cell>
          <table:table-cell office:value-type="float" office:value="1.6110791709564092" table:formula="of:=[.$O$159]+[.$Q$159]*LOG([.F151])+[.$S$159]*LOG([.F151])+[.$U$159]*[.C151]/MIN([.F151];CEILING([.C151]/[.F151])*[.F151])" table:style-name="ce1">
            <text:p>1.611079171</text:p>
          </table:table-cell>
          <table:table-cell table:style-name="ce1"/>
          <table:table-cell office:value-type="float" office:value="3.6725000000000001E-2" table:formula="of:=[.G151]" table:style-name="ce5">
            <text:p>0.036725</text:p>
          </table:table-cell>
          <table:table-cell office:value-type="float" office:value="1.0296E-2" table:formula="of:=[.H151]" table:style-name="ce5">
            <text:p>0.010296</text:p>
          </table:table-cell>
          <table:table-cell office:value-type="float" office:value="4.4916447724390549E-3" table:formula="of:=[.P151]/LOG([.F151])" table:style-name="ce5">
            <text:p>0.004491645</text:p>
          </table:table-cell>
          <table:table-cell office:value-type="float" office:value="1.4862E-2" table:formula="of:=[.I151]" table:style-name="ce5">
            <text:p>0.014862</text:p>
          </table:table-cell>
          <table:table-cell office:value-type="float" office:value="6.4835688236197777E-3" table:formula="of:=[.R151]/LOG([.F151])" table:style-name="ce5">
            <text:p>0.006483569</text:p>
          </table:table-cell>
          <table:table-cell office:value-type="float" office:value="1.3179590000000001" table:formula="of:=[.J151]" table:style-name="ce5">
            <text:p>1.317959</text:p>
          </table:table-cell>
          <table:table-cell office:value-type="float" office:value="3.148707508532423E-2" table:formula="of:=[.T151]/[.C151]*MIN([.F151];CEILING([.C151]/[.F151])*[.F151])" table:style-name="ce5">
            <text:p>0.031487075</text:p>
          </table:table-cell>
          <table:table-cell office:value-type="float" office:value="0.72472065642298178" table:formula="of:=1/[.L151]" table:style-name="ce1">
            <text:p>0.724720656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xi_fd_par_m8192 (00014 threads / 00028 ranks) 392 cores</text:p>
          </table:table-cell>
          <table:table-cell office:value-type="float" office:value="8192" table:style-name="ce1">
            <text:p>8192</text:p>
          </table:table-cell>
          <table:table-cell office:value-type="float" office:value="8204" table:formula="of:=[.B152]+11+1" table:style-name="ce1">
            <text:p>8204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392" table:style-name="ce1">
            <text:p>392</text:p>
          </table:table-cell>
          <table:table-cell office:value-type="float" office:value="3.7090999999999999E-2" table:style-name="ce1">
            <text:p>0.037091</text:p>
          </table:table-cell>
          <table:table-cell office:value-type="float" office:value="1.3223E-2" table:style-name="ce1">
            <text:p>0.013223</text:p>
          </table:table-cell>
          <table:table-cell office:value-type="float" office:value="1.9692999999999999E-2" table:style-name="ce1">
            <text:p>0.019693</text:p>
          </table:table-cell>
          <table:table-cell office:value-type="float" office:value="0.660609" table:style-name="ce1">
            <text:p>0.660609</text:p>
          </table:table-cell>
          <table:table-cell office:value-type="float" office:value="0.79414700000000005" table:style-name="ce1">
            <text:p>0.794147</text:p>
          </table:table-cell>
          <table:table-cell office:value-type="float" office:value="0.73061600000000004" table:formula="of:=SUM([.G152:.J152])" table:style-name="ce1">
            <text:p>0.730616</text:p>
          </table:table-cell>
          <table:table-cell office:value-type="float" office:value="0.84883151335839568" table:formula="of:=[.$O$159]+[.$Q$159]*LOG([.F152])+[.$S$159]*LOG([.F152])+[.$U$159]*[.C152]/MIN([.F152];CEILING([.C152]/[.F152])*[.F152])" table:style-name="ce1">
            <text:p>0.848831513</text:p>
          </table:table-cell>
          <table:table-cell table:style-name="ce1"/>
          <table:table-cell office:value-type="float" office:value="3.7090999999999999E-2" table:formula="of:=[.G152]" table:style-name="ce5">
            <text:p>0.037091</text:p>
          </table:table-cell>
          <table:table-cell office:value-type="float" office:value="1.3223E-2" table:formula="of:=[.H152]" table:style-name="ce5">
            <text:p>0.013223</text:p>
          </table:table-cell>
          <table:table-cell office:value-type="float" office:value="5.0989361213020744E-3" table:formula="of:=[.P152]/LOG([.F152])" table:style-name="ce5">
            <text:p>0.005098936</text:p>
          </table:table-cell>
          <table:table-cell office:value-type="float" office:value="1.9692999999999999E-2" table:formula="of:=[.I152]" table:style-name="ce5">
            <text:p>0.019693</text:p>
          </table:table-cell>
          <table:table-cell office:value-type="float" office:value="7.5938402054603138E-3" table:formula="of:=[.R152]/LOG([.F152])" table:style-name="ce5">
            <text:p>0.00759384</text:p>
          </table:table-cell>
          <table:table-cell office:value-type="float" office:value="0.660609" table:formula="of:=[.J152]" table:style-name="ce5">
            <text:p>0.660609</text:p>
          </table:table-cell>
          <table:table-cell office:value-type="float" office:value="3.156493515358362E-2" table:formula="of:=[.T152]/[.C152]*MIN([.F152];CEILING([.C152]/[.F152])*[.F152])" table:style-name="ce5">
            <text:p>0.031564935</text:p>
          </table:table-cell>
          <table:table-cell office:value-type="float" office:value="1.368708049098295" table:formula="of:=1/[.L152]" table:style-name="ce1">
            <text:p>1.368708049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xi_fd_par_m8192 (00014 threads / 00056 ranks) 784 cores</text:p>
          </table:table-cell>
          <table:table-cell office:value-type="float" office:value="8192" table:style-name="ce1">
            <text:p>8192</text:p>
          </table:table-cell>
          <table:table-cell office:value-type="float" office:value="8204" table:formula="of:=[.B153]+11+1" table:style-name="ce1">
            <text:p>8204</text:p>
          </table:table-cell>
          <table:table-cell office:value-type="float" office:value="14" table:style-name="ce1">
            <text:p>14</text:p>
          </table:table-cell>
          <table:table-cell office:value-type="float" office:value="56" table:style-name="ce1">
            <text:p>56</text:p>
          </table:table-cell>
          <table:table-cell office:value-type="float" office:value="784" table:style-name="ce1">
            <text:p>784</text:p>
          </table:table-cell>
          <table:table-cell office:value-type="float" office:value="3.9600999999999997E-2" table:style-name="ce1">
            <text:p>0.039601</text:p>
          </table:table-cell>
          <table:table-cell office:value-type="float" office:value="1.558E-2" table:style-name="ce1">
            <text:p>0.01558</text:p>
          </table:table-cell>
          <table:table-cell office:value-type="float" office:value="5.5152E-2" table:style-name="ce1">
            <text:p>0.055152</text:p>
          </table:table-cell>
          <table:table-cell office:value-type="float" office:value="0.35752" table:style-name="ce1">
            <text:p>0.35752</text:p>
          </table:table-cell>
          <table:table-cell office:value-type="float" office:value="0.52179399999999998" table:style-name="ce1">
            <text:p>0.521794</text:p>
          </table:table-cell>
          <table:table-cell office:value-type="float" office:value="0.46785299999999996" table:formula="of:=SUM([.G153:.J153])" table:style-name="ce1">
            <text:p>0.467853</text:p>
          </table:table-cell>
          <table:table-cell office:value-type="float" office:value="0.47017355619324508" table:formula="of:=[.$O$159]+[.$Q$159]*LOG([.F153])+[.$S$159]*LOG([.F153])+[.$U$159]*[.C153]/MIN([.F153];CEILING([.C153]/[.F153])*[.F153])" table:style-name="ce1">
            <text:p>0.470173556</text:p>
          </table:table-cell>
          <table:table-cell table:style-name="ce1"/>
          <table:table-cell office:value-type="float" office:value="3.9600999999999997E-2" table:formula="of:=[.G153]" table:style-name="ce5">
            <text:p>0.039601</text:p>
          </table:table-cell>
          <table:table-cell office:value-type="float" office:value="1.558E-2" table:formula="of:=[.H153]" table:style-name="ce5">
            <text:p>0.01558</text:p>
          </table:table-cell>
          <table:table-cell office:value-type="float" office:value="5.3829642867509655E-3" table:formula="of:=[.P153]/LOG([.F153])" table:style-name="ce5">
            <text:p>0.005382964</text:p>
          </table:table-cell>
          <table:table-cell office:value-type="float" office:value="5.5152E-2" table:formula="of:=[.I153]" table:style-name="ce5">
            <text:p>0.055152</text:p>
          </table:table-cell>
          <table:table-cell office:value-type="float" office:value="1.9055278969376716E-2" table:formula="of:=[.R153]/LOG([.F153])" table:style-name="ce5">
            <text:p>0.019055279</text:p>
          </table:table-cell>
          <table:table-cell office:value-type="float" office:value="0.35752" table:formula="of:=[.J153]" table:style-name="ce5">
            <text:p>0.35752</text:p>
          </table:table-cell>
          <table:table-cell office:value-type="float" office:value="3.4165733788395901E-2" table:formula="of:=[.T153]/[.C153]*MIN([.F153];CEILING([.C153]/[.F153])*[.F153])" table:style-name="ce5">
            <text:p>0.034165734</text:p>
          </table:table-cell>
          <table:table-cell office:value-type="float" office:value="2.1374235069562451" table:formula="of:=1/[.L153]" table:style-name="ce1">
            <text:p>2.137423507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xi_fd_par_m8192 (00014 threads / 00112 ranks) 1568 cores</text:p>
          </table:table-cell>
          <table:table-cell office:value-type="float" office:value="8192" table:style-name="ce1">
            <text:p>8192</text:p>
          </table:table-cell>
          <table:table-cell office:value-type="float" office:value="8204" table:formula="of:=[.B154]+11+1" table:style-name="ce1">
            <text:p>8204</text:p>
          </table:table-cell>
          <table:table-cell office:value-type="float" office:value="14" table:style-name="ce1">
            <text:p>14</text:p>
          </table:table-cell>
          <table:table-cell office:value-type="float" office:value="112" table:style-name="ce1">
            <text:p>112</text:p>
          </table:table-cell>
          <table:table-cell office:value-type="float" office:value="1568" table:style-name="ce1">
            <text:p>1568</text:p>
          </table:table-cell>
          <table:table-cell office:value-type="float" office:value="4.0403000000000001E-2" table:style-name="ce1">
            <text:p>0.040403</text:p>
          </table:table-cell>
          <table:table-cell office:value-type="float" office:value="1.7184000000000001E-2" table:style-name="ce1">
            <text:p>0.017184</text:p>
          </table:table-cell>
          <table:table-cell office:value-type="float" office:value="3.9093000000000003E-2" table:style-name="ce1">
            <text:p>0.039093</text:p>
          </table:table-cell>
          <table:table-cell office:value-type="float" office:value="0.19028200000000001" table:style-name="ce1">
            <text:p>0.190282</text:p>
          </table:table-cell>
          <table:table-cell office:value-type="float" office:value="0.34986299999999998" table:style-name="ce1">
            <text:p>0.349863</text:p>
          </table:table-cell>
          <table:table-cell office:value-type="float" office:value="0.28696199999999999" table:formula="of:=SUM([.G154:.J154])" table:style-name="ce1">
            <text:p>0.286962</text:p>
          </table:table-cell>
          <table:table-cell office:value-type="float" office:value="0.28331044924452597" table:formula="of:=[.$O$159]+[.$Q$159]*LOG([.F154])+[.$S$159]*LOG([.F154])+[.$U$159]*[.C154]/MIN([.F154];CEILING([.C154]/[.F154])*[.F154])" table:style-name="ce1">
            <text:p>0.283310449</text:p>
          </table:table-cell>
          <table:table-cell table:style-name="ce1"/>
          <table:table-cell office:value-type="float" office:value="4.0403000000000001E-2" table:formula="of:=[.G154]" table:style-name="ce5">
            <text:p>0.040403</text:p>
          </table:table-cell>
          <table:table-cell office:value-type="float" office:value="1.7184000000000001E-2" table:formula="of:=[.H154]" table:style-name="ce5">
            <text:p>0.017184</text:p>
          </table:table-cell>
          <table:table-cell office:value-type="float" office:value="5.3778212707520966E-3" table:formula="of:=[.P154]/LOG([.F154])" table:style-name="ce5">
            <text:p>0.005377821</text:p>
          </table:table-cell>
          <table:table-cell office:value-type="float" office:value="3.9093000000000003E-2" table:formula="of:=[.I154]" table:style-name="ce5">
            <text:p>0.039093</text:p>
          </table:table-cell>
          <table:table-cell office:value-type="float" office:value="1.2234355617871957E-2" table:formula="of:=[.R154]/LOG([.F154])" table:style-name="ce5">
            <text:p>0.012234356</text:p>
          </table:table-cell>
          <table:table-cell office:value-type="float" office:value="0.19028200000000001" table:formula="of:=[.J154]" table:style-name="ce5">
            <text:p>0.190282</text:p>
          </table:table-cell>
          <table:table-cell office:value-type="float" office:value="3.636789078498294E-2" table:formula="of:=[.T154]/[.C154]*MIN([.F154];CEILING([.C154]/[.F154])*[.F154])" table:style-name="ce5">
            <text:p>0.036367891</text:p>
          </table:table-cell>
          <table:table-cell office:value-type="float" office:value="3.4847819571929386" table:formula="of:=1/[.L154]" table:style-name="ce1">
            <text:p>3.484781957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xi_fd_par_m8192 (00014 threads / 00224 ranks) 3136 cores</text:p>
          </table:table-cell>
          <table:table-cell office:value-type="float" office:value="8192" table:style-name="ce1">
            <text:p>8192</text:p>
          </table:table-cell>
          <table:table-cell office:value-type="float" office:value="8204" table:formula="of:=[.B155]+11+1" table:style-name="ce1">
            <text:p>8204</text:p>
          </table:table-cell>
          <table:table-cell office:value-type="float" office:value="14" table:style-name="ce1">
            <text:p>14</text:p>
          </table:table-cell>
          <table:table-cell office:value-type="float" office:value="224" table:style-name="ce1">
            <text:p>224</text:p>
          </table:table-cell>
          <table:table-cell office:value-type="float" office:value="3136" table:style-name="ce1">
            <text:p>3136</text:p>
          </table:table-cell>
          <table:table-cell table:number-columns-repeated="6" table:style-name="ce1"/>
          <table:table-cell office:value-type="float" office:value="0.19234476740402262" table:formula="of:=[.$O$159]+[.$Q$159]*LOG([.F155])+[.$S$159]*LOG([.F155])+[.$U$159]*[.C155]/MIN([.F155];CEILING([.C155]/[.F155])*[.F155])" table:style-name="ce1">
            <text:p>0.192344767</text:p>
          </table:table-cell>
          <table:table-cell table:style-name="ce1"/>
          <table:table-cell table:number-columns-repeated="7" table:style-name="ce5"/>
          <table:table-cell table:number-columns-repeated="16363" table:style-name="ce1"/>
        </table:table-row>
        <table:table-row table:style-name="ro1">
          <table:table-cell table:style-name="ce1"/>
          <table:table-cell office:value-type="float" office:value="8192" table:style-name="ce1">
            <text:p>8192</text:p>
          </table:table-cell>
          <table:table-cell office:value-type="float" office:value="8204" table:formula="of:=[.B156]+11+1" table:style-name="ce1">
            <text:p>8204</text:p>
          </table:table-cell>
          <table:table-cell table:number-columns-repeated="2" table:style-name="ce1"/>
          <table:table-cell office:value-type="float" office:value="4096" table:style-name="ce1">
            <text:p>4096</text:p>
          </table:table-cell>
          <table:table-cell table:number-columns-repeated="6" table:style-name="ce1"/>
          <table:table-cell office:value-type="float" office:value="0.17176896052668522" table:formula="of:=[.$O$159]+[.$Q$159]*LOG([.F156])+[.$S$159]*LOG([.F156])+[.$U$159]*[.C156]/MIN([.F156];CEILING([.C156]/[.F156])*[.F156])" table:style-name="ce1">
            <text:p>0.171768961</text:p>
          </table:table-cell>
          <table:table-cell table:style-name="ce1"/>
          <table:table-cell office:value-type="float" office:value="3.9024625832264272E-2" table:formula="of:=SUMPRODUCT([.O147:.O154];[.V147:.V154])/SUM([.V147:.V154])" table:style-name="ce4">
            <text:p>0.039024626</text:p>
          </table:table-cell>
          <table:table-cell table:style-name="ce5"/>
          <table:table-cell office:value-type="float" office:value="5.0313698996056026E-3" table:formula="of:=SUMPRODUCT([.Q147:.Q154];[.V147:.V154])/SUM([.V147:.V154])" table:style-name="ce4">
            <text:p>0.00503137</text:p>
          </table:table-cell>
          <table:table-cell table:style-name="ce5"/>
          <table:table-cell office:value-type="float" office:value="1.2274729340811636E-2" table:formula="of:=SUMPRODUCT([.S147:.S154];[.V147:.V154])/SUM([.V147:.V154])" table:style-name="ce4">
            <text:p>0.012274729</text:p>
          </table:table-cell>
          <table:table-cell table:style-name="ce4"/>
          <table:table-cell office:value-type="float" office:value="3.4161690356781876E-2" table:formula="of:=SUMPRODUCT([.U147:.U154];[.V147:.V154])/SUM([.V147:.V154])" table:style-name="ce4">
            <text:p>0.03416169</text:p>
          </table:table-cell>
          <table:table-cell table:number-columns-repeated="16363" table:style-name="ce1"/>
        </table:table-row>
        <table:table-row table:style-name="ro1">
          <table:table-cell table:style-name="ce1"/>
          <table:table-cell office:value-type="float" office:value="8192" table:style-name="ce1">
            <text:p>8192</text:p>
          </table:table-cell>
          <table:table-cell office:value-type="float" office:value="8204" table:formula="of:=[.B157]+11+1" table:style-name="ce1">
            <text:p>8204</text:p>
          </table:table-cell>
          <table:table-cell table:number-columns-repeated="2" table:style-name="ce1"/>
          <table:table-cell office:value-type="float" office:value="8192" table:formula="of:=[.F156]*2" table:style-name="ce1">
            <text:p>8192</text:p>
          </table:table-cell>
          <table:table-cell table:number-columns-repeated="6" table:style-name="ce1"/>
          <table:table-cell office:value-type="float" office:value="0.13998997074515873" table:formula="of:=[.$O$159]+[.$Q$159]*LOG([.F157])+[.$S$159]*LOG([.F157])+[.$U$159]*[.C157]/MIN([.F157];CEILING([.C157]/[.F157])*[.F157])" table:style-name="ce1">
            <text:p>0.139989971</text:p>
          </table:table-cell>
          <table:table-cell table:style-name="ce1"/>
          <table:table-cell table:style-name="ce4"/>
          <table:table-cell table:style-name="ce5"/>
          <table:table-cell table:style-name="ce4"/>
          <table:table-cell table:style-name="ce5"/>
          <table:table-cell table:number-columns-repeated="3" table:style-name="ce4"/>
          <table:table-cell table:number-columns-repeated="16363" table:style-name="ce1"/>
        </table:table-row>
        <table:table-row table:style-name="ro1">
          <table:table-cell table:style-name="ce1"/>
          <table:table-cell office:value-type="float" office:value="8192" table:style-name="ce1">
            <text:p>8192</text:p>
          </table:table-cell>
          <table:table-cell office:value-type="float" office:value="8204" table:formula="of:=[.B158]+11+1" table:style-name="ce1">
            <text:p>8204</text:p>
          </table:table-cell>
          <table:table-cell table:number-columns-repeated="2" table:style-name="ce1"/>
          <table:table-cell office:value-type="float" office:value="16384" table:formula="of:=[.F157]*2" table:style-name="ce1">
            <text:p>16384</text:p>
          </table:table-cell>
          <table:table-cell table:number-columns-repeated="6" table:style-name="ce1"/>
          <table:table-cell office:value-type="float" office:value="0.12656634748825163" table:formula="of:=[.$O$159]+[.$Q$159]*LOG([.F158])+[.$S$159]*LOG([.F158])+[.$U$159]*[.C158]/MIN([.F158];CEILING([.C158]/[.F158])*[.F158])" table:style-name="ce1">
            <text:p>0.126566347</text:p>
          </table:table-cell>
          <table:table-cell table:style-name="ce1"/>
          <table:table-cell office:value-type="string" table:style-name="ce2">
            <text:p>Model parameters averaged from the ones above</text:p>
          </table:table-cell>
          <table:table-cell table:number-columns-repeated="16369" table:style-name="ce1"/>
        </table:table-row>
        <table:table-row table:style-name="ro2">
          <table:table-cell table:number-columns-repeated="5" table:style-name="ce1"/>
          <table:table-cell office:value-type="string" table:style-name="ce4">
            <text:p>cores</text:p>
          </table:table-cell>
          <table:table-cell office:value-type="string" table:style-name="ce1">
            <text:p>dummy</text:p>
          </table:table-cell>
          <table:table-cell office:value-type="string" table:style-name="ce4">
            <text:p>REXI M=2048 timepar</text:p>
          </table:table-cell>
          <table:table-cell office:value-type="string" table:style-name="ce4">
            <text:p>Model M=2048</text:p>
          </table:table-cell>
          <table:table-cell office:value-type="string" table:style-name="ce4">
            <text:p>REXI M=4096 timepar</text:p>
          </table:table-cell>
          <table:table-cell office:value-type="string" table:style-name="ce4">
            <text:p>Model M=4096</text:p>
          </table:table-cell>
          <table:table-cell office:value-type="string" table:style-name="ce4">
            <text:p>REXI M=8192 timepar</text:p>
          </table:table-cell>
          <table:table-cell office:value-type="string" table:style-name="ce4">
            <text:p>Model M=8192</text:p>
          </table:table-cell>
          <table:table-cell table:style-name="ce1"/>
          <table:table-cell office:value-type="float" office:value="3.9166575215659465E-2" table:formula="of:=AVERAGE([.O126];[.O141];[.O156])" table:style-name="ce9">
            <text:p>0.039166575</text:p>
          </table:table-cell>
          <table:table-cell table:style-name="ce10"/>
          <table:table-cell office:value-type="float" office:value="4.9853841559200258E-3" table:formula="of:=AVERAGE([.Q126];[.Q141];[.Q156])" table:style-name="ce10">
            <text:p>0.004985384</text:p>
          </table:table-cell>
          <table:table-cell table:style-name="ce10"/>
          <table:table-cell office:value-type="float" office:value="1.1397512361865203E-2" table:formula="of:=AVERAGE([.S126];[.S141];[.S156])" table:style-name="ce10">
            <text:p>0.011397512</text:p>
          </table:table-cell>
          <table:table-cell table:style-name="ce10"/>
          <table:table-cell office:value-type="float" office:value="3.6657036218840137E-2" table:formula="of:=AVERAGE([.U126];[.U141];[.U156])" table:style-name="ce10">
            <text:p>0.036657036</text:p>
          </table:table-cell>
          <table:table-cell table:number-columns-repeated="16363" table:style-name="ce1"/>
        </table:table-row>
        <table:table-row table:style-name="ro2">
          <table:table-cell table:number-columns-repeated="5" table:style-name="ce1"/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3.9646629999999998" table:formula="of:=[.L117]" table:style-name="ce1">
            <text:p>3.964663</text:p>
          </table:table-cell>
          <table:table-cell office:value-type="float" office:value="5.4517645158496428" table:formula="of:=[.M117]" table:style-name="ce1">
            <text:p>5.451764516</text:p>
          </table:table-cell>
          <table:table-cell office:value-type="float" office:value="7.834244" table:formula="of:=[.L132]" table:style-name="ce1">
            <text:p>7.834244</text:p>
          </table:table-cell>
          <table:table-cell office:value-type="float" office:value="10.814165242719973" table:formula="of:=[.M132]" table:style-name="ce1">
            <text:p>10.81416524</text:p>
          </table:table-cell>
          <table:table-cell office:value-type="float" office:value="19.831551000000001" table:formula="of:=[.L147]" table:style-name="ce1">
            <text:p>19.831551</text:p>
          </table:table-cell>
          <table:table-cell office:value-type="float" office:value="21.53896669646063" table:formula="of:=[.M147]" table:style-name="ce1">
            <text:p>21.5389667</text:p>
          </table:table-cell>
          <table:table-cell table:style-name="ce1"/>
          <table:table-cell office:value-type="string" table:style-name="ce11">
            <text:p>s_L</text:p>
          </table:table-cell>
          <table:table-cell table:style-name="ce12"/>
          <table:table-cell office:value-type="string" table:style-name="ce12">
            <text:p>s_B</text:p>
          </table:table-cell>
          <table:table-cell table:style-name="ce12"/>
          <table:table-cell office:value-type="string" table:style-name="ce12">
            <text:p>s_R</text:p>
          </table:table-cell>
          <table:table-cell table:style-name="ce12"/>
          <table:table-cell office:value-type="string" table:style-name="ce13">
            <text:p>p_W</text:p>
          </table:table-cell>
          <table:table-cell table:number-columns-repeated="16363" table:style-name="ce1"/>
        </table:table-row>
        <table:table-row table:style-name="ro1">
          <table:table-cell table:number-columns-repeated="5"/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.3771150000000003" table:formula="of:=[.L118]" table:style-name="ce1">
            <text:p>2.377115</text:p>
          </table:table-cell>
          <table:table-cell office:value-type="float" office:value="2.7597857373026882" table:formula="of:=[.M118]" table:style-name="ce1">
            <text:p>2.759785737</text:p>
          </table:table-cell>
          <table:table-cell office:value-type="float" office:value="4.5843100000000003" table:formula="of:=[.L133]" table:style-name="ce1">
            <text:p>4.58431</text:p>
          </table:table-cell>
          <table:table-cell office:value-type="float" office:value="5.4409861007378533" table:formula="of:=[.M133]" table:style-name="ce1">
            <text:p>5.440986101</text:p>
          </table:table-cell>
          <table:table-cell office:value-type="float" office:value="9.1364020000000004" table:formula="of:=[.L148]" table:style-name="ce1">
            <text:p>9.136402</text:p>
          </table:table-cell>
          <table:table-cell office:value-type="float" office:value="10.803386827608181" table:formula="of:=[.M148]" table:style-name="ce1">
            <text:p>10.80338683</text:p>
          </table:table-cell>
          <table:table-cell table:number-columns-repeated="16371"/>
        </table:table-row>
        <table:table-row table:style-name="ro1">
          <table:table-cell table:number-columns-repeated="5"/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1.2304630000000001" table:formula="of:=[.L119]" table:style-name="ce1">
            <text:p>1.230463</text:p>
          </table:table-cell>
          <table:table-cell office:value-type="float" office:value="1.416262219663067" table:formula="of:=[.M119]" table:style-name="ce1">
            <text:p>1.41626222</text:p>
          </table:table-cell>
          <table:table-cell office:value-type="float" office:value="2.327801" table:formula="of:=[.L134]" table:style-name="ce1">
            <text:p>2.327801</text:p>
          </table:table-cell>
          <table:table-cell office:value-type="float" office:value="2.7568624013806491" table:formula="of:=[.M134]" table:style-name="ce1">
            <text:p>2.756862401</text:p>
          </table:table-cell>
          <table:table-cell office:value-type="float" office:value="4.6806410000000005" table:formula="of:=[.L149]" table:style-name="ce1">
            <text:p>4.680641</text:p>
          </table:table-cell>
          <table:table-cell office:value-type="float" office:value="5.4380627648158137" table:formula="of:=[.M149]" table:style-name="ce1">
            <text:p>5.438062765</text:p>
          </table:table-cell>
          <table:table-cell table:number-columns-repeated="16371"/>
        </table:table-row>
        <table:table-row table:style-name="ro1">
          <table:table-cell table:number-columns-repeated="5"/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0.65867900000000001" table:formula="of:=[.L120]" table:style-name="ce1">
            <text:p>0.658679</text:p>
          </table:table-cell>
          <table:table-cell office:value-type="float" office:value="0.7469663324771123" table:formula="of:=[.M120]" table:style-name="ce1">
            <text:p>0.746966332</text:p>
          </table:table-cell>
          <table:table-cell office:value-type="float" office:value="1.237641" table:formula="of:=[.L135]" table:style-name="ce1">
            <text:p>1.237641</text:p>
          </table:table-cell>
          <table:table-cell office:value-type="float" office:value="1.4172664233359036" table:formula="of:=[.M135]" table:style-name="ce1">
            <text:p>1.417266423</text:p>
          </table:table-cell>
          <table:table-cell office:value-type="float" office:value="2.3414359999999999" table:formula="of:=[.L150]" table:style-name="ce1">
            <text:p>2.341436</text:p>
          </table:table-cell>
          <table:table-cell office:value-type="float" office:value="2.7578666050534855" table:formula="of:=[.M150]" table:style-name="ce1">
            <text:p>2.757866605</text:p>
          </table:table-cell>
          <table:table-cell table:number-columns-repeated="16371"/>
        </table:table-row>
        <table:table-row table:style-name="ro1">
          <table:table-cell table:number-columns-repeated="5"/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0.43136000000000002" table:formula="of:=[.L121]" table:style-name="ce1">
            <text:p>0.43136</text:p>
          </table:table-cell>
          <table:table-cell office:value-type="float" office:value="0.46199330091276714" table:formula="of:=[.M121]" table:style-name="ce1">
            <text:p>0.461993301</text:p>
          </table:table-cell>
          <table:table-cell office:value-type="float" office:value="0.73519400000000001" table:formula="of:=[.L136]" table:style-name="ce1">
            <text:p>0.735194</text:p>
          </table:table-cell>
          <table:table-cell office:value-type="float" office:value="0.84502192426064782" table:formula="of:=[.M136]" table:style-name="ce1">
            <text:p>0.845021924</text:p>
          </table:table-cell>
          <table:table-cell office:value-type="float" office:value="1.379842" table:formula="of:=[.L151]" table:style-name="ce1">
            <text:p>1.379842</text:p>
          </table:table-cell>
          <table:table-cell office:value-type="float" office:value="1.6110791709564092" table:formula="of:=[.M151]" table:style-name="ce1">
            <text:p>1.611079171</text:p>
          </table:table-cell>
          <table:table-cell table:number-columns-repeated="16371"/>
        </table:table-row>
        <table:table-row table:style-name="ro1">
          <table:table-cell table:number-columns-repeated="5"/>
          <table:table-cell office:value-type="float" office:value="392" table:style-name="ce1">
            <text:p>392</text:p>
          </table:table-cell>
          <table:table-cell table:style-name="ce1"/>
          <table:table-cell office:value-type="float" office:value="0.27243800000000001" table:formula="of:=[.L122]" table:style-name="ce1">
            <text:p>0.272438</text:p>
          </table:table-cell>
          <table:table-cell office:value-type="float" office:value="0.27428857833657466" table:formula="of:=[.M122]" table:style-name="ce1">
            <text:p>0.274288578</text:p>
          </table:table-cell>
          <table:table-cell office:value-type="float" office:value="0.43783699999999998" table:formula="of:=[.L137]" table:style-name="ce1">
            <text:p>0.437837</text:p>
          </table:table-cell>
          <table:table-cell office:value-type="float" office:value="0.465802890010515" table:formula="of:=[.M137]" table:style-name="ce1">
            <text:p>0.46580289</text:p>
          </table:table-cell>
          <table:table-cell office:value-type="float" office:value="0.73061600000000004" table:formula="of:=[.L152]" table:style-name="ce1">
            <text:p>0.730616</text:p>
          </table:table-cell>
          <table:table-cell office:value-type="float" office:value="0.84883151335839568" table:formula="of:=[.M152]" table:style-name="ce1">
            <text:p>0.848831513</text:p>
          </table:table-cell>
          <table:table-cell table:number-columns-repeated="16371"/>
        </table:table-row>
        <table:table-row table:style-name="ro1">
          <table:table-cell table:number-columns-repeated="5"/>
          <table:table-cell office:value-type="float" office:value="784" table:style-name="ce1">
            <text:p>784</text:p>
          </table:table-cell>
          <table:table-cell table:style-name="ce1"/>
          <table:table-cell office:value-type="float" office:value="0.18191600000000002" table:formula="of:=[.L123]" table:style-name="ce1">
            <text:p>0.181916</text:p>
          </table:table-cell>
          <table:table-cell office:value-type="float" office:value="0.1829020886823346" table:formula="of:=[.M123]" table:style-name="ce1">
            <text:p>0.182902089</text:p>
          </table:table-cell>
          <table:table-cell office:value-type="float" office:value="0.29184100000000002" table:formula="of:=[.L138]" table:style-name="ce1">
            <text:p>0.291841</text:p>
          </table:table-cell>
          <table:table-cell office:value-type="float" office:value="0.27865924451930479" table:formula="of:=[.M138]" table:style-name="ce1">
            <text:p>0.278659245</text:p>
          </table:table-cell>
          <table:table-cell office:value-type="float" office:value="0.46785299999999996" table:formula="of:=[.L153]" table:style-name="ce1">
            <text:p>0.467853</text:p>
          </table:table-cell>
          <table:table-cell office:value-type="float" office:value="0.47017355619324508" table:formula="of:=[.M153]" table:style-name="ce1">
            <text:p>0.470173556</text:p>
          </table:table-cell>
          <table:table-cell table:number-columns-repeated="16371"/>
        </table:table-row>
        <table:table-row table:style-name="ro1">
          <table:table-cell table:number-columns-repeated="5"/>
          <table:table-cell office:value-type="float" office:value="1568" table:style-name="ce1">
            <text:p>1568</text:p>
          </table:table-cell>
          <table:table-cell table:style-name="ce1"/>
          <table:table-cell office:value-type="float" office:value="0.14804600000000001" table:formula="of:=[.L124]" table:style-name="ce1">
            <text:p>0.148046</text:p>
          </table:table-cell>
          <table:table-cell office:value-type="float" office:value="0.13967471548907073" table:formula="of:=[.M124]" table:style-name="ce1">
            <text:p>0.139674715</text:p>
          </table:table-cell>
          <table:table-cell office:value-type="float" office:value="0.20847500000000002" table:formula="of:=[.L139]" table:style-name="ce1">
            <text:p>0.208475</text:p>
          </table:table-cell>
          <table:table-cell office:value-type="float" office:value="0.18755329340755583" table:formula="of:=[.M139]" table:style-name="ce1">
            <text:p>0.187553293</text:p>
          </table:table-cell>
          <table:table-cell office:value-type="float" office:value="0.28696199999999999" table:formula="of:=[.L154]" table:style-name="ce1">
            <text:p>0.286962</text:p>
          </table:table-cell>
          <table:table-cell office:value-type="float" office:value="0.28331044924452597" table:formula="of:=[.M154]" table:style-name="ce1">
            <text:p>0.283310449</text:p>
          </table:table-cell>
          <table:table-cell table:number-columns-repeated="16371"/>
        </table:table-row>
        <table:table-row table:style-name="ro1">
          <table:table-cell table:number-columns-repeated="5"/>
          <table:table-cell office:value-type="float" office:value="3136" table:style-name="ce1">
            <text:p>3136</text:p>
          </table:table-cell>
          <table:table-cell table:number-columns-repeated="2" table:style-name="ce1"/>
          <table:table-cell office:value-type="float" office:value="0.120526900526295" table:formula="of:=[.M125]" table:style-name="ce1">
            <text:p>0.120526901</text:p>
          </table:table-cell>
          <table:table-cell table:style-name="ce1"/>
          <table:table-cell office:value-type="float" office:value="0.14446618948553755" table:formula="of:=[.M140]" table:style-name="ce1">
            <text:p>0.144466189</text:p>
          </table:table-cell>
          <table:table-cell table:style-name="ce1"/>
          <table:table-cell office:value-type="float" office:value="0.19234476740402262" table:formula="of:=[.M155]" table:style-name="ce1">
            <text:p>0.192344767</text:p>
          </table:table-cell>
          <table:table-cell table:number-columns-repeated="16371"/>
        </table:table-row>
        <table:table-row table:style-name="ro1">
          <table:table-cell table:number-columns-repeated="5"/>
          <table:table-cell office:value-type="float" office:value="4096" table:style-name="ce1">
            <text:p>4096</text:p>
          </table:table-cell>
          <table:table-cell table:number-columns-repeated="2" table:style-name="ce1"/>
          <table:table-cell office:value-type="float" office:value="0.116783406198425" table:formula="of:=[.M126]" table:style-name="ce1">
            <text:p>0.116783406</text:p>
          </table:table-cell>
          <table:table-cell table:style-name="ce1"/>
          <table:table-cell office:value-type="float" office:value="0.13511192430784508" table:formula="of:=[.M141]" table:style-name="ce1">
            <text:p>0.135111924</text:p>
          </table:table-cell>
          <table:table-cell table:style-name="ce1"/>
          <table:table-cell office:value-type="float" office:value="0.17176896052668522" table:formula="of:=[.M156]" table:style-name="ce1">
            <text:p>0.171768961</text:p>
          </table:table-cell>
          <table:table-cell table:number-columns-repeated="16371"/>
        </table:table-row>
        <table:table-row table:style-name="ro1">
          <table:table-cell table:number-columns-repeated="5"/>
          <table:table-cell office:value-type="float" office:value="8192" table:formula="of:=[.F169]*2" table:style-name="ce1">
            <text:p>8192</text:p>
          </table:table-cell>
          <table:table-cell table:number-columns-repeated="2" table:style-name="ce1"/>
          <table:table-cell office:value-type="float" office:value="0.11249719358102861" table:formula="of:=[.M127]" table:style-name="ce1">
            <text:p>0.112497194</text:p>
          </table:table-cell>
          <table:table-cell table:style-name="ce1"/>
          <table:table-cell office:value-type="float" office:value="0.12166145263573865" table:formula="of:=[.M142]" table:style-name="ce1">
            <text:p>0.121661453</text:p>
          </table:table-cell>
          <table:table-cell table:style-name="ce1"/>
          <table:table-cell office:value-type="float" office:value="0.13998997074515873" table:formula="of:=[.M157]" table:style-name="ce1">
            <text:p>0.139989971</text:p>
          </table:table-cell>
          <table:table-cell table:number-columns-repeated="16371"/>
        </table:table-row>
        <table:table-row table:style-name="ro1">
          <table:table-cell table:number-columns-repeated="5"/>
          <table:table-cell office:value-type="float" office:value="16384" table:formula="of:=[.F170]*2" table:style-name="ce1">
            <text:p>16384</text:p>
          </table:table-cell>
          <table:table-cell table:number-columns-repeated="2" table:style-name="ce1"/>
          <table:table-cell office:value-type="float" office:value="0.1128199589061866" table:formula="of:=[.M128]" table:style-name="ce1">
            <text:p>0.112819959</text:p>
          </table:table-cell>
          <table:table-cell table:style-name="ce1"/>
          <table:table-cell office:value-type="float" office:value="0.11740208843354161" table:formula="of:=[.M143]" table:style-name="ce1">
            <text:p>0.117402088</text:p>
          </table:table-cell>
          <table:table-cell table:style-name="ce1"/>
          <table:table-cell office:value-type="float" office:value="0.12656634748825163" table:formula="of:=[.M158]" table:style-name="ce1">
            <text:p>0.126566347</text:p>
          </table:table-cell>
          <table:table-cell table:number-columns-repeated="1637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4"/>
          <table:table-cell table:number-columns-repeated="6" table:style-name="ce14"/>
          <table:table-cell table:number-columns-repeated="16372" table:style-name="ce1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4">
            <text:p>MPI only</text:p>
          </table:table-cell>
          <table:table-cell table:style-name="ce14"/>
          <table:table-cell office:value-type="string" table:style-name="ce14">
            <text:p>MPI+OpenMP</text:p>
          </table:table-cell>
          <table:table-cell table:style-name="ce1"/>
          <table:table-cell office:value-type="string" table:style-name="ce4">
            <text:p>cores</text:p>
          </table:table-cell>
          <table:table-cell office:value-type="string" table:style-name="ce4">
            <text:p>seconds</text:p>
          </table:table-cell>
          <table:table-cell table:style-name="ce1"/>
          <table:table-cell office:value-type="string" table:style-name="ce4">
            <text:p>cores</text:p>
          </table:table-cell>
          <table:table-cell office:value-type="string" table:style-name="ce4">
            <text:p>seconds</text:p>
          </table:table-cell>
          <table:table-cell table:number-columns-repeated="16374"/>
        </table:table-row>
        <table:table-row table:style-name="ro1">
          <table:table-cell office:value-type="float" office:value="1" table:formula="of:=MAX([.F190];[.I190])" table:style-name="ce1">
            <text:p>1</text:p>
          </table:table-cell>
          <table:table-cell office:value-type="float" office:value="112.01434999999999" table:formula="of:=[.G190]" table:style-name="ce1">
            <text:p>112.01435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12.01434999999999" table:style-name="ce1">
            <text:p>112.01435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formula="of:=MAX([.F191];[.I191])" table:style-name="ce1">
            <text:p>2</text:p>
          </table:table-cell>
          <table:table-cell office:value-type="float" office:value="56.821596" table:formula="of:=[.G191]" table:style-name="ce1">
            <text:p>56.821596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56.821596" table:style-name="ce1">
            <text:p>56.821596</text:p>
          </table:table-cell>
          <table:table-cell table:number-columns-repeated="16377" table:style-name="ce1"/>
        </table:table-row>
        <table:table-row table:style-name="ro1">
          <table:table-cell office:value-type="float" office:value="4" table:formula="of:=MAX([.F192];[.I192])" table:style-name="ce1">
            <text:p>4</text:p>
          </table:table-cell>
          <table:table-cell office:value-type="float" office:value="28.907513000000002" table:formula="of:=[.G192]" table:style-name="ce1">
            <text:p>28.907513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28.907513000000002" table:style-name="ce1">
            <text:p>28.907513</text:p>
          </table:table-cell>
          <table:table-cell table:number-columns-repeated="16377" table:style-name="ce1"/>
        </table:table-row>
        <table:table-row table:style-name="ro1">
          <table:table-cell office:value-type="float" office:value="8" table:formula="of:=MAX([.F193];[.I193])" table:style-name="ce1">
            <text:p>8</text:p>
          </table:table-cell>
          <table:table-cell office:value-type="float" office:value="16.204037" table:formula="of:=[.G193]" table:style-name="ce1">
            <text:p>16.204037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16.204037" table:style-name="ce1">
            <text:p>16.204037</text:p>
          </table:table-cell>
          <table:table-cell table:number-columns-repeated="16377" table:style-name="ce1"/>
        </table:table-row>
        <table:table-row table:style-name="ro1">
          <table:table-cell office:value-type="float" office:value="14" table:formula="of:=MAX([.F194];[.I194])" table:style-name="ce1">
            <text:p>14</text:p>
          </table:table-cell>
          <table:table-cell office:value-type="float" office:value="10.061059999999999" table:formula="of:=[.G194]" table:style-name="ce1">
            <text:p>10.06106</text:p>
          </table:table-cell>
          <table:table-cell table:style-name="ce1"/>
          <table:table-cell office:value-type="float" office:value="20.057506" table:formula="of:=[.J194]" table:style-name="ce1">
            <text:p>20.057506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0.061059999999999" table:style-name="ce1">
            <text:p>10.06106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20.057506" table:style-name="ce1">
            <text:p>20.057506</text:p>
          </table:table-cell>
          <table:table-cell table:number-columns-repeated="16374"/>
        </table:table-row>
        <table:table-row table:style-name="ro1">
          <table:table-cell office:value-type="float" office:value="28" table:formula="of:=MAX([.F195];[.I195])" table:style-name="ce1">
            <text:p>28</text:p>
          </table:table-cell>
          <table:table-cell office:value-type="float" office:value="8.0604580000000006" table:formula="of:=[.G195]" table:style-name="ce1">
            <text:p>8.060458</text:p>
          </table:table-cell>
          <table:table-cell table:style-name="ce1"/>
          <table:table-cell office:value-type="float" office:value="9.7604330000000008" table:formula="of:=[.J195]" table:style-name="ce1">
            <text:p>9.760433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8.0604580000000006" table:style-name="ce1">
            <text:p>8.060458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9.7604330000000008" table:style-name="ce1">
            <text:p>9.760433</text:p>
          </table:table-cell>
          <table:table-cell table:number-columns-repeated="16374"/>
        </table:table-row>
        <table:table-row table:style-name="ro1">
          <table:table-cell office:value-type="float" office:value="56" table:formula="of:=MAX([.F196];[.I196])" table:style-name="ce1">
            <text:p>56</text:p>
          </table:table-cell>
          <table:table-cell office:value-type="float" office:value="4.0958829999999997" table:formula="of:=[.G196]" table:style-name="ce1">
            <text:p>4.095883</text:p>
          </table:table-cell>
          <table:table-cell table:style-name="ce1"/>
          <table:table-cell office:value-type="float" office:value="5.042459" table:formula="of:=[.J196]" table:style-name="ce1">
            <text:p>5.042459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4.0958829999999997" table:style-name="ce1">
            <text:p>4.095883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.042459" table:style-name="ce1">
            <text:p>5.042459</text:p>
          </table:table-cell>
          <table:table-cell table:number-columns-repeated="16374"/>
        </table:table-row>
        <table:table-row table:style-name="ro1">
          <table:table-cell office:value-type="float" office:value="112" table:formula="of:=MAX([.F197];[.I197])" table:style-name="ce1">
            <text:p>112</text:p>
          </table:table-cell>
          <table:table-cell office:value-type="float" office:value="2.1519439999999999" table:formula="of:=[.G197]" table:style-name="ce1">
            <text:p>2.151944</text:p>
          </table:table-cell>
          <table:table-cell table:style-name="ce1"/>
          <table:table-cell office:value-type="float" office:value="2.5519780000000001" table:formula="of:=[.J197]" table:style-name="ce1">
            <text:p>2.551978</text:p>
          </table:table-cell>
          <table:table-cell table:style-name="ce1"/>
          <table:table-cell office:value-type="float" office:value="112" table:style-name="ce1">
            <text:p>112</text:p>
          </table:table-cell>
          <table:table-cell office:value-type="float" office:value="2.1519439999999999" table:style-name="ce1">
            <text:p>2.151944</text:p>
          </table:table-cell>
          <table:table-cell table:style-name="ce1"/>
          <table:table-cell office:value-type="float" office:value="112" table:style-name="ce1">
            <text:p>112</text:p>
          </table:table-cell>
          <table:table-cell office:value-type="float" office:value="2.5519780000000001" table:style-name="ce1">
            <text:p>2.551978</text:p>
          </table:table-cell>
          <table:table-cell table:number-columns-repeated="16374"/>
        </table:table-row>
        <table:table-row table:style-name="ro1">
          <table:table-cell office:value-type="float" office:value="196" table:formula="of:=MAX([.F198];[.I198])" table:style-name="ce1">
            <text:p>196</text:p>
          </table:table-cell>
          <table:table-cell table:number-columns-repeated="2" table:style-name="ce1"/>
          <table:table-cell office:value-type="float" office:value="1.4991399999999999" table:formula="of:=[.J198]" table:style-name="ce1">
            <text:p>1.49914</text:p>
          </table:table-cell>
          <table:table-cell table:number-columns-repeated="4" table:style-name="ce1"/>
          <table:table-cell office:value-type="float" office:value="196" table:style-name="ce1">
            <text:p>196</text:p>
          </table:table-cell>
          <table:table-cell office:value-type="float" office:value="1.4991399999999999" table:style-name="ce1">
            <text:p>1.49914</text:p>
          </table:table-cell>
          <table:table-cell table:number-columns-repeated="16374"/>
        </table:table-row>
        <table:table-row table:style-name="ro1">
          <table:table-cell office:value-type="float" office:value="224" table:formula="of:=MAX([.F199];[.I199])" table:style-name="ce1">
            <text:p>224</text:p>
          </table:table-cell>
          <table:table-cell office:value-type="float" office:value="1.1487130000000001" table:formula="of:=[.G199]" table:style-name="ce1">
            <text:p>1.148713</text:p>
          </table:table-cell>
          <table:table-cell table:number-columns-repeated="3" table:style-name="ce1"/>
          <table:table-cell office:value-type="float" office:value="224" table:style-name="ce1">
            <text:p>224</text:p>
          </table:table-cell>
          <table:table-cell office:value-type="float" office:value="1.1487130000000001" table:style-name="ce1">
            <text:p>1.148713</text:p>
          </table:table-cell>
          <table:table-cell table:number-columns-repeated="16377" table:style-name="ce1"/>
        </table:table-row>
        <table:table-row table:style-name="ro1">
          <table:table-cell office:value-type="float" office:value="392" table:formula="of:=MAX([.F200];[.I200])" table:style-name="ce1">
            <text:p>392</text:p>
          </table:table-cell>
          <table:table-cell table:number-columns-repeated="2" table:style-name="ce1"/>
          <table:table-cell office:value-type="float" office:value="0.79414700000000005" table:formula="of:=[.J200]" table:style-name="ce1">
            <text:p>0.794147</text:p>
          </table:table-cell>
          <table:table-cell table:number-columns-repeated="4" table:style-name="ce1"/>
          <table:table-cell office:value-type="float" office:value="392" table:style-name="ce1">
            <text:p>392</text:p>
          </table:table-cell>
          <table:table-cell office:value-type="float" office:value="0.79414700000000005" table:style-name="ce1">
            <text:p>0.794147</text:p>
          </table:table-cell>
          <table:table-cell table:number-columns-repeated="16374"/>
        </table:table-row>
        <table:table-row table:style-name="ro1">
          <table:table-cell office:value-type="float" office:value="448" table:formula="of:=MAX([.F201];[.I201])" table:style-name="ce1">
            <text:p>448</text:p>
          </table:table-cell>
          <table:table-cell office:value-type="float" office:value="0.64055499999999999" table:formula="of:=[.G201]" table:style-name="ce1">
            <text:p>0.640555</text:p>
          </table:table-cell>
          <table:table-cell table:number-columns-repeated="3" table:style-name="ce1"/>
          <table:table-cell office:value-type="float" office:value="448" table:style-name="ce1">
            <text:p>448</text:p>
          </table:table-cell>
          <table:table-cell office:value-type="float" office:value="0.64055499999999999" table:style-name="ce1">
            <text:p>0.640555</text:p>
          </table:table-cell>
          <table:table-cell table:number-columns-repeated="16377" table:style-name="ce1"/>
        </table:table-row>
        <table:table-row table:style-name="ro1">
          <table:table-cell office:value-type="float" office:value="784" table:formula="of:=MAX([.F202];[.I202])" table:style-name="ce1">
            <text:p>784</text:p>
          </table:table-cell>
          <table:table-cell table:number-columns-repeated="2" table:style-name="ce1"/>
          <table:table-cell office:value-type="float" office:value="0.52179399999999998" table:formula="of:=[.J202]" table:style-name="ce1">
            <text:p>0.521794</text:p>
          </table:table-cell>
          <table:table-cell table:number-columns-repeated="4" table:style-name="ce1"/>
          <table:table-cell office:value-type="float" office:value="784" table:style-name="ce1">
            <text:p>784</text:p>
          </table:table-cell>
          <table:table-cell office:value-type="float" office:value="0.52179399999999998" table:style-name="ce1">
            <text:p>0.521794</text:p>
          </table:table-cell>
          <table:table-cell table:number-columns-repeated="16374"/>
        </table:table-row>
        <table:table-row table:style-name="ro1">
          <table:table-cell office:value-type="float" office:value="896" table:formula="of:=MAX([.F203];[.I203])" table:style-name="ce1">
            <text:p>896</text:p>
          </table:table-cell>
          <table:table-cell office:value-type="float" office:value="0.38571800000000001" table:formula="of:=[.G203]" table:style-name="ce1">
            <text:p>0.385718</text:p>
          </table:table-cell>
          <table:table-cell table:number-columns-repeated="3" table:style-name="ce1"/>
          <table:table-cell office:value-type="float" office:value="896" table:style-name="ce1">
            <text:p>896</text:p>
          </table:table-cell>
          <table:table-cell office:value-type="float" office:value="0.38571800000000001" table:style-name="ce1">
            <text:p>0.385718</text:p>
          </table:table-cell>
          <table:table-cell table:number-columns-repeated="16377" table:style-name="ce1"/>
        </table:table-row>
        <table:table-row table:style-name="ro1">
          <table:table-cell office:value-type="float" office:value="1568" table:formula="of:=MAX([.F204];[.I204])" table:style-name="ce1">
            <text:p>1568</text:p>
          </table:table-cell>
          <table:table-cell table:number-columns-repeated="2" table:style-name="ce1"/>
          <table:table-cell office:value-type="float" office:value="0.34986299999999998" table:formula="of:=[.J204]" table:style-name="ce1">
            <text:p>0.349863</text:p>
          </table:table-cell>
          <table:table-cell table:number-columns-repeated="4" table:style-name="ce1"/>
          <table:table-cell office:value-type="float" office:value="1568" table:style-name="ce1">
            <text:p>1568</text:p>
          </table:table-cell>
          <table:table-cell office:value-type="float" office:value="0.34986299999999998" table:style-name="ce1">
            <text:p>0.349863</text:p>
          </table:table-cell>
          <table:table-cell table:number-columns-repeated="16374"/>
        </table:table-row>
        <table:table-row table:style-name="ro1">
          <table:table-cell office:value-type="float" office:value="1792" table:formula="of:=MAX([.F205];[.I205])" table:style-name="ce1">
            <text:p>1792</text:p>
          </table:table-cell>
          <table:table-cell office:value-type="float" office:value="0.29058699999999998" table:formula="of:=[.G205]" table:style-name="ce1">
            <text:p>0.290587</text:p>
          </table:table-cell>
          <table:table-cell table:number-columns-repeated="3" table:style-name="ce1"/>
          <table:table-cell office:value-type="float" office:value="1792" table:style-name="ce1">
            <text:p>1792</text:p>
          </table:table-cell>
          <table:table-cell office:value-type="float" office:value="0.29058699999999998" table:style-name="ce1">
            <text:p>0.290587</text:p>
          </table:table-cell>
          <table:table-cell table:number-columns-repeated="16377" table:style-name="ce1"/>
        </table:table-row>
        <table:table-row table:style-name="ro1">
          <table:table-cell office:value-type="float" office:value="3136" table:formula="of:=MAX([.F206];[.I206])" table:style-name="ce1">
            <text:p>3136</text:p>
          </table:table-cell>
          <table:table-cell table:number-columns-repeated="2" table:style-name="ce1"/>
          <table:table-cell office:value-type="float" office:value="0.30870399999999998" table:formula="of:=[.J206]" table:style-name="ce1">
            <text:p>0.308704</text:p>
          </table:table-cell>
          <table:table-cell table:number-columns-repeated="4" table:style-name="ce1"/>
          <table:table-cell office:value-type="float" office:value="3136" table:style-name="ce1">
            <text:p>3136</text:p>
          </table:table-cell>
          <table:table-cell office:value-type="float" office:value="0.30870399999999998" table:style-name="ce1">
            <text:p>0.308704</text:p>
          </table:table-cell>
          <table:table-cell table:number-columns-repeated="16374"/>
        </table:table-row>
        <table:table-row table:style-name="ro1">
          <table:table-cell office:value-type="float" office:value="3456" table:formula="of:=MAX([.F207];[.I207])" table:style-name="ce1">
            <text:p>3456</text:p>
          </table:table-cell>
          <table:table-cell office:value-type="float" office:value="0.30138599999999999" table:formula="of:=[.G207]" table:style-name="ce1">
            <text:p>0.301386</text:p>
          </table:table-cell>
          <table:table-cell table:number-columns-repeated="3" table:style-name="ce1"/>
          <table:table-cell office:value-type="float" office:value="3456" table:style-name="ce1">
            <text:p>3456</text:p>
          </table:table-cell>
          <table:table-cell office:value-type="float" office:value="0.30138599999999999" table:style-name="ce1">
            <text:p>0.301386</text:p>
          </table:table-cell>
          <table:table-cell table:number-columns-repeated="16377" table:style-name="ce1"/>
        </table:table-row>
        <table:table-row table:number-rows-repeated="1048369" table:style-name="ro1">
          <table:table-cell table:number-columns-repeated="16384"/>
        </table:table-row>
      </table:table>
      <table:table table:name="Sheet1_2" table:style-name="ta1">
        <table:shapes>
          <draw:frame draw:z-index="1" draw:id="id9" draw:style-name="a9" draw:name="Chart 1" svg:x="12.61654in" svg:y="0.6874in" svg:width="6.29882in" svg:height="3.54291in" style:rel-width="scale" style:rel-height="scale">
            <draw:object xlink:href="Object 10/" xlink:type="simple" xlink:show="embed" xlink:actuate="onLoad"/>
            <svg:title/>
            <svg:desc/>
          </draw:frame>
          <draw:frame draw:z-index="2" draw:id="id10" draw:style-name="a10" draw:name="Chart 2" svg:x="12.68189in" svg:y="4.26732in" svg:width="6.29882in" svg:height="3.54291in" style:rel-width="scale" style:rel-height="scale">
            <draw:object xlink:href="Object 11/" xlink:type="simple" xlink:show="embed" xlink:actuate="onLoad"/>
            <svg:title/>
            <svg:desc/>
          </draw:frame>
          <draw:frame draw:z-index="3" draw:id="id11" draw:style-name="a11" draw:name="Chart 3" svg:x="12.69252in" svg:y="7.89567in" svg:width="6.29882in" svg:height="3.54291in" style:rel-width="scale" style:rel-height="scale">
            <draw:object xlink:href="Object 12/" xlink:type="simple" xlink:show="embed" xlink:actuate="onLoad"/>
            <svg:title/>
            <svg:desc/>
          </draw:frame>
          <draw:frame draw:z-index="4" draw:id="id12" draw:style-name="a12" draw:name="Chart 4" svg:x="0.23858in" svg:y="16.42598in" svg:width="6.29882in" svg:height="3.54291in" style:rel-width="scale" style:rel-height="scale">
            <draw:object xlink:href="Object 13/" xlink:type="simple" xlink:show="embed" xlink:actuate="onLoad"/>
            <svg:title/>
            <svg:desc/>
          </draw:frame>
          <draw:frame draw:z-index="5" draw:id="id13" draw:style-name="a13" draw:name="Chart 5" svg:x="0.02205in" svg:y="21.69961in" svg:width="6.29882in" svg:height="3.54291in" style:rel-width="scale" style:rel-height="scale">
            <draw:object xlink:href="Object 14/" xlink:type="simple" xlink:show="embed" xlink:actuate="onLoad"/>
            <svg:title/>
            <svg:desc/>
          </draw:frame>
          <draw:frame draw:z-index="6" draw:id="id14" draw:style-name="a14" draw:name="Chart 6" svg:x="0in" svg:y="25.35945in" svg:width="6.29882in" svg:height="3.54291in" style:rel-width="scale" style:rel-height="scale">
            <draw:object xlink:href="Object 15/" xlink:type="simple" xlink:show="embed" xlink:actuate="onLoad"/>
            <svg:title/>
            <svg:desc/>
          </draw:frame>
          <draw:frame draw:z-index="7" draw:id="id15" draw:style-name="a15" draw:name="Chart 7" svg:x="1.67874in" svg:y="31.12953in" svg:width="6.29882in" svg:height="3.54291in" style:rel-width="scale" style:rel-height="scale">
            <draw:object xlink:href="Object 16/" xlink:type="simple" xlink:show="embed" xlink:actuate="onLoad"/>
            <svg:title/>
            <svg:desc/>
          </draw:frame>
          <draw:frame draw:z-index="8" draw:id="id16" draw:style-name="a16" draw:name="Chart 8" svg:x="9.75827in" svg:y="16.01102in" svg:width="6.29882in" svg:height="3.54291in" style:rel-width="scale" style:rel-height="scale">
            <draw:object xlink:href="Object 17/" xlink:type="simple" xlink:show="embed" xlink:actuate="onLoad"/>
            <svg:title/>
            <svg:desc/>
          </draw:frame>
          <draw:frame draw:z-index="9" draw:id="id17" draw:style-name="a17" draw:name="Chart 9" svg:x="15.93819in" svg:y="28.89409in" svg:width="7.07795in" svg:height="4.1622in" style:rel-width="scale" style:rel-height="scale">
            <draw:object xlink:href="Object 18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6362" table:default-cell-style-name="ce1"/>
        <table:table-row table:style-name="ro1">
          <table:table-cell office:value-type="string" table:style-name="ce1">
            <text:p>#TI Threads vs. simulation time N^2=128^2, DT=50, A=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#TX Simulation type</text:p>
          </table:table-cell>
          <table:table-cell table:number-columns-repeated="10" table:style-name="ce1"/>
          <table:table-cell office:value-type="string" table:style-name="ce2">
            <text:p>Forget about these plots, we have to take the ones at the end of this document!</text:p>
          </table:table-cell>
          <table:table-cell table:number-columns-repeated="3" table:style-name="ce2"/>
          <table:table-cell table:number-columns-repeated="16369"/>
        </table:table-row>
        <table:table-row table:style-name="ro1">
          <table:table-cell office:value-type="string" table:style-name="ce1">
            <text:p>#TY number of threads (compact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threads\SimType</text:p>
          </table:table-cell>
          <table:table-cell office:value-type="string" table:style-name="ce4">
            <text:p>M</text:p>
          </table:table-cell>
          <table:table-cell table:style-name="ce4"/>
          <table:table-cell office:value-type="string" table:style-name="ce4">
            <text:p>threads</text:p>
          </table:table-cell>
          <table:table-cell office:value-type="string" table:style-name="ce4">
            <text:p>ranks</text:p>
          </table:table-cell>
          <table:table-cell office:value-type="string" table:style-name="ce4">
            <text:p>cores</text:p>
          </table:table-cell>
          <table:table-cell office:value-type="string" table:style-name="ce4">
            <text:p>rexi_preproc</text:p>
          </table:table-cell>
          <table:table-cell office:value-type="string" table:style-name="ce4">
            <text:p>rexi_broadcast</text:p>
          </table:table-cell>
          <table:table-cell office:value-type="string" table:style-name="ce4">
            <text:p>rexi_reduce</text:p>
          </table:table-cell>
          <table:table-cell office:value-type="string" table:style-name="ce4">
            <text:p>rexi_solver</text:p>
          </table:table-cell>
          <table:table-cell office:value-type="string" table:style-name="ce4">
            <text:p>seconds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rexi_fd_par_m2048 (00001 threads / 00001 ranks) 1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2017E-2" table:style-name="ce1">
            <text:p>0.012017</text:p>
          </table:table-cell>
          <table:table-cell office:value-type="float" office:value="2.1999999999999999E-5" table:style-name="ce1">
            <text:p>0.000022</text:p>
          </table:table-cell>
          <table:table-cell office:value-type="float" office:value="1.09E-3" table:style-name="ce1">
            <text:p>0.00109</text:p>
          </table:table-cell>
          <table:table-cell office:value-type="float" office:value="28.186233000000001" table:style-name="ce1">
            <text:p>28.186233</text:p>
          </table:table-cell>
          <table:table-cell office:value-type="float" office:value="28.200785" table:style-name="ce1">
            <text:p>28.20078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rexi_fd_par_m2048 (00001 threads / 00002 ranks) 2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.1802E-2" table:style-name="ce1">
            <text:p>0.011802</text:p>
          </table:table-cell>
          <table:table-cell office:value-type="float" office:value="1.2080000000000001E-3" table:style-name="ce1">
            <text:p>0.001208</text:p>
          </table:table-cell>
          <table:table-cell office:value-type="float" office:value="2.738E-3" table:style-name="ce1">
            <text:p>0.002738</text:p>
          </table:table-cell>
          <table:table-cell office:value-type="float" office:value="14.254581" table:style-name="ce1">
            <text:p>14.254581</text:p>
          </table:table-cell>
          <table:table-cell office:value-type="float" office:value="14.311061" table:style-name="ce1">
            <text:p>14.31106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rexi_fd_par_m2048 (00001 threads / 00004 ranks) 4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.1483E-2" table:style-name="ce1">
            <text:p>0.011483</text:p>
          </table:table-cell>
          <table:table-cell office:value-type="float" office:value="2.5469999999999998E-3" table:style-name="ce1">
            <text:p>0.002547</text:p>
          </table:table-cell>
          <table:table-cell office:value-type="float" office:value="6.0042999999999999E-2" table:style-name="ce1">
            <text:p>0.060043</text:p>
          </table:table-cell>
          <table:table-cell office:value-type="float" office:value="7.1656250000000004" table:style-name="ce1">
            <text:p>7.165625</text:p>
          </table:table-cell>
          <table:table-cell office:value-type="float" office:value="7.3040950000000002" table:style-name="ce1">
            <text:p>7.30409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rexi_fd_par_m2048 (00001 threads / 00008 ranks) 8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.3376000000000001E-2" table:style-name="ce1">
            <text:p>0.013376</text:p>
          </table:table-cell>
          <table:table-cell office:value-type="float" office:value="1.6180000000000001E-3" table:style-name="ce1">
            <text:p>0.001618</text:p>
          </table:table-cell>
          <table:table-cell office:value-type="float" office:value="3.722E-3" table:style-name="ce1">
            <text:p>0.003722</text:p>
          </table:table-cell>
          <table:table-cell office:value-type="float" office:value="4.1382190000000003" table:style-name="ce1">
            <text:p>4.138219</text:p>
          </table:table-cell>
          <table:table-cell office:value-type="float" office:value="4.1586930000000004" table:style-name="ce1">
            <text:p>4.158693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rexi_fd_par_m2048 (00001 threads / 00014 ranks) 14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.508E-2" table:style-name="ce1">
            <text:p>0.01508</text:p>
          </table:table-cell>
          <table:table-cell office:value-type="float" office:value="1.688E-3" table:style-name="ce1">
            <text:p>0.001688</text:p>
          </table:table-cell>
          <table:table-cell office:value-type="float" office:value="9.2739999999999993E-3" table:style-name="ce1">
            <text:p>0.009274</text:p>
          </table:table-cell>
          <table:table-cell office:value-type="float" office:value="2.5750549999999999" table:style-name="ce1">
            <text:p>2.575055</text:p>
          </table:table-cell>
          <table:table-cell office:value-type="float" office:value="2.6088369999999999" table:style-name="ce1">
            <text:p>2.608837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rexi_fd_par_m2048 (00001 threads / 00028 ranks) 28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.3104E-2" table:style-name="ce1">
            <text:p>0.023104</text:p>
          </table:table-cell>
          <table:table-cell office:value-type="float" office:value="5.8230000000000001E-3" table:style-name="ce1">
            <text:p>0.005823</text:p>
          </table:table-cell>
          <table:table-cell office:value-type="float" office:value="2.3621E-2" table:style-name="ce1">
            <text:p>0.023621</text:p>
          </table:table-cell>
          <table:table-cell office:value-type="float" office:value="1.966745" table:style-name="ce1">
            <text:p>1.966745</text:p>
          </table:table-cell>
          <table:table-cell office:value-type="float" office:value="2.0615380000000001" table:style-name="ce1">
            <text:p>2.061538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rexi_fd_par_m2048 (00001 threads / 00056 ranks) 56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office:value-type="float" office:value="56" table:style-name="ce1">
            <text:p>56</text:p>
          </table:table-cell>
          <table:table-cell office:value-type="float" office:value="2.3754999999999998E-2" table:style-name="ce1">
            <text:p>0.023755</text:p>
          </table:table-cell>
          <table:table-cell office:value-type="float" office:value="8.1040000000000001E-3" table:style-name="ce1">
            <text:p>0.008104</text:p>
          </table:table-cell>
          <table:table-cell office:value-type="float" office:value="2.8018000000000001E-2" table:style-name="ce1">
            <text:p>0.028018</text:p>
          </table:table-cell>
          <table:table-cell office:value-type="float" office:value="1.0066980000000001" table:style-name="ce1">
            <text:p>1.006698</text:p>
          </table:table-cell>
          <table:table-cell office:value-type="float" office:value="1.0707100000000001" table:style-name="ce1">
            <text:p>1.0707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rexi_fd_par_m2048 (00001 threads / 00112 ranks) 112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12" table:style-name="ce1">
            <text:p>112</text:p>
          </table:table-cell>
          <table:table-cell office:value-type="float" office:value="112" table:style-name="ce1">
            <text:p>112</text:p>
          </table:table-cell>
          <table:table-cell office:value-type="float" office:value="2.4074999999999999E-2" table:style-name="ce1">
            <text:p>0.024075</text:p>
          </table:table-cell>
          <table:table-cell office:value-type="float" office:value="9.9550000000000003E-3" table:style-name="ce1">
            <text:p>0.009955</text:p>
          </table:table-cell>
          <table:table-cell office:value-type="float" office:value="3.2635999999999998E-2" table:style-name="ce1">
            <text:p>0.032636</text:p>
          </table:table-cell>
          <table:table-cell office:value-type="float" office:value="0.51822800000000002" table:style-name="ce1">
            <text:p>0.518228</text:p>
          </table:table-cell>
          <table:table-cell office:value-type="float" office:value="0.59128999999999998" table:style-name="ce1">
            <text:p>0.5912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rexi_fd_par_m2048 (00001 threads / 00224 ranks) 224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24" table:style-name="ce1">
            <text:p>224</text:p>
          </table:table-cell>
          <table:table-cell office:value-type="float" office:value="224" table:style-name="ce1">
            <text:p>224</text:p>
          </table:table-cell>
          <table:table-cell office:value-type="float" office:value="2.4884E-2" table:style-name="ce1">
            <text:p>0.024884</text:p>
          </table:table-cell>
          <table:table-cell office:value-type="float" office:value="1.2593999999999999E-2" table:style-name="ce1">
            <text:p>0.012594</text:p>
          </table:table-cell>
          <table:table-cell office:value-type="float" office:value="2.6162000000000001E-2" table:style-name="ce1">
            <text:p>0.026162</text:p>
          </table:table-cell>
          <table:table-cell office:value-type="float" office:value="0.27688600000000002" table:style-name="ce1">
            <text:p>0.276886</text:p>
          </table:table-cell>
          <table:table-cell office:value-type="float" office:value="0.35458600000000001" table:style-name="ce1">
            <text:p>0.354586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rexi_fd_par_m2048 (00001 threads / 00448 ranks) 448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48" table:style-name="ce1">
            <text:p>448</text:p>
          </table:table-cell>
          <table:table-cell office:value-type="float" office:value="448" table:style-name="ce1">
            <text:p>448</text:p>
          </table:table-cell>
          <table:table-cell office:value-type="float" office:value="2.4029999999999999E-2" table:style-name="ce1">
            <text:p>0.02403</text:p>
          </table:table-cell>
          <table:table-cell office:value-type="float" office:value="1.4064999999999999E-2" table:style-name="ce1">
            <text:p>0.014065</text:p>
          </table:table-cell>
          <table:table-cell office:value-type="float" office:value="5.8824000000000001E-2" table:style-name="ce1">
            <text:p>0.058824</text:p>
          </table:table-cell>
          <table:table-cell office:value-type="float" office:value="0.137073" table:style-name="ce1">
            <text:p>0.137073</text:p>
          </table:table-cell>
          <table:table-cell office:value-type="float" office:value="0.24934999999999999" table:style-name="ce1">
            <text:p>0.2493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rexi_fd_par_m2048 (00001 threads / 00896 ranks) 896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96" table:style-name="ce1">
            <text:p>896</text:p>
          </table:table-cell>
          <table:table-cell office:value-type="float" office:value="896" table:style-name="ce1">
            <text:p>896</text:p>
          </table:table-cell>
          <table:table-cell office:value-type="float" office:value="2.6186000000000001E-2" table:style-name="ce1">
            <text:p>0.026186</text:p>
          </table:table-cell>
          <table:table-cell office:value-type="float" office:value="1.5878E-2" table:style-name="ce1">
            <text:p>0.015878</text:p>
          </table:table-cell>
          <table:table-cell office:value-type="float" office:value="2.775E-2" table:style-name="ce1">
            <text:p>0.02775</text:p>
          </table:table-cell>
          <table:table-cell office:value-type="float" office:value="8.5835999999999996E-2" table:style-name="ce1">
            <text:p>0.085836</text:p>
          </table:table-cell>
          <table:table-cell office:value-type="float" office:value="0.16589400000000001" table:style-name="ce1">
            <text:p>0.165894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rexi_fd_par_m2048 (00001 threads / 01792 ranks) 1792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792" table:style-name="ce1">
            <text:p>1792</text:p>
          </table:table-cell>
          <table:table-cell office:value-type="float" office:value="1792" table:style-name="ce1">
            <text:p>1792</text:p>
          </table:table-cell>
          <table:table-cell office:value-type="float" office:value="2.3982E-2" table:style-name="ce1">
            <text:p>0.023982</text:p>
          </table:table-cell>
          <table:table-cell office:value-type="float" office:value="1.7246000000000001E-2" table:style-name="ce1">
            <text:p>0.017246</text:p>
          </table:table-cell>
          <table:table-cell office:value-type="float" office:value="5.9514999999999998E-2" table:style-name="ce1">
            <text:p>0.059515</text:p>
          </table:table-cell>
          <table:table-cell office:value-type="float" office:value="5.2662E-2" table:style-name="ce1">
            <text:p>0.052662</text:p>
          </table:table-cell>
          <table:table-cell office:value-type="float" office:value="0.18245" table:style-name="ce1">
            <text:p>0.1824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rexi_fd_par_m2048 (00001 threads / 03456 ranks) 3456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456" table:style-name="ce1">
            <text:p>3456</text:p>
          </table:table-cell>
          <table:table-cell office:value-type="float" office:value="3456" table:style-name="ce1">
            <text:p>3456</text:p>
          </table:table-cell>
          <table:table-cell office:value-type="float" office:value="2.3494999999999999E-2" table:style-name="ce1">
            <text:p>0.023495</text:p>
          </table:table-cell>
          <table:table-cell office:value-type="float" office:value="2.1260000000000001E-2" table:style-name="ce1">
            <text:p>0.02126</text:p>
          </table:table-cell>
          <table:table-cell office:value-type="float" office:value="8.4177000000000002E-2" table:style-name="ce1">
            <text:p>0.084177</text:p>
          </table:table-cell>
          <table:table-cell office:value-type="float" office:value="2.4381E-2" table:style-name="ce1">
            <text:p>0.024381</text:p>
          </table:table-cell>
          <table:table-cell office:value-type="float" office:value="0.195465" table:style-name="ce1">
            <text:p>0.195465</text:p>
          </table:table-cell>
          <table:table-cell table:number-columns-repeated="16373"/>
        </table:table-row>
        <table:table-row table:style-name="ro2">
          <table:table-cell office:value-type="string" table:style-name="ce3">
            <text:p>threads\SimType</text:p>
          </table:table-cell>
          <table:table-cell office:value-type="string" table:style-name="ce4">
            <text:p>M</text:p>
          </table:table-cell>
          <table:table-cell table:style-name="ce4"/>
          <table:table-cell office:value-type="string" table:style-name="ce4">
            <text:p>threads</text:p>
          </table:table-cell>
          <table:table-cell office:value-type="string" table:style-name="ce4">
            <text:p>ranks</text:p>
          </table:table-cell>
          <table:table-cell office:value-type="string" table:style-name="ce4">
            <text:p>cores</text:p>
          </table:table-cell>
          <table:table-cell office:value-type="string" table:style-name="ce4">
            <text:p>rexi_preproc</text:p>
          </table:table-cell>
          <table:table-cell office:value-type="string" table:style-name="ce4">
            <text:p>rexi_broadcast</text:p>
          </table:table-cell>
          <table:table-cell office:value-type="string" table:style-name="ce4">
            <text:p>rexi_reduce</text:p>
          </table:table-cell>
          <table:table-cell office:value-type="string" table:style-name="ce4">
            <text:p>rexi_solver</text:p>
          </table:table-cell>
          <table:table-cell office:value-type="string" table:style-name="ce4">
            <text:p>seconds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1 threads / 00001 ranks) 1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1709000000000001E-2" table:style-name="ce1">
            <text:p>0.011709</text:p>
          </table:table-cell>
          <table:table-cell office:value-type="float" office:value="2.1999999999999999E-5" table:style-name="ce1">
            <text:p>0.000022</text:p>
          </table:table-cell>
          <table:table-cell office:value-type="float" office:value="1.047E-3" table:style-name="ce1">
            <text:p>0.001047</text:p>
          </table:table-cell>
          <table:table-cell office:value-type="float" office:value="56.138364000000003" table:style-name="ce1">
            <text:p>56.138364</text:p>
          </table:table-cell>
          <table:table-cell office:value-type="float" office:value="56.152540999999999" table:style-name="ce1">
            <text:p>56.15254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1 threads / 00002 ranks) 2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.1879000000000001E-2" table:style-name="ce1">
            <text:p>0.011879</text:p>
          </table:table-cell>
          <table:table-cell office:value-type="float" office:value="1.2719999999999999E-3" table:style-name="ce1">
            <text:p>0.001272</text:p>
          </table:table-cell>
          <table:table-cell office:value-type="float" office:value="9.3907000000000004E-2" table:style-name="ce1">
            <text:p>0.093907</text:p>
          </table:table-cell>
          <table:table-cell office:value-type="float" office:value="28.304352999999999" table:style-name="ce1">
            <text:p>28.304353</text:p>
          </table:table-cell>
          <table:table-cell office:value-type="float" office:value="28.478342000000001" table:style-name="ce1">
            <text:p>28.4783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1 threads / 00004 ranks) 4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.1660999999999999E-2" table:style-name="ce1">
            <text:p>0.011661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0.16068099999999999" table:style-name="ce1">
            <text:p>0.160681</text:p>
          </table:table-cell>
          <table:table-cell office:value-type="float" office:value="14.355117" table:style-name="ce1">
            <text:p>14.355117</text:p>
          </table:table-cell>
          <table:table-cell office:value-type="float" office:value="14.531461" table:style-name="ce1">
            <text:p>14.5314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1 threads / 00008 ranks) 8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.3221999999999999E-2" table:style-name="ce1">
            <text:p>0.013222</text:p>
          </table:table-cell>
          <table:table-cell office:value-type="float" office:value="1.583E-3" table:style-name="ce1">
            <text:p>0.001583</text:p>
          </table:table-cell>
          <table:table-cell office:value-type="float" office:value="3.741E-3" table:style-name="ce1">
            <text:p>0.003741</text:p>
          </table:table-cell>
          <table:table-cell office:value-type="float" office:value="8.1557980000000008" table:style-name="ce1">
            <text:p>8.155798</text:p>
          </table:table-cell>
          <table:table-cell office:value-type="float" office:value="8.1772570000000009" table:style-name="ce1">
            <text:p>8.1772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1 threads / 00014 ranks) 14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.4374E-2" table:style-name="ce1">
            <text:p>0.014374</text:p>
          </table:table-cell>
          <table:table-cell office:value-type="float" office:value="1.6559999999999999E-3" table:style-name="ce1">
            <text:p>0.001656</text:p>
          </table:table-cell>
          <table:table-cell office:value-type="float" office:value="1.6081000000000002E-2" table:style-name="ce1">
            <text:p>0.016081</text:p>
          </table:table-cell>
          <table:table-cell office:value-type="float" office:value="5.0282739999999997" table:style-name="ce1">
            <text:p>5.028274</text:p>
          </table:table-cell>
          <table:table-cell office:value-type="float" office:value="5.1296569999999999" table:style-name="ce1">
            <text:p>5.12965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1 threads / 00028 ranks) 28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.3132E-2" table:style-name="ce1">
            <text:p>0.023132</text:p>
          </table:table-cell>
          <table:table-cell office:value-type="float" office:value="5.7850000000000002E-3" table:style-name="ce1">
            <text:p>0.005785</text:p>
          </table:table-cell>
          <table:table-cell office:value-type="float" office:value="6.5093999999999999E-2" table:style-name="ce1">
            <text:p>0.065094</text:p>
          </table:table-cell>
          <table:table-cell office:value-type="float" office:value="3.9828440000000001" table:style-name="ce1">
            <text:p>3.982844</text:p>
          </table:table-cell>
          <table:table-cell office:value-type="float" office:value="4.0815260000000002" table:style-name="ce1">
            <text:p>4.08152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1 threads / 00056 ranks) 56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office:value-type="float" office:value="56" table:style-name="ce1">
            <text:p>56</text:p>
          </table:table-cell>
          <table:table-cell office:value-type="float" office:value="2.3127999999999999E-2" table:style-name="ce1">
            <text:p>0.023128</text:p>
          </table:table-cell>
          <table:table-cell office:value-type="float" office:value="8.3110000000000007E-3" table:style-name="ce1">
            <text:p>0.008311</text:p>
          </table:table-cell>
          <table:table-cell office:value-type="float" office:value="6.4163999999999999E-2" table:style-name="ce1">
            <text:p>0.064164</text:p>
          </table:table-cell>
          <table:table-cell office:value-type="float" office:value="1.9774320000000001" table:style-name="ce1">
            <text:p>1.977432</text:p>
          </table:table-cell>
          <table:table-cell office:value-type="float" office:value="2.0847259999999999" table:style-name="ce1">
            <text:p>2.08472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1 threads / 00112 ranks) 112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12" table:style-name="ce1">
            <text:p>112</text:p>
          </table:table-cell>
          <table:table-cell office:value-type="float" office:value="112" table:style-name="ce1">
            <text:p>112</text:p>
          </table:table-cell>
          <table:table-cell office:value-type="float" office:value="2.4272999999999999E-2" table:style-name="ce1">
            <text:p>0.024273</text:p>
          </table:table-cell>
          <table:table-cell office:value-type="float" office:value="9.7850000000000003E-3" table:style-name="ce1">
            <text:p>0.009785</text:p>
          </table:table-cell>
          <table:table-cell office:value-type="float" office:value="4.0189000000000002E-2" table:style-name="ce1">
            <text:p>0.040189</text:p>
          </table:table-cell>
          <table:table-cell office:value-type="float" office:value="1.0105500000000001" table:style-name="ce1">
            <text:p>1.01055</text:p>
          </table:table-cell>
          <table:table-cell office:value-type="float" office:value="1.0894600000000001" table:style-name="ce1">
            <text:p>1.0894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1 threads / 00224 ranks) 224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24" table:style-name="ce1">
            <text:p>224</text:p>
          </table:table-cell>
          <table:table-cell office:value-type="float" office:value="224" table:style-name="ce1">
            <text:p>224</text:p>
          </table:table-cell>
          <table:table-cell office:value-type="float" office:value="2.4833999999999998E-2" table:style-name="ce1">
            <text:p>0.024834</text:p>
          </table:table-cell>
          <table:table-cell office:value-type="float" office:value="1.2186000000000001E-2" table:style-name="ce1">
            <text:p>0.012186</text:p>
          </table:table-cell>
          <table:table-cell office:value-type="float" office:value="2.7564000000000002E-2" table:style-name="ce1">
            <text:p>0.027564</text:p>
          </table:table-cell>
          <table:table-cell office:value-type="float" office:value="0.51913699999999996" table:style-name="ce1">
            <text:p>0.519137</text:p>
          </table:table-cell>
          <table:table-cell office:value-type="float" office:value="0.59913899999999998" table:style-name="ce1">
            <text:p>0.59913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1 threads / 00448 ranks) 448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48" table:style-name="ce1">
            <text:p>448</text:p>
          </table:table-cell>
          <table:table-cell office:value-type="float" office:value="448" table:style-name="ce1">
            <text:p>448</text:p>
          </table:table-cell>
          <table:table-cell office:value-type="float" office:value="2.4992E-2" table:style-name="ce1">
            <text:p>0.024992</text:p>
          </table:table-cell>
          <table:table-cell office:value-type="float" office:value="1.3809999999999999E-2" table:style-name="ce1">
            <text:p>0.01381</text:p>
          </table:table-cell>
          <table:table-cell office:value-type="float" office:value="2.8584999999999999E-2" table:style-name="ce1">
            <text:p>0.028585</text:p>
          </table:table-cell>
          <table:table-cell office:value-type="float" office:value="0.27472299999999999" table:style-name="ce1">
            <text:p>0.274723</text:p>
          </table:table-cell>
          <table:table-cell office:value-type="float" office:value="0.36008099999999998" table:style-name="ce1">
            <text:p>0.36008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1 threads / 00896 ranks) 896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96" table:style-name="ce1">
            <text:p>896</text:p>
          </table:table-cell>
          <table:table-cell office:value-type="float" office:value="896" table:style-name="ce1">
            <text:p>896</text:p>
          </table:table-cell>
          <table:table-cell office:value-type="float" office:value="2.5031999999999999E-2" table:style-name="ce1">
            <text:p>0.025032</text:p>
          </table:table-cell>
          <table:table-cell office:value-type="float" office:value="1.5743E-2" table:style-name="ce1">
            <text:p>0.015743</text:p>
          </table:table-cell>
          <table:table-cell office:value-type="float" office:value="3.4231999999999999E-2" table:style-name="ce1">
            <text:p>0.034232</text:p>
          </table:table-cell>
          <table:table-cell office:value-type="float" office:value="0.13847999999999999" table:style-name="ce1">
            <text:p>0.13848</text:p>
          </table:table-cell>
          <table:table-cell office:value-type="float" office:value="0.23688200000000001" table:style-name="ce1">
            <text:p>0.23688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1 threads / 01792 ranks) 1792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792" table:style-name="ce1">
            <text:p>1792</text:p>
          </table:table-cell>
          <table:table-cell office:value-type="float" office:value="1792" table:style-name="ce1">
            <text:p>1792</text:p>
          </table:table-cell>
          <table:table-cell office:value-type="float" office:value="2.5260000000000001E-2" table:style-name="ce1">
            <text:p>0.02526</text:p>
          </table:table-cell>
          <table:table-cell office:value-type="float" office:value="1.8407E-2" table:style-name="ce1">
            <text:p>0.018407</text:p>
          </table:table-cell>
          <table:table-cell office:value-type="float" office:value="7.4522000000000005E-2" table:style-name="ce1">
            <text:p>0.074522</text:p>
          </table:table-cell>
          <table:table-cell office:value-type="float" office:value="8.3340999999999998E-2" table:style-name="ce1">
            <text:p>0.083341</text:p>
          </table:table-cell>
          <table:table-cell office:value-type="float" office:value="0.230989" table:style-name="ce1">
            <text:p>0.23098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1 threads / 03456 ranks) 3456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456" table:style-name="ce1">
            <text:p>3456</text:p>
          </table:table-cell>
          <table:table-cell office:value-type="float" office:value="3456" table:style-name="ce1">
            <text:p>3456</text:p>
          </table:table-cell>
          <table:table-cell office:value-type="float" office:value="2.332E-2" table:style-name="ce1">
            <text:p>0.02332</text:p>
          </table:table-cell>
          <table:table-cell office:value-type="float" office:value="2.0854999999999999E-2" table:style-name="ce1">
            <text:p>0.020855</text:p>
          </table:table-cell>
          <table:table-cell office:value-type="float" office:value="9.2619000000000007E-2" table:style-name="ce1">
            <text:p>0.092619</text:p>
          </table:table-cell>
          <table:table-cell office:value-type="float" office:value="5.2118999999999999E-2" table:style-name="ce1">
            <text:p>0.052119</text:p>
          </table:table-cell>
          <table:table-cell office:value-type="float" office:value="0.2205" table:style-name="ce1">
            <text:p>0.2205</text:p>
          </table:table-cell>
          <table:table-cell table:number-columns-repeated="16373"/>
        </table:table-row>
        <table:table-row table:style-name="ro2">
          <table:table-cell office:value-type="string" table:style-name="ce3">
            <text:p>threads\SimType</text:p>
          </table:table-cell>
          <table:table-cell office:value-type="string" table:style-name="ce4">
            <text:p>M</text:p>
          </table:table-cell>
          <table:table-cell table:style-name="ce4"/>
          <table:table-cell office:value-type="string" table:style-name="ce4">
            <text:p>threads</text:p>
          </table:table-cell>
          <table:table-cell office:value-type="string" table:style-name="ce4">
            <text:p>ranks</text:p>
          </table:table-cell>
          <table:table-cell office:value-type="string" table:style-name="ce4">
            <text:p>cores</text:p>
          </table:table-cell>
          <table:table-cell office:value-type="string" table:style-name="ce4">
            <text:p>rexi_preproc</text:p>
          </table:table-cell>
          <table:table-cell office:value-type="string" table:style-name="ce4">
            <text:p>rexi_broadcast</text:p>
          </table:table-cell>
          <table:table-cell office:value-type="string" table:style-name="ce4">
            <text:p>rexi_reduce</text:p>
          </table:table-cell>
          <table:table-cell office:value-type="string" table:style-name="ce4">
            <text:p>rexi_solver</text:p>
          </table:table-cell>
          <table:table-cell office:value-type="string" table:style-name="ce4">
            <text:p>seconds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1 threads / 00001 ranks) 1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1535999999999999E-2" table:style-name="ce1">
            <text:p>0.011536</text:p>
          </table:table-cell>
          <table:table-cell office:value-type="float" office:value="2.4000000000000001E-5" table:style-name="ce1">
            <text:p>0.000024</text:p>
          </table:table-cell>
          <table:table-cell office:value-type="float" office:value="1.073E-3" table:style-name="ce1">
            <text:p>0.001073</text:p>
          </table:table-cell>
          <table:table-cell office:value-type="float" office:value="112.000266" table:style-name="ce1">
            <text:p>112.000266</text:p>
          </table:table-cell>
          <table:table-cell office:value-type="float" office:value="112.01434999999999" table:style-name="ce1">
            <text:p>112.0143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1 threads / 00002 ranks) 2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.1764E-2" table:style-name="ce1">
            <text:p>0.011764</text:p>
          </table:table-cell>
          <table:table-cell office:value-type="float" office:value="1.235E-3" table:style-name="ce1">
            <text:p>0.001235</text:p>
          </table:table-cell>
          <table:table-cell office:value-type="float" office:value="2.8379999999999998E-3" table:style-name="ce1">
            <text:p>0.002838</text:p>
          </table:table-cell>
          <table:table-cell office:value-type="float" office:value="56.499149000000003" table:style-name="ce1">
            <text:p>56.499149</text:p>
          </table:table-cell>
          <table:table-cell office:value-type="float" office:value="56.821596" table:style-name="ce1">
            <text:p>56.82159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1 threads / 00004 ranks) 4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.1863E-2" table:style-name="ce1">
            <text:p>0.011863</text:p>
          </table:table-cell>
          <table:table-cell office:value-type="float" office:value="2.5049999999999998E-3" table:style-name="ce1">
            <text:p>0.002505</text:p>
          </table:table-cell>
          <table:table-cell office:value-type="float" office:value="0.30758999999999997" table:style-name="ce1">
            <text:p>0.30759</text:p>
          </table:table-cell>
          <table:table-cell office:value-type="float" office:value="28.583932999999998" table:style-name="ce1">
            <text:p>28.583933</text:p>
          </table:table-cell>
          <table:table-cell office:value-type="float" office:value="28.907513000000002" table:style-name="ce1">
            <text:p>28.90751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1 threads / 00008 ranks) 8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.3325999999999999E-2" table:style-name="ce1">
            <text:p>0.013326</text:p>
          </table:table-cell>
          <table:table-cell office:value-type="float" office:value="1.604E-3" table:style-name="ce1">
            <text:p>0.001604</text:p>
          </table:table-cell>
          <table:table-cell office:value-type="float" office:value="3.7910000000000001E-3" table:style-name="ce1">
            <text:p>0.003791</text:p>
          </table:table-cell>
          <table:table-cell office:value-type="float" office:value="16.183637999999998" table:style-name="ce1">
            <text:p>16.183638</text:p>
          </table:table-cell>
          <table:table-cell office:value-type="float" office:value="16.204037" table:style-name="ce1">
            <text:p>16.20403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1 threads / 00014 ranks) 14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.4441000000000001E-2" table:style-name="ce1">
            <text:p>0.014441</text:p>
          </table:table-cell>
          <table:table-cell office:value-type="float" office:value="1.64E-3" table:style-name="ce1">
            <text:p>0.00164</text:p>
          </table:table-cell>
          <table:table-cell office:value-type="float" office:value="4.5934999999999997E-2" table:style-name="ce1">
            <text:p>0.045935</text:p>
          </table:table-cell>
          <table:table-cell office:value-type="float" office:value="9.9974989999999995" table:style-name="ce1">
            <text:p>9.997499</text:p>
          </table:table-cell>
          <table:table-cell office:value-type="float" office:value="10.061059999999999" table:style-name="ce1">
            <text:p>10.0610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1 threads / 00028 ranks) 28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.2676999999999999E-2" table:style-name="ce1">
            <text:p>0.022677</text:p>
          </table:table-cell>
          <table:table-cell office:value-type="float" office:value="5.8310000000000002E-3" table:style-name="ce1">
            <text:p>0.005831</text:p>
          </table:table-cell>
          <table:table-cell office:value-type="float" office:value="9.5422999999999994E-2" table:style-name="ce1">
            <text:p>0.095423</text:p>
          </table:table-cell>
          <table:table-cell office:value-type="float" office:value="7.8597640000000002" table:style-name="ce1">
            <text:p>7.859764</text:p>
          </table:table-cell>
          <table:table-cell office:value-type="float" office:value="8.0604580000000006" table:style-name="ce1">
            <text:p>8.0604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1 threads / 00056 ranks) 56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office:value-type="float" office:value="56" table:style-name="ce1">
            <text:p>56</text:p>
          </table:table-cell>
          <table:table-cell office:value-type="float" office:value="2.2041000000000002E-2" table:style-name="ce1">
            <text:p>0.022041</text:p>
          </table:table-cell>
          <table:table-cell office:value-type="float" office:value="7.9799999999999992E-3" table:style-name="ce1">
            <text:p>0.00798</text:p>
          </table:table-cell>
          <table:table-cell office:value-type="float" office:value="4.5404E-2" table:style-name="ce1">
            <text:p>0.045404</text:p>
          </table:table-cell>
          <table:table-cell office:value-type="float" office:value="3.9542700000000002" table:style-name="ce1">
            <text:p>3.95427</text:p>
          </table:table-cell>
          <table:table-cell office:value-type="float" office:value="4.0958829999999997" table:style-name="ce1">
            <text:p>4.0958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1 threads / 00112 ranks) 112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12" table:style-name="ce1">
            <text:p>112</text:p>
          </table:table-cell>
          <table:table-cell office:value-type="float" office:value="112" table:style-name="ce1">
            <text:p>112</text:p>
          </table:table-cell>
          <table:table-cell office:value-type="float" office:value="2.2886E-2" table:style-name="ce1">
            <text:p>0.022886</text:p>
          </table:table-cell>
          <table:table-cell office:value-type="float" office:value="9.8949999999999993E-3" table:style-name="ce1">
            <text:p>0.009895</text:p>
          </table:table-cell>
          <table:table-cell office:value-type="float" office:value="8.0590999999999996E-2" table:style-name="ce1">
            <text:p>0.080591</text:p>
          </table:table-cell>
          <table:table-cell office:value-type="float" office:value="2.009423" table:style-name="ce1">
            <text:p>2.009423</text:p>
          </table:table-cell>
          <table:table-cell office:value-type="float" office:value="2.1519439999999999" table:style-name="ce1">
            <text:p>2.1519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1 threads / 00224 ranks) 224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24" table:style-name="ce1">
            <text:p>224</text:p>
          </table:table-cell>
          <table:table-cell office:value-type="float" office:value="224" table:style-name="ce1">
            <text:p>224</text:p>
          </table:table-cell>
          <table:table-cell office:value-type="float" office:value="2.3626999999999999E-2" table:style-name="ce1">
            <text:p>0.023627</text:p>
          </table:table-cell>
          <table:table-cell office:value-type="float" office:value="1.1981E-2" table:style-name="ce1">
            <text:p>0.011981</text:p>
          </table:table-cell>
          <table:table-cell office:value-type="float" office:value="9.8011000000000001E-2" table:style-name="ce1">
            <text:p>0.098011</text:p>
          </table:table-cell>
          <table:table-cell office:value-type="float" office:value="1.006419" table:style-name="ce1">
            <text:p>1.006419</text:p>
          </table:table-cell>
          <table:table-cell office:value-type="float" office:value="1.1487130000000001" table:style-name="ce1">
            <text:p>1.14871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1 threads / 00448 ranks) 448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48" table:style-name="ce1">
            <text:p>448</text:p>
          </table:table-cell>
          <table:table-cell office:value-type="float" office:value="448" table:style-name="ce1">
            <text:p>448</text:p>
          </table:table-cell>
          <table:table-cell office:value-type="float" office:value="2.4590000000000001E-2" table:style-name="ce1">
            <text:p>0.02459</text:p>
          </table:table-cell>
          <table:table-cell office:value-type="float" office:value="1.3967E-2" table:style-name="ce1">
            <text:p>0.013967</text:p>
          </table:table-cell>
          <table:table-cell office:value-type="float" office:value="7.2576000000000002E-2" table:style-name="ce1">
            <text:p>0.072576</text:p>
          </table:table-cell>
          <table:table-cell office:value-type="float" office:value="0.52274699999999996" table:style-name="ce1">
            <text:p>0.522747</text:p>
          </table:table-cell>
          <table:table-cell office:value-type="float" office:value="0.64055499999999999" table:style-name="ce1">
            <text:p>0.64055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1 threads / 00896 ranks) 896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96" table:style-name="ce1">
            <text:p>896</text:p>
          </table:table-cell>
          <table:table-cell office:value-type="float" office:value="896" table:style-name="ce1">
            <text:p>896</text:p>
          </table:table-cell>
          <table:table-cell office:value-type="float" office:value="2.5099E-2" table:style-name="ce1">
            <text:p>0.025099</text:p>
          </table:table-cell>
          <table:table-cell office:value-type="float" office:value="1.5837E-2" table:style-name="ce1">
            <text:p>0.015837</text:p>
          </table:table-cell>
          <table:table-cell office:value-type="float" office:value="5.5754999999999999E-2" table:style-name="ce1">
            <text:p>0.055755</text:p>
          </table:table-cell>
          <table:table-cell office:value-type="float" office:value="0.27687200000000001" table:style-name="ce1">
            <text:p>0.276872</text:p>
          </table:table-cell>
          <table:table-cell office:value-type="float" office:value="0.38571800000000001" table:style-name="ce1">
            <text:p>0.38571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1 threads / 01792 ranks) 1792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792" table:style-name="ce1">
            <text:p>1792</text:p>
          </table:table-cell>
          <table:table-cell office:value-type="float" office:value="1792" table:style-name="ce1">
            <text:p>1792</text:p>
          </table:table-cell>
          <table:table-cell office:value-type="float" office:value="2.6103999999999999E-2" table:style-name="ce1">
            <text:p>0.026104</text:p>
          </table:table-cell>
          <table:table-cell office:value-type="float" office:value="1.9023999999999999E-2" table:style-name="ce1">
            <text:p>0.019024</text:p>
          </table:table-cell>
          <table:table-cell office:value-type="float" office:value="5.6711999999999999E-2" table:style-name="ce1">
            <text:p>0.056712</text:p>
          </table:table-cell>
          <table:table-cell office:value-type="float" office:value="0.13921" table:style-name="ce1">
            <text:p>0.13921</text:p>
          </table:table-cell>
          <table:table-cell office:value-type="float" office:value="0.29058699999999998" table:style-name="ce1">
            <text:p>0.29058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1 threads / 03456 ranks) 3456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456" table:style-name="ce1">
            <text:p>3456</text:p>
          </table:table-cell>
          <table:table-cell office:value-type="float" office:value="3456" table:style-name="ce1">
            <text:p>3456</text:p>
          </table:table-cell>
          <table:table-cell office:value-type="float" office:value="2.3754000000000001E-2" table:style-name="ce1">
            <text:p>0.023754</text:p>
          </table:table-cell>
          <table:table-cell office:value-type="float" office:value="2.0719999999999999E-2" table:style-name="ce1">
            <text:p>0.02072</text:p>
          </table:table-cell>
          <table:table-cell office:value-type="float" office:value="0.142702" table:style-name="ce1">
            <text:p>0.142702</text:p>
          </table:table-cell>
          <table:table-cell office:value-type="float" office:value="7.8886999999999999E-2" table:style-name="ce1">
            <text:p>0.078887</text:p>
          </table:table-cell>
          <table:table-cell office:value-type="float" office:value="0.30138599999999999" table:style-name="ce1">
            <text:p>0.301386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xi_fd_par_m2048 (00002 threads / 00001 ranks) 2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.1507E-2" table:style-name="ce1">
            <text:p>0.011507</text:p>
          </table:table-cell>
          <table:table-cell office:value-type="float" office:value="2.1999999999999999E-5" table:style-name="ce1">
            <text:p>0.000022</text:p>
          </table:table-cell>
          <table:table-cell office:value-type="float" office:value="2.4069999999999999E-3" table:style-name="ce1">
            <text:p>0.002407</text:p>
          </table:table-cell>
          <table:table-cell office:value-type="float" office:value="14.297609" table:style-name="ce1">
            <text:p>14.297609</text:p>
          </table:table-cell>
          <table:table-cell office:value-type="float" office:value="15.121528" table:style-name="ce1">
            <text:p>15.12152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2 threads / 00001 ranks) 2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.1708E-2" table:style-name="ce1">
            <text:p>0.011708</text:p>
          </table:table-cell>
          <table:table-cell office:value-type="float" office:value="2.3E-5" table:style-name="ce1">
            <text:p>0.000023</text:p>
          </table:table-cell>
          <table:table-cell office:value-type="float" office:value="2.428E-3" table:style-name="ce1">
            <text:p>0.002428</text:p>
          </table:table-cell>
          <table:table-cell office:value-type="float" office:value="28.394470999999999" table:style-name="ce1">
            <text:p>28.394471</text:p>
          </table:table-cell>
          <table:table-cell office:value-type="float" office:value="30.182272000000001" table:style-name="ce1">
            <text:p>30.1822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2 threads / 00001 ranks) 2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.3139E-2" table:style-name="ce1">
            <text:p>0.013139</text:p>
          </table:table-cell>
          <table:table-cell office:value-type="float" office:value="2.5999999999999998E-5" table:style-name="ce1">
            <text:p>0.000026</text:p>
          </table:table-cell>
          <table:table-cell office:value-type="float" office:value="2.882E-3" table:style-name="ce1">
            <text:p>0.002882</text:p>
          </table:table-cell>
          <table:table-cell office:value-type="float" office:value="56.495130000000003" table:style-name="ce1">
            <text:p>56.49513</text:p>
          </table:table-cell>
          <table:table-cell office:value-type="float" office:value="60.607574999999997" table:style-name="ce1">
            <text:p>60.6075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2048 (00002 threads / 00002 ranks) 4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.2559000000000001E-2" table:style-name="ce1">
            <text:p>0.012559</text:p>
          </table:table-cell>
          <table:table-cell office:value-type="float" office:value="1.354E-3" table:style-name="ce1">
            <text:p>0.001354</text:p>
          </table:table-cell>
          <table:table-cell office:value-type="float" office:value="2.9359999999999998E-3" table:style-name="ce1">
            <text:p>0.002936</text:p>
          </table:table-cell>
          <table:table-cell office:value-type="float" office:value="7.3637170000000003" table:style-name="ce1">
            <text:p>7.363717</text:p>
          </table:table-cell>
          <table:table-cell office:value-type="float" office:value="7.9511880000000001" table:style-name="ce1">
            <text:p>7.9511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2 threads / 00002 ranks) 4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.2640999999999999E-2" table:style-name="ce1">
            <text:p>0.012641</text:p>
          </table:table-cell>
          <table:table-cell office:value-type="float" office:value="1.4E-3" table:style-name="ce1">
            <text:p>0.0014</text:p>
          </table:table-cell>
          <table:table-cell office:value-type="float" office:value="2.9889999999999999E-3" table:style-name="ce1">
            <text:p>0.002989</text:p>
          </table:table-cell>
          <table:table-cell office:value-type="float" office:value="14.848027" table:style-name="ce1">
            <text:p>14.848027</text:p>
          </table:table-cell>
          <table:table-cell office:value-type="float" office:value="15.756581000000001" table:style-name="ce1">
            <text:p>15.75658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2 threads / 00002 ranks) 4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.1801000000000001E-2" table:style-name="ce1">
            <text:p>0.011801</text:p>
          </table:table-cell>
          <table:table-cell office:value-type="float" office:value="1.377E-3" table:style-name="ce1">
            <text:p>0.001377</text:p>
          </table:table-cell>
          <table:table-cell office:value-type="float" office:value="3.026E-3" table:style-name="ce1">
            <text:p>0.003026</text:p>
          </table:table-cell>
          <table:table-cell office:value-type="float" office:value="29.069179999999999" table:style-name="ce1">
            <text:p>29.06918</text:p>
          </table:table-cell>
          <table:table-cell office:value-type="float" office:value="31.251656000000001" table:style-name="ce1">
            <text:p>31.2516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2048 (00002 threads / 00004 ranks) 8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.3394E-2" table:style-name="ce1">
            <text:p>0.013394</text:p>
          </table:table-cell>
          <table:table-cell office:value-type="float" office:value="2.676E-3" table:style-name="ce1">
            <text:p>0.002676</text:p>
          </table:table-cell>
          <table:table-cell office:value-type="float" office:value="2.8447E-2" table:style-name="ce1">
            <text:p>0.028447</text:p>
          </table:table-cell>
          <table:table-cell office:value-type="float" office:value="4.0030599999999996" table:style-name="ce1">
            <text:p>4.00306</text:p>
          </table:table-cell>
          <table:table-cell office:value-type="float" office:value="4.3545990000000003" table:style-name="ce1">
            <text:p>4.35459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2 threads / 00004 ranks) 8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.3457E-2" table:style-name="ce1">
            <text:p>0.013457</text:p>
          </table:table-cell>
          <table:table-cell office:value-type="float" office:value="2.7190000000000001E-3" table:style-name="ce1">
            <text:p>0.002719</text:p>
          </table:table-cell>
          <table:table-cell office:value-type="float" office:value="6.7890000000000006E-2" table:style-name="ce1">
            <text:p>0.06789</text:p>
          </table:table-cell>
          <table:table-cell office:value-type="float" office:value="7.9688759999999998" table:style-name="ce1">
            <text:p>7.968876</text:p>
          </table:table-cell>
          <table:table-cell office:value-type="float" office:value="8.5796100000000006" table:style-name="ce1">
            <text:p>8.5796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2 threads / 00004 ranks) 8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.3454000000000001E-2" table:style-name="ce1">
            <text:p>0.013454</text:p>
          </table:table-cell>
          <table:table-cell office:value-type="float" office:value="2.7030000000000001E-3" table:style-name="ce1">
            <text:p>0.002703</text:p>
          </table:table-cell>
          <table:table-cell office:value-type="float" office:value="4.3657000000000001E-2" table:style-name="ce1">
            <text:p>0.043657</text:p>
          </table:table-cell>
          <table:table-cell office:value-type="float" office:value="16.009871" table:style-name="ce1">
            <text:p>16.009871</text:p>
          </table:table-cell>
          <table:table-cell office:value-type="float" office:value="17.032516000000001" table:style-name="ce1">
            <text:p>17.03251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2048 (00002 threads / 00008 ranks) 16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1.6067999999999999E-2" table:style-name="ce1">
            <text:p>0.016068</text:p>
          </table:table-cell>
          <table:table-cell office:value-type="float" office:value="1.4319999999999999E-3" table:style-name="ce1">
            <text:p>0.001432</text:p>
          </table:table-cell>
          <table:table-cell office:value-type="float" office:value="1.4563E-2" table:style-name="ce1">
            <text:p>0.014563</text:p>
          </table:table-cell>
          <table:table-cell office:value-type="float" office:value="2.5001679999999999" table:style-name="ce1">
            <text:p>2.500168</text:p>
          </table:table-cell>
          <table:table-cell office:value-type="float" office:value="2.6691769999999999" table:style-name="ce1">
            <text:p>2.6691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2 threads / 00008 ranks) 16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1.5734999999999999E-2" table:style-name="ce1">
            <text:p>0.015735</text:p>
          </table:table-cell>
          <table:table-cell office:value-type="float" office:value="1.477E-3" table:style-name="ce1">
            <text:p>0.001477</text:p>
          </table:table-cell>
          <table:table-cell office:value-type="float" office:value="1.7127E-2" table:style-name="ce1">
            <text:p>0.017127</text:p>
          </table:table-cell>
          <table:table-cell office:value-type="float" office:value="4.9186459999999999" table:style-name="ce1">
            <text:p>4.918646</text:p>
          </table:table-cell>
          <table:table-cell office:value-type="float" office:value="5.2258519999999997" table:style-name="ce1">
            <text:p>5.22585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2 threads / 00008 ranks) 16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1.6122999999999998E-2" table:style-name="ce1">
            <text:p>0.016123</text:p>
          </table:table-cell>
          <table:table-cell office:value-type="float" office:value="1.4159999999999999E-3" table:style-name="ce1">
            <text:p>0.001416</text:p>
          </table:table-cell>
          <table:table-cell office:value-type="float" office:value="7.3459999999999998E-2" table:style-name="ce1">
            <text:p>0.07346</text:p>
          </table:table-cell>
          <table:table-cell office:value-type="float" office:value="9.8441150000000004" table:style-name="ce1">
            <text:p>9.844115</text:p>
          </table:table-cell>
          <table:table-cell office:value-type="float" office:value="10.52182" table:style-name="ce1">
            <text:p>10.5218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2048 (00002 threads / 00014 ranks) 28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2.1218999999999998E-2" table:style-name="ce1">
            <text:p>0.021219</text:p>
          </table:table-cell>
          <table:table-cell office:value-type="float" office:value="1.4920000000000001E-3" table:style-name="ce1">
            <text:p>0.001492</text:p>
          </table:table-cell>
          <table:table-cell office:value-type="float" office:value="4.1466999999999997E-2" table:style-name="ce1">
            <text:p>0.041467</text:p>
          </table:table-cell>
          <table:table-cell office:value-type="float" office:value="1.885885" table:style-name="ce1">
            <text:p>1.885885</text:p>
          </table:table-cell>
          <table:table-cell office:value-type="float" office:value="2.044559" table:style-name="ce1">
            <text:p>2.04455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2 threads / 00014 ranks) 28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2.2449E-2" table:style-name="ce1">
            <text:p>0.022449</text:p>
          </table:table-cell>
          <table:table-cell office:value-type="float" office:value="1.469E-3" table:style-name="ce1">
            <text:p>0.001469</text:p>
          </table:table-cell>
          <table:table-cell office:value-type="float" office:value="9.2821000000000001E-2" table:style-name="ce1">
            <text:p>0.092821</text:p>
          </table:table-cell>
          <table:table-cell office:value-type="float" office:value="3.8496939999999999" table:style-name="ce1">
            <text:p>3.849694</text:p>
          </table:table-cell>
          <table:table-cell office:value-type="float" office:value="3.9937499999999999" table:style-name="ce1">
            <text:p>3.993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2 threads / 00014 ranks) 28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2.1541000000000001E-2" table:style-name="ce1">
            <text:p>0.021541</text:p>
          </table:table-cell>
          <table:table-cell office:value-type="float" office:value="1.4580000000000001E-3" table:style-name="ce1">
            <text:p>0.001458</text:p>
          </table:table-cell>
          <table:table-cell office:value-type="float" office:value="0.20427500000000001" table:style-name="ce1">
            <text:p>0.204275</text:p>
          </table:table-cell>
          <table:table-cell office:value-type="float" office:value="7.6499480000000002" table:style-name="ce1">
            <text:p>7.649948</text:p>
          </table:table-cell>
          <table:table-cell office:value-type="float" office:value="7.885624" table:style-name="ce1">
            <text:p>7.88562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2048 (00002 threads / 00028 ranks) 56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56" table:style-name="ce1">
            <text:p>56</text:p>
          </table:table-cell>
          <table:table-cell office:value-type="float" office:value="2.3514E-2" table:style-name="ce1">
            <text:p>0.023514</text:p>
          </table:table-cell>
          <table:table-cell office:value-type="float" office:value="7.9690000000000004E-3" table:style-name="ce1">
            <text:p>0.007969</text:p>
          </table:table-cell>
          <table:table-cell office:value-type="float" office:value="6.4457E-2" table:style-name="ce1">
            <text:p>0.064457</text:p>
          </table:table-cell>
          <table:table-cell office:value-type="float" office:value="0.96221699999999999" table:style-name="ce1">
            <text:p>0.962217</text:p>
          </table:table-cell>
          <table:table-cell office:value-type="float" office:value="1.103707" table:style-name="ce1">
            <text:p>1.10370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2 threads / 00028 ranks) 56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56" table:style-name="ce1">
            <text:p>56</text:p>
          </table:table-cell>
          <table:table-cell office:value-type="float" office:value="2.3009000000000002E-2" table:style-name="ce1">
            <text:p>0.023009</text:p>
          </table:table-cell>
          <table:table-cell office:value-type="float" office:value="8.0409999999999995E-3" table:style-name="ce1">
            <text:p>0.008041</text:p>
          </table:table-cell>
          <table:table-cell office:value-type="float" office:value="0.127918" table:style-name="ce1">
            <text:p>0.127918</text:p>
          </table:table-cell>
          <table:table-cell office:value-type="float" office:value="1.9199280000000001" table:style-name="ce1">
            <text:p>1.919928</text:p>
          </table:table-cell>
          <table:table-cell office:value-type="float" office:value="2.1460750000000002" table:style-name="ce1">
            <text:p>2.14607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2 threads / 00028 ranks) 56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56" table:style-name="ce1">
            <text:p>56</text:p>
          </table:table-cell>
          <table:table-cell office:value-type="float" office:value="2.1885000000000002E-2" table:style-name="ce1">
            <text:p>0.021885</text:p>
          </table:table-cell>
          <table:table-cell office:value-type="float" office:value="8.0490000000000006E-3" table:style-name="ce1">
            <text:p>0.008049</text:p>
          </table:table-cell>
          <table:table-cell office:value-type="float" office:value="0.28277600000000003" table:style-name="ce1">
            <text:p>0.282776</text:p>
          </table:table-cell>
          <table:table-cell office:value-type="float" office:value="3.7493660000000002" table:style-name="ce1">
            <text:p>3.749366</text:p>
          </table:table-cell>
          <table:table-cell office:value-type="float" office:value="4.2285490000000001" table:style-name="ce1">
            <text:p>4.22854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2048 (00002 threads / 00056 ranks) 112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56" table:style-name="ce1">
            <text:p>56</text:p>
          </table:table-cell>
          <table:table-cell office:value-type="float" office:value="112" table:style-name="ce1">
            <text:p>112</text:p>
          </table:table-cell>
          <table:table-cell office:value-type="float" office:value="2.3427E-2" table:style-name="ce1">
            <text:p>0.023427</text:p>
          </table:table-cell>
          <table:table-cell office:value-type="float" office:value="1.0472E-2" table:style-name="ce1">
            <text:p>0.010472</text:p>
          </table:table-cell>
          <table:table-cell office:value-type="float" office:value="2.8937000000000001E-2" table:style-name="ce1">
            <text:p>0.028937</text:p>
          </table:table-cell>
          <table:table-cell office:value-type="float" office:value="0.50932599999999995" table:style-name="ce1">
            <text:p>0.509326</text:p>
          </table:table-cell>
          <table:table-cell office:value-type="float" office:value="0.60794800000000004" table:style-name="ce1">
            <text:p>0.60794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2 threads / 00056 ranks) 112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56" table:style-name="ce1">
            <text:p>56</text:p>
          </table:table-cell>
          <table:table-cell office:value-type="float" office:value="112" table:style-name="ce1">
            <text:p>112</text:p>
          </table:table-cell>
          <table:table-cell office:value-type="float" office:value="2.2395000000000002E-2" table:style-name="ce1">
            <text:p>0.022395</text:p>
          </table:table-cell>
          <table:table-cell office:value-type="float" office:value="1.027E-2" table:style-name="ce1">
            <text:p>0.01027</text:p>
          </table:table-cell>
          <table:table-cell office:value-type="float" office:value="8.6884000000000003E-2" table:style-name="ce1">
            <text:p>0.086884</text:p>
          </table:table-cell>
          <table:table-cell office:value-type="float" office:value="0.96074899999999996" table:style-name="ce1">
            <text:p>0.960749</text:p>
          </table:table-cell>
          <table:table-cell office:value-type="float" office:value="1.144685" table:style-name="ce1">
            <text:p>1.14468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2 threads / 00056 ranks) 112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56" table:style-name="ce1">
            <text:p>56</text:p>
          </table:table-cell>
          <table:table-cell office:value-type="float" office:value="112" table:style-name="ce1">
            <text:p>112</text:p>
          </table:table-cell>
          <table:table-cell office:value-type="float" office:value="2.2464999999999999E-2" table:style-name="ce1">
            <text:p>0.022465</text:p>
          </table:table-cell>
          <table:table-cell office:value-type="float" office:value="1.0413E-2" table:style-name="ce1">
            <text:p>0.010413</text:p>
          </table:table-cell>
          <table:table-cell office:value-type="float" office:value="0.15814300000000001" table:style-name="ce1">
            <text:p>0.158143</text:p>
          </table:table-cell>
          <table:table-cell office:value-type="float" office:value="1.8880889999999999" table:style-name="ce1">
            <text:p>1.888089</text:p>
          </table:table-cell>
          <table:table-cell office:value-type="float" office:value="2.184221" table:style-name="ce1">
            <text:p>2.18422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2048 (00002 threads / 00112 ranks) 224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12" table:style-name="ce1">
            <text:p>112</text:p>
          </table:table-cell>
          <table:table-cell office:value-type="float" office:value="224" table:style-name="ce1">
            <text:p>224</text:p>
          </table:table-cell>
          <table:table-cell office:value-type="float" office:value="2.4909000000000001E-2" table:style-name="ce1">
            <text:p>0.024909</text:p>
          </table:table-cell>
          <table:table-cell office:value-type="float" office:value="1.2187999999999999E-2" table:style-name="ce1">
            <text:p>0.012188</text:p>
          </table:table-cell>
          <table:table-cell office:value-type="float" office:value="3.2224999999999997E-2" table:style-name="ce1">
            <text:p>0.032225</text:p>
          </table:table-cell>
          <table:table-cell office:value-type="float" office:value="0.27482899999999999" table:style-name="ce1">
            <text:p>0.274829</text:p>
          </table:table-cell>
          <table:table-cell office:value-type="float" office:value="0.380998" table:style-name="ce1">
            <text:p>0.3809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2 threads / 00112 ranks) 224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12" table:style-name="ce1">
            <text:p>112</text:p>
          </table:table-cell>
          <table:table-cell office:value-type="float" office:value="224" table:style-name="ce1">
            <text:p>224</text:p>
          </table:table-cell>
          <table:table-cell office:value-type="float" office:value="2.3904999999999999E-2" table:style-name="ce1">
            <text:p>0.023905</text:p>
          </table:table-cell>
          <table:table-cell office:value-type="float" office:value="1.1978000000000001E-2" table:style-name="ce1">
            <text:p>0.011978</text:p>
          </table:table-cell>
          <table:table-cell office:value-type="float" office:value="8.3408999999999997E-2" table:style-name="ce1">
            <text:p>0.083409</text:p>
          </table:table-cell>
          <table:table-cell office:value-type="float" office:value="0.50119100000000005" table:style-name="ce1">
            <text:p>0.501191</text:p>
          </table:table-cell>
          <table:table-cell office:value-type="float" office:value="0.64177099999999998" table:style-name="ce1">
            <text:p>0.6417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2 threads / 00112 ranks) 224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12" table:style-name="ce1">
            <text:p>112</text:p>
          </table:table-cell>
          <table:table-cell office:value-type="float" office:value="224" table:style-name="ce1">
            <text:p>224</text:p>
          </table:table-cell>
          <table:table-cell office:value-type="float" office:value="2.4749E-2" table:style-name="ce1">
            <text:p>0.024749</text:p>
          </table:table-cell>
          <table:table-cell office:value-type="float" office:value="1.2019999999999999E-2" table:style-name="ce1">
            <text:p>0.01202</text:p>
          </table:table-cell>
          <table:table-cell office:value-type="float" office:value="7.9628000000000004E-2" table:style-name="ce1">
            <text:p>0.079628</text:p>
          </table:table-cell>
          <table:table-cell office:value-type="float" office:value="0.98972000000000004" table:style-name="ce1">
            <text:p>0.98972</text:p>
          </table:table-cell>
          <table:table-cell office:value-type="float" office:value="1.1562429999999999" table:style-name="ce1">
            <text:p>1.15624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2048 (00002 threads / 00224 ranks) 448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24" table:style-name="ce1">
            <text:p>224</text:p>
          </table:table-cell>
          <table:table-cell office:value-type="float" office:value="448" table:style-name="ce1">
            <text:p>448</text:p>
          </table:table-cell>
          <table:table-cell office:value-type="float" office:value="2.4632999999999999E-2" table:style-name="ce1">
            <text:p>0.024633</text:p>
          </table:table-cell>
          <table:table-cell office:value-type="float" office:value="1.4422000000000001E-2" table:style-name="ce1">
            <text:p>0.014422</text:p>
          </table:table-cell>
          <table:table-cell office:value-type="float" office:value="3.2629999999999999E-2" table:style-name="ce1">
            <text:p>0.03263</text:p>
          </table:table-cell>
          <table:table-cell office:value-type="float" office:value="0.137265" table:style-name="ce1">
            <text:p>0.137265</text:p>
          </table:table-cell>
          <table:table-cell office:value-type="float" office:value="0.222973" table:style-name="ce1">
            <text:p>0.22297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2 threads / 00224 ranks) 448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24" table:style-name="ce1">
            <text:p>224</text:p>
          </table:table-cell>
          <table:table-cell office:value-type="float" office:value="448" table:style-name="ce1">
            <text:p>448</text:p>
          </table:table-cell>
          <table:table-cell office:value-type="float" office:value="2.2148000000000001E-2" table:style-name="ce1">
            <text:p>0.022148</text:p>
          </table:table-cell>
          <table:table-cell office:value-type="float" office:value="1.4245000000000001E-2" table:style-name="ce1">
            <text:p>0.014245</text:p>
          </table:table-cell>
          <table:table-cell office:value-type="float" office:value="4.8649999999999999E-2" table:style-name="ce1">
            <text:p>0.04865</text:p>
          </table:table-cell>
          <table:table-cell office:value-type="float" office:value="0.25933299999999998" table:style-name="ce1">
            <text:p>0.259333</text:p>
          </table:table-cell>
          <table:table-cell office:value-type="float" office:value="0.40762599999999999" table:style-name="ce1">
            <text:p>0.40762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2 threads / 00224 ranks) 448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24" table:style-name="ce1">
            <text:p>224</text:p>
          </table:table-cell>
          <table:table-cell office:value-type="float" office:value="448" table:style-name="ce1">
            <text:p>448</text:p>
          </table:table-cell>
          <table:table-cell office:value-type="float" office:value="2.5183000000000001E-2" table:style-name="ce1">
            <text:p>0.025183</text:p>
          </table:table-cell>
          <table:table-cell office:value-type="float" office:value="1.3965999999999999E-2" table:style-name="ce1">
            <text:p>0.013966</text:p>
          </table:table-cell>
          <table:table-cell office:value-type="float" office:value="0.10156" table:style-name="ce1">
            <text:p>0.10156</text:p>
          </table:table-cell>
          <table:table-cell office:value-type="float" office:value="0.51055600000000001" table:style-name="ce1">
            <text:p>0.510556</text:p>
          </table:table-cell>
          <table:table-cell office:value-type="float" office:value="0.69262599999999996" table:style-name="ce1">
            <text:p>0.69262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2048 (00002 threads / 00448 ranks) 896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48" table:style-name="ce1">
            <text:p>448</text:p>
          </table:table-cell>
          <table:table-cell office:value-type="float" office:value="896" table:style-name="ce1">
            <text:p>896</text:p>
          </table:table-cell>
          <table:table-cell office:value-type="float" office:value="2.4826999999999998E-2" table:style-name="ce1">
            <text:p>0.024827</text:p>
          </table:table-cell>
          <table:table-cell office:value-type="float" office:value="1.6220999999999999E-2" table:style-name="ce1">
            <text:p>0.016221</text:p>
          </table:table-cell>
          <table:table-cell office:value-type="float" office:value="2.6571999999999998E-2" table:style-name="ce1">
            <text:p>0.026572</text:p>
          </table:table-cell>
          <table:table-cell office:value-type="float" office:value="8.3340999999999998E-2" table:style-name="ce1">
            <text:p>0.083341</text:p>
          </table:table-cell>
          <table:table-cell office:value-type="float" office:value="0.18034" table:style-name="ce1">
            <text:p>0.1803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2 threads / 00448 ranks) 896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48" table:style-name="ce1">
            <text:p>448</text:p>
          </table:table-cell>
          <table:table-cell office:value-type="float" office:value="896" table:style-name="ce1">
            <text:p>896</text:p>
          </table:table-cell>
          <table:table-cell office:value-type="float" office:value="2.5211000000000001E-2" table:style-name="ce1">
            <text:p>0.025211</text:p>
          </table:table-cell>
          <table:table-cell office:value-type="float" office:value="1.5535E-2" table:style-name="ce1">
            <text:p>0.015535</text:p>
          </table:table-cell>
          <table:table-cell office:value-type="float" office:value="2.6335000000000001E-2" table:style-name="ce1">
            <text:p>0.026335</text:p>
          </table:table-cell>
          <table:table-cell office:value-type="float" office:value="0.13248799999999999" table:style-name="ce1">
            <text:p>0.132488</text:p>
          </table:table-cell>
          <table:table-cell office:value-type="float" office:value="0.242177" table:style-name="ce1">
            <text:p>0.24217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2 threads / 00448 ranks) 896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48" table:style-name="ce1">
            <text:p>448</text:p>
          </table:table-cell>
          <table:table-cell office:value-type="float" office:value="896" table:style-name="ce1">
            <text:p>896</text:p>
          </table:table-cell>
          <table:table-cell office:value-type="float" office:value="2.3389E-2" table:style-name="ce1">
            <text:p>0.023389</text:p>
          </table:table-cell>
          <table:table-cell office:value-type="float" office:value="1.5942999999999999E-2" table:style-name="ce1">
            <text:p>0.015943</text:p>
          </table:table-cell>
          <table:table-cell office:value-type="float" office:value="8.7745000000000004E-2" table:style-name="ce1">
            <text:p>0.087745</text:p>
          </table:table-cell>
          <table:table-cell office:value-type="float" office:value="0.26792899999999997" table:style-name="ce1">
            <text:p>0.267929</text:p>
          </table:table-cell>
          <table:table-cell office:value-type="float" office:value="0.42370099999999999" table:style-name="ce1">
            <text:p>0.42370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2048 (00002 threads / 00896 ranks) 1792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896" table:style-name="ce1">
            <text:p>896</text:p>
          </table:table-cell>
          <table:table-cell office:value-type="float" office:value="1792" table:style-name="ce1">
            <text:p>1792</text:p>
          </table:table-cell>
          <table:table-cell office:value-type="float" office:value="2.5847999999999999E-2" table:style-name="ce1">
            <text:p>0.025848</text:p>
          </table:table-cell>
          <table:table-cell office:value-type="float" office:value="1.8131999999999999E-2" table:style-name="ce1">
            <text:p>0.018132</text:p>
          </table:table-cell>
          <table:table-cell office:value-type="float" office:value="5.4937E-2" table:style-name="ce1">
            <text:p>0.054937</text:p>
          </table:table-cell>
          <table:table-cell office:value-type="float" office:value="5.5988999999999997E-2" table:style-name="ce1">
            <text:p>0.055989</text:p>
          </table:table-cell>
          <table:table-cell office:value-type="float" office:value="0.20521" table:style-name="ce1">
            <text:p>0.2052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2 threads / 00896 ranks) 1792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896" table:style-name="ce1">
            <text:p>896</text:p>
          </table:table-cell>
          <table:table-cell office:value-type="float" office:value="1792" table:style-name="ce1">
            <text:p>1792</text:p>
          </table:table-cell>
          <table:table-cell office:value-type="float" office:value="2.5517999999999999E-2" table:style-name="ce1">
            <text:p>0.025518</text:p>
          </table:table-cell>
          <table:table-cell office:value-type="float" office:value="1.7859E-2" table:style-name="ce1">
            <text:p>0.017859</text:p>
          </table:table-cell>
          <table:table-cell office:value-type="float" office:value="3.3205999999999999E-2" table:style-name="ce1">
            <text:p>0.033206</text:p>
          </table:table-cell>
          <table:table-cell office:value-type="float" office:value="8.2116999999999996E-2" table:style-name="ce1">
            <text:p>0.082117</text:p>
          </table:table-cell>
          <table:table-cell office:value-type="float" office:value="0.20488700000000001" table:style-name="ce1">
            <text:p>0.20488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2 threads / 00896 ranks) 1792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896" table:style-name="ce1">
            <text:p>896</text:p>
          </table:table-cell>
          <table:table-cell office:value-type="float" office:value="1792" table:style-name="ce1">
            <text:p>1792</text:p>
          </table:table-cell>
          <table:table-cell office:value-type="float" office:value="2.4437E-2" table:style-name="ce1">
            <text:p>0.024437</text:p>
          </table:table-cell>
          <table:table-cell office:value-type="float" office:value="1.7930999999999999E-2" table:style-name="ce1">
            <text:p>0.017931</text:p>
          </table:table-cell>
          <table:table-cell office:value-type="float" office:value="4.9890999999999998E-2" table:style-name="ce1">
            <text:p>0.049891</text:p>
          </table:table-cell>
          <table:table-cell office:value-type="float" office:value="0.13675200000000001" table:style-name="ce1">
            <text:p>0.136752</text:p>
          </table:table-cell>
          <table:table-cell office:value-type="float" office:value="0.261826" table:style-name="ce1">
            <text:p>0.26182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2048 (00002 threads / 01792 ranks) 3584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792" table:style-name="ce1">
            <text:p>1792</text:p>
          </table:table-cell>
          <table:table-cell office:value-type="float" office:value="3584" table:style-name="ce1">
            <text:p>3584</text:p>
          </table:table-cell>
          <table:table-cell office:value-type="float" office:value="2.3212E-2" table:style-name="ce1">
            <text:p>0.023212</text:p>
          </table:table-cell>
          <table:table-cell office:value-type="float" office:value="2.0014000000000001E-2" table:style-name="ce1">
            <text:p>0.020014</text:p>
          </table:table-cell>
          <table:table-cell office:value-type="float" office:value="6.1615999999999997E-2" table:style-name="ce1">
            <text:p>0.061616</text:p>
          </table:table-cell>
          <table:table-cell office:value-type="float" office:value="2.5690999999999999E-2" table:style-name="ce1">
            <text:p>0.025691</text:p>
          </table:table-cell>
          <table:table-cell office:value-type="float" office:value="0.17902599999999999" table:style-name="ce1">
            <text:p>0.17902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2 threads / 01792 ranks) 3584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792" table:style-name="ce1">
            <text:p>1792</text:p>
          </table:table-cell>
          <table:table-cell office:value-type="float" office:value="3584" table:style-name="ce1">
            <text:p>3584</text:p>
          </table:table-cell>
          <table:table-cell office:value-type="float" office:value="2.3813000000000001E-2" table:style-name="ce1">
            <text:p>0.023813</text:p>
          </table:table-cell>
          <table:table-cell office:value-type="float" office:value="1.9205E-2" table:style-name="ce1">
            <text:p>0.019205</text:p>
          </table:table-cell>
          <table:table-cell office:value-type="float" office:value="7.5440999999999994E-2" table:style-name="ce1">
            <text:p>0.075441</text:p>
          </table:table-cell>
          <table:table-cell office:value-type="float" office:value="5.3010000000000002E-2" table:style-name="ce1">
            <text:p>0.05301</text:p>
          </table:table-cell>
          <table:table-cell office:value-type="float" office:value="0.23813599999999999" table:style-name="ce1">
            <text:p>0.23813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2 threads / 01792 ranks) 3584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792" table:style-name="ce1">
            <text:p>1792</text:p>
          </table:table-cell>
          <table:table-cell office:value-type="float" office:value="3584" table:style-name="ce1">
            <text:p>3584</text:p>
          </table:table-cell>
          <table:table-cell office:value-type="float" office:value="2.5163000000000001E-2" table:style-name="ce1">
            <text:p>0.025163</text:p>
          </table:table-cell>
          <table:table-cell office:value-type="float" office:value="2.0171999999999999E-2" table:style-name="ce1">
            <text:p>0.020172</text:p>
          </table:table-cell>
          <table:table-cell office:value-type="float" office:value="0.115546" table:style-name="ce1">
            <text:p>0.115546</text:p>
          </table:table-cell>
          <table:table-cell office:value-type="float" office:value="8.2128000000000007E-2" table:style-name="ce1">
            <text:p>0.082128</text:p>
          </table:table-cell>
          <table:table-cell office:value-type="float" office:value="0.29167599999999999" table:style-name="ce1">
            <text:p>0.29167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2048 (00004 threads / 00001 ranks) 4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.2911000000000001E-2" table:style-name="ce1">
            <text:p>0.012911</text:p>
          </table:table-cell>
          <table:table-cell office:value-type="float" office:value="2.5000000000000001E-5" table:style-name="ce1">
            <text:p>0.000025</text:p>
          </table:table-cell>
          <table:table-cell office:value-type="float" office:value="3.107E-3" table:style-name="ce1">
            <text:p>0.003107</text:p>
          </table:table-cell>
          <table:table-cell office:value-type="float" office:value="7.7580460000000002" table:style-name="ce1">
            <text:p>7.758046</text:p>
          </table:table-cell>
          <table:table-cell office:value-type="float" office:value="7.921278" table:style-name="ce1">
            <text:p>7.92127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4 threads / 00001 ranks) 4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.3261E-2" table:style-name="ce1">
            <text:p>0.013261</text:p>
          </table:table-cell>
          <table:table-cell office:value-type="float" office:value="3.1000000000000001E-5" table:style-name="ce1">
            <text:p>0.000031</text:p>
          </table:table-cell>
          <table:table-cell office:value-type="float" office:value="3.117E-3" table:style-name="ce1">
            <text:p>0.003117</text:p>
          </table:table-cell>
          <table:table-cell office:value-type="float" office:value="15.396915" table:style-name="ce1">
            <text:p>15.396915</text:p>
          </table:table-cell>
          <table:table-cell office:value-type="float" office:value="15.622629999999999" table:style-name="ce1">
            <text:p>15.6226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4 threads / 00001 ranks) 4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.3518000000000001E-2" table:style-name="ce1">
            <text:p>0.013518</text:p>
          </table:table-cell>
          <table:table-cell office:value-type="float" office:value="3.1000000000000001E-5" table:style-name="ce1">
            <text:p>0.000031</text:p>
          </table:table-cell>
          <table:table-cell office:value-type="float" office:value="3.163E-3" table:style-name="ce1">
            <text:p>0.003163</text:p>
          </table:table-cell>
          <table:table-cell office:value-type="float" office:value="30.635145999999999" table:style-name="ce1">
            <text:p>30.635146</text:p>
          </table:table-cell>
          <table:table-cell office:value-type="float" office:value="31.389771" table:style-name="ce1">
            <text:p>31.38977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2048 (00004 threads / 00002 ranks) 8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.5935999999999999E-2" table:style-name="ce1">
            <text:p>0.015936</text:p>
          </table:table-cell>
          <table:table-cell office:value-type="float" office:value="1.6559999999999999E-3" table:style-name="ce1">
            <text:p>0.001656</text:p>
          </table:table-cell>
          <table:table-cell office:value-type="float" office:value="5.0569999999999999E-3" table:style-name="ce1">
            <text:p>0.005057</text:p>
          </table:table-cell>
          <table:table-cell office:value-type="float" office:value="4.400328" table:style-name="ce1">
            <text:p>4.400328</text:p>
          </table:table-cell>
          <table:table-cell office:value-type="float" office:value="4.7186139999999996" table:style-name="ce1">
            <text:p>4.71861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4 threads / 00002 ranks) 8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.4507000000000001E-2" table:style-name="ce1">
            <text:p>0.014507</text:p>
          </table:table-cell>
          <table:table-cell office:value-type="float" office:value="1.6980000000000001E-3" table:style-name="ce1">
            <text:p>0.001698</text:p>
          </table:table-cell>
          <table:table-cell office:value-type="float" office:value="5.3969999999999999E-3" table:style-name="ce1">
            <text:p>0.005397</text:p>
          </table:table-cell>
          <table:table-cell office:value-type="float" office:value="8.9167989999999993" table:style-name="ce1">
            <text:p>8.916799</text:p>
          </table:table-cell>
          <table:table-cell office:value-type="float" office:value="9.1666369999999997" table:style-name="ce1">
            <text:p>9.16663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4 threads / 00002 ranks) 8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.5022000000000001E-2" table:style-name="ce1">
            <text:p>0.015022</text:p>
          </table:table-cell>
          <table:table-cell office:value-type="float" office:value="1.6199999999999999E-3" table:style-name="ce1">
            <text:p>0.00162</text:p>
          </table:table-cell>
          <table:table-cell office:value-type="float" office:value="3.643E-3" table:style-name="ce1">
            <text:p>0.003643</text:p>
          </table:table-cell>
          <table:table-cell office:value-type="float" office:value="17.849377" table:style-name="ce1">
            <text:p>17.849377</text:p>
          </table:table-cell>
          <table:table-cell office:value-type="float" office:value="18.459230999999999" table:style-name="ce1">
            <text:p>18.45923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2048 (00004 threads / 00004 ranks) 16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1.7215999999999999E-2" table:style-name="ce1">
            <text:p>0.017216</text:p>
          </table:table-cell>
          <table:table-cell office:value-type="float" office:value="3.0539999999999999E-3" table:style-name="ce1">
            <text:p>0.003054</text:p>
          </table:table-cell>
          <table:table-cell office:value-type="float" office:value="2.0485E-2" table:style-name="ce1">
            <text:p>0.020485</text:p>
          </table:table-cell>
          <table:table-cell office:value-type="float" office:value="2.2785319999999998" table:style-name="ce1">
            <text:p>2.278532</text:p>
          </table:table-cell>
          <table:table-cell office:value-type="float" office:value="2.4755820000000002" table:style-name="ce1">
            <text:p>2.47558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4 threads / 00004 ranks) 16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1.6761999999999999E-2" table:style-name="ce1">
            <text:p>0.016762</text:p>
          </table:table-cell>
          <table:table-cell office:value-type="float" office:value="2.9979999999999998E-3" table:style-name="ce1">
            <text:p>0.002998</text:p>
          </table:table-cell>
          <table:table-cell office:value-type="float" office:value="1.6194E-2" table:style-name="ce1">
            <text:p>0.016194</text:p>
          </table:table-cell>
          <table:table-cell office:value-type="float" office:value="4.5678609999999997" table:style-name="ce1">
            <text:p>4.567861</text:p>
          </table:table-cell>
          <table:table-cell office:value-type="float" office:value="4.8450220000000002" table:style-name="ce1">
            <text:p>4.84502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4 threads / 00004 ranks) 16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1.5520000000000001E-2" table:style-name="ce1">
            <text:p>0.01552</text:p>
          </table:table-cell>
          <table:table-cell office:value-type="float" office:value="2.9689999999999999E-3" table:style-name="ce1">
            <text:p>0.002969</text:p>
          </table:table-cell>
          <table:table-cell office:value-type="float" office:value="6.6767000000000007E-2" table:style-name="ce1">
            <text:p>0.066767</text:p>
          </table:table-cell>
          <table:table-cell office:value-type="float" office:value="9.0608459999999997" table:style-name="ce1">
            <text:p>9.060846</text:p>
          </table:table-cell>
          <table:table-cell office:value-type="float" office:value="9.6133199999999999" table:style-name="ce1">
            <text:p>9.6133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2048 (00004 threads / 00008 ranks) 32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office:value-type="float" office:value="1.7562000000000001E-2" table:style-name="ce1">
            <text:p>0.017562</text:p>
          </table:table-cell>
          <table:table-cell office:value-type="float" office:value="1.513E-3" table:style-name="ce1">
            <text:p>0.001513</text:p>
          </table:table-cell>
          <table:table-cell office:value-type="float" office:value="2.2898000000000002E-2" table:style-name="ce1">
            <text:p>0.022898</text:p>
          </table:table-cell>
          <table:table-cell office:value-type="float" office:value="1.1667289999999999" table:style-name="ce1">
            <text:p>1.166729</text:p>
          </table:table-cell>
          <table:table-cell office:value-type="float" office:value="1.2931509999999999" table:style-name="ce1">
            <text:p>1.29315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4 threads / 00008 ranks) 32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office:value-type="float" office:value="1.5406E-2" table:style-name="ce1">
            <text:p>0.015406</text:p>
          </table:table-cell>
          <table:table-cell office:value-type="float" office:value="1.5529999999999999E-3" table:style-name="ce1">
            <text:p>0.001553</text:p>
          </table:table-cell>
          <table:table-cell office:value-type="float" office:value="3.9084000000000001E-2" table:style-name="ce1">
            <text:p>0.039084</text:p>
          </table:table-cell>
          <table:table-cell office:value-type="float" office:value="2.2763270000000002" table:style-name="ce1">
            <text:p>2.276327</text:p>
          </table:table-cell>
          <table:table-cell office:value-type="float" office:value="2.478094" table:style-name="ce1">
            <text:p>2.47809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4 threads / 00008 ranks) 32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office:value-type="float" office:value="1.5406E-2" table:style-name="ce1">
            <text:p>0.015406</text:p>
          </table:table-cell>
          <table:table-cell office:value-type="float" office:value="1.557E-3" table:style-name="ce1">
            <text:p>0.001557</text:p>
          </table:table-cell>
          <table:table-cell office:value-type="float" office:value="0.11443399999999999" table:style-name="ce1">
            <text:p>0.114434</text:p>
          </table:table-cell>
          <table:table-cell office:value-type="float" office:value="4.4693899999999998" table:style-name="ce1">
            <text:p>4.46939</text:p>
          </table:table-cell>
          <table:table-cell office:value-type="float" office:value="4.8824889999999996" table:style-name="ce1">
            <text:p>4.882489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2048 (00004 threads / 00014 ranks) 56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56" table:style-name="ce1">
            <text:p>56</text:p>
          </table:table-cell>
          <table:table-cell office:value-type="float" office:value="2.3028E-2" table:style-name="ce1">
            <text:p>0.023028</text:p>
          </table:table-cell>
          <table:table-cell office:value-type="float" office:value="1.596E-3" table:style-name="ce1">
            <text:p>0.001596</text:p>
          </table:table-cell>
          <table:table-cell office:value-type="float" office:value="9.5354999999999995E-2" table:style-name="ce1">
            <text:p>0.095355</text:p>
          </table:table-cell>
          <table:table-cell office:value-type="float" office:value="0.93826299999999996" table:style-name="ce1">
            <text:p>0.938263</text:p>
          </table:table-cell>
          <table:table-cell office:value-type="float" office:value="1.11842" table:style-name="ce1">
            <text:p>1.1184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4 threads / 00014 ranks) 56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56" table:style-name="ce1">
            <text:p>56</text:p>
          </table:table-cell>
          <table:table-cell office:value-type="float" office:value="2.2317E-2" table:style-name="ce1">
            <text:p>0.022317</text:p>
          </table:table-cell>
          <table:table-cell office:value-type="float" office:value="1.523E-3" table:style-name="ce1">
            <text:p>0.001523</text:p>
          </table:table-cell>
          <table:table-cell office:value-type="float" office:value="5.8946999999999999E-2" table:style-name="ce1">
            <text:p>0.058947</text:p>
          </table:table-cell>
          <table:table-cell office:value-type="float" office:value="1.844392" table:style-name="ce1">
            <text:p>1.844392</text:p>
          </table:table-cell>
          <table:table-cell office:value-type="float" office:value="2.0011079999999999" table:style-name="ce1">
            <text:p>2.00110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4 threads / 00014 ranks) 56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56" table:style-name="ce1">
            <text:p>56</text:p>
          </table:table-cell>
          <table:table-cell office:value-type="float" office:value="2.1415E-2" table:style-name="ce1">
            <text:p>0.021415</text:p>
          </table:table-cell>
          <table:table-cell office:value-type="float" office:value="1.516E-3" table:style-name="ce1">
            <text:p>0.001516</text:p>
          </table:table-cell>
          <table:table-cell office:value-type="float" office:value="0.105515" table:style-name="ce1">
            <text:p>0.105515</text:p>
          </table:table-cell>
          <table:table-cell office:value-type="float" office:value="3.7396720000000001" table:style-name="ce1">
            <text:p>3.739672</text:p>
          </table:table-cell>
          <table:table-cell office:value-type="float" office:value="4.2524829999999998" table:style-name="ce1">
            <text:p>4.25248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2048 (00004 threads / 00028 ranks) 112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112" table:style-name="ce1">
            <text:p>112</text:p>
          </table:table-cell>
          <table:table-cell office:value-type="float" office:value="2.2179000000000001E-2" table:style-name="ce1">
            <text:p>0.022179</text:p>
          </table:table-cell>
          <table:table-cell office:value-type="float" office:value="1.5709999999999999E-3" table:style-name="ce1">
            <text:p>0.001571</text:p>
          </table:table-cell>
          <table:table-cell office:value-type="float" office:value="4.2088E-2" table:style-name="ce1">
            <text:p>0.042088</text:p>
          </table:table-cell>
          <table:table-cell office:value-type="float" office:value="0.479325" table:style-name="ce1">
            <text:p>0.479325</text:p>
          </table:table-cell>
          <table:table-cell office:value-type="float" office:value="0.62009800000000004" table:style-name="ce1">
            <text:p>0.62009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4 threads / 00028 ranks) 112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112" table:style-name="ce1">
            <text:p>112</text:p>
          </table:table-cell>
          <table:table-cell office:value-type="float" office:value="2.1578E-2" table:style-name="ce1">
            <text:p>0.021578</text:p>
          </table:table-cell>
          <table:table-cell office:value-type="float" office:value="1.48E-3" table:style-name="ce1">
            <text:p>0.00148</text:p>
          </table:table-cell>
          <table:table-cell office:value-type="float" office:value="0.14006299999999999" table:style-name="ce1">
            <text:p>0.140063</text:p>
          </table:table-cell>
          <table:table-cell office:value-type="float" office:value="0.92278400000000005" table:style-name="ce1">
            <text:p>0.922784</text:p>
          </table:table-cell>
          <table:table-cell office:value-type="float" office:value="1.1557740000000001" table:style-name="ce1">
            <text:p>1.15577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4 threads / 00028 ranks) 112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112" table:style-name="ce1">
            <text:p>112</text:p>
          </table:table-cell>
          <table:table-cell office:value-type="float" office:value="2.1975999999999999E-2" table:style-name="ce1">
            <text:p>0.021976</text:p>
          </table:table-cell>
          <table:table-cell office:value-type="float" office:value="1.464E-3" table:style-name="ce1">
            <text:p>0.001464</text:p>
          </table:table-cell>
          <table:table-cell office:value-type="float" office:value="0.25980799999999998" table:style-name="ce1">
            <text:p>0.259808</text:p>
          </table:table-cell>
          <table:table-cell office:value-type="float" office:value="1.9006400000000001" table:style-name="ce1">
            <text:p>1.90064</text:p>
          </table:table-cell>
          <table:table-cell office:value-type="float" office:value="2.2673239999999999" table:style-name="ce1">
            <text:p>2.26732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2048 (00004 threads / 00056 ranks) 224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56" table:style-name="ce1">
            <text:p>56</text:p>
          </table:table-cell>
          <table:table-cell office:value-type="float" office:value="224" table:style-name="ce1">
            <text:p>224</text:p>
          </table:table-cell>
          <table:table-cell office:value-type="float" office:value="2.3585999999999999E-2" table:style-name="ce1">
            <text:p>0.023586</text:p>
          </table:table-cell>
          <table:table-cell office:value-type="float" office:value="1.635E-3" table:style-name="ce1">
            <text:p>0.001635</text:p>
          </table:table-cell>
          <table:table-cell office:value-type="float" office:value="6.8758E-2" table:style-name="ce1">
            <text:p>0.068758</text:p>
          </table:table-cell>
          <table:table-cell office:value-type="float" office:value="0.26042300000000002" table:style-name="ce1">
            <text:p>0.260423</text:p>
          </table:table-cell>
          <table:table-cell office:value-type="float" office:value="0.39476499999999998" table:style-name="ce1">
            <text:p>0.39476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4 threads / 00056 ranks) 224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56" table:style-name="ce1">
            <text:p>56</text:p>
          </table:table-cell>
          <table:table-cell office:value-type="float" office:value="224" table:style-name="ce1">
            <text:p>224</text:p>
          </table:table-cell>
          <table:table-cell office:value-type="float" office:value="2.2953999999999999E-2" table:style-name="ce1">
            <text:p>0.022954</text:p>
          </table:table-cell>
          <table:table-cell office:value-type="float" office:value="1.5349999999999999E-3" table:style-name="ce1">
            <text:p>0.001535</text:p>
          </table:table-cell>
          <table:table-cell office:value-type="float" office:value="0.10839600000000001" table:style-name="ce1">
            <text:p>0.108396</text:p>
          </table:table-cell>
          <table:table-cell office:value-type="float" office:value="0.48196299999999997" table:style-name="ce1">
            <text:p>0.481963</text:p>
          </table:table-cell>
          <table:table-cell office:value-type="float" office:value="0.67619499999999999" table:style-name="ce1">
            <text:p>0.67619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4 threads / 00056 ranks) 224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56" table:style-name="ce1">
            <text:p>56</text:p>
          </table:table-cell>
          <table:table-cell office:value-type="float" office:value="224" table:style-name="ce1">
            <text:p>224</text:p>
          </table:table-cell>
          <table:table-cell office:value-type="float" office:value="2.2759999999999999E-2" table:style-name="ce1">
            <text:p>0.02276</text:p>
          </table:table-cell>
          <table:table-cell office:value-type="float" office:value="1.4450000000000001E-3" table:style-name="ce1">
            <text:p>0.001445</text:p>
          </table:table-cell>
          <table:table-cell office:value-type="float" office:value="0.126633" table:style-name="ce1">
            <text:p>0.126633</text:p>
          </table:table-cell>
          <table:table-cell office:value-type="float" office:value="0.95995200000000003" table:style-name="ce1">
            <text:p>0.959952</text:p>
          </table:table-cell>
          <table:table-cell office:value-type="float" office:value="1.1738029999999999" table:style-name="ce1">
            <text:p>1.173803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2048 (00004 threads / 00112 ranks) 448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12" table:style-name="ce1">
            <text:p>112</text:p>
          </table:table-cell>
          <table:table-cell office:value-type="float" office:value="448" table:style-name="ce1">
            <text:p>448</text:p>
          </table:table-cell>
          <table:table-cell office:value-type="float" office:value="2.4388E-2" table:style-name="ce1">
            <text:p>0.024388</text:p>
          </table:table-cell>
          <table:table-cell office:value-type="float" office:value="1.593E-3" table:style-name="ce1">
            <text:p>0.001593</text:p>
          </table:table-cell>
          <table:table-cell office:value-type="float" office:value="7.2112999999999997E-2" table:style-name="ce1">
            <text:p>0.072113</text:p>
          </table:table-cell>
          <table:table-cell office:value-type="float" office:value="0.13239699999999999" table:style-name="ce1">
            <text:p>0.132397</text:p>
          </table:table-cell>
          <table:table-cell office:value-type="float" office:value="0.27702100000000002" table:style-name="ce1">
            <text:p>0.27702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4 threads / 00112 ranks) 448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12" table:style-name="ce1">
            <text:p>112</text:p>
          </table:table-cell>
          <table:table-cell office:value-type="float" office:value="448" table:style-name="ce1">
            <text:p>448</text:p>
          </table:table-cell>
          <table:table-cell office:value-type="float" office:value="2.3335999999999999E-2" table:style-name="ce1">
            <text:p>0.023336</text:p>
          </table:table-cell>
          <table:table-cell office:value-type="float" office:value="1.5399999999999999E-3" table:style-name="ce1">
            <text:p>0.00154</text:p>
          </table:table-cell>
          <table:table-cell office:value-type="float" office:value="6.5322000000000005E-2" table:style-name="ce1">
            <text:p>0.065322</text:p>
          </table:table-cell>
          <table:table-cell office:value-type="float" office:value="0.25895499999999999" table:style-name="ce1">
            <text:p>0.258955</text:p>
          </table:table-cell>
          <table:table-cell office:value-type="float" office:value="0.397534" table:style-name="ce1">
            <text:p>0.39753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4 threads / 00112 ranks) 448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12" table:style-name="ce1">
            <text:p>112</text:p>
          </table:table-cell>
          <table:table-cell office:value-type="float" office:value="448" table:style-name="ce1">
            <text:p>448</text:p>
          </table:table-cell>
          <table:table-cell office:value-type="float" office:value="2.2414E-2" table:style-name="ce1">
            <text:p>0.022414</text:p>
          </table:table-cell>
          <table:table-cell office:value-type="float" office:value="1.562E-3" table:style-name="ce1">
            <text:p>0.001562</text:p>
          </table:table-cell>
          <table:table-cell office:value-type="float" office:value="0.11539000000000001" table:style-name="ce1">
            <text:p>0.11539</text:p>
          </table:table-cell>
          <table:table-cell office:value-type="float" office:value="0.47768300000000002" table:style-name="ce1">
            <text:p>0.477683</text:p>
          </table:table-cell>
          <table:table-cell office:value-type="float" office:value="0.68987200000000004" table:style-name="ce1">
            <text:p>0.68987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2048 (00004 threads / 00224 ranks) 896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24" table:style-name="ce1">
            <text:p>224</text:p>
          </table:table-cell>
          <table:table-cell office:value-type="float" office:value="896" table:style-name="ce1">
            <text:p>896</text:p>
          </table:table-cell>
          <table:table-cell office:value-type="float" office:value="2.6124999999999999E-2" table:style-name="ce1">
            <text:p>0.026125</text:p>
          </table:table-cell>
          <table:table-cell office:value-type="float" office:value="1.5510000000000001E-3" table:style-name="ce1">
            <text:p>0.001551</text:p>
          </table:table-cell>
          <table:table-cell office:value-type="float" office:value="8.3559999999999995E-2" table:style-name="ce1">
            <text:p>0.08356</text:p>
          </table:table-cell>
          <table:table-cell office:value-type="float" office:value="8.3428000000000002E-2" table:style-name="ce1">
            <text:p>0.083428</text:p>
          </table:table-cell>
          <table:table-cell office:value-type="float" office:value="0.236235" table:style-name="ce1">
            <text:p>0.236235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4 threads / 00224 ranks) 896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24" table:style-name="ce1">
            <text:p>224</text:p>
          </table:table-cell>
          <table:table-cell office:value-type="float" office:value="896" table:style-name="ce1">
            <text:p>896</text:p>
          </table:table-cell>
          <table:table-cell office:value-type="float" office:value="2.3303000000000001E-2" table:style-name="ce1">
            <text:p>0.023303</text:p>
          </table:table-cell>
          <table:table-cell office:value-type="float" office:value="1.5709999999999999E-3" table:style-name="ce1">
            <text:p>0.001571</text:p>
          </table:table-cell>
          <table:table-cell office:value-type="float" office:value="7.3719000000000007E-2" table:style-name="ce1">
            <text:p>0.073719</text:p>
          </table:table-cell>
          <table:table-cell office:value-type="float" office:value="0.13320399999999999" table:style-name="ce1">
            <text:p>0.133204</text:p>
          </table:table-cell>
          <table:table-cell office:value-type="float" office:value="0.27236700000000003" table:style-name="ce1">
            <text:p>0.27236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4 threads / 00224 ranks) 896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24" table:style-name="ce1">
            <text:p>224</text:p>
          </table:table-cell>
          <table:table-cell office:value-type="float" office:value="896" table:style-name="ce1">
            <text:p>896</text:p>
          </table:table-cell>
          <table:table-cell office:value-type="float" office:value="2.3852000000000002E-2" table:style-name="ce1">
            <text:p>0.023852</text:p>
          </table:table-cell>
          <table:table-cell office:value-type="float" office:value="1.531E-3" table:style-name="ce1">
            <text:p>0.001531</text:p>
          </table:table-cell>
          <table:table-cell office:value-type="float" office:value="0.101171" table:style-name="ce1">
            <text:p>0.101171</text:p>
          </table:table-cell>
          <table:table-cell office:value-type="float" office:value="0.26027800000000001" table:style-name="ce1">
            <text:p>0.260278</text:p>
          </table:table-cell>
          <table:table-cell office:value-type="float" office:value="0.43285800000000002" table:style-name="ce1">
            <text:p>0.43285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2048 (00004 threads / 00448 ranks) 1792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48" table:style-name="ce1">
            <text:p>448</text:p>
          </table:table-cell>
          <table:table-cell office:value-type="float" office:value="1792" table:style-name="ce1">
            <text:p>1792</text:p>
          </table:table-cell>
          <table:table-cell office:value-type="float" office:value="2.5347000000000001E-2" table:style-name="ce1">
            <text:p>0.025347</text:p>
          </table:table-cell>
          <table:table-cell office:value-type="float" office:value="1.5299999999999999E-3" table:style-name="ce1">
            <text:p>0.00153</text:p>
          </table:table-cell>
          <table:table-cell office:value-type="float" office:value="0.109288" table:style-name="ce1">
            <text:p>0.109288</text:p>
          </table:table-cell>
          <table:table-cell office:value-type="float" office:value="5.6526E-2" table:style-name="ce1">
            <text:p>0.056526</text:p>
          </table:table-cell>
          <table:table-cell office:value-type="float" office:value="0.236711" table:style-name="ce1">
            <text:p>0.236711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4096 (00004 threads / 00448 ranks) 1792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48" table:style-name="ce1">
            <text:p>448</text:p>
          </table:table-cell>
          <table:table-cell office:value-type="float" office:value="1792" table:style-name="ce1">
            <text:p>1792</text:p>
          </table:table-cell>
          <table:table-cell office:value-type="float" office:value="2.2720000000000001E-2" table:style-name="ce1">
            <text:p>0.02272</text:p>
          </table:table-cell>
          <table:table-cell office:value-type="float" office:value="1.65E-3" table:style-name="ce1">
            <text:p>0.00165</text:p>
          </table:table-cell>
          <table:table-cell office:value-type="float" office:value="0.101246" table:style-name="ce1">
            <text:p>0.101246</text:p>
          </table:table-cell>
          <table:table-cell office:value-type="float" office:value="8.0611000000000002E-2" table:style-name="ce1">
            <text:p>0.080611</text:p>
          </table:table-cell>
          <table:table-cell office:value-type="float" office:value="0.25048199999999998" table:style-name="ce1">
            <text:p>0.25048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8192 (00004 threads / 00448 ranks) 1792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48" table:style-name="ce1">
            <text:p>448</text:p>
          </table:table-cell>
          <table:table-cell office:value-type="float" office:value="1792" table:style-name="ce1">
            <text:p>1792</text:p>
          </table:table-cell>
          <table:table-cell office:value-type="float" office:value="2.3993E-2" table:style-name="ce1">
            <text:p>0.023993</text:p>
          </table:table-cell>
          <table:table-cell office:value-type="float" office:value="1.519E-3" table:style-name="ce1">
            <text:p>0.001519</text:p>
          </table:table-cell>
          <table:table-cell office:value-type="float" office:value="0.12148" table:style-name="ce1">
            <text:p>0.12148</text:p>
          </table:table-cell>
          <table:table-cell office:value-type="float" office:value="0.12992999999999999" table:style-name="ce1">
            <text:p>0.12993</text:p>
          </table:table-cell>
          <table:table-cell office:value-type="float" office:value="0.32942399999999999" table:style-name="ce1">
            <text:p>0.32942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xi_fd_par_m2048 (00004 threads / 00896 ranks) 3584 cores</text:p>
          </table:table-cell>
          <table:table-cell office:value-type="float" office:value="2048" table:style-name="ce1">
            <text:p>204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896" table:style-name="ce1">
            <text:p>896</text:p>
          </table:table-cell>
          <table:table-cell office:value-type="float" office:value="3584" table:style-name="ce1">
            <text:p>3584</text:p>
          </table:table-cell>
          <table:table-cell office:value-type="float" office:value="2.5392999999999999E-2" table:style-name="ce1">
            <text:p>0.025393</text:p>
          </table:table-cell>
          <table:table-cell office:value-type="float" office:value="1.482E-3" table:style-name="ce1">
            <text:p>0.001482</text:p>
          </table:table-cell>
          <table:table-cell office:value-type="float" office:value="0.185944" table:style-name="ce1">
            <text:p>0.185944</text:p>
          </table:table-cell>
          <table:table-cell office:value-type="float" office:value="2.7015000000000001E-2" table:style-name="ce1">
            <text:p>0.027015</text:p>
          </table:table-cell>
          <table:table-cell office:value-type="float" office:value="0.29919800000000002" table:style-name="ce1">
            <text:p>0.299198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rexi_fd_par_m4096 (00004 threads / 00896 ranks) 3584 cores</text:p>
          </table:table-cell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896" table:style-name="ce1">
            <text:p>896</text:p>
          </table:table-cell>
          <table:table-cell office:value-type="float" office:value="3584" table:style-name="ce1">
            <text:p>3584</text:p>
          </table:table-cell>
          <table:table-cell office:value-type="float" office:value="2.3105000000000001E-2" table:style-name="ce1">
            <text:p>0.023105</text:p>
          </table:table-cell>
          <table:table-cell office:value-type="float" office:value="1.4430000000000001E-3" table:style-name="ce1">
            <text:p>0.001443</text:p>
          </table:table-cell>
          <table:table-cell office:value-type="float" office:value="0.19936200000000001" table:style-name="ce1">
            <text:p>0.199362</text:p>
          </table:table-cell>
          <table:table-cell office:value-type="float" office:value="5.2939E-2" table:style-name="ce1">
            <text:p>0.052939</text:p>
          </table:table-cell>
          <table:table-cell office:value-type="float" office:value="0.3407" table:style-name="ce1">
            <text:p>0.3407</text:p>
          </table:table-cell>
          <table:table-cell table:number-columns-repeated="5" table:style-name="ce1"/>
          <table:table-cell office:value-type="string" table:style-name="ce1">
            <text:p>T ~ p_R * log(c)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rexi_fd_par_m8192 (00004 threads / 00896 ranks) 3584 cores</text:p>
          </table:table-cell>
          <table:table-cell office:value-type="float" office:value="8192" table:style-name="ce1">
            <text:p>8192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896" table:style-name="ce1">
            <text:p>896</text:p>
          </table:table-cell>
          <table:table-cell office:value-type="float" office:value="3584" table:style-name="ce1">
            <text:p>3584</text:p>
          </table:table-cell>
          <table:table-cell office:value-type="float" office:value="2.4527E-2" table:style-name="ce1">
            <text:p>0.024527</text:p>
          </table:table-cell>
          <table:table-cell office:value-type="float" office:value="1.485E-3" table:style-name="ce1">
            <text:p>0.001485</text:p>
          </table:table-cell>
          <table:table-cell office:value-type="float" office:value="0.19644400000000001" table:style-name="ce1">
            <text:p>0.196444</text:p>
          </table:table-cell>
          <table:table-cell office:value-type="float" office:value="7.8866000000000006E-2" table:style-name="ce1">
            <text:p>0.078866</text:p>
          </table:table-cell>
          <table:table-cell office:value-type="float" office:value="0.34187600000000001" table:style-name="ce1">
            <text:p>0.341876</text:p>
          </table:table-cell>
          <table:table-cell table:number-columns-repeated="4" table:style-name="ce1"/>
          <table:table-cell office:value-type="string" table:style-name="ce5">
            <text:p>M=2048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3">
            <text:p>threads\SimType</text:p>
          </table:table-cell>
          <table:table-cell office:value-type="string" table:style-name="ce4">
            <text:p>M</text:p>
          </table:table-cell>
          <table:table-cell office:value-type="string" table:style-name="ce4">
            <text:p>W</text:p>
          </table:table-cell>
          <table:table-cell office:value-type="string" table:style-name="ce4">
            <text:p>threads</text:p>
          </table:table-cell>
          <table:table-cell office:value-type="string" table:style-name="ce4">
            <text:p>ranks</text:p>
          </table:table-cell>
          <table:table-cell office:value-type="string" table:style-name="ce4">
            <text:p>cores</text:p>
          </table:table-cell>
          <table:table-cell office:value-type="string" table:style-name="ce4">
            <text:p>rexi_preproc</text:p>
          </table:table-cell>
          <table:table-cell office:value-type="string" table:style-name="ce4">
            <text:p>rexi_broadcast</text:p>
          </table:table-cell>
          <table:table-cell office:value-type="string" table:style-name="ce4">
            <text:p>rexi_reduce</text:p>
          </table:table-cell>
          <table:table-cell office:value-type="string" table:style-name="ce4">
            <text:p>rexi_solver</text:p>
          </table:table-cell>
          <table:table-cell office:value-type="string" table:style-name="ce4">
            <text:p>seconds</text:p>
          </table:table-cell>
          <table:table-cell office:value-type="string" table:style-name="ce4">
            <text:p>rexi seconds sum</text:p>
          </table:table-cell>
          <table:table-cell office:value-type="string" table:style-name="ce4">
            <text:p>model</text:p>
          </table:table-cell>
          <table:table-cell office:value-type="string" table:style-name="ce4">
            <text:p>Correction</text:p>
          </table:table-cell>
          <table:table-cell table:style-name="ce4"/>
          <table:table-cell office:value-type="string" office:string-value="rexi_preproc" table:formula="of:=[.G116]" table:style-name="ce4">
            <text:p>rexi_preproc</text:p>
          </table:table-cell>
          <table:table-cell office:value-type="string" office:string-value="rexi_broadcast" table:formula="of:=[.H116]" table:style-name="ce4">
            <text:p>rexi_broadcast</text:p>
          </table:table-cell>
          <table:table-cell table:style-name="ce4"/>
          <table:table-cell office:value-type="string" office:string-value="rexi_reduce" table:formula="of:=[.I116]" table:style-name="ce4">
            <text:p>rexi_reduce</text:p>
          </table:table-cell>
          <table:table-cell table:style-name="ce4"/>
          <table:table-cell office:value-type="string" office:string-value="rexi_solver" table:formula="of:=[.J116]" table:style-name="ce4">
            <text:p>rexi_solver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rexi_fd_par_m2048 (00014 threads / 00001 ranks) 14 cores</text:p>
          </table:table-cell>
          <table:table-cell office:value-type="float" office:value="2048" table:style-name="ce1">
            <text:p>2048</text:p>
          </table:table-cell>
          <table:table-cell office:value-type="float" office:value="2060" table:formula="of:=[.B117]+11+1" table:style-name="ce1">
            <text:p>2060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2.2950000000000002E-2" table:style-name="ce1">
            <text:p>0.02295</text:p>
          </table:table-cell>
          <table:table-cell office:value-type="float" office:value="3.6999999999999998E-5" table:style-name="ce1">
            <text:p>0.000037</text:p>
          </table:table-cell>
          <table:table-cell office:value-type="float" office:value="9.4990000000000005E-3" table:style-name="ce1">
            <text:p>0.009499</text:p>
          </table:table-cell>
          <table:table-cell office:value-type="float" office:value="3.9321769999999998" table:style-name="ce1">
            <text:p>3.932177</text:p>
          </table:table-cell>
          <table:table-cell office:value-type="float" office:value="3.9971709999999998" table:style-name="ce1">
            <text:p>3.997171</text:p>
          </table:table-cell>
          <table:table-cell office:value-type="float" office:value="3.9646629999999998" table:formula="of:=SUM([.G117:.J117])" table:style-name="ce1">
            <text:p>3.964663</text:p>
          </table:table-cell>
          <table:table-cell office:value-type="float" office:value="5.1487210106020518" table:formula="of:=[.$P$159]+[.$R$159]*LOG([.F117])+[.$T$159]*LOG([.F117])+[.$V$159]*[.C117]/MIN([.F117];CEILING([.C117]/[.F117])*[.F117])" table:style-name="ce1">
            <text:p>5.148721011</text:p>
          </table:table-cell>
          <table:table-cell office:value-type="float" office:value="8.1269999999999953E-3" table:formula="of:=([.K117]-[.L117])/4" table:style-name="ce1">
            <text:p>0.008127</text:p>
          </table:table-cell>
          <table:table-cell table:style-name="ce1"/>
          <table:table-cell office:value-type="float" office:value="2.2950000000000002E-2" table:formula="of:=[.G117]" table:style-name="ce5">
            <text:p>0.02295</text:p>
          </table:table-cell>
          <table:table-cell office:value-type="float" office:value="3.6999999999999998E-5" table:formula="of:=[.H117]" table:style-name="ce5">
            <text:p>0.000037</text:p>
          </table:table-cell>
          <table:table-cell office:value-type="float" office:value="3.2282606173318768E-5" table:formula="of:=[.Q117]/LOG([.F117])" table:style-name="ce5">
            <text:p>3.22826E-05</text:p>
          </table:table-cell>
          <table:table-cell office:value-type="float" office:value="9.4990000000000005E-3" table:formula="of:=[.I117]" table:style-name="ce5">
            <text:p>0.009499</text:p>
          </table:table-cell>
          <table:table-cell office:value-type="float" office:value="8.2879047578474328E-3" table:formula="of:=[.S117]/LOG([.F117])" table:style-name="ce5">
            <text:p>0.008287905</text:p>
          </table:table-cell>
          <table:table-cell office:value-type="float" office:value="3.9321769999999998" table:formula="of:=[.J117]" table:style-name="ce5">
            <text:p>3.932177</text:p>
          </table:table-cell>
          <table:table-cell office:value-type="float" office:value="2.6723533009708735E-2" table:formula="of:=[.U117]/[.C117]*MIN([.F117];CEILING([.C117]/[.F117])*[.F117])" table:style-name="ce5">
            <text:p>0.026723533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xi_fd_par_m2048 (00014 threads / 00002 ranks) 28 cores</text:p>
          </table:table-cell>
          <table:table-cell office:value-type="float" office:value="2048" table:style-name="ce1">
            <text:p>2048</text:p>
          </table:table-cell>
          <table:table-cell office:value-type="float" office:value="2060" table:formula="of:=[.B118]+11+1" table:style-name="ce1">
            <text:p>2060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3.9040999999999999E-2" table:style-name="ce1">
            <text:p>0.039041</text:p>
          </table:table-cell>
          <table:table-cell office:value-type="float" office:value="1.9789999999999999E-3" table:style-name="ce1">
            <text:p>0.001979</text:p>
          </table:table-cell>
          <table:table-cell office:value-type="float" office:value="9.7000000000000003E-3" table:style-name="ce1">
            <text:p>0.0097</text:p>
          </table:table-cell>
          <table:table-cell office:value-type="float" office:value="2.3263950000000002" table:style-name="ce1">
            <text:p>2.326395</text:p>
          </table:table-cell>
          <table:table-cell office:value-type="float" office:value="2.5787800000000001" table:style-name="ce1">
            <text:p>2.57878</text:p>
          </table:table-cell>
          <table:table-cell office:value-type="float" office:value="2.3771150000000003" table:formula="of:=SUM([.G118:.J118])" table:style-name="ce1">
            <text:p>2.377115</text:p>
          </table:table-cell>
          <table:table-cell office:value-type="float" office:value="2.6062096752687092" table:formula="of:=[.$P$159]+[.$R$159]*LOG([.F118])+[.$T$159]*LOG([.F118])+[.$V$159]*[.C118]/MIN([.F118];CEILING([.C118]/[.F118])*[.F118])" table:style-name="ce1">
            <text:p>2.606209675</text:p>
          </table:table-cell>
          <table:table-cell office:value-type="float" office:value="5.041624999999994E-2" table:formula="of:=([.K118]-[.L118])/4" table:style-name="ce1">
            <text:p>0.05041625</text:p>
          </table:table-cell>
          <table:table-cell table:style-name="ce1"/>
          <table:table-cell office:value-type="float" office:value="3.9040999999999999E-2" table:formula="of:=[.G118]" table:style-name="ce5">
            <text:p>0.039041</text:p>
          </table:table-cell>
          <table:table-cell office:value-type="float" office:value="1.9789999999999999E-3" table:formula="of:=[.H118]" table:style-name="ce5">
            <text:p>0.001979</text:p>
          </table:table-cell>
          <table:table-cell office:value-type="float" office:value="1.3675078720770423E-3" table:formula="of:=[.Q118]/LOG([.F118])" table:style-name="ce5">
            <text:p>0.001367508</text:p>
          </table:table-cell>
          <table:table-cell office:value-type="float" office:value="9.7000000000000003E-3" table:formula="of:=[.I118]" table:style-name="ce5">
            <text:p>0.0097</text:p>
          </table:table-cell>
          <table:table-cell office:value-type="float" office:value="6.7027925008323963E-3" table:formula="of:=[.S118]/LOG([.F118])" table:style-name="ce5">
            <text:p>0.006702793</text:p>
          </table:table-cell>
          <table:table-cell office:value-type="float" office:value="2.3263950000000002" table:formula="of:=[.J118]" table:style-name="ce5">
            <text:p>2.326395</text:p>
          </table:table-cell>
          <table:table-cell office:value-type="float" office:value="3.1620902912621367E-2" table:formula="of:=[.U118]/[.C118]*MIN([.F118];CEILING([.C118]/[.F118])*[.F118])" table:style-name="ce5">
            <text:p>0.031620903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xi_fd_par_m2048 (00014 threads / 00004 ranks) 56 cores</text:p>
          </table:table-cell>
          <table:table-cell office:value-type="float" office:value="2048" table:style-name="ce1">
            <text:p>2048</text:p>
          </table:table-cell>
          <table:table-cell office:value-type="float" office:value="2060" table:formula="of:=[.B119]+11+1" table:style-name="ce1">
            <text:p>2060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56" table:style-name="ce1">
            <text:p>56</text:p>
          </table:table-cell>
          <table:table-cell office:value-type="float" office:value="3.8031000000000002E-2" table:style-name="ce1">
            <text:p>0.038031</text:p>
          </table:table-cell>
          <table:table-cell office:value-type="float" office:value="5.2110000000000004E-3" table:style-name="ce1">
            <text:p>0.005211</text:p>
          </table:table-cell>
          <table:table-cell office:value-type="float" office:value="1.4760000000000001E-2" table:style-name="ce1">
            <text:p>0.01476</text:p>
          </table:table-cell>
          <table:table-cell office:value-type="float" office:value="1.172461" table:style-name="ce1">
            <text:p>1.172461</text:p>
          </table:table-cell>
          <table:table-cell office:value-type="float" office:value="1.3333429999999999" table:style-name="ce1">
            <text:p>1.333343</text:p>
          </table:table-cell>
          <table:table-cell office:value-type="float" office:value="1.2304630000000001" table:formula="of:=SUM([.G119:.J119])" table:style-name="ce1">
            <text:p>1.230463</text:p>
          </table:table-cell>
          <table:table-cell office:value-type="float" office:value="1.3372329413942237" table:formula="of:=[.$P$159]+[.$R$159]*LOG([.F119])+[.$T$159]*LOG([.F119])+[.$V$159]*[.C119]/MIN([.F119];CEILING([.C119]/[.F119])*[.F119])" table:style-name="ce1">
            <text:p>1.337232941</text:p>
          </table:table-cell>
          <table:table-cell office:value-type="float" office:value="2.5719999999999965E-2" table:formula="of:=([.K119]-[.L119])/4" table:style-name="ce1">
            <text:p>0.02572</text:p>
          </table:table-cell>
          <table:table-cell table:style-name="ce1"/>
          <table:table-cell office:value-type="float" office:value="3.8031000000000002E-2" table:formula="of:=[.G119]" table:style-name="ce5">
            <text:p>0.038031</text:p>
          </table:table-cell>
          <table:table-cell office:value-type="float" office:value="5.2110000000000004E-3" table:formula="of:=[.H119]" table:style-name="ce5">
            <text:p>0.005211</text:p>
          </table:table-cell>
          <table:table-cell office:value-type="float" office:value="2.9808006458686941E-3" table:formula="of:=[.Q119]/LOG([.F119])" table:style-name="ce5">
            <text:p>0.002980801</text:p>
          </table:table-cell>
          <table:table-cell office:value-type="float" office:value="1.4760000000000001E-2" table:formula="of:=[.I119]" table:style-name="ce5">
            <text:p>0.01476</text:p>
          </table:table-cell>
          <table:table-cell office:value-type="float" office:value="8.4430277361393063E-3" table:formula="of:=[.S119]/LOG([.F119])" table:style-name="ce5">
            <text:p>0.008443028</text:p>
          </table:table-cell>
          <table:table-cell office:value-type="float" office:value="1.172461" table:formula="of:=[.J119]" table:style-name="ce5">
            <text:p>1.172461</text:p>
          </table:table-cell>
          <table:table-cell office:value-type="float" office:value="3.1872726213592231E-2" table:formula="of:=[.U119]/[.C119]*MIN([.F119];CEILING([.C119]/[.F119])*[.F119])" table:style-name="ce5">
            <text:p>0.031872726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xi_fd_par_m2048 (00014 threads / 00008 ranks) 112 cores</text:p>
          </table:table-cell>
          <table:table-cell office:value-type="float" office:value="2048" table:style-name="ce1">
            <text:p>2048</text:p>
          </table:table-cell>
          <table:table-cell office:value-type="float" office:value="2060" table:formula="of:=[.B120]+11+1" table:style-name="ce1">
            <text:p>2060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112" table:style-name="ce1">
            <text:p>112</text:p>
          </table:table-cell>
          <table:table-cell office:value-type="float" office:value="3.8051000000000001E-2" table:style-name="ce1">
            <text:p>0.038051</text:p>
          </table:table-cell>
          <table:table-cell office:value-type="float" office:value="7.8449999999999995E-3" table:style-name="ce1">
            <text:p>0.007845</text:p>
          </table:table-cell>
          <table:table-cell office:value-type="float" office:value="1.7655000000000001E-2" table:style-name="ce1">
            <text:p>0.017655</text:p>
          </table:table-cell>
          <table:table-cell office:value-type="float" office:value="0.59512799999999999" table:style-name="ce1">
            <text:p>0.595128</text:p>
          </table:table-cell>
          <table:table-cell office:value-type="float" office:value="0.73085800000000001" table:style-name="ce1">
            <text:p>0.730858</text:p>
          </table:table-cell>
          <table:table-cell office:value-type="float" office:value="0.65867900000000001" table:formula="of:=SUM([.G120:.J120])" table:style-name="ce1">
            <text:p>0.658679</text:p>
          </table:table-cell>
          <table:table-cell office:value-type="float" office:value="0.70502350824916604" table:formula="of:=[.$P$159]+[.$R$159]*LOG([.F120])+[.$T$159]*LOG([.F120])+[.$V$159]*[.C120]/MIN([.F120];CEILING([.C120]/[.F120])*[.F120])" table:style-name="ce1">
            <text:p>0.705023508</text:p>
          </table:table-cell>
          <table:table-cell office:value-type="float" office:value="1.8044749999999998E-2" table:formula="of:=([.K120]-[.L120])/4" table:style-name="ce1">
            <text:p>0.01804475</text:p>
          </table:table-cell>
          <table:table-cell table:style-name="ce1"/>
          <table:table-cell office:value-type="float" office:value="3.8051000000000001E-2" table:formula="of:=[.G120]" table:style-name="ce5">
            <text:p>0.038051</text:p>
          </table:table-cell>
          <table:table-cell office:value-type="float" office:value="7.8449999999999995E-3" table:formula="of:=[.H120]" table:style-name="ce5">
            <text:p>0.007845</text:p>
          </table:table-cell>
          <table:table-cell office:value-type="float" office:value="3.8282895783718373E-3" table:formula="of:=[.Q120]/LOG([.F120])" table:style-name="ce5">
            <text:p>0.00382829</text:p>
          </table:table-cell>
          <table:table-cell office:value-type="float" office:value="1.7655000000000001E-2" table:formula="of:=[.I120]" table:style-name="ce5">
            <text:p>0.017655</text:p>
          </table:table-cell>
          <table:table-cell office:value-type="float" office:value="8.6154815176742883E-3" table:formula="of:=[.S120]/LOG([.F120])" table:style-name="ce5">
            <text:p>0.008615482</text:p>
          </table:table-cell>
          <table:table-cell office:value-type="float" office:value="0.59512799999999999" table:formula="of:=[.J120]" table:style-name="ce5">
            <text:p>0.595128</text:p>
          </table:table-cell>
          <table:table-cell office:value-type="float" office:value="3.2356473786407769E-2" table:formula="of:=[.U120]/[.C120]*MIN([.F120];CEILING([.C120]/[.F120])*[.F120])" table:style-name="ce5">
            <text:p>0.032356474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xi_fd_par_m2048 (00014 threads / 00014 ranks) 196 cores</text:p>
          </table:table-cell>
          <table:table-cell office:value-type="float" office:value="2048" table:style-name="ce1">
            <text:p>2048</text:p>
          </table:table-cell>
          <table:table-cell office:value-type="float" office:value="2060" table:formula="of:=[.B121]+11+1" table:style-name="ce1">
            <text:p>2060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96" table:style-name="ce1">
            <text:p>196</text:p>
          </table:table-cell>
          <table:table-cell office:value-type="float" office:value="3.8421999999999998E-2" table:style-name="ce1">
            <text:p>0.038422</text:p>
          </table:table-cell>
          <table:table-cell office:value-type="float" office:value="1.0572E-2" table:style-name="ce1">
            <text:p>0.010572</text:p>
          </table:table-cell>
          <table:table-cell office:value-type="float" office:value="2.334E-2" table:style-name="ce1">
            <text:p>0.02334</text:p>
          </table:table-cell>
          <table:table-cell office:value-type="float" office:value="0.35902600000000001" table:style-name="ce1">
            <text:p>0.359026</text:p>
          </table:table-cell>
          <table:table-cell office:value-type="float" office:value="0.48025000000000001" table:style-name="ce1">
            <text:p>0.48025</text:p>
          </table:table-cell>
          <table:table-cell office:value-type="float" office:value="0.43136000000000002" table:formula="of:=SUM([.G121:.J121])" table:style-name="ce1">
            <text:p>0.43136</text:p>
          </table:table-cell>
          <table:table-cell office:value-type="float" office:value="0.43580305333631109" table:formula="of:=[.$P$159]+[.$R$159]*LOG([.F121])+[.$T$159]*LOG([.F121])+[.$V$159]*[.C121]/MIN([.F121];CEILING([.C121]/[.F121])*[.F121])" table:style-name="ce1">
            <text:p>0.435803053</text:p>
          </table:table-cell>
          <table:table-cell office:value-type="float" office:value="1.2222499999999997E-2" table:formula="of:=([.K121]-[.L121])/4" table:style-name="ce1">
            <text:p>0.0122225</text:p>
          </table:table-cell>
          <table:table-cell table:style-name="ce1"/>
          <table:table-cell office:value-type="float" office:value="3.8421999999999998E-2" table:formula="of:=[.G121]" table:style-name="ce5">
            <text:p>0.038422</text:p>
          </table:table-cell>
          <table:table-cell office:value-type="float" office:value="1.0572E-2" table:formula="of:=[.H121]" table:style-name="ce5">
            <text:p>0.010572</text:p>
          </table:table-cell>
          <table:table-cell office:value-type="float" office:value="4.6120501684368386E-3" table:formula="of:=[.Q121]/LOG([.F121])" table:style-name="ce5">
            <text:p>0.00461205</text:p>
          </table:table-cell>
          <table:table-cell office:value-type="float" office:value="2.334E-2" table:formula="of:=[.I121]" table:style-name="ce5">
            <text:p>0.02334</text:p>
          </table:table-cell>
          <table:table-cell office:value-type="float" office:value="1.018210848763865E-2" table:formula="of:=[.S121]/LOG([.F121])" table:style-name="ce5">
            <text:p>0.010182108</text:p>
          </table:table-cell>
          <table:table-cell office:value-type="float" office:value="0.35902600000000001" table:formula="of:=[.J121]" table:style-name="ce5">
            <text:p>0.359026</text:p>
          </table:table-cell>
          <table:table-cell office:value-type="float" office:value="3.4159755339805822E-2" table:formula="of:=[.U121]/[.C121]*MIN([.F121];CEILING([.C121]/[.F121])*[.F121])" table:style-name="ce5">
            <text:p>0.034159755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xi_fd_par_m2048 (00014 threads / 00028 ranks) 392 cores</text:p>
          </table:table-cell>
          <table:table-cell office:value-type="float" office:value="2048" table:style-name="ce1">
            <text:p>2048</text:p>
          </table:table-cell>
          <table:table-cell office:value-type="float" office:value="2060" table:formula="of:=[.B122]+11+1" table:style-name="ce1">
            <text:p>2060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392" table:style-name="ce1">
            <text:p>392</text:p>
          </table:table-cell>
          <table:table-cell office:value-type="float" office:value="3.9858999999999999E-2" table:style-name="ce1">
            <text:p>0.039859</text:p>
          </table:table-cell>
          <table:table-cell office:value-type="float" office:value="1.328E-2" table:style-name="ce1">
            <text:p>0.01328</text:p>
          </table:table-cell>
          <table:table-cell office:value-type="float" office:value="2.4306000000000001E-2" table:style-name="ce1">
            <text:p>0.024306</text:p>
          </table:table-cell>
          <table:table-cell office:value-type="float" office:value="0.194993" table:style-name="ce1">
            <text:p>0.194993</text:p>
          </table:table-cell>
          <table:table-cell office:value-type="float" office:value="0.32233400000000001" table:style-name="ce1">
            <text:p>0.322334</text:p>
          </table:table-cell>
          <table:table-cell office:value-type="float" office:value="0.27243800000000001" table:formula="of:=SUM([.G122:.J122])" table:style-name="ce1">
            <text:p>0.272438</text:p>
          </table:table-cell>
          <table:table-cell office:value-type="float" office:value="0.25842740642655937" table:formula="of:=[.$P$159]+[.$R$159]*LOG([.F122])+[.$T$159]*LOG([.F122])+[.$V$159]*[.C122]/MIN([.F122];CEILING([.C122]/[.F122])*[.F122])" table:style-name="ce1">
            <text:p>0.258427406</text:p>
          </table:table-cell>
          <table:table-cell office:value-type="float" office:value="1.2473999999999999E-2" table:formula="of:=([.K122]-[.L122])/4" table:style-name="ce1">
            <text:p>0.012474</text:p>
          </table:table-cell>
          <table:table-cell table:style-name="ce1"/>
          <table:table-cell office:value-type="float" office:value="3.9858999999999999E-2" table:formula="of:=[.G122]" table:style-name="ce5">
            <text:p>0.039859</text:p>
          </table:table-cell>
          <table:table-cell office:value-type="float" office:value="1.328E-2" table:formula="of:=[.H122]" table:style-name="ce5">
            <text:p>0.01328</text:p>
          </table:table-cell>
          <table:table-cell office:value-type="float" office:value="5.1209159563557092E-3" table:formula="of:=[.Q122]/LOG([.F122])" table:style-name="ce5">
            <text:p>0.005120916</text:p>
          </table:table-cell>
          <table:table-cell office:value-type="float" office:value="2.4306000000000001E-2" table:formula="of:=[.I122]" table:style-name="ce5">
            <text:p>0.024306</text:p>
          </table:table-cell>
          <table:table-cell office:value-type="float" office:value="9.3726644002395994E-3" table:formula="of:=[.S122]/LOG([.F122])" table:style-name="ce5">
            <text:p>0.009372664</text:p>
          </table:table-cell>
          <table:table-cell office:value-type="float" office:value="0.194993" table:formula="of:=[.J122]" table:style-name="ce5">
            <text:p>0.194993</text:p>
          </table:table-cell>
          <table:table-cell office:value-type="float" office:value="3.7105464077669903E-2" table:formula="of:=[.U122]/[.C122]*MIN([.F122];CEILING([.C122]/[.F122])*[.F122])" table:style-name="ce5">
            <text:p>0.037105464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xi_fd_par_m2048 (00014 threads / 00056 ranks) 784 cores</text:p>
          </table:table-cell>
          <table:table-cell office:value-type="float" office:value="2048" table:style-name="ce1">
            <text:p>2048</text:p>
          </table:table-cell>
          <table:table-cell office:value-type="float" office:value="2060" table:formula="of:=[.B123]+11+1" table:style-name="ce1">
            <text:p>2060</text:p>
          </table:table-cell>
          <table:table-cell office:value-type="float" office:value="14" table:style-name="ce1">
            <text:p>14</text:p>
          </table:table-cell>
          <table:table-cell office:value-type="float" office:value="56" table:style-name="ce1">
            <text:p>56</text:p>
          </table:table-cell>
          <table:table-cell office:value-type="float" office:value="784" table:style-name="ce1">
            <text:p>784</text:p>
          </table:table-cell>
          <table:table-cell office:value-type="float" office:value="4.0141000000000003E-2" table:style-name="ce1">
            <text:p>0.040141</text:p>
          </table:table-cell>
          <table:table-cell office:value-type="float" office:value="1.5953999999999999E-2" table:style-name="ce1">
            <text:p>0.015954</text:p>
          </table:table-cell>
          <table:table-cell office:value-type="float" office:value="2.7956000000000002E-2" table:style-name="ce1">
            <text:p>0.027956</text:p>
          </table:table-cell>
          <table:table-cell office:value-type="float" office:value="9.7864999999999994E-2" table:style-name="ce1">
            <text:p>0.097865</text:p>
          </table:table-cell>
          <table:table-cell office:value-type="float" office:value="0.226991" table:style-name="ce1">
            <text:p>0.226991</text:p>
          </table:table-cell>
          <table:table-cell office:value-type="float" office:value="0.18191600000000002" table:formula="of:=SUM([.G123:.J123])" table:style-name="ce1">
            <text:p>0.181916</text:p>
          </table:table-cell>
          <table:table-cell office:value-type="float" office:value="0.1720185167638689" table:formula="of:=[.$P$159]+[.$R$159]*LOG([.F123])+[.$T$159]*LOG([.F123])+[.$V$159]*[.C123]/MIN([.F123];CEILING([.C123]/[.F123])*[.F123])" table:style-name="ce1">
            <text:p>0.172018517</text:p>
          </table:table-cell>
          <table:table-cell office:value-type="float" office:value="1.1268749999999994E-2" table:formula="of:=([.K123]-[.L123])/4" table:style-name="ce1">
            <text:p>0.01126875</text:p>
          </table:table-cell>
          <table:table-cell table:style-name="ce1"/>
          <table:table-cell office:value-type="float" office:value="4.0141000000000003E-2" table:formula="of:=[.G123]" table:style-name="ce5">
            <text:p>0.040141</text:p>
          </table:table-cell>
          <table:table-cell office:value-type="float" office:value="1.5953999999999999E-2" table:formula="of:=[.H123]" table:style-name="ce5">
            <text:p>0.015954</text:p>
          </table:table-cell>
          <table:table-cell office:value-type="float" office:value="5.5121830700144347E-3" table:formula="of:=[.Q123]/LOG([.F123])" table:style-name="ce5">
            <text:p>0.005512183</text:p>
          </table:table-cell>
          <table:table-cell office:value-type="float" office:value="2.7956000000000002E-2" table:formula="of:=[.I123]" table:style-name="ce5">
            <text:p>0.027956</text:p>
          </table:table-cell>
          <table:table-cell office:value-type="float" office:value="9.6589312965603327E-3" table:formula="of:=[.S123]/LOG([.F123])" table:style-name="ce5">
            <text:p>0.009658931</text:p>
          </table:table-cell>
          <table:table-cell office:value-type="float" office:value="9.7864999999999994E-2" table:formula="of:=[.J123]" table:style-name="ce5">
            <text:p>0.097865</text:p>
          </table:table-cell>
          <table:table-cell office:value-type="float" office:value="3.7245708737864071E-2" table:formula="of:=[.U123]/[.C123]*MIN([.F123];CEILING([.C123]/[.F123])*[.F123])" table:style-name="ce5">
            <text:p>0.037245709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xi_fd_par_m2048 (00014 threads / 00112 ranks) 1568 cores</text:p>
          </table:table-cell>
          <table:table-cell office:value-type="float" office:value="2048" table:style-name="ce1">
            <text:p>2048</text:p>
          </table:table-cell>
          <table:table-cell office:value-type="float" office:value="2060" table:formula="of:=[.B124]+11+1" table:style-name="ce1">
            <text:p>2060</text:p>
          </table:table-cell>
          <table:table-cell office:value-type="float" office:value="14" table:style-name="ce1">
            <text:p>14</text:p>
          </table:table-cell>
          <table:table-cell office:value-type="float" office:value="112" table:style-name="ce1">
            <text:p>112</text:p>
          </table:table-cell>
          <table:table-cell office:value-type="float" office:value="1568" table:style-name="ce1">
            <text:p>1568</text:p>
          </table:table-cell>
          <table:table-cell office:value-type="float" office:value="3.8372999999999997E-2" table:style-name="ce1">
            <text:p>0.038373</text:p>
          </table:table-cell>
          <table:table-cell office:value-type="float" office:value="1.7132000000000001E-2" table:style-name="ce1">
            <text:p>0.017132</text:p>
          </table:table-cell>
          <table:table-cell office:value-type="float" office:value="2.7126999999999998E-2" table:style-name="ce1">
            <text:p>0.027127</text:p>
          </table:table-cell>
          <table:table-cell office:value-type="float" office:value="6.5414E-2" table:style-name="ce1">
            <text:p>0.065414</text:p>
          </table:table-cell>
          <table:table-cell office:value-type="float" office:value="0.19958000000000001" table:style-name="ce1">
            <text:p>0.19958</text:p>
          </table:table-cell>
          <table:table-cell office:value-type="float" office:value="0.14804600000000001" table:formula="of:=SUM([.G124:.J124])" table:style-name="ce1">
            <text:p>0.148046</text:p>
          </table:table-cell>
          <table:table-cell office:value-type="float" office:value="0.131093005724709" table:formula="of:=[.$P$159]+[.$R$159]*LOG([.F124])+[.$T$159]*LOG([.F124])+[.$V$159]*[.C124]/MIN([.F124];CEILING([.C124]/[.F124])*[.F124])" table:style-name="ce1">
            <text:p>0.131093006</text:p>
          </table:table-cell>
          <table:table-cell office:value-type="float" office:value="1.2883499999999999E-2" table:formula="of:=([.K124]-[.L124])/4" table:style-name="ce1">
            <text:p>0.0128835</text:p>
          </table:table-cell>
          <table:table-cell table:style-name="ce1"/>
          <table:table-cell office:value-type="float" office:value="3.8372999999999997E-2" table:formula="of:=[.G124]" table:style-name="ce5">
            <text:p>0.038373</text:p>
          </table:table-cell>
          <table:table-cell office:value-type="float" office:value="1.7132000000000001E-2" table:formula="of:=[.H124]" table:style-name="ce5">
            <text:p>0.017132</text:p>
          </table:table-cell>
          <table:table-cell office:value-type="float" office:value="5.3615476030333406E-3" table:formula="of:=[.Q124]/LOG([.F124])" table:style-name="ce5">
            <text:p>0.005361548</text:p>
          </table:table-cell>
          <table:table-cell office:value-type="float" office:value="2.7126999999999998E-2" table:formula="of:=[.I124]" table:style-name="ce5">
            <text:p>0.027127</text:p>
          </table:table-cell>
          <table:table-cell office:value-type="float" office:value="8.4895343116673707E-3" table:formula="of:=[.S124]/LOG([.F124])" table:style-name="ce5">
            <text:p>0.008489534</text:p>
          </table:table-cell>
          <table:table-cell office:value-type="float" office:value="6.5414E-2" table:formula="of:=[.J124]" table:style-name="ce5">
            <text:p>0.065414</text:p>
          </table:table-cell>
          <table:table-cell office:value-type="float" office:value="4.9790850485436897E-2" table:formula="of:=[.U124]/[.C124]*MIN([.F124];CEILING([.C124]/[.F124])*[.F124])" table:style-name="ce5">
            <text:p>0.04979085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xi_fd_par_m2048 (00014 threads / 00224 ranks) 3136 cores</text:p>
          </table:table-cell>
          <table:table-cell office:value-type="float" office:value="2048" table:style-name="ce1">
            <text:p>2048</text:p>
          </table:table-cell>
          <table:table-cell office:value-type="float" office:value="2060" table:formula="of:=[.B125]+11+1" table:style-name="ce1">
            <text:p>2060</text:p>
          </table:table-cell>
          <table:table-cell office:value-type="float" office:value="14" table:style-name="ce1">
            <text:p>14</text:p>
          </table:table-cell>
          <table:table-cell office:value-type="float" office:value="224" table:style-name="ce1">
            <text:p>224</text:p>
          </table:table-cell>
          <table:table-cell office:value-type="float" office:value="3136" table:style-name="ce1">
            <text:p>3136</text:p>
          </table:table-cell>
          <table:table-cell office:value-type="float" office:value="3.8189000000000001E-2" table:style-name="ce1">
            <text:p>0.038189</text:p>
          </table:table-cell>
          <table:table-cell office:value-type="float" office:value="2.7403E-2" table:style-name="ce1">
            <text:p>0.027403</text:p>
          </table:table-cell>
          <table:table-cell office:value-type="float" office:value="9.6632999999999997E-2" table:style-name="ce1">
            <text:p>0.096633</text:p>
          </table:table-cell>
          <table:table-cell office:value-type="float" office:value="2.928E-2" table:style-name="ce1">
            <text:p>0.02928</text:p>
          </table:table-cell>
          <table:table-cell office:value-type="float" office:value="0.24291599999999999" table:style-name="ce1">
            <text:p>0.242916</text:p>
          </table:table-cell>
          <table:table-cell office:value-type="float" office:value="0.19150500000000001" table:formula="of:=SUM([.G125:.J125])" table:style-name="ce1">
            <text:p>0.191505</text:p>
          </table:table-cell>
          <table:table-cell office:value-type="float" office:value="0.11290918399731439" table:formula="of:=[.$P$159]+[.$R$159]*LOG([.F125])+[.$T$159]*LOG([.F125])+[.$V$159]*[.C125]/MIN([.F125];CEILING([.C125]/[.F125])*[.F125])" table:style-name="ce1">
            <text:p>0.112909184</text:p>
          </table:table-cell>
          <table:table-cell office:value-type="float" office:value="1.2852749999999996E-2" table:formula="of:=([.K125]-[.L125])/4" table:style-name="ce1">
            <text:p>0.01285275</text:p>
          </table:table-cell>
          <table:table-cell table:style-name="ce1"/>
          <table:table-cell office:value-type="float" office:value="3.8189000000000001E-2" table:formula="of:=[.G125]" table:style-name="ce5">
            <text:p>0.038189</text:p>
          </table:table-cell>
          <table:table-cell office:value-type="float" office:value="2.7403E-2" table:formula="of:=[.H125]" table:style-name="ce5">
            <text:p>0.027403</text:p>
          </table:table-cell>
          <table:table-cell office:value-type="float" office:value="7.8375436671214559E-3" table:formula="of:=[.Q125]/LOG([.F125])" table:style-name="ce5">
            <text:p>0.007837544</text:p>
          </table:table-cell>
          <table:table-cell office:value-type="float" office:value="9.6632999999999997E-2" table:formula="of:=[.I125]" table:style-name="ce5">
            <text:p>0.096633</text:p>
          </table:table-cell>
          <table:table-cell office:value-type="float" office:value="2.7638045366746255E-2" table:formula="of:=[.S125]/LOG([.F125])" table:style-name="ce5">
            <text:p>0.027638045</text:p>
          </table:table-cell>
          <table:table-cell office:value-type="float" office:value="2.928E-2" table:formula="of:=[.J125]" table:style-name="ce5">
            <text:p>0.02928</text:p>
          </table:table-cell>
          <table:table-cell office:value-type="float" office:value="4.4573825242718447E-2" table:formula="of:=[.U125]/[.C125]*MIN([.F125];CEILING([.C125]/[.F125])*[.F125])" table:style-name="ce5">
            <text:p>0.044573825</text:p>
          </table:table-cell>
          <table:table-cell table:number-columns-repeated="16362"/>
        </table:table-row>
        <table:table-row table:style-name="ro1">
          <table:table-cell table:style-name="ce1"/>
          <table:table-cell office:value-type="float" office:value="2048" table:style-name="ce1">
            <text:p>2048</text:p>
          </table:table-cell>
          <table:table-cell office:value-type="float" office:value="2060" table:formula="of:=[.B126]+11+1" table:style-name="ce1">
            <text:p>2060</text:p>
          </table:table-cell>
          <table:table-cell table:number-columns-repeated="2" table:style-name="ce1"/>
          <table:table-cell office:value-type="float" office:value="4096" table:style-name="ce1">
            <text:p>4096</text:p>
          </table:table-cell>
          <table:table-cell table:number-columns-repeated="6" table:style-name="ce1"/>
          <table:table-cell office:value-type="float" office:value="0.10933520207695384" table:formula="of:=[.$P$159]+[.$R$159]*LOG([.F126])+[.$T$159]*LOG([.F126])+[.$V$159]*[.C126]/MIN([.F126];CEILING([.C126]/[.F126])*[.F126])" table:style-name="ce1">
            <text:p>0.109335202</text:p>
          </table:table-cell>
          <table:table-cell office:value-type="float" office:value="1.2852749999999996E-2" table:formula="of:=MEDIAN([.N117:.N125])" table:style-name="ce14">
            <text:p>0.01285275</text:p>
          </table:table-cell>
          <table:table-cell table:style-name="ce1"/>
          <table:table-cell office:value-type="float" office:value="3.7006333333333336E-2" table:formula="of:=AVERAGE([.P117:.P125])" table:style-name="ce4">
            <text:p>0.037006333</text:p>
          </table:table-cell>
          <table:table-cell table:style-name="ce5"/>
          <table:table-cell office:value-type="float" office:value="4.0725690186058528E-3" table:formula="of:=AVERAGE([.R117:.R125])" table:style-name="ce4">
            <text:p>0.004072569</text:p>
          </table:table-cell>
          <table:table-cell table:style-name="ce5"/>
          <table:table-cell office:value-type="float" office:value="1.0821165597260625E-2" table:formula="of:=AVERAGE([.T117:.T125])" table:style-name="ce4">
            <text:p>0.010821166</text:p>
          </table:table-cell>
          <table:table-cell table:style-name="ce4"/>
          <table:table-cell office:value-type="float" office:value="3.6161026645091694E-2" table:formula="of:=AVERAGE([.V117:.V125])" table:style-name="ce4">
            <text:p>0.036161027</text:p>
          </table:table-cell>
          <table:table-cell table:number-columns-repeated="16362"/>
        </table:table-row>
        <table:table-row table:style-name="ro1">
          <table:table-cell table:style-name="ce1"/>
          <table:table-cell office:value-type="float" office:value="2048" table:style-name="ce1">
            <text:p>2048</text:p>
          </table:table-cell>
          <table:table-cell office:value-type="float" office:value="2060" table:formula="of:=[.B127]+11+1" table:style-name="ce1">
            <text:p>2060</text:p>
          </table:table-cell>
          <table:table-cell table:number-columns-repeated="2" table:style-name="ce1"/>
          <table:table-cell office:value-type="float" office:value="8192" table:formula="of:=[.F126]*2" table:style-name="ce1">
            <text:p>8192</text:p>
          </table:table-cell>
          <table:table-cell table:number-columns-repeated="6" table:style-name="ce1"/>
          <table:table-cell office:value-type="float" office:value="0.10518726672166438" table:formula="of:=[.$P$159]+[.$R$159]*LOG([.F127])+[.$T$159]*LOG([.F127])+[.$V$159]*[.C127]/MIN([.F127];CEILING([.C127]/[.F127])*[.F127])" table:style-name="ce1">
            <text:p>0.105187267</text:p>
          </table:table-cell>
          <table:table-cell table:number-columns-repeated="2" table:style-name="ce1"/>
          <table:table-cell table:style-name="ce6"/>
          <table:table-cell table:style-name="ce7"/>
          <table:table-cell table:style-name="ce6"/>
          <table:table-cell table:style-name="ce7"/>
          <table:table-cell table:number-columns-repeated="3" table:style-name="ce6"/>
          <table:table-cell table:number-columns-repeated="16362"/>
        </table:table-row>
        <table:table-row table:style-name="ro1">
          <table:table-cell table:style-name="ce1"/>
          <table:table-cell office:value-type="float" office:value="2048" table:style-name="ce1">
            <text:p>2048</text:p>
          </table:table-cell>
          <table:table-cell office:value-type="float" office:value="2060" table:formula="of:=[.B128]+11+1" table:style-name="ce1">
            <text:p>2060</text:p>
          </table:table-cell>
          <table:table-cell table:number-columns-repeated="2" table:style-name="ce1"/>
          <table:table-cell office:value-type="float" office:value="16384" table:formula="of:=[.F127]*2" table:style-name="ce1">
            <text:p>16384</text:p>
          </table:table-cell>
          <table:table-cell table:number-columns-repeated="6" table:style-name="ce1"/>
          <table:table-cell office:value-type="float" office:value="0.10539223283620498" table:formula="of:=[.$P$159]+[.$R$159]*LOG([.F128])+[.$T$159]*LOG([.F128])+[.$V$159]*[.C128]/MIN([.F128];CEILING([.C128]/[.F128])*[.F128])" table:style-name="ce1">
            <text:p>0.105392233</text:p>
          </table:table-cell>
          <table:table-cell table:number-columns-repeated="2" table:style-name="ce1"/>
          <table:table-cell table:number-columns-repeated="7" table:style-name="ce5"/>
          <table:table-cell table:number-columns-repeated="16362"/>
        </table:table-row>
        <table:table-row table:style-name="ro1">
          <table:table-cell table:number-columns-repeated="15" table:style-name="ce1"/>
          <table:table-cell table:number-columns-repeated="7" table:style-name="ce5"/>
          <table:table-cell table:number-columns-repeated="16362"/>
        </table:table-row>
        <table:table-row table:style-name="ro1">
          <table:table-cell table:number-columns-repeated="15" table:style-name="ce1"/>
          <table:table-cell office:value-type="string" table:style-name="ce4">
            <text:p>M=4096</text:p>
          </table:table-cell>
          <table:table-cell table:number-columns-repeated="6" table:style-name="ce5"/>
          <table:table-cell table:number-columns-repeated="16362"/>
        </table:table-row>
        <table:table-row table:style-name="ro1">
          <table:table-cell office:value-type="string" table:style-name="ce3">
            <text:p>threads\SimType</text:p>
          </table:table-cell>
          <table:table-cell office:value-type="string" table:style-name="ce4">
            <text:p>M</text:p>
          </table:table-cell>
          <table:table-cell office:value-type="string" table:style-name="ce4">
            <text:p>W</text:p>
          </table:table-cell>
          <table:table-cell office:value-type="string" table:style-name="ce4">
            <text:p>threads</text:p>
          </table:table-cell>
          <table:table-cell office:value-type="string" table:style-name="ce4">
            <text:p>ranks</text:p>
          </table:table-cell>
          <table:table-cell office:value-type="string" table:style-name="ce4">
            <text:p>cores</text:p>
          </table:table-cell>
          <table:table-cell office:value-type="string" table:style-name="ce4">
            <text:p>rexi_preproc</text:p>
          </table:table-cell>
          <table:table-cell office:value-type="string" table:style-name="ce4">
            <text:p>rexi_broadcast</text:p>
          </table:table-cell>
          <table:table-cell office:value-type="string" table:style-name="ce4">
            <text:p>rexi_reduce</text:p>
          </table:table-cell>
          <table:table-cell office:value-type="string" table:style-name="ce4">
            <text:p>rexi_solver</text:p>
          </table:table-cell>
          <table:table-cell office:value-type="string" table:style-name="ce4">
            <text:p>seconds</text:p>
          </table:table-cell>
          <table:table-cell office:value-type="string" table:style-name="ce4">
            <text:p>rexi sum</text:p>
          </table:table-cell>
          <table:table-cell office:value-type="string" table:style-name="ce4">
            <text:p>model</text:p>
          </table:table-cell>
          <table:table-cell office:value-type="string" table:style-name="ce4">
            <text:p>Correction</text:p>
          </table:table-cell>
          <table:table-cell table:style-name="ce4"/>
          <table:table-cell office:value-type="string" office:string-value="rexi_preproc" table:formula="of:=[.G131]" table:style-name="ce4">
            <text:p>rexi_preproc</text:p>
          </table:table-cell>
          <table:table-cell office:value-type="string" office:string-value="rexi_broadcast" table:formula="of:=[.H131]" table:style-name="ce4">
            <text:p>rexi_broadcast</text:p>
          </table:table-cell>
          <table:table-cell table:style-name="ce4"/>
          <table:table-cell office:value-type="string" office:string-value="rexi_reduce" table:formula="of:=[.I131]" table:style-name="ce4">
            <text:p>rexi_reduce</text:p>
          </table:table-cell>
          <table:table-cell table:style-name="ce4"/>
          <table:table-cell office:value-type="string" office:string-value="rexi_solver" table:formula="of:=[.J131]" table:style-name="ce4">
            <text:p>rexi_solver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rexi_fd_par_m4096 (00014 threads / 00001 ranks) 14 cores</text:p>
          </table:table-cell>
          <table:table-cell office:value-type="float" office:value="4096" table:style-name="ce1">
            <text:p>4096</text:p>
          </table:table-cell>
          <table:table-cell office:value-type="float" office:value="4108" table:formula="of:=[.B132]+11+1" table:style-name="ce1">
            <text:p>4108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2.4347000000000001E-2" table:style-name="ce1">
            <text:p>0.024347</text:p>
          </table:table-cell>
          <table:table-cell office:value-type="float" office:value="4.0000000000000003E-5" table:style-name="ce1">
            <text:p>0.00004</text:p>
          </table:table-cell>
          <table:table-cell office:value-type="float" office:value="9.4920000000000004E-3" table:style-name="ce1">
            <text:p>0.009492</text:p>
          </table:table-cell>
          <table:table-cell office:value-type="float" office:value="7.8003650000000002" table:style-name="ce1">
            <text:p>7.800365</text:p>
          </table:table-cell>
          <table:table-cell office:value-type="float" office:value="7.8970359999999999" table:style-name="ce1">
            <text:p>7.897036</text:p>
          </table:table-cell>
          <table:table-cell office:value-type="float" office:value="7.834244" table:formula="of:=SUM([.G132:.J132])" table:style-name="ce1">
            <text:p>7.834244</text:p>
          </table:table-cell>
          <table:table-cell office:value-type="float" office:value="10.213184823782127" table:formula="of:=[.$P$159]+[.$R$159]*LOG([.F132])+[.$T$159]*LOG([.F132])+[.$V$159]*[.C132]/MIN([.F132];CEILING([.C132]/[.F132])*[.F132])" table:style-name="ce1">
            <text:p>10.21318482</text:p>
          </table:table-cell>
          <table:table-cell office:value-type="float" office:value="1.569799999999999E-2" table:formula="of:=([.K132]-[.L132])/4" table:style-name="ce1">
            <text:p>0.015698</text:p>
          </table:table-cell>
          <table:table-cell table:style-name="ce1"/>
          <table:table-cell office:value-type="float" office:value="2.4347000000000001E-2" table:formula="of:=[.G132]" table:style-name="ce5">
            <text:p>0.024347</text:p>
          </table:table-cell>
          <table:table-cell office:value-type="float" office:value="4.0000000000000003E-5" table:formula="of:=[.H132]" table:style-name="ce5">
            <text:p>0.00004</text:p>
          </table:table-cell>
          <table:table-cell office:value-type="float" office:value="3.4900114781966241E-5" table:formula="of:=[.Q132]/LOG([.F132])" table:style-name="ce5">
            <text:p>3.49001E-05</text:p>
          </table:table-cell>
          <table:table-cell office:value-type="float" office:value="9.4920000000000004E-3" table:formula="of:=[.I132]" table:style-name="ce5">
            <text:p>0.009492</text:p>
          </table:table-cell>
          <table:table-cell office:value-type="float" office:value="8.2817972377605895E-3" table:formula="of:=[.S132]/LOG([.F132])" table:style-name="ce5">
            <text:p>0.008281797</text:p>
          </table:table-cell>
          <table:table-cell office:value-type="float" office:value="7.8003650000000002" table:formula="of:=[.J132]" table:style-name="ce5">
            <text:p>7.800365</text:p>
          </table:table-cell>
          <table:table-cell office:value-type="float" office:value="2.6583522395326194E-2" table:formula="of:=[.U132]/[.C132]*MIN([.F132];CEILING([.C132]/[.F132])*[.F132])" table:style-name="ce5">
            <text:p>0.026583522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xi_fd_par_m4096 (00014 threads / 00002 ranks) 28 cores</text:p>
          </table:table-cell>
          <table:table-cell office:value-type="float" office:value="4096" table:style-name="ce1">
            <text:p>4096</text:p>
          </table:table-cell>
          <table:table-cell office:value-type="float" office:value="4108" table:formula="of:=[.B133]+11+1" table:style-name="ce1">
            <text:p>4108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3.5381000000000003E-2" table:style-name="ce1">
            <text:p>0.035381</text:p>
          </table:table-cell>
          <table:table-cell office:value-type="float" office:value="1.99E-3" table:style-name="ce1">
            <text:p>0.00199</text:p>
          </table:table-cell>
          <table:table-cell office:value-type="float" office:value="9.8219999999999991E-3" table:style-name="ce1">
            <text:p>0.009822</text:p>
          </table:table-cell>
          <table:table-cell office:value-type="float" office:value="4.5371170000000003" table:style-name="ce1">
            <text:p>4.537117</text:p>
          </table:table-cell>
          <table:table-cell office:value-type="float" office:value="4.996988" table:style-name="ce1">
            <text:p>4.996988</text:p>
          </table:table-cell>
          <table:table-cell office:value-type="float" office:value="4.5843100000000003" table:formula="of:=SUM([.G133:.J133])" table:style-name="ce1">
            <text:p>4.58431</text:p>
          </table:table-cell>
          <table:table-cell office:value-type="float" office:value="5.1384415818587472" table:formula="of:=[.$P$159]+[.$R$159]*LOG([.F133])+[.$T$159]*LOG([.F133])+[.$V$159]*[.C133]/MIN([.F133];CEILING([.C133]/[.F133])*[.F133])" table:style-name="ce1">
            <text:p>5.138441582</text:p>
          </table:table-cell>
          <table:table-cell office:value-type="float" office:value="0.10316949999999991" table:formula="of:=([.K133]-[.L133])/4" table:style-name="ce1">
            <text:p>0.1031695</text:p>
          </table:table-cell>
          <table:table-cell table:style-name="ce1"/>
          <table:table-cell office:value-type="float" office:value="3.5381000000000003E-2" table:formula="of:=[.G133]" table:style-name="ce5">
            <text:p>0.035381</text:p>
          </table:table-cell>
          <table:table-cell office:value-type="float" office:value="1.99E-3" table:formula="of:=[.H133]" table:style-name="ce5">
            <text:p>0.00199</text:p>
          </table:table-cell>
          <table:table-cell office:value-type="float" office:value="1.3751089769748937E-3" table:formula="of:=[.Q133]/LOG([.F133])" table:style-name="ce5">
            <text:p>0.001375109</text:p>
          </table:table-cell>
          <table:table-cell office:value-type="float" office:value="9.8219999999999991E-3" table:formula="of:=[.I133]" table:style-name="ce5">
            <text:p>0.009822</text:p>
          </table:table-cell>
          <table:table-cell office:value-type="float" office:value="6.7870956642449264E-3" table:formula="of:=[.S133]/LOG([.F133])" table:style-name="ce5">
            <text:p>0.006787096</text:p>
          </table:table-cell>
          <table:table-cell office:value-type="float" office:value="4.5371170000000003" table:formula="of:=[.J133]" table:style-name="ce5">
            <text:p>4.537117</text:p>
          </table:table-cell>
          <table:table-cell office:value-type="float" office:value="3.0924848101265827E-2" table:formula="of:=[.U133]/[.C133]*MIN([.F133];CEILING([.C133]/[.F133])*[.F133])" table:style-name="ce5">
            <text:p>0.030924848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xi_fd_par_m4096 (00014 threads / 00004 ranks) 56 cores</text:p>
          </table:table-cell>
          <table:table-cell office:value-type="float" office:value="4096" table:style-name="ce1">
            <text:p>4096</text:p>
          </table:table-cell>
          <table:table-cell office:value-type="float" office:value="4108" table:formula="of:=[.B134]+11+1" table:style-name="ce1">
            <text:p>4108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56" table:style-name="ce1">
            <text:p>56</text:p>
          </table:table-cell>
          <table:table-cell office:value-type="float" office:value="3.7079000000000001E-2" table:style-name="ce1">
            <text:p>0.037079</text:p>
          </table:table-cell>
          <table:table-cell office:value-type="float" office:value="5.2950000000000002E-3" table:style-name="ce1">
            <text:p>0.005295</text:p>
          </table:table-cell>
          <table:table-cell office:value-type="float" office:value="1.4168E-2" table:style-name="ce1">
            <text:p>0.014168</text:p>
          </table:table-cell>
          <table:table-cell office:value-type="float" office:value="2.2712590000000001" table:style-name="ce1">
            <text:p>2.271259</text:p>
          </table:table-cell>
          <table:table-cell office:value-type="float" office:value="2.553188" table:style-name="ce1">
            <text:p>2.553188</text:p>
          </table:table-cell>
          <table:table-cell office:value-type="float" office:value="2.327801" table:formula="of:=SUM([.G134:.J134])" table:style-name="ce1">
            <text:p>2.327801</text:p>
          </table:table-cell>
          <table:table-cell office:value-type="float" office:value="2.6033488946892422" table:formula="of:=[.$P$159]+[.$R$159]*LOG([.F134])+[.$T$159]*LOG([.F134])+[.$V$159]*[.C134]/MIN([.F134];CEILING([.C134]/[.F134])*[.F134])" table:style-name="ce1">
            <text:p>2.603348895</text:p>
          </table:table-cell>
          <table:table-cell office:value-type="float" office:value="5.6346750000000001E-2" table:formula="of:=([.K134]-[.L134])/4" table:style-name="ce1">
            <text:p>0.05634675</text:p>
          </table:table-cell>
          <table:table-cell table:style-name="ce1"/>
          <table:table-cell office:value-type="float" office:value="3.7079000000000001E-2" table:formula="of:=[.G134]" table:style-name="ce5">
            <text:p>0.037079</text:p>
          </table:table-cell>
          <table:table-cell office:value-type="float" office:value="5.2950000000000002E-3" table:formula="of:=[.H134]" table:style-name="ce5">
            <text:p>0.005295</text:p>
          </table:table-cell>
          <table:table-cell office:value-type="float" office:value="3.0288503972125762E-3" table:formula="of:=[.Q134]/LOG([.F134])" table:style-name="ce5">
            <text:p>0.00302885</text:p>
          </table:table-cell>
          <table:table-cell office:value-type="float" office:value="1.4168E-2" table:formula="of:=[.I134]" table:style-name="ce5">
            <text:p>0.014168</text:p>
          </table:table-cell>
          <table:table-cell office:value-type="float" office:value="8.1043913933348029E-3" table:formula="of:=[.S134]/LOG([.F134])" table:style-name="ce5">
            <text:p>0.008104391</text:p>
          </table:table-cell>
          <table:table-cell office:value-type="float" office:value="2.2712590000000001" table:formula="of:=[.J134]" table:style-name="ce5">
            <text:p>2.271259</text:p>
          </table:table-cell>
          <table:table-cell office:value-type="float" office:value="3.0961661148977606E-2" table:formula="of:=[.U134]/[.C134]*MIN([.F134];CEILING([.C134]/[.F134])*[.F134])" table:style-name="ce5">
            <text:p>0.03096166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xi_fd_par_m4096 (00014 threads / 00008 ranks) 112 cores</text:p>
          </table:table-cell>
          <table:table-cell office:value-type="float" office:value="4096" table:style-name="ce1">
            <text:p>4096</text:p>
          </table:table-cell>
          <table:table-cell office:value-type="float" office:value="4108" table:formula="of:=[.B135]+11+1" table:style-name="ce1">
            <text:p>4108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112" table:style-name="ce1">
            <text:p>112</text:p>
          </table:table-cell>
          <table:table-cell office:value-type="float" office:value="3.8425000000000001E-2" table:style-name="ce1">
            <text:p>0.038425</text:p>
          </table:table-cell>
          <table:table-cell office:value-type="float" office:value="7.705E-3" table:style-name="ce1">
            <text:p>0.007705</text:p>
          </table:table-cell>
          <table:table-cell office:value-type="float" office:value="1.4205000000000001E-2" table:style-name="ce1">
            <text:p>0.014205</text:p>
          </table:table-cell>
          <table:table-cell office:value-type="float" office:value="1.177306" table:style-name="ce1">
            <text:p>1.177306</text:p>
          </table:table-cell>
          <table:table-cell office:value-type="float" office:value="1.3347610000000001" table:style-name="ce1">
            <text:p>1.334761</text:p>
          </table:table-cell>
          <table:table-cell office:value-type="float" office:value="1.237641" table:formula="of:=SUM([.G135:.J135])" table:style-name="ce1">
            <text:p>1.237641</text:p>
          </table:table-cell>
          <table:table-cell office:value-type="float" office:value="1.3380814848966756" table:formula="of:=[.$P$159]+[.$R$159]*LOG([.F135])+[.$T$159]*LOG([.F135])+[.$V$159]*[.C135]/MIN([.F135];CEILING([.C135]/[.F135])*[.F135])" table:style-name="ce1">
            <text:p>1.338081485</text:p>
          </table:table-cell>
          <table:table-cell office:value-type="float" office:value="2.4280000000000024E-2" table:formula="of:=([.K135]-[.L135])/4" table:style-name="ce1">
            <text:p>0.02428</text:p>
          </table:table-cell>
          <table:table-cell table:style-name="ce1"/>
          <table:table-cell office:value-type="float" office:value="3.8425000000000001E-2" table:formula="of:=[.G135]" table:style-name="ce5">
            <text:p>0.038425</text:p>
          </table:table-cell>
          <table:table-cell office:value-type="float" office:value="7.705E-3" table:formula="of:=[.H135]" table:style-name="ce5">
            <text:p>0.007705</text:p>
          </table:table-cell>
          <table:table-cell office:value-type="float" office:value="3.7599708350994276E-3" table:formula="of:=[.Q135]/LOG([.F135])" table:style-name="ce5">
            <text:p>0.003759971</text:p>
          </table:table-cell>
          <table:table-cell office:value-type="float" office:value="1.4205000000000001E-2" table:formula="of:=[.I135]" table:style-name="ce5">
            <text:p>0.014205</text:p>
          </table:table-cell>
          <table:table-cell office:value-type="float" office:value="6.9319124870327545E-3" table:formula="of:=[.S135]/LOG([.F135])" table:style-name="ce5">
            <text:p>0.006931912</text:p>
          </table:table-cell>
          <table:table-cell office:value-type="float" office:value="1.177306" table:formula="of:=[.J135]" table:style-name="ce5">
            <text:p>1.177306</text:p>
          </table:table-cell>
          <table:table-cell office:value-type="float" office:value="3.2097924050632914E-2" table:formula="of:=[.U135]/[.C135]*MIN([.F135];CEILING([.C135]/[.F135])*[.F135])" table:style-name="ce5">
            <text:p>0.032097924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xi_fd_par_m4096 (00014 threads / 00014 ranks) 196 cores</text:p>
          </table:table-cell>
          <table:table-cell office:value-type="float" office:value="4096" table:style-name="ce1">
            <text:p>4096</text:p>
          </table:table-cell>
          <table:table-cell office:value-type="float" office:value="4108" table:formula="of:=[.B136]+11+1" table:style-name="ce1">
            <text:p>4108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96" table:style-name="ce1">
            <text:p>196</text:p>
          </table:table-cell>
          <table:table-cell office:value-type="float" office:value="3.9933999999999997E-2" table:style-name="ce1">
            <text:p>0.039934</text:p>
          </table:table-cell>
          <table:table-cell office:value-type="float" office:value="1.0109E-2" table:style-name="ce1">
            <text:p>0.010109</text:p>
          </table:table-cell>
          <table:table-cell office:value-type="float" office:value="1.6333E-2" table:style-name="ce1">
            <text:p>0.016333</text:p>
          </table:table-cell>
          <table:table-cell office:value-type="float" office:value="0.66881800000000002" table:style-name="ce1">
            <text:p>0.668818</text:p>
          </table:table-cell>
          <table:table-cell office:value-type="float" office:value="0.80112799999999995" table:style-name="ce1">
            <text:p>0.801128</text:p>
          </table:table-cell>
          <table:table-cell office:value-type="float" office:value="0.73519400000000001" table:formula="of:=SUM([.G136:.J136])" table:style-name="ce1">
            <text:p>0.735194</text:p>
          </table:table-cell>
          <table:table-cell office:value-type="float" office:value="0.79755046856345924" table:formula="of:=[.$P$159]+[.$R$159]*LOG([.F136])+[.$T$159]*LOG([.F136])+[.$V$159]*[.C136]/MIN([.F136];CEILING([.C136]/[.F136])*[.F136])" table:style-name="ce1">
            <text:p>0.797550469</text:p>
          </table:table-cell>
          <table:table-cell office:value-type="float" office:value="1.6483499999999984E-2" table:formula="of:=([.K136]-[.L136])/4" table:style-name="ce1">
            <text:p>0.0164835</text:p>
          </table:table-cell>
          <table:table-cell table:style-name="ce1"/>
          <table:table-cell office:value-type="float" office:value="3.9933999999999997E-2" table:formula="of:=[.G136]" table:style-name="ce5">
            <text:p>0.039934</text:p>
          </table:table-cell>
          <table:table-cell office:value-type="float" office:value="1.0109E-2" table:formula="of:=[.H136]" table:style-name="ce5">
            <text:p>0.010109</text:p>
          </table:table-cell>
          <table:table-cell office:value-type="float" office:value="4.4100657541362087E-3" table:formula="of:=[.Q136]/LOG([.F136])" table:style-name="ce5">
            <text:p>0.004410066</text:p>
          </table:table-cell>
          <table:table-cell office:value-type="float" office:value="1.6333E-2" table:formula="of:=[.I136]" table:style-name="ce5">
            <text:p>0.016333</text:p>
          </table:table-cell>
          <table:table-cell office:value-type="float" office:value="7.1252946841731824E-3" table:formula="of:=[.S136]/LOG([.F136])" table:style-name="ce5">
            <text:p>0.007125295</text:p>
          </table:table-cell>
          <table:table-cell office:value-type="float" office:value="0.66881800000000002" table:formula="of:=[.J136]" table:style-name="ce5">
            <text:p>0.668818</text:p>
          </table:table-cell>
          <table:table-cell office:value-type="float" office:value="3.1910498539435249E-2" table:formula="of:=[.U136]/[.C136]*MIN([.F136];CEILING([.C136]/[.F136])*[.F136])" table:style-name="ce5">
            <text:p>0.031910499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xi_fd_par_m4096 (00014 threads / 00028 ranks) 392 cores</text:p>
          </table:table-cell>
          <table:table-cell office:value-type="float" office:value="4096" table:style-name="ce1">
            <text:p>4096</text:p>
          </table:table-cell>
          <table:table-cell office:value-type="float" office:value="4108" table:formula="of:=[.B137]+11+1" table:style-name="ce1">
            <text:p>4108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392" table:style-name="ce1">
            <text:p>392</text:p>
          </table:table-cell>
          <table:table-cell office:value-type="float" office:value="3.8607000000000002E-2" table:style-name="ce1">
            <text:p>0.038607</text:p>
          </table:table-cell>
          <table:table-cell office:value-type="float" office:value="1.3154000000000001E-2" table:style-name="ce1">
            <text:p>0.013154</text:p>
          </table:table-cell>
          <table:table-cell office:value-type="float" office:value="3.44E-2" table:style-name="ce1">
            <text:p>0.0344</text:p>
          </table:table-cell>
          <table:table-cell office:value-type="float" office:value="0.35167599999999999" table:style-name="ce1">
            <text:p>0.351676</text:p>
          </table:table-cell>
          <table:table-cell office:value-type="float" office:value="0.50967300000000004" table:style-name="ce1">
            <text:p>0.509673</text:p>
          </table:table-cell>
          <table:table-cell office:value-type="float" office:value="0.43783699999999998" table:formula="of:=SUM([.G137:.J137])" table:style-name="ce1">
            <text:p>0.437837</text:p>
          </table:table-cell>
          <table:table-cell office:value-type="float" office:value="0.4393011140401335" table:formula="of:=[.$P$159]+[.$R$159]*LOG([.F137])+[.$T$159]*LOG([.F137])+[.$V$159]*[.C137]/MIN([.F137];CEILING([.C137]/[.F137])*[.F137])" table:style-name="ce1">
            <text:p>0.439301114</text:p>
          </table:table-cell>
          <table:table-cell office:value-type="float" office:value="1.7959000000000017E-2" table:formula="of:=([.K137]-[.L137])/4" table:style-name="ce1">
            <text:p>0.017959</text:p>
          </table:table-cell>
          <table:table-cell table:style-name="ce1"/>
          <table:table-cell office:value-type="float" office:value="3.8607000000000002E-2" table:formula="of:=[.G137]" table:style-name="ce5">
            <text:p>0.038607</text:p>
          </table:table-cell>
          <table:table-cell office:value-type="float" office:value="1.3154000000000001E-2" table:formula="of:=[.H137]" table:style-name="ce5">
            <text:p>0.013154</text:p>
          </table:table-cell>
          <table:table-cell office:value-type="float" office:value="5.0723289525529368E-3" table:formula="of:=[.Q137]/LOG([.F137])" table:style-name="ce5">
            <text:p>0.005072329</text:p>
          </table:table-cell>
          <table:table-cell office:value-type="float" office:value="3.44E-2" table:formula="of:=[.I137]" table:style-name="ce5">
            <text:p>0.0344</text:p>
          </table:table-cell>
          <table:table-cell office:value-type="float" office:value="1.3265023260439487E-2" table:formula="of:=[.S137]/LOG([.F137])" table:style-name="ce5">
            <text:p>0.013265023</text:p>
          </table:table-cell>
          <table:table-cell office:value-type="float" office:value="0.35167599999999999" table:formula="of:=[.J137]" table:style-name="ce5">
            <text:p>0.351676</text:p>
          </table:table-cell>
          <table:table-cell office:value-type="float" office:value="3.3558177215189874E-2" table:formula="of:=[.U137]/[.C137]*MIN([.F137];CEILING([.C137]/[.F137])*[.F137])" table:style-name="ce5">
            <text:p>0.033558177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xi_fd_par_m4096 (00014 threads / 00056 ranks) 784 cores</text:p>
          </table:table-cell>
          <table:table-cell office:value-type="float" office:value="4096" table:style-name="ce1">
            <text:p>4096</text:p>
          </table:table-cell>
          <table:table-cell office:value-type="float" office:value="4108" table:formula="of:=[.B138]+11+1" table:style-name="ce1">
            <text:p>4108</text:p>
          </table:table-cell>
          <table:table-cell office:value-type="float" office:value="14" table:style-name="ce1">
            <text:p>14</text:p>
          </table:table-cell>
          <table:table-cell office:value-type="float" office:value="56" table:style-name="ce1">
            <text:p>56</text:p>
          </table:table-cell>
          <table:table-cell office:value-type="float" office:value="784" table:style-name="ce1">
            <text:p>784</text:p>
          </table:table-cell>
          <table:table-cell office:value-type="float" office:value="4.0425000000000003E-2" table:style-name="ce1">
            <text:p>0.040425</text:p>
          </table:table-cell>
          <table:table-cell office:value-type="float" office:value="1.6164000000000001E-2" table:style-name="ce1">
            <text:p>0.016164</text:p>
          </table:table-cell>
          <table:table-cell office:value-type="float" office:value="3.5826999999999998E-2" table:style-name="ce1">
            <text:p>0.035827</text:p>
          </table:table-cell>
          <table:table-cell office:value-type="float" office:value="0.19942499999999999" table:style-name="ce1">
            <text:p>0.199425</text:p>
          </table:table-cell>
          <table:table-cell office:value-type="float" office:value="0.33069700000000002" table:style-name="ce1">
            <text:p>0.330697</text:p>
          </table:table-cell>
          <table:table-cell office:value-type="float" office:value="0.29184100000000002" table:formula="of:=SUM([.G138:.J138])" table:style-name="ce1">
            <text:p>0.291841</text:p>
          </table:table-cell>
          <table:table-cell office:value-type="float" office:value="0.26245537057065593" table:formula="of:=[.$P$159]+[.$R$159]*LOG([.F138])+[.$T$159]*LOG([.F138])+[.$V$159]*[.C138]/MIN([.F138];CEILING([.C138]/[.F138])*[.F138])" table:style-name="ce1">
            <text:p>0.262455371</text:p>
          </table:table-cell>
          <table:table-cell office:value-type="float" office:value="9.7140000000000004E-3" table:formula="of:=([.K138]-[.L138])/4" table:style-name="ce1">
            <text:p>0.009714</text:p>
          </table:table-cell>
          <table:table-cell table:style-name="ce1"/>
          <table:table-cell office:value-type="float" office:value="4.0425000000000003E-2" table:formula="of:=[.G138]" table:style-name="ce5">
            <text:p>0.040425</text:p>
          </table:table-cell>
          <table:table-cell office:value-type="float" office:value="1.6164000000000001E-2" table:formula="of:=[.H138]" table:style-name="ce5">
            <text:p>0.016164</text:p>
          </table:table-cell>
          <table:table-cell office:value-type="float" office:value="5.5847390713121055E-3" table:formula="of:=[.Q138]/LOG([.F138])" table:style-name="ce5">
            <text:p>0.005584739</text:p>
          </table:table-cell>
          <table:table-cell office:value-type="float" office:value="3.5826999999999998E-2" table:formula="of:=[.I138]" table:style-name="ce5">
            <text:p>0.035827</text:p>
          </table:table-cell>
          <table:table-cell office:value-type="float" office:value="1.2378399326150631E-2" table:formula="of:=[.S138]/LOG([.F138])" table:style-name="ce5">
            <text:p>0.012378399</text:p>
          </table:table-cell>
          <table:table-cell office:value-type="float" office:value="0.19942499999999999" table:formula="of:=[.J138]" table:style-name="ce5">
            <text:p>0.199425</text:p>
          </table:table-cell>
          <table:table-cell office:value-type="float" office:value="3.8059688412852968E-2" table:formula="of:=[.U138]/[.C138]*MIN([.F138];CEILING([.C138]/[.F138])*[.F138])" table:style-name="ce5">
            <text:p>0.038059688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xi_fd_par_m4096 (00014 threads / 00112 ranks) 1568 cores</text:p>
          </table:table-cell>
          <table:table-cell office:value-type="float" office:value="4096" table:style-name="ce1">
            <text:p>4096</text:p>
          </table:table-cell>
          <table:table-cell office:value-type="float" office:value="4108" table:formula="of:=[.B139]+11+1" table:style-name="ce1">
            <text:p>4108</text:p>
          </table:table-cell>
          <table:table-cell office:value-type="float" office:value="14" table:style-name="ce1">
            <text:p>14</text:p>
          </table:table-cell>
          <table:table-cell office:value-type="float" office:value="112" table:style-name="ce1">
            <text:p>112</text:p>
          </table:table-cell>
          <table:table-cell office:value-type="float" office:value="1568" table:style-name="ce1">
            <text:p>1568</text:p>
          </table:table-cell>
          <table:table-cell office:value-type="float" office:value="4.0377999999999997E-2" table:style-name="ce1">
            <text:p>0.040378</text:p>
          </table:table-cell>
          <table:table-cell office:value-type="float" office:value="1.7163000000000001E-2" table:style-name="ce1">
            <text:p>0.017163</text:p>
          </table:table-cell>
          <table:table-cell office:value-type="float" office:value="5.2227000000000003E-2" table:style-name="ce1">
            <text:p>0.052227</text:p>
          </table:table-cell>
          <table:table-cell office:value-type="float" office:value="9.8707000000000003E-2" table:style-name="ce1">
            <text:p>0.098707</text:p>
          </table:table-cell>
          <table:table-cell office:value-type="float" office:value="0.273262" table:style-name="ce1">
            <text:p>0.273262</text:p>
          </table:table-cell>
          <table:table-cell office:value-type="float" office:value="0.20847500000000002" table:formula="of:=SUM([.G139:.J139])" table:style-name="ce1">
            <text:p>0.208475</text:p>
          </table:table-cell>
          <table:table-cell office:value-type="float" office:value="0.17631143262810253" table:formula="of:=[.$P$159]+[.$R$159]*LOG([.F139])+[.$T$159]*LOG([.F139])+[.$V$159]*[.C139]/MIN([.F139];CEILING([.C139]/[.F139])*[.F139])" table:style-name="ce1">
            <text:p>0.176311433</text:p>
          </table:table-cell>
          <table:table-cell office:value-type="float" office:value="1.6196749999999996E-2" table:formula="of:=([.K139]-[.L139])/4" table:style-name="ce1">
            <text:p>0.01619675</text:p>
          </table:table-cell>
          <table:table-cell table:style-name="ce1"/>
          <table:table-cell office:value-type="float" office:value="4.0377999999999997E-2" table:formula="of:=[.G139]" table:style-name="ce5">
            <text:p>0.040378</text:p>
          </table:table-cell>
          <table:table-cell office:value-type="float" office:value="1.7163000000000001E-2" table:formula="of:=[.H139]" table:style-name="ce5">
            <text:p>0.017163</text:p>
          </table:table-cell>
          <table:table-cell office:value-type="float" office:value="5.3712492126349069E-3" table:formula="of:=[.Q139]/LOG([.F139])" table:style-name="ce5">
            <text:p>0.005371249</text:p>
          </table:table-cell>
          <table:table-cell office:value-type="float" office:value="5.2227000000000003E-2" table:formula="of:=[.I139]" table:style-name="ce5">
            <text:p>0.052227</text:p>
          </table:table-cell>
          <table:table-cell office:value-type="float" office:value="1.6344708537451683E-2" table:formula="of:=[.S139]/LOG([.F139])" table:style-name="ce5">
            <text:p>0.016344709</text:p>
          </table:table-cell>
          <table:table-cell office:value-type="float" office:value="9.8707000000000003E-2" table:formula="of:=[.J139]" table:style-name="ce5">
            <text:p>0.098707</text:p>
          </table:table-cell>
          <table:table-cell office:value-type="float" office:value="3.7675894839337878E-2" table:formula="of:=[.U139]/[.C139]*MIN([.F139];CEILING([.C139]/[.F139])*[.F139])" table:style-name="ce5">
            <text:p>0.037675895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xi_fd_par_m4096 (00014 threads / 00224 ranks) 3136 cores</text:p>
          </table:table-cell>
          <table:table-cell office:value-type="float" office:value="4096" table:style-name="ce1">
            <text:p>4096</text:p>
          </table:table-cell>
          <table:table-cell office:value-type="float" office:value="4108" table:formula="of:=[.B140]+11+1" table:style-name="ce1">
            <text:p>4108</text:p>
          </table:table-cell>
          <table:table-cell office:value-type="float" office:value="14" table:style-name="ce1">
            <text:p>14</text:p>
          </table:table-cell>
          <table:table-cell office:value-type="float" office:value="224" table:style-name="ce1">
            <text:p>224</text:p>
          </table:table-cell>
          <table:table-cell office:value-type="float" office:value="3136" table:style-name="ce1">
            <text:p>3136</text:p>
          </table:table-cell>
          <table:table-cell office:value-type="float" office:value="3.9738999999999997E-2" table:style-name="ce1">
            <text:p>0.039739</text:p>
          </table:table-cell>
          <table:table-cell office:value-type="float" office:value="2.6887000000000001E-2" table:style-name="ce1">
            <text:p>0.026887</text:p>
          </table:table-cell>
          <table:table-cell office:value-type="float" office:value="7.0451E-2" table:style-name="ce1">
            <text:p>0.070451</text:p>
          </table:table-cell>
          <table:table-cell office:value-type="float" office:value="6.4577999999999997E-2" table:style-name="ce1">
            <text:p>0.064578</text:p>
          </table:table-cell>
          <table:table-cell office:value-type="float" office:value="0.26013900000000001" table:style-name="ce1">
            <text:p>0.260139</text:p>
          </table:table-cell>
          <table:table-cell office:value-type="float" office:value="0.201655" table:formula="of:=SUM([.G140:.J140])" table:style-name="ce1">
            <text:p>0.201655</text:p>
          </table:table-cell>
          <table:table-cell office:value-type="float" office:value="0.13551839744901117" table:formula="of:=[.$P$159]+[.$R$159]*LOG([.F140])+[.$T$159]*LOG([.F140])+[.$V$159]*[.C140]/MIN([.F140];CEILING([.C140]/[.F140])*[.F140])" table:style-name="ce1">
            <text:p>0.135518397</text:p>
          </table:table-cell>
          <table:table-cell office:value-type="float" office:value="1.4621000000000002E-2" table:formula="of:=([.K140]-[.L140])/4" table:style-name="ce1">
            <text:p>0.014621</text:p>
          </table:table-cell>
          <table:table-cell table:style-name="ce1"/>
          <table:table-cell office:value-type="float" office:value="3.9738999999999997E-2" table:formula="of:=[.G140]" table:style-name="ce5">
            <text:p>0.039739</text:p>
          </table:table-cell>
          <table:table-cell office:value-type="float" office:value="2.6887000000000001E-2" table:formula="of:=[.H140]" table:style-name="ce5">
            <text:p>0.026887</text:p>
          </table:table-cell>
          <table:table-cell office:value-type="float" office:value="7.6899622879938187E-3" table:formula="of:=[.Q140]/LOG([.F140])" table:style-name="ce5">
            <text:p>0.007689962</text:p>
          </table:table-cell>
          <table:table-cell office:value-type="float" office:value="7.0451E-2" table:formula="of:=[.I140]" table:style-name="ce5">
            <text:p>0.070451</text:p>
          </table:table-cell>
          <table:table-cell office:value-type="float" office:value="2.0149720428141945E-2" table:formula="of:=[.S140]/LOG([.F140])" table:style-name="ce5">
            <text:p>0.02014972</text:p>
          </table:table-cell>
          <table:table-cell office:value-type="float" office:value="6.4577999999999997E-2" table:formula="of:=[.J140]" table:style-name="ce5">
            <text:p>0.064578</text:p>
          </table:table-cell>
          <table:table-cell office:value-type="float" office:value="4.9298103213242454E-2" table:formula="of:=[.U140]/[.C140]*MIN([.F140];CEILING([.C140]/[.F140])*[.F140])" table:style-name="ce5">
            <text:p>0.049298103</text:p>
          </table:table-cell>
          <table:table-cell table:number-columns-repeated="16362"/>
        </table:table-row>
        <table:table-row table:style-name="ro1">
          <table:table-cell table:style-name="ce1"/>
          <table:table-cell office:value-type="float" office:value="4096" table:style-name="ce1">
            <text:p>4096</text:p>
          </table:table-cell>
          <table:table-cell office:value-type="float" office:value="4108" table:formula="of:=[.B141]+11+1" table:style-name="ce1">
            <text:p>4108</text:p>
          </table:table-cell>
          <table:table-cell table:number-columns-repeated="2" table:style-name="ce1"/>
          <table:table-cell office:value-type="float" office:value="4096" table:style-name="ce1">
            <text:p>4096</text:p>
          </table:table-cell>
          <table:table-cell table:number-columns-repeated="6" table:style-name="ce1"/>
          <table:table-cell office:value-type="float" office:value="0.12664538112590917" table:formula="of:=[.$P$159]+[.$R$159]*LOG([.F141])+[.$T$159]*LOG([.F141])+[.$V$159]*[.C141]/MIN([.F141];CEILING([.C141]/[.F141])*[.F141])" table:style-name="ce1">
            <text:p>0.126645381</text:p>
          </table:table-cell>
          <table:table-cell office:value-type="float" office:value="1.6483499999999984E-2" table:formula="of:=MEDIAN([.N132:.N140])" table:style-name="ce14">
            <text:p>0.0164835</text:p>
          </table:table-cell>
          <table:table-cell table:style-name="ce1"/>
          <table:table-cell office:value-type="float" office:value="3.7146111111111116E-2" table:formula="of:=AVERAGE([.P132:.P140])" table:style-name="ce4">
            <text:p>0.037146111</text:p>
          </table:table-cell>
          <table:table-cell table:style-name="ce5"/>
          <table:table-cell office:value-type="float" office:value="4.0363528447443162E-3" table:formula="of:=AVERAGE([.R132:.R140])" table:style-name="ce4">
            <text:p>0.004036353</text:p>
          </table:table-cell>
          <table:table-cell table:style-name="ce5"/>
          <table:table-cell office:value-type="float" office:value="1.1040927002081112E-2" table:formula="of:=AVERAGE([.T132:.T140])" table:style-name="ce4">
            <text:p>0.011040927</text:p>
          </table:table-cell>
          <table:table-cell table:style-name="ce4"/>
          <table:table-cell office:value-type="float" office:value="3.4563368657362328E-2" table:formula="of:=AVERAGE([.V132:.V140])" table:style-name="ce4">
            <text:p>0.034563369</text:p>
          </table:table-cell>
          <table:table-cell table:number-columns-repeated="16362"/>
        </table:table-row>
        <table:table-row table:style-name="ro1">
          <table:table-cell table:style-name="ce1"/>
          <table:table-cell office:value-type="float" office:value="4096" table:style-name="ce1">
            <text:p>4096</text:p>
          </table:table-cell>
          <table:table-cell office:value-type="float" office:value="4108" table:formula="of:=[.B142]+11+1" table:style-name="ce1">
            <text:p>4108</text:p>
          </table:table-cell>
          <table:table-cell table:number-columns-repeated="2" table:style-name="ce1"/>
          <table:table-cell office:value-type="float" office:value="8192" table:formula="of:=[.F141]*2" table:style-name="ce1">
            <text:p>8192</text:p>
          </table:table-cell>
          <table:table-cell table:number-columns-repeated="6" table:style-name="ce1"/>
          <table:table-cell office:value-type="float" office:value="0.11384235624614204" table:formula="of:=[.$P$159]+[.$R$159]*LOG([.F142])+[.$T$159]*LOG([.F142])+[.$V$159]*[.C142]/MIN([.F142];CEILING([.C142]/[.F142])*[.F142])" table:style-name="ce1">
            <text:p>0.113842356</text:p>
          </table:table-cell>
          <table:table-cell table:number-columns-repeated="2" table:style-name="ce1"/>
          <table:table-cell table:style-name="ce4"/>
          <table:table-cell table:style-name="ce5"/>
          <table:table-cell table:style-name="ce4"/>
          <table:table-cell table:style-name="ce5"/>
          <table:table-cell table:number-columns-repeated="3" table:style-name="ce4"/>
          <table:table-cell table:number-columns-repeated="16362"/>
        </table:table-row>
        <table:table-row table:style-name="ro1">
          <table:table-cell table:style-name="ce1"/>
          <table:table-cell office:value-type="float" office:value="4096" table:style-name="ce1">
            <text:p>4096</text:p>
          </table:table-cell>
          <table:table-cell office:value-type="float" office:value="4108" table:formula="of:=[.B143]+11+1" table:style-name="ce1">
            <text:p>4108</text:p>
          </table:table-cell>
          <table:table-cell table:number-columns-repeated="2" table:style-name="ce1"/>
          <table:table-cell office:value-type="float" office:value="16384" table:formula="of:=[.F142]*2" table:style-name="ce1">
            <text:p>16384</text:p>
          </table:table-cell>
          <table:table-cell table:number-columns-repeated="6" table:style-name="ce1"/>
          <table:table-cell office:value-type="float" office:value="0.10971977759844383" table:formula="of:=[.$P$159]+[.$R$159]*LOG([.F143])+[.$T$159]*LOG([.F143])+[.$V$159]*[.C143]/MIN([.F143];CEILING([.C143]/[.F143])*[.F143])" table:style-name="ce1">
            <text:p>0.109719778</text:p>
          </table:table-cell>
          <table:table-cell table:number-columns-repeated="3" table:style-name="ce1"/>
          <table:table-cell table:number-columns-repeated="6" table:style-name="ce5"/>
          <table:table-cell table:number-columns-repeated="16362"/>
        </table:table-row>
        <table:table-row table:style-name="ro1">
          <table:table-cell table:number-columns-repeated="15" table:style-name="ce1"/>
          <table:table-cell table:number-columns-repeated="7" table:style-name="ce5"/>
          <table:table-cell table:number-columns-repeated="16362"/>
        </table:table-row>
        <table:table-row table:style-name="ro1">
          <table:table-cell table:number-columns-repeated="15" table:style-name="ce1"/>
          <table:table-cell office:value-type="string" table:style-name="ce4">
            <text:p>M=8192</text:p>
          </table:table-cell>
          <table:table-cell table:number-columns-repeated="6" table:style-name="ce5"/>
          <table:table-cell table:number-columns-repeated="16362"/>
        </table:table-row>
        <table:table-row table:style-name="ro1">
          <table:table-cell office:value-type="string" table:style-name="ce3">
            <text:p>threads\SimType</text:p>
          </table:table-cell>
          <table:table-cell office:value-type="string" table:style-name="ce4">
            <text:p>M</text:p>
          </table:table-cell>
          <table:table-cell office:value-type="string" table:style-name="ce4">
            <text:p>W</text:p>
          </table:table-cell>
          <table:table-cell office:value-type="string" table:style-name="ce4">
            <text:p>threads</text:p>
          </table:table-cell>
          <table:table-cell office:value-type="string" table:style-name="ce4">
            <text:p>ranks</text:p>
          </table:table-cell>
          <table:table-cell office:value-type="string" table:style-name="ce4">
            <text:p>cores</text:p>
          </table:table-cell>
          <table:table-cell office:value-type="string" table:style-name="ce4">
            <text:p>rexi_preproc</text:p>
          </table:table-cell>
          <table:table-cell office:value-type="string" table:style-name="ce4">
            <text:p>rexi_broadcast</text:p>
          </table:table-cell>
          <table:table-cell office:value-type="string" table:style-name="ce4">
            <text:p>rexi_reduce</text:p>
          </table:table-cell>
          <table:table-cell office:value-type="string" table:style-name="ce4">
            <text:p>rexi_solver</text:p>
          </table:table-cell>
          <table:table-cell office:value-type="string" table:style-name="ce4">
            <text:p>seconds</text:p>
          </table:table-cell>
          <table:table-cell office:value-type="string" table:style-name="ce4">
            <text:p>rexi sum</text:p>
          </table:table-cell>
          <table:table-cell office:value-type="string" table:style-name="ce4">
            <text:p>model</text:p>
          </table:table-cell>
          <table:table-cell office:value-type="string" table:style-name="ce4">
            <text:p>Correction</text:p>
          </table:table-cell>
          <table:table-cell table:style-name="ce4"/>
          <table:table-cell office:value-type="string" office:string-value="rexi_preproc" table:formula="of:=[.G146]" table:style-name="ce4">
            <text:p>rexi_preproc</text:p>
          </table:table-cell>
          <table:table-cell office:value-type="string" office:string-value="rexi_broadcast" table:formula="of:=[.H146]" table:style-name="ce4">
            <text:p>rexi_broadcast</text:p>
          </table:table-cell>
          <table:table-cell table:style-name="ce4"/>
          <table:table-cell office:value-type="string" office:string-value="rexi_reduce" table:formula="of:=[.I146]" table:style-name="ce4">
            <text:p>rexi_reduce</text:p>
          </table:table-cell>
          <table:table-cell table:style-name="ce4"/>
          <table:table-cell office:value-type="string" office:string-value="rexi_solver" table:formula="of:=[.J146]" table:style-name="ce4">
            <text:p>rexi_solver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rexi_fd_par_m8192 (00014 threads / 00001 ranks) 14 cores</text:p>
          </table:table-cell>
          <table:table-cell office:value-type="float" office:value="8192" table:style-name="ce1">
            <text:p>8192</text:p>
          </table:table-cell>
          <table:table-cell office:value-type="float" office:value="8204" table:formula="of:=[.B147]+11+1" table:style-name="ce1">
            <text:p>8204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3.6052000000000001E-2" table:style-name="ce1">
            <text:p>0.036052</text:p>
          </table:table-cell>
          <table:table-cell office:value-type="float" office:value="4.0000000000000003E-5" table:style-name="ce1">
            <text:p>0.00004</text:p>
          </table:table-cell>
          <table:table-cell office:value-type="float" office:value="1.0014E-2" table:style-name="ce1">
            <text:p>0.010014</text:p>
          </table:table-cell>
          <table:table-cell office:value-type="float" office:value="19.785444999999999" table:style-name="ce1">
            <text:p>19.785445</text:p>
          </table:table-cell>
          <table:table-cell office:value-type="float" office:value="20.057506" table:style-name="ce1">
            <text:p>20.057506</text:p>
          </table:table-cell>
          <table:table-cell office:value-type="float" office:value="19.831551000000001" table:formula="of:=SUM([.G147:.J147])" table:style-name="ce1">
            <text:p>19.831551</text:p>
          </table:table-cell>
          <table:table-cell office:value-type="float" office:value="20.342112450142274" table:formula="of:=[.$P$159]+[.$R$159]*LOG([.F147])+[.$T$159]*LOG([.F147])+[.$V$159]*[.C147]/MIN([.F147];CEILING([.C147]/[.F147])*[.F147])" table:style-name="ce1">
            <text:p>20.34211245</text:p>
          </table:table-cell>
          <table:table-cell office:value-type="float" office:value="5.6488749999999754E-2" table:formula="of:=([.K147]-[.L147])/4" table:style-name="ce1">
            <text:p>0.05648875</text:p>
          </table:table-cell>
          <table:table-cell table:style-name="ce1"/>
          <table:table-cell office:value-type="float" office:value="3.6052000000000001E-2" table:formula="of:=[.G147]" table:style-name="ce8">
            <text:p>0.036052</text:p>
          </table:table-cell>
          <table:table-cell office:value-type="float" office:value="4.0000000000000003E-5" table:formula="of:=[.H147]" table:style-name="ce8">
            <text:p>0.00004</text:p>
          </table:table-cell>
          <table:table-cell office:value-type="float" office:value="3.4900114781966241E-5" table:formula="of:=[.Q147]/LOG([.F147])" table:style-name="ce8">
            <text:p>3.49001E-05</text:p>
          </table:table-cell>
          <table:table-cell office:value-type="float" office:value="1.0014E-2" table:formula="of:=[.I147]" table:style-name="ce8">
            <text:p>0.010014</text:p>
          </table:table-cell>
          <table:table-cell office:value-type="float" office:value="8.7372437356652479E-3" table:formula="of:=[.S147]/LOG([.F147])" table:style-name="ce8">
            <text:p>0.008737244</text:p>
          </table:table-cell>
          <table:table-cell office:value-type="float" office:value="19.785444999999999" table:formula="of:=[.J147]" table:style-name="ce8">
            <text:p>19.785445</text:p>
          </table:table-cell>
          <table:table-cell office:value-type="float" office:value="3.3763558020477813E-2" table:formula="of:=[.U147]/[.C147]*MIN([.F147];CEILING([.C147]/[.F147])*[.F147])" table:style-name="ce8">
            <text:p>0.033763558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xi_fd_par_m8192 (00014 threads / 00002 ranks) 28 cores</text:p>
          </table:table-cell>
          <table:table-cell office:value-type="float" office:value="8192" table:style-name="ce1">
            <text:p>8192</text:p>
          </table:table-cell>
          <table:table-cell office:value-type="float" office:value="8204" table:formula="of:=[.B148]+11+1" table:style-name="ce1">
            <text:p>8204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3.6198000000000001E-2" table:style-name="ce1">
            <text:p>0.036198</text:p>
          </table:table-cell>
          <table:table-cell office:value-type="float" office:value="1.923E-3" table:style-name="ce1">
            <text:p>0.001923</text:p>
          </table:table-cell>
          <table:table-cell office:value-type="float" office:value="9.9740000000000002E-3" table:style-name="ce1">
            <text:p>0.009974</text:p>
          </table:table-cell>
          <table:table-cell office:value-type="float" office:value="9.0883070000000004" table:style-name="ce1">
            <text:p>9.088307</text:p>
          </table:table-cell>
          <table:table-cell office:value-type="float" office:value="9.7604330000000008" table:style-name="ce1">
            <text:p>9.760433</text:p>
          </table:table-cell>
          <table:table-cell office:value-type="float" office:value="9.1364020000000004" table:formula="of:=SUM([.G148:.J148])" table:style-name="ce1">
            <text:p>9.136402</text:p>
          </table:table-cell>
          <table:table-cell office:value-type="float" office:value="10.202905395038821" table:formula="of:=[.$P$159]+[.$R$159]*LOG([.F148])+[.$T$159]*LOG([.F148])+[.$V$159]*[.C148]/MIN([.F148];CEILING([.C148]/[.F148])*[.F148])" table:style-name="ce1">
            <text:p>10.2029054</text:p>
          </table:table-cell>
          <table:table-cell office:value-type="float" office:value="0.15600775000000011" table:formula="of:=([.K148]-[.L148])/4" table:style-name="ce1">
            <text:p>0.15600775</text:p>
          </table:table-cell>
          <table:table-cell table:style-name="ce1"/>
          <table:table-cell office:value-type="float" office:value="3.6198000000000001E-2" table:formula="of:=[.G148]" table:style-name="ce5">
            <text:p>0.036198</text:p>
          </table:table-cell>
          <table:table-cell office:value-type="float" office:value="1.923E-3" table:formula="of:=[.H148]" table:style-name="ce5">
            <text:p>0.001923</text:p>
          </table:table-cell>
          <table:table-cell office:value-type="float" office:value="1.3288113380516182E-3" table:formula="of:=[.Q148]/LOG([.F148])" table:style-name="ce5">
            <text:p>0.001328811</text:p>
          </table:table-cell>
          <table:table-cell office:value-type="float" office:value="9.9740000000000002E-3" table:formula="of:=[.I148]" table:style-name="ce5">
            <text:p>0.009974</text:p>
          </table:table-cell>
          <table:table-cell office:value-type="float" office:value="6.892129113742507E-3" table:formula="of:=[.S148]/LOG([.F148])" table:style-name="ce5">
            <text:p>0.006892129</text:p>
          </table:table-cell>
          <table:table-cell office:value-type="float" office:value="9.0883070000000004" table:formula="of:=[.J148]" table:style-name="ce5">
            <text:p>9.088307</text:p>
          </table:table-cell>
          <table:table-cell office:value-type="float" office:value="3.1018112627986347E-2" table:formula="of:=[.U148]/[.C148]*MIN([.F148];CEILING([.C148]/[.F148])*[.F148])" table:style-name="ce5">
            <text:p>0.031018113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xi_fd_par_m8192 (00014 threads / 00004 ranks) 56 cores</text:p>
          </table:table-cell>
          <table:table-cell office:value-type="float" office:value="8192" table:style-name="ce1">
            <text:p>8192</text:p>
          </table:table-cell>
          <table:table-cell office:value-type="float" office:value="8204" table:formula="of:=[.B149]+11+1" table:style-name="ce1">
            <text:p>8204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56" table:style-name="ce1">
            <text:p>56</text:p>
          </table:table-cell>
          <table:table-cell office:value-type="float" office:value="3.7073000000000002E-2" table:style-name="ce1">
            <text:p>0.037073</text:p>
          </table:table-cell>
          <table:table-cell office:value-type="float" office:value="5.2129999999999998E-3" table:style-name="ce1">
            <text:p>0.005213</text:p>
          </table:table-cell>
          <table:table-cell office:value-type="float" office:value="1.4928E-2" table:style-name="ce1">
            <text:p>0.014928</text:p>
          </table:table-cell>
          <table:table-cell office:value-type="float" office:value="4.6234270000000004" table:style-name="ce1">
            <text:p>4.623427</text:p>
          </table:table-cell>
          <table:table-cell office:value-type="float" office:value="5.042459" table:style-name="ce1">
            <text:p>5.042459</text:p>
          </table:table-cell>
          <table:table-cell office:value-type="float" office:value="4.6806410000000005" table:formula="of:=SUM([.G149:.J149])" table:style-name="ce1">
            <text:p>4.680641</text:p>
          </table:table-cell>
          <table:table-cell office:value-type="float" office:value="5.1355808012792794" table:formula="of:=[.$P$159]+[.$R$159]*LOG([.F149])+[.$T$159]*LOG([.F149])+[.$V$159]*[.C149]/MIN([.F149];CEILING([.C149]/[.F149])*[.F149])" table:style-name="ce1">
            <text:p>5.135580801</text:p>
          </table:table-cell>
          <table:table-cell office:value-type="float" office:value="9.0454499999999882E-2" table:formula="of:=([.K149]-[.L149])/4" table:style-name="ce1">
            <text:p>0.0904545</text:p>
          </table:table-cell>
          <table:table-cell table:style-name="ce1"/>
          <table:table-cell office:value-type="float" office:value="3.7073000000000002E-2" table:formula="of:=[.G149]" table:style-name="ce5">
            <text:p>0.037073</text:p>
          </table:table-cell>
          <table:table-cell office:value-type="float" office:value="5.2129999999999998E-3" table:formula="of:=[.H149]" table:style-name="ce5">
            <text:p>0.005213</text:p>
          </table:table-cell>
          <table:table-cell office:value-type="float" office:value="2.9819446875673575E-3" table:formula="of:=[.Q149]/LOG([.F149])" table:style-name="ce5">
            <text:p>0.002981945</text:p>
          </table:table-cell>
          <table:table-cell office:value-type="float" office:value="1.4928E-2" table:formula="of:=[.I149]" table:style-name="ce5">
            <text:p>0.014928</text:p>
          </table:table-cell>
          <table:table-cell office:value-type="float" office:value="8.5391272388270698E-3" table:formula="of:=[.S149]/LOG([.F149])" table:style-name="ce5">
            <text:p>0.008539127</text:p>
          </table:table-cell>
          <table:table-cell office:value-type="float" office:value="4.6234270000000004" table:formula="of:=[.J149]" table:style-name="ce5">
            <text:p>4.623427</text:p>
          </table:table-cell>
          <table:table-cell office:value-type="float" office:value="3.1559228668941987E-2" table:formula="of:=[.U149]/[.C149]*MIN([.F149];CEILING([.C149]/[.F149])*[.F149])" table:style-name="ce5">
            <text:p>0.031559229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xi_fd_par_m8192 (00014 threads / 00008 ranks) 112 cores</text:p>
          </table:table-cell>
          <table:table-cell office:value-type="float" office:value="8192" table:style-name="ce1">
            <text:p>8192</text:p>
          </table:table-cell>
          <table:table-cell office:value-type="float" office:value="8204" table:formula="of:=[.B150]+11+1" table:style-name="ce1">
            <text:p>8204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112" table:style-name="ce1">
            <text:p>112</text:p>
          </table:table-cell>
          <table:table-cell office:value-type="float" office:value="3.7044000000000001E-2" table:style-name="ce1">
            <text:p>0.037044</text:p>
          </table:table-cell>
          <table:table-cell office:value-type="float" office:value="7.5989999999999999E-3" table:style-name="ce1">
            <text:p>0.007599</text:p>
          </table:table-cell>
          <table:table-cell office:value-type="float" office:value="1.468E-2" table:style-name="ce1">
            <text:p>0.01468</text:p>
          </table:table-cell>
          <table:table-cell office:value-type="float" office:value="2.2821129999999998" table:style-name="ce1">
            <text:p>2.282113</text:p>
          </table:table-cell>
          <table:table-cell office:value-type="float" office:value="2.5519780000000001" table:style-name="ce1">
            <text:p>2.551978</text:p>
          </table:table-cell>
          <table:table-cell office:value-type="float" office:value="2.3414359999999999" table:formula="of:=SUM([.G150:.J150])" table:style-name="ce1">
            <text:p>2.341436</text:p>
          </table:table-cell>
          <table:table-cell office:value-type="float" office:value="2.6041974381916937" table:formula="of:=[.$P$159]+[.$R$159]*LOG([.F150])+[.$T$159]*LOG([.F150])+[.$V$159]*[.C150]/MIN([.F150];CEILING([.C150]/[.F150])*[.F150])" table:style-name="ce1">
            <text:p>2.604197438</text:p>
          </table:table-cell>
          <table:table-cell office:value-type="float" office:value="5.2635500000000057E-2" table:formula="of:=([.K150]-[.L150])/4" table:style-name="ce1">
            <text:p>0.0526355</text:p>
          </table:table-cell>
          <table:table-cell table:style-name="ce1"/>
          <table:table-cell office:value-type="float" office:value="3.7044000000000001E-2" table:formula="of:=[.G150]" table:style-name="ce5">
            <text:p>0.037044</text:p>
          </table:table-cell>
          <table:table-cell office:value-type="float" office:value="7.5989999999999999E-3" table:formula="of:=[.H150]" table:style-name="ce5">
            <text:p>0.007599</text:p>
          </table:table-cell>
          <table:table-cell office:value-type="float" office:value="3.7082437866217456E-3" table:formula="of:=[.Q150]/LOG([.F150])" table:style-name="ce5">
            <text:p>0.003708244</text:p>
          </table:table-cell>
          <table:table-cell office:value-type="float" office:value="1.468E-2" table:formula="of:=[.I150]" table:style-name="ce5">
            <text:p>0.01468</text:p>
          </table:table-cell>
          <table:table-cell office:value-type="float" office:value="7.1637082231355738E-3" table:formula="of:=[.S150]/LOG([.F150])" table:style-name="ce5">
            <text:p>0.007163708</text:p>
          </table:table-cell>
          <table:table-cell office:value-type="float" office:value="2.2821129999999998" table:formula="of:=[.J150]" table:style-name="ce5">
            <text:p>2.282113</text:p>
          </table:table-cell>
          <table:table-cell office:value-type="float" office:value="3.1155126279863478E-2" table:formula="of:=[.U150]/[.C150]*MIN([.F150];CEILING([.C150]/[.F150])*[.F150])" table:style-name="ce5">
            <text:p>0.031155126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xi_fd_par_m8192 (00014 threads / 00014 ranks) 196 cores</text:p>
          </table:table-cell>
          <table:table-cell office:value-type="float" office:value="8192" table:style-name="ce1">
            <text:p>8192</text:p>
          </table:table-cell>
          <table:table-cell office:value-type="float" office:value="8204" table:formula="of:=[.B151]+11+1" table:style-name="ce1">
            <text:p>820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96" table:style-name="ce1">
            <text:p>196</text:p>
          </table:table-cell>
          <table:table-cell office:value-type="float" office:value="3.6725000000000001E-2" table:style-name="ce1">
            <text:p>0.036725</text:p>
          </table:table-cell>
          <table:table-cell office:value-type="float" office:value="1.0296E-2" table:style-name="ce1">
            <text:p>0.010296</text:p>
          </table:table-cell>
          <table:table-cell office:value-type="float" office:value="1.4862E-2" table:style-name="ce1">
            <text:p>0.014862</text:p>
          </table:table-cell>
          <table:table-cell office:value-type="float" office:value="1.3179590000000001" table:style-name="ce1">
            <text:p>1.317959</text:p>
          </table:table-cell>
          <table:table-cell office:value-type="float" office:value="1.4991399999999999" table:style-name="ce1">
            <text:p>1.49914</text:p>
          </table:table-cell>
          <table:table-cell office:value-type="float" office:value="1.379842" table:formula="of:=SUM([.G151:.J151])" table:style-name="ce1">
            <text:p>1.379842</text:p>
          </table:table-cell>
          <table:table-cell office:value-type="float" office:value="1.5210452990177554" table:formula="of:=[.$P$159]+[.$R$159]*LOG([.F151])+[.$T$159]*LOG([.F151])+[.$V$159]*[.C151]/MIN([.F151];CEILING([.C151]/[.F151])*[.F151])" table:style-name="ce1">
            <text:p>1.521045299</text:p>
          </table:table-cell>
          <table:table-cell office:value-type="float" office:value="2.9824499999999976E-2" table:formula="of:=([.K151]-[.L151])/4" table:style-name="ce1">
            <text:p>0.0298245</text:p>
          </table:table-cell>
          <table:table-cell table:style-name="ce1"/>
          <table:table-cell office:value-type="float" office:value="3.6725000000000001E-2" table:formula="of:=[.G151]" table:style-name="ce5">
            <text:p>0.036725</text:p>
          </table:table-cell>
          <table:table-cell office:value-type="float" office:value="1.0296E-2" table:formula="of:=[.H151]" table:style-name="ce5">
            <text:p>0.010296</text:p>
          </table:table-cell>
          <table:table-cell office:value-type="float" office:value="4.4916447724390549E-3" table:formula="of:=[.Q151]/LOG([.F151])" table:style-name="ce5">
            <text:p>0.004491645</text:p>
          </table:table-cell>
          <table:table-cell office:value-type="float" office:value="1.4862E-2" table:formula="of:=[.I151]" table:style-name="ce5">
            <text:p>0.014862</text:p>
          </table:table-cell>
          <table:table-cell office:value-type="float" office:value="6.4835688236197777E-3" table:formula="of:=[.S151]/LOG([.F151])" table:style-name="ce5">
            <text:p>0.006483569</text:p>
          </table:table-cell>
          <table:table-cell office:value-type="float" office:value="1.3179590000000001" table:formula="of:=[.J151]" table:style-name="ce5">
            <text:p>1.317959</text:p>
          </table:table-cell>
          <table:table-cell office:value-type="float" office:value="3.148707508532423E-2" table:formula="of:=[.U151]/[.C151]*MIN([.F151];CEILING([.C151]/[.F151])*[.F151])" table:style-name="ce5">
            <text:p>0.031487075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xi_fd_par_m8192 (00014 threads / 00028 ranks) 392 cores</text:p>
          </table:table-cell>
          <table:table-cell office:value-type="float" office:value="8192" table:style-name="ce1">
            <text:p>8192</text:p>
          </table:table-cell>
          <table:table-cell office:value-type="float" office:value="8204" table:formula="of:=[.B152]+11+1" table:style-name="ce1">
            <text:p>8204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392" table:style-name="ce1">
            <text:p>392</text:p>
          </table:table-cell>
          <table:table-cell office:value-type="float" office:value="3.7090999999999999E-2" table:style-name="ce1">
            <text:p>0.037091</text:p>
          </table:table-cell>
          <table:table-cell office:value-type="float" office:value="1.3223E-2" table:style-name="ce1">
            <text:p>0.013223</text:p>
          </table:table-cell>
          <table:table-cell office:value-type="float" office:value="1.9692999999999999E-2" table:style-name="ce1">
            <text:p>0.019693</text:p>
          </table:table-cell>
          <table:table-cell office:value-type="float" office:value="0.660609" table:style-name="ce1">
            <text:p>0.660609</text:p>
          </table:table-cell>
          <table:table-cell office:value-type="float" office:value="0.79414700000000005" table:style-name="ce1">
            <text:p>0.794147</text:p>
          </table:table-cell>
          <table:table-cell office:value-type="float" office:value="0.73061600000000004" table:formula="of:=SUM([.G152:.J152])" table:style-name="ce1">
            <text:p>0.730616</text:p>
          </table:table-cell>
          <table:table-cell office:value-type="float" office:value="0.80104852926728165" table:formula="of:=[.$P$159]+[.$R$159]*LOG([.F152])+[.$T$159]*LOG([.F152])+[.$V$159]*[.C152]/MIN([.F152];CEILING([.C152]/[.F152])*[.F152])" table:style-name="ce1">
            <text:p>0.801048529</text:p>
          </table:table-cell>
          <table:table-cell office:value-type="float" office:value="1.5882750000000001E-2" table:formula="of:=([.K152]-[.L152])/4" table:style-name="ce1">
            <text:p>0.01588275</text:p>
          </table:table-cell>
          <table:table-cell table:style-name="ce1"/>
          <table:table-cell office:value-type="float" office:value="3.7090999999999999E-2" table:formula="of:=[.G152]" table:style-name="ce5">
            <text:p>0.037091</text:p>
          </table:table-cell>
          <table:table-cell office:value-type="float" office:value="1.3223E-2" table:formula="of:=[.H152]" table:style-name="ce5">
            <text:p>0.013223</text:p>
          </table:table-cell>
          <table:table-cell office:value-type="float" office:value="5.0989361213020744E-3" table:formula="of:=[.Q152]/LOG([.F152])" table:style-name="ce5">
            <text:p>0.005098936</text:p>
          </table:table-cell>
          <table:table-cell office:value-type="float" office:value="1.9692999999999999E-2" table:formula="of:=[.I152]" table:style-name="ce5">
            <text:p>0.019693</text:p>
          </table:table-cell>
          <table:table-cell office:value-type="float" office:value="7.5938402054603138E-3" table:formula="of:=[.S152]/LOG([.F152])" table:style-name="ce5">
            <text:p>0.00759384</text:p>
          </table:table-cell>
          <table:table-cell office:value-type="float" office:value="0.660609" table:formula="of:=[.J152]" table:style-name="ce5">
            <text:p>0.660609</text:p>
          </table:table-cell>
          <table:table-cell office:value-type="float" office:value="3.156493515358362E-2" table:formula="of:=[.U152]/[.C152]*MIN([.F152];CEILING([.C152]/[.F152])*[.F152])" table:style-name="ce5">
            <text:p>0.031564935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xi_fd_par_m8192 (00014 threads / 00056 ranks) 784 cores</text:p>
          </table:table-cell>
          <table:table-cell office:value-type="float" office:value="8192" table:style-name="ce1">
            <text:p>8192</text:p>
          </table:table-cell>
          <table:table-cell office:value-type="float" office:value="8204" table:formula="of:=[.B153]+11+1" table:style-name="ce1">
            <text:p>8204</text:p>
          </table:table-cell>
          <table:table-cell office:value-type="float" office:value="14" table:style-name="ce1">
            <text:p>14</text:p>
          </table:table-cell>
          <table:table-cell office:value-type="float" office:value="56" table:style-name="ce1">
            <text:p>56</text:p>
          </table:table-cell>
          <table:table-cell office:value-type="float" office:value="784" table:style-name="ce1">
            <text:p>784</text:p>
          </table:table-cell>
          <table:table-cell office:value-type="float" office:value="3.9600999999999997E-2" table:style-name="ce1">
            <text:p>0.039601</text:p>
          </table:table-cell>
          <table:table-cell office:value-type="float" office:value="1.558E-2" table:style-name="ce1">
            <text:p>0.01558</text:p>
          </table:table-cell>
          <table:table-cell office:value-type="float" office:value="5.5152E-2" table:style-name="ce1">
            <text:p>0.055152</text:p>
          </table:table-cell>
          <table:table-cell office:value-type="float" office:value="0.35752" table:style-name="ce1">
            <text:p>0.35752</text:p>
          </table:table-cell>
          <table:table-cell office:value-type="float" office:value="0.52179399999999998" table:style-name="ce1">
            <text:p>0.521794</text:p>
          </table:table-cell>
          <table:table-cell office:value-type="float" office:value="0.46785299999999996" table:formula="of:=SUM([.G153:.J153])" table:style-name="ce1">
            <text:p>0.467853</text:p>
          </table:table-cell>
          <table:table-cell office:value-type="float" office:value="0.44332907818423001" table:formula="of:=[.$P$159]+[.$R$159]*LOG([.F153])+[.$T$159]*LOG([.F153])+[.$V$159]*[.C153]/MIN([.F153];CEILING([.C153]/[.F153])*[.F153])" table:style-name="ce1">
            <text:p>0.443329078</text:p>
          </table:table-cell>
          <table:table-cell office:value-type="float" office:value="1.3485250000000004E-2" table:formula="of:=([.K153]-[.L153])/4" table:style-name="ce1">
            <text:p>0.01348525</text:p>
          </table:table-cell>
          <table:table-cell table:style-name="ce1"/>
          <table:table-cell office:value-type="float" office:value="3.9600999999999997E-2" table:formula="of:=[.G153]" table:style-name="ce5">
            <text:p>0.039601</text:p>
          </table:table-cell>
          <table:table-cell office:value-type="float" office:value="1.558E-2" table:formula="of:=[.H153]" table:style-name="ce5">
            <text:p>0.01558</text:p>
          </table:table-cell>
          <table:table-cell office:value-type="float" office:value="5.3829642867509655E-3" table:formula="of:=[.Q153]/LOG([.F153])" table:style-name="ce5">
            <text:p>0.005382964</text:p>
          </table:table-cell>
          <table:table-cell office:value-type="float" office:value="5.5152E-2" table:formula="of:=[.I153]" table:style-name="ce5">
            <text:p>0.055152</text:p>
          </table:table-cell>
          <table:table-cell office:value-type="float" office:value="1.9055278969376716E-2" table:formula="of:=[.S153]/LOG([.F153])" table:style-name="ce5">
            <text:p>0.019055279</text:p>
          </table:table-cell>
          <table:table-cell office:value-type="float" office:value="0.35752" table:formula="of:=[.J153]" table:style-name="ce5">
            <text:p>0.35752</text:p>
          </table:table-cell>
          <table:table-cell office:value-type="float" office:value="3.4165733788395901E-2" table:formula="of:=[.U153]/[.C153]*MIN([.F153];CEILING([.C153]/[.F153])*[.F153])" table:style-name="ce5">
            <text:p>0.034165734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xi_fd_par_m8192 (00014 threads / 00112 ranks) 1568 cores</text:p>
          </table:table-cell>
          <table:table-cell office:value-type="float" office:value="8192" table:style-name="ce1">
            <text:p>8192</text:p>
          </table:table-cell>
          <table:table-cell office:value-type="float" office:value="8204" table:formula="of:=[.B154]+11+1" table:style-name="ce1">
            <text:p>8204</text:p>
          </table:table-cell>
          <table:table-cell office:value-type="float" office:value="14" table:style-name="ce1">
            <text:p>14</text:p>
          </table:table-cell>
          <table:table-cell office:value-type="float" office:value="112" table:style-name="ce1">
            <text:p>112</text:p>
          </table:table-cell>
          <table:table-cell office:value-type="float" office:value="1568" table:style-name="ce1">
            <text:p>1568</text:p>
          </table:table-cell>
          <table:table-cell office:value-type="float" office:value="4.0403000000000001E-2" table:style-name="ce1">
            <text:p>0.040403</text:p>
          </table:table-cell>
          <table:table-cell office:value-type="float" office:value="1.7184000000000001E-2" table:style-name="ce1">
            <text:p>0.017184</text:p>
          </table:table-cell>
          <table:table-cell office:value-type="float" office:value="3.9093000000000003E-2" table:style-name="ce1">
            <text:p>0.039093</text:p>
          </table:table-cell>
          <table:table-cell office:value-type="float" office:value="0.19028200000000001" table:style-name="ce1">
            <text:p>0.190282</text:p>
          </table:table-cell>
          <table:table-cell office:value-type="float" office:value="0.34986299999999998" table:style-name="ce1">
            <text:p>0.349863</text:p>
          </table:table-cell>
          <table:table-cell office:value-type="float" office:value="0.28696199999999999" table:formula="of:=SUM([.G154:.J154])" table:style-name="ce1">
            <text:p>0.286962</text:p>
          </table:table-cell>
          <table:table-cell office:value-type="float" office:value="0.26674828643488957" table:formula="of:=[.$P$159]+[.$R$159]*LOG([.F154])+[.$T$159]*LOG([.F154])+[.$V$159]*[.C154]/MIN([.F154];CEILING([.C154]/[.F154])*[.F154])" table:style-name="ce1">
            <text:p>0.266748286</text:p>
          </table:table-cell>
          <table:table-cell office:value-type="float" office:value="1.5725249999999996E-2" table:formula="of:=([.K154]-[.L154])/4" table:style-name="ce1">
            <text:p>0.01572525</text:p>
          </table:table-cell>
          <table:table-cell table:style-name="ce1"/>
          <table:table-cell office:value-type="float" office:value="4.0403000000000001E-2" table:formula="of:=[.G154]" table:style-name="ce5">
            <text:p>0.040403</text:p>
          </table:table-cell>
          <table:table-cell office:value-type="float" office:value="1.7184000000000001E-2" table:formula="of:=[.H154]" table:style-name="ce5">
            <text:p>0.017184</text:p>
          </table:table-cell>
          <table:table-cell office:value-type="float" office:value="5.3778212707520966E-3" table:formula="of:=[.Q154]/LOG([.F154])" table:style-name="ce5">
            <text:p>0.005377821</text:p>
          </table:table-cell>
          <table:table-cell office:value-type="float" office:value="3.9093000000000003E-2" table:formula="of:=[.I154]" table:style-name="ce5">
            <text:p>0.039093</text:p>
          </table:table-cell>
          <table:table-cell office:value-type="float" office:value="1.2234355617871957E-2" table:formula="of:=[.S154]/LOG([.F154])" table:style-name="ce5">
            <text:p>0.012234356</text:p>
          </table:table-cell>
          <table:table-cell office:value-type="float" office:value="0.19028200000000001" table:formula="of:=[.J154]" table:style-name="ce5">
            <text:p>0.190282</text:p>
          </table:table-cell>
          <table:table-cell office:value-type="float" office:value="3.636789078498294E-2" table:formula="of:=[.U154]/[.C154]*MIN([.F154];CEILING([.C154]/[.F154])*[.F154])" table:style-name="ce5">
            <text:p>0.03636789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rexi_fd_par_m8192 (00014 threads / 00224 ranks) 3136 cores</text:p>
          </table:table-cell>
          <table:table-cell office:value-type="float" office:value="8192" table:style-name="ce1">
            <text:p>8192</text:p>
          </table:table-cell>
          <table:table-cell office:value-type="float" office:value="8204" table:formula="of:=[.B155]+11+1" table:style-name="ce1">
            <text:p>8204</text:p>
          </table:table-cell>
          <table:table-cell office:value-type="float" office:value="14" table:style-name="ce1">
            <text:p>14</text:p>
          </table:table-cell>
          <table:table-cell office:value-type="float" office:value="224" table:style-name="ce1">
            <text:p>224</text:p>
          </table:table-cell>
          <table:table-cell office:value-type="float" office:value="3136" table:style-name="ce1">
            <text:p>3136</text:p>
          </table:table-cell>
          <table:table-cell office:value-type="float" office:value="3.7629000000000003E-2" table:style-name="ce1">
            <text:p>0.037629</text:p>
          </table:table-cell>
          <table:table-cell office:value-type="float" office:value="2.6876000000000001E-2" table:style-name="ce1">
            <text:p>0.026876</text:p>
          </table:table-cell>
          <table:table-cell office:value-type="float" office:value="9.1864000000000001E-2" table:style-name="ce1">
            <text:p>0.091864</text:p>
          </table:table-cell>
          <table:table-cell office:value-type="float" office:value="9.7183000000000005E-2" table:style-name="ce1">
            <text:p>0.097183</text:p>
          </table:table-cell>
          <table:table-cell office:value-type="float" office:value="0.30870399999999998" table:style-name="ce1">
            <text:p>0.308704</text:p>
          </table:table-cell>
          <table:table-cell office:value-type="float" office:value="0.253552" table:formula="of:=SUM([.G155:.J155])" table:style-name="ce1">
            <text:p>0.253552</text:p>
          </table:table-cell>
          <table:table-cell office:value-type="float" office:value="0.18073682435240468" table:formula="of:=[.$P$159]+[.$R$159]*LOG([.F155])+[.$T$159]*LOG([.F155])+[.$V$159]*[.C155]/MIN([.F155];CEILING([.C155]/[.F155])*[.F155])" table:style-name="ce1">
            <text:p>0.180736824</text:p>
          </table:table-cell>
          <table:table-cell office:value-type="float" office:value="1.3787999999999995E-2" table:formula="of:=([.K155]-[.L155])/4" table:style-name="ce1">
            <text:p>0.013788</text:p>
          </table:table-cell>
          <table:table-cell table:style-name="ce1"/>
          <table:table-cell office:value-type="float" office:value="3.7629000000000003E-2" table:formula="of:=[.G155]" table:style-name="ce5">
            <text:p>0.037629</text:p>
          </table:table-cell>
          <table:table-cell office:value-type="float" office:value="2.6876000000000001E-2" table:formula="of:=[.H155]" table:style-name="ce5">
            <text:p>0.026876</text:p>
          </table:table-cell>
          <table:table-cell office:value-type="float" office:value="7.6868161733224926E-3" table:formula="of:=[.Q155]/LOG([.F155])" table:style-name="ce5">
            <text:p>0.007686816</text:p>
          </table:table-cell>
          <table:table-cell office:value-type="float" office:value="9.1864000000000001E-2" table:formula="of:=[.I155]" table:style-name="ce5">
            <text:p>0.091864</text:p>
          </table:table-cell>
          <table:table-cell office:value-type="float" office:value="2.6274061651514267E-2" table:formula="of:=[.S155]/LOG([.F155])" table:style-name="ce5">
            <text:p>0.026274062</text:p>
          </table:table-cell>
          <table:table-cell office:value-type="float" office:value="9.7183000000000005E-2" table:formula="of:=[.J155]" table:style-name="ce5">
            <text:p>0.097183</text:p>
          </table:table-cell>
          <table:table-cell office:value-type="float" office:value="3.7148450511945395E-2" table:formula="of:=[.U155]/[.C155]*MIN([.F155];CEILING([.C155]/[.F155])*[.F155])" table:style-name="ce5">
            <text:p>0.037148451</text:p>
          </table:table-cell>
          <table:table-cell table:number-columns-repeated="16362"/>
        </table:table-row>
        <table:table-row table:style-name="ro1">
          <table:table-cell table:style-name="ce1"/>
          <table:table-cell office:value-type="float" office:value="8192" table:style-name="ce1">
            <text:p>8192</text:p>
          </table:table-cell>
          <table:table-cell office:value-type="float" office:value="8204" table:formula="of:=[.B156]+11+1" table:style-name="ce1">
            <text:p>8204</text:p>
          </table:table-cell>
          <table:table-cell table:number-columns-repeated="2" table:style-name="ce1"/>
          <table:table-cell office:value-type="float" office:value="4096" table:style-name="ce1">
            <text:p>4096</text:p>
          </table:table-cell>
          <table:table-cell table:number-columns-repeated="6" table:style-name="ce1"/>
          <table:table-cell office:value-type="float" office:value="0.16126573922381982" table:formula="of:=[.$P$159]+[.$R$159]*LOG([.F156])+[.$T$159]*LOG([.F156])+[.$V$159]*[.C156]/MIN([.F156];CEILING([.C156]/[.F156])*[.F156])" table:style-name="ce1">
            <text:p>0.161265739</text:p>
          </table:table-cell>
          <table:table-cell office:value-type="float" office:value="2.9824499999999976E-2" table:formula="of:=MEDIAN([.N147:.N155])" table:style-name="ce14">
            <text:p>0.0298245</text:p>
          </table:table-cell>
          <table:table-cell table:style-name="ce1"/>
          <table:table-cell office:value-type="float" office:value="3.7535111111111116E-2" table:formula="of:=AVERAGE([.P147:.P155])" table:style-name="ce4">
            <text:p>0.037535111</text:p>
          </table:table-cell>
          <table:table-cell table:style-name="ce5"/>
          <table:table-cell office:value-type="float" office:value="4.0102313946210411E-3" table:formula="of:=AVERAGE([.R147:.R155])" table:style-name="ce4">
            <text:p>0.004010231</text:p>
          </table:table-cell>
          <table:table-cell table:style-name="ce5"/>
          <table:table-cell office:value-type="float" office:value="1.1441479286579272E-2" table:formula="of:=AVERAGE([.T147:.T155])" table:style-name="ce4">
            <text:p>0.011441479</text:p>
          </table:table-cell>
          <table:table-cell table:style-name="ce4"/>
          <table:table-cell office:value-type="float" office:value="3.3136678991277965E-2" table:formula="of:=AVERAGE([.V147:.V155])" table:style-name="ce4">
            <text:p>0.033136679</text:p>
          </table:table-cell>
          <table:table-cell table:number-columns-repeated="16362"/>
        </table:table-row>
        <table:table-row table:style-name="ro1">
          <table:table-cell table:style-name="ce1"/>
          <table:table-cell office:value-type="float" office:value="8192" table:style-name="ce1">
            <text:p>8192</text:p>
          </table:table-cell>
          <table:table-cell office:value-type="float" office:value="8204" table:formula="of:=[.B157]+11+1" table:style-name="ce1">
            <text:p>8204</text:p>
          </table:table-cell>
          <table:table-cell table:number-columns-repeated="2" table:style-name="ce1"/>
          <table:table-cell office:value-type="float" office:value="8192" table:formula="of:=[.F156]*2" table:style-name="ce1">
            <text:p>8192</text:p>
          </table:table-cell>
          <table:table-cell table:number-columns-repeated="6" table:style-name="ce1"/>
          <table:table-cell office:value-type="float" office:value="0.13115253529509738" table:formula="of:=[.$P$159]+[.$R$159]*LOG([.F157])+[.$T$159]*LOG([.F157])+[.$V$159]*[.C157]/MIN([.F157];CEILING([.C157]/[.F157])*[.F157])" table:style-name="ce1">
            <text:p>0.131152535</text:p>
          </table:table-cell>
          <table:table-cell table:number-columns-repeated="2" table:style-name="ce1"/>
          <table:table-cell table:style-name="ce4"/>
          <table:table-cell table:style-name="ce5"/>
          <table:table-cell table:style-name="ce4"/>
          <table:table-cell table:style-name="ce5"/>
          <table:table-cell table:number-columns-repeated="3" table:style-name="ce4"/>
          <table:table-cell table:number-columns-repeated="16362"/>
        </table:table-row>
        <table:table-row table:style-name="ro1">
          <table:table-cell table:style-name="ce1"/>
          <table:table-cell office:value-type="float" office:value="8192" table:style-name="ce1">
            <text:p>8192</text:p>
          </table:table-cell>
          <table:table-cell office:value-type="float" office:value="8204" table:formula="of:=[.B158]+11+1" table:style-name="ce1">
            <text:p>8204</text:p>
          </table:table-cell>
          <table:table-cell table:number-columns-repeated="2" table:style-name="ce1"/>
          <table:table-cell office:value-type="float" office:value="16384" table:formula="of:=[.F157]*2" table:style-name="ce1">
            <text:p>16384</text:p>
          </table:table-cell>
          <table:table-cell table:number-columns-repeated="6" table:style-name="ce1"/>
          <table:table-cell office:value-type="float" office:value="0.11837486712292149" table:formula="of:=[.$P$159]+[.$R$159]*LOG([.F158])+[.$T$159]*LOG([.F158])+[.$V$159]*[.C158]/MIN([.F158];CEILING([.C158]/[.F158])*[.F158])" table:style-name="ce1">
            <text:p>0.118374867</text:p>
          </table:table-cell>
          <table:table-cell table:number-columns-repeated="2" table:style-name="ce1"/>
          <table:table-cell office:value-type="string" table:style-name="ce2">
            <text:p>Model parameters averaged from the ones above</text:p>
          </table:table-cell>
          <table:table-cell table:number-columns-repeated="16368" table:style-name="ce1"/>
        </table:table-row>
        <table:table-row table:style-name="ro1">
          <table:table-cell table:number-columns-repeated="5" table:style-name="ce1"/>
          <table:table-cell office:value-type="string" table:style-name="ce4">
            <text:p>cores</text:p>
          </table:table-cell>
          <table:table-cell office:value-type="string" table:style-name="ce4">
            <text:p>REXI M=2048 timepar</text:p>
          </table:table-cell>
          <table:table-cell office:value-type="string" table:style-name="ce4">
            <text:p>MODEL M=2048</text:p>
          </table:table-cell>
          <table:table-cell office:value-type="string" table:style-name="ce4">
            <text:p>REXI M=4096 timepar</text:p>
          </table:table-cell>
          <table:table-cell office:value-type="string" table:style-name="ce4">
            <text:p>MODEL M=4096</text:p>
          </table:table-cell>
          <table:table-cell office:value-type="string" table:style-name="ce4">
            <text:p>REXI M=8192 timepar</text:p>
          </table:table-cell>
          <table:table-cell office:value-type="string" table:style-name="ce4">
            <text:p>MODEL M=8192</text:p>
          </table:table-cell>
          <table:table-cell table:style-name="ce1"/>
          <table:table-cell table:style-name="ce14"/>
          <table:table-cell table:style-name="ce1"/>
          <table:table-cell office:value-type="float" office:value="3.7229185185185192E-2" table:formula="of:=AVERAGE([.P126];[.P141];[.P156])" table:style-name="ce9">
            <text:p>0.037229185</text:p>
          </table:table-cell>
          <table:table-cell table:style-name="ce10"/>
          <table:table-cell office:value-type="float" office:value="4.0397177526570703E-3" table:formula="of:=AVERAGE([.R126];[.R141];[.R156])" table:style-name="ce10">
            <text:p>0.004039718</text:p>
          </table:table-cell>
          <table:table-cell table:style-name="ce10"/>
          <table:table-cell office:value-type="float" office:value="1.1101190628640336E-2" table:formula="of:=AVERAGE([.T126];[.T141];[.T156])" table:style-name="ce10">
            <text:p>0.011101191</text:p>
          </table:table-cell>
          <table:table-cell table:style-name="ce10"/>
          <table:table-cell office:value-type="float" office:value="3.4620358097910663E-2" table:formula="of:=AVERAGE([.V126];[.V141];[.V156])" table:style-name="ce10">
            <text:p>0.034620358</text:p>
          </table:table-cell>
          <table:table-cell table:number-columns-repeated="16362"/>
        </table:table-row>
        <table:table-row table:style-name="ro1">
          <table:table-cell table:number-columns-repeated="5" table:style-name="ce1"/>
          <table:table-cell office:value-type="float" office:value="14" table:style-name="ce1">
            <text:p>14</text:p>
          </table:table-cell>
          <table:table-cell office:value-type="float" office:value="3.9646629999999998" table:formula="of:=[.L117]" table:style-name="ce1">
            <text:p>3.964663</text:p>
          </table:table-cell>
          <table:table-cell office:value-type="float" office:value="5.1487210106020518" table:formula="of:=[.M117]" table:style-name="ce1">
            <text:p>5.148721011</text:p>
          </table:table-cell>
          <table:table-cell office:value-type="float" office:value="7.834244" table:formula="of:=[.L132]" table:style-name="ce1">
            <text:p>7.834244</text:p>
          </table:table-cell>
          <table:table-cell office:value-type="float" office:value="10.213184823782127" table:formula="of:=[.M132]" table:style-name="ce1">
            <text:p>10.21318482</text:p>
          </table:table-cell>
          <table:table-cell office:value-type="float" office:value="19.831551000000001" table:formula="of:=[.L147]" table:style-name="ce1">
            <text:p>19.831551</text:p>
          </table:table-cell>
          <table:table-cell office:value-type="float" office:value="20.342112450142274" table:formula="of:=[.M147]" table:style-name="ce1">
            <text:p>20.34211245</text:p>
          </table:table-cell>
          <table:table-cell table:number-columns-repeated="3" table:style-name="ce1"/>
          <table:table-cell office:value-type="string" table:style-name="ce11">
            <text:p>s_L</text:p>
          </table:table-cell>
          <table:table-cell table:style-name="ce12"/>
          <table:table-cell office:value-type="string" table:style-name="ce12">
            <text:p>s_B</text:p>
          </table:table-cell>
          <table:table-cell table:style-name="ce12"/>
          <table:table-cell office:value-type="string" table:style-name="ce12">
            <text:p>s_R</text:p>
          </table:table-cell>
          <table:table-cell table:style-name="ce12"/>
          <table:table-cell office:value-type="string" table:style-name="ce13">
            <text:p>p_W</text:p>
          </table:table-cell>
          <table:table-cell table:number-columns-repeated="16362"/>
        </table:table-row>
        <table:table-row table:style-name="ro1">
          <table:table-cell table:number-columns-repeated="5"/>
          <table:table-cell office:value-type="float" office:value="28" table:style-name="ce1">
            <text:p>28</text:p>
          </table:table-cell>
          <table:table-cell office:value-type="float" office:value="2.3771150000000003" table:formula="of:=[.L118]" table:style-name="ce1">
            <text:p>2.377115</text:p>
          </table:table-cell>
          <table:table-cell office:value-type="float" office:value="2.6062096752687092" table:formula="of:=[.M118]" table:style-name="ce1">
            <text:p>2.606209675</text:p>
          </table:table-cell>
          <table:table-cell office:value-type="float" office:value="4.5843100000000003" table:formula="of:=[.L133]" table:style-name="ce1">
            <text:p>4.58431</text:p>
          </table:table-cell>
          <table:table-cell office:value-type="float" office:value="5.1384415818587472" table:formula="of:=[.M133]" table:style-name="ce1">
            <text:p>5.138441582</text:p>
          </table:table-cell>
          <table:table-cell office:value-type="float" office:value="9.1364020000000004" table:formula="of:=[.L148]" table:style-name="ce1">
            <text:p>9.136402</text:p>
          </table:table-cell>
          <table:table-cell office:value-type="float" office:value="10.202905395038821" table:formula="of:=[.M148]" table:style-name="ce1">
            <text:p>10.2029054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float" office:value="56" table:style-name="ce1">
            <text:p>56</text:p>
          </table:table-cell>
          <table:table-cell office:value-type="float" office:value="1.2304630000000001" table:formula="of:=[.L119]" table:style-name="ce1">
            <text:p>1.230463</text:p>
          </table:table-cell>
          <table:table-cell office:value-type="float" office:value="1.3372329413942237" table:formula="of:=[.M119]" table:style-name="ce1">
            <text:p>1.337232941</text:p>
          </table:table-cell>
          <table:table-cell office:value-type="float" office:value="2.327801" table:formula="of:=[.L134]" table:style-name="ce1">
            <text:p>2.327801</text:p>
          </table:table-cell>
          <table:table-cell office:value-type="float" office:value="2.6033488946892422" table:formula="of:=[.M134]" table:style-name="ce1">
            <text:p>2.603348895</text:p>
          </table:table-cell>
          <table:table-cell office:value-type="float" office:value="4.6806410000000005" table:formula="of:=[.L149]" table:style-name="ce1">
            <text:p>4.680641</text:p>
          </table:table-cell>
          <table:table-cell office:value-type="float" office:value="5.1355808012792794" table:formula="of:=[.M149]" table:style-name="ce1">
            <text:p>5.135580801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float" office:value="112" table:style-name="ce1">
            <text:p>112</text:p>
          </table:table-cell>
          <table:table-cell office:value-type="float" office:value="0.65867900000000001" table:formula="of:=[.L120]" table:style-name="ce1">
            <text:p>0.658679</text:p>
          </table:table-cell>
          <table:table-cell office:value-type="float" office:value="0.70502350824916604" table:formula="of:=[.M120]" table:style-name="ce1">
            <text:p>0.705023508</text:p>
          </table:table-cell>
          <table:table-cell office:value-type="float" office:value="1.237641" table:formula="of:=[.L135]" table:style-name="ce1">
            <text:p>1.237641</text:p>
          </table:table-cell>
          <table:table-cell office:value-type="float" office:value="1.3380814848966756" table:formula="of:=[.M135]" table:style-name="ce1">
            <text:p>1.338081485</text:p>
          </table:table-cell>
          <table:table-cell office:value-type="float" office:value="2.3414359999999999" table:formula="of:=[.L150]" table:style-name="ce1">
            <text:p>2.341436</text:p>
          </table:table-cell>
          <table:table-cell office:value-type="float" office:value="2.6041974381916937" table:formula="of:=[.M150]" table:style-name="ce1">
            <text:p>2.604197438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float" office:value="196" table:style-name="ce1">
            <text:p>196</text:p>
          </table:table-cell>
          <table:table-cell office:value-type="float" office:value="0.43136000000000002" table:formula="of:=[.L121]" table:style-name="ce1">
            <text:p>0.43136</text:p>
          </table:table-cell>
          <table:table-cell office:value-type="float" office:value="0.43580305333631109" table:formula="of:=[.M121]" table:style-name="ce1">
            <text:p>0.435803053</text:p>
          </table:table-cell>
          <table:table-cell office:value-type="float" office:value="0.73519400000000001" table:formula="of:=[.L136]" table:style-name="ce1">
            <text:p>0.735194</text:p>
          </table:table-cell>
          <table:table-cell office:value-type="float" office:value="0.79755046856345924" table:formula="of:=[.M136]" table:style-name="ce1">
            <text:p>0.797550469</text:p>
          </table:table-cell>
          <table:table-cell office:value-type="float" office:value="1.379842" table:formula="of:=[.L151]" table:style-name="ce1">
            <text:p>1.379842</text:p>
          </table:table-cell>
          <table:table-cell office:value-type="float" office:value="1.5210452990177554" table:formula="of:=[.M151]" table:style-name="ce1">
            <text:p>1.521045299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float" office:value="392" table:style-name="ce1">
            <text:p>392</text:p>
          </table:table-cell>
          <table:table-cell office:value-type="float" office:value="0.27243800000000001" table:formula="of:=[.L122]" table:style-name="ce1">
            <text:p>0.272438</text:p>
          </table:table-cell>
          <table:table-cell office:value-type="float" office:value="0.25842740642655937" table:formula="of:=[.M122]" table:style-name="ce1">
            <text:p>0.258427406</text:p>
          </table:table-cell>
          <table:table-cell office:value-type="float" office:value="0.43783699999999998" table:formula="of:=[.L137]" table:style-name="ce1">
            <text:p>0.437837</text:p>
          </table:table-cell>
          <table:table-cell office:value-type="float" office:value="0.4393011140401335" table:formula="of:=[.M137]" table:style-name="ce1">
            <text:p>0.439301114</text:p>
          </table:table-cell>
          <table:table-cell office:value-type="float" office:value="0.73061600000000004" table:formula="of:=[.L152]" table:style-name="ce1">
            <text:p>0.730616</text:p>
          </table:table-cell>
          <table:table-cell office:value-type="float" office:value="0.80104852926728165" table:formula="of:=[.M152]" table:style-name="ce1">
            <text:p>0.801048529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float" office:value="784" table:style-name="ce1">
            <text:p>784</text:p>
          </table:table-cell>
          <table:table-cell office:value-type="float" office:value="0.18191600000000002" table:formula="of:=[.L123]" table:style-name="ce1">
            <text:p>0.181916</text:p>
          </table:table-cell>
          <table:table-cell office:value-type="float" office:value="0.1720185167638689" table:formula="of:=[.M123]" table:style-name="ce1">
            <text:p>0.172018517</text:p>
          </table:table-cell>
          <table:table-cell office:value-type="float" office:value="0.29184100000000002" table:formula="of:=[.L138]" table:style-name="ce1">
            <text:p>0.291841</text:p>
          </table:table-cell>
          <table:table-cell office:value-type="float" office:value="0.26245537057065593" table:formula="of:=[.M138]" table:style-name="ce1">
            <text:p>0.262455371</text:p>
          </table:table-cell>
          <table:table-cell office:value-type="float" office:value="0.46785299999999996" table:formula="of:=[.L153]" table:style-name="ce1">
            <text:p>0.467853</text:p>
          </table:table-cell>
          <table:table-cell office:value-type="float" office:value="0.44332907818423001" table:formula="of:=[.M153]" table:style-name="ce1">
            <text:p>0.443329078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float" office:value="1568" table:style-name="ce1">
            <text:p>1568</text:p>
          </table:table-cell>
          <table:table-cell office:value-type="float" office:value="0.14804600000000001" table:formula="of:=[.L124]" table:style-name="ce1">
            <text:p>0.148046</text:p>
          </table:table-cell>
          <table:table-cell office:value-type="float" office:value="0.131093005724709" table:formula="of:=[.M124]" table:style-name="ce1">
            <text:p>0.131093006</text:p>
          </table:table-cell>
          <table:table-cell office:value-type="float" office:value="0.20847500000000002" table:formula="of:=[.L139]" table:style-name="ce1">
            <text:p>0.208475</text:p>
          </table:table-cell>
          <table:table-cell office:value-type="float" office:value="0.17631143262810253" table:formula="of:=[.M139]" table:style-name="ce1">
            <text:p>0.176311433</text:p>
          </table:table-cell>
          <table:table-cell office:value-type="float" office:value="0.28696199999999999" table:formula="of:=[.L154]" table:style-name="ce1">
            <text:p>0.286962</text:p>
          </table:table-cell>
          <table:table-cell office:value-type="float" office:value="0.26674828643488957" table:formula="of:=[.M154]" table:style-name="ce1">
            <text:p>0.266748286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float" office:value="3136" table:style-name="ce1">
            <text:p>3136</text:p>
          </table:table-cell>
          <table:table-cell office:value-type="float" office:value="0.19150500000000001" table:formula="of:=[.L125]" table:style-name="ce1">
            <text:p>0.191505</text:p>
          </table:table-cell>
          <table:table-cell office:value-type="float" office:value="0.11290918399731439" table:formula="of:=[.M125]" table:style-name="ce1">
            <text:p>0.112909184</text:p>
          </table:table-cell>
          <table:table-cell office:value-type="float" office:value="0.201655" table:formula="of:=[.L140]" table:style-name="ce1">
            <text:p>0.201655</text:p>
          </table:table-cell>
          <table:table-cell office:value-type="float" office:value="0.13551839744901117" table:formula="of:=[.M140]" table:style-name="ce1">
            <text:p>0.135518397</text:p>
          </table:table-cell>
          <table:table-cell office:value-type="float" office:value="0.253552" table:formula="of:=[.L155]" table:style-name="ce1">
            <text:p>0.253552</text:p>
          </table:table-cell>
          <table:table-cell office:value-type="float" office:value="0.18073682435240468" table:formula="of:=[.M155]" table:style-name="ce1">
            <text:p>0.180736824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float" office:value="4096" table:style-name="ce1">
            <text:p>4096</text:p>
          </table:table-cell>
          <table:table-cell table:style-name="ce1"/>
          <table:table-cell office:value-type="float" office:value="0.10933520207695384" table:formula="of:=[.M126]" table:style-name="ce1">
            <text:p>0.109335202</text:p>
          </table:table-cell>
          <table:table-cell table:style-name="ce1"/>
          <table:table-cell office:value-type="float" office:value="0.12664538112590917" table:formula="of:=[.M141]" table:style-name="ce1">
            <text:p>0.126645381</text:p>
          </table:table-cell>
          <table:table-cell table:style-name="ce1"/>
          <table:table-cell office:value-type="float" office:value="0.16126573922381982" table:formula="of:=[.M156]" table:style-name="ce1">
            <text:p>0.161265739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float" office:value="8192" table:formula="of:=[.F169]*2" table:style-name="ce1">
            <text:p>8192</text:p>
          </table:table-cell>
          <table:table-cell table:style-name="ce1"/>
          <table:table-cell office:value-type="float" office:value="0.10518726672166438" table:formula="of:=[.M127]" table:style-name="ce1">
            <text:p>0.105187267</text:p>
          </table:table-cell>
          <table:table-cell table:style-name="ce1"/>
          <table:table-cell office:value-type="float" office:value="0.11384235624614204" table:formula="of:=[.M142]" table:style-name="ce1">
            <text:p>0.113842356</text:p>
          </table:table-cell>
          <table:table-cell table:style-name="ce1"/>
          <table:table-cell office:value-type="float" office:value="0.13115253529509738" table:formula="of:=[.M157]" table:style-name="ce1">
            <text:p>0.131152535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float" office:value="16384" table:formula="of:=[.F170]*2" table:style-name="ce1">
            <text:p>16384</text:p>
          </table:table-cell>
          <table:table-cell table:style-name="ce1"/>
          <table:table-cell office:value-type="float" office:value="0.10539223283620498" table:formula="of:=[.M128]" table:style-name="ce1">
            <text:p>0.105392233</text:p>
          </table:table-cell>
          <table:table-cell table:style-name="ce1"/>
          <table:table-cell office:value-type="float" office:value="0.10971977759844383" table:formula="of:=[.M143]" table:style-name="ce1">
            <text:p>0.109719778</text:p>
          </table:table-cell>
          <table:table-cell table:style-name="ce1"/>
          <table:table-cell office:value-type="float" office:value="0.11837486712292149" table:formula="of:=[.M158]" table:style-name="ce1">
            <text:p>0.118374867</text:p>
          </table:table-cell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4"/>
          <table:table-cell table:number-columns-repeated="6" table:style-name="ce14"/>
          <table:table-cell table:number-columns-repeated="16372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4">
            <text:p>MPI only</text:p>
          </table:table-cell>
          <table:table-cell table:style-name="ce14"/>
          <table:table-cell office:value-type="string" table:style-name="ce14">
            <text:p>MPI+OpenMP</text:p>
          </table:table-cell>
          <table:table-cell table:style-name="ce1"/>
          <table:table-cell office:value-type="string" table:style-name="ce4">
            <text:p>cores</text:p>
          </table:table-cell>
          <table:table-cell office:value-type="string" table:style-name="ce4">
            <text:p>seconds</text:p>
          </table:table-cell>
          <table:table-cell table:style-name="ce1"/>
          <table:table-cell office:value-type="string" table:style-name="ce4">
            <text:p>cores</text:p>
          </table:table-cell>
          <table:table-cell office:value-type="string" table:style-name="ce4">
            <text:p>seconds</text:p>
          </table:table-cell>
          <table:table-cell table:number-columns-repeated="16374"/>
        </table:table-row>
        <table:table-row table:style-name="ro1">
          <table:table-cell office:value-type="float" office:value="1" table:formula="of:=MAX([.F190];[.I190])" table:style-name="ce1">
            <text:p>1</text:p>
          </table:table-cell>
          <table:table-cell office:value-type="float" office:value="112.01434999999999" table:formula="of:=[.G190]" table:style-name="ce1">
            <text:p>112.01435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12.01434999999999" table:style-name="ce1">
            <text:p>112.01435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formula="of:=MAX([.F191];[.I191])" table:style-name="ce1">
            <text:p>2</text:p>
          </table:table-cell>
          <table:table-cell office:value-type="float" office:value="56.821596" table:formula="of:=[.G191]" table:style-name="ce1">
            <text:p>56.821596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56.821596" table:style-name="ce1">
            <text:p>56.821596</text:p>
          </table:table-cell>
          <table:table-cell table:number-columns-repeated="16377" table:style-name="ce1"/>
        </table:table-row>
        <table:table-row table:style-name="ro1">
          <table:table-cell office:value-type="float" office:value="4" table:formula="of:=MAX([.F192];[.I192])" table:style-name="ce1">
            <text:p>4</text:p>
          </table:table-cell>
          <table:table-cell office:value-type="float" office:value="28.907513000000002" table:formula="of:=[.G192]" table:style-name="ce1">
            <text:p>28.907513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28.907513000000002" table:style-name="ce1">
            <text:p>28.907513</text:p>
          </table:table-cell>
          <table:table-cell table:number-columns-repeated="16377" table:style-name="ce1"/>
        </table:table-row>
        <table:table-row table:style-name="ro1">
          <table:table-cell office:value-type="float" office:value="8" table:formula="of:=MAX([.F193];[.I193])" table:style-name="ce1">
            <text:p>8</text:p>
          </table:table-cell>
          <table:table-cell office:value-type="float" office:value="16.204037" table:formula="of:=[.G193]" table:style-name="ce1">
            <text:p>16.204037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16.204037" table:style-name="ce1">
            <text:p>16.204037</text:p>
          </table:table-cell>
          <table:table-cell table:number-columns-repeated="16377" table:style-name="ce1"/>
        </table:table-row>
        <table:table-row table:style-name="ro1">
          <table:table-cell office:value-type="float" office:value="14" table:formula="of:=MAX([.F194];[.I194])" table:style-name="ce1">
            <text:p>14</text:p>
          </table:table-cell>
          <table:table-cell office:value-type="float" office:value="10.061059999999999" table:formula="of:=[.G194]" table:style-name="ce1">
            <text:p>10.06106</text:p>
          </table:table-cell>
          <table:table-cell table:style-name="ce1"/>
          <table:table-cell office:value-type="float" office:value="20.057506" table:formula="of:=[.J194]" table:style-name="ce1">
            <text:p>20.057506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0.061059999999999" table:style-name="ce1">
            <text:p>10.06106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20.057506" table:style-name="ce1">
            <text:p>20.057506</text:p>
          </table:table-cell>
          <table:table-cell table:number-columns-repeated="16374"/>
        </table:table-row>
        <table:table-row table:style-name="ro1">
          <table:table-cell office:value-type="float" office:value="28" table:formula="of:=MAX([.F195];[.I195])" table:style-name="ce1">
            <text:p>28</text:p>
          </table:table-cell>
          <table:table-cell office:value-type="float" office:value="8.0604580000000006" table:formula="of:=[.G195]" table:style-name="ce1">
            <text:p>8.060458</text:p>
          </table:table-cell>
          <table:table-cell table:style-name="ce1"/>
          <table:table-cell office:value-type="float" office:value="9.7604330000000008" table:formula="of:=[.J195]" table:style-name="ce1">
            <text:p>9.760433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8.0604580000000006" table:style-name="ce1">
            <text:p>8.060458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9.7604330000000008" table:style-name="ce1">
            <text:p>9.760433</text:p>
          </table:table-cell>
          <table:table-cell table:number-columns-repeated="16374"/>
        </table:table-row>
        <table:table-row table:style-name="ro1">
          <table:table-cell office:value-type="float" office:value="56" table:formula="of:=MAX([.F196];[.I196])" table:style-name="ce1">
            <text:p>56</text:p>
          </table:table-cell>
          <table:table-cell office:value-type="float" office:value="4.0958829999999997" table:formula="of:=[.G196]" table:style-name="ce1">
            <text:p>4.095883</text:p>
          </table:table-cell>
          <table:table-cell table:style-name="ce1"/>
          <table:table-cell office:value-type="float" office:value="5.042459" table:formula="of:=[.J196]" table:style-name="ce1">
            <text:p>5.042459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4.0958829999999997" table:style-name="ce1">
            <text:p>4.095883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.042459" table:style-name="ce1">
            <text:p>5.042459</text:p>
          </table:table-cell>
          <table:table-cell table:number-columns-repeated="16374"/>
        </table:table-row>
        <table:table-row table:style-name="ro1">
          <table:table-cell office:value-type="float" office:value="112" table:formula="of:=MAX([.F197];[.I197])" table:style-name="ce1">
            <text:p>112</text:p>
          </table:table-cell>
          <table:table-cell office:value-type="float" office:value="2.1519439999999999" table:formula="of:=[.G197]" table:style-name="ce1">
            <text:p>2.151944</text:p>
          </table:table-cell>
          <table:table-cell table:style-name="ce1"/>
          <table:table-cell office:value-type="float" office:value="2.5519780000000001" table:formula="of:=[.J197]" table:style-name="ce1">
            <text:p>2.551978</text:p>
          </table:table-cell>
          <table:table-cell table:style-name="ce1"/>
          <table:table-cell office:value-type="float" office:value="112" table:style-name="ce1">
            <text:p>112</text:p>
          </table:table-cell>
          <table:table-cell office:value-type="float" office:value="2.1519439999999999" table:style-name="ce1">
            <text:p>2.151944</text:p>
          </table:table-cell>
          <table:table-cell table:style-name="ce1"/>
          <table:table-cell office:value-type="float" office:value="112" table:style-name="ce1">
            <text:p>112</text:p>
          </table:table-cell>
          <table:table-cell office:value-type="float" office:value="2.5519780000000001" table:style-name="ce1">
            <text:p>2.551978</text:p>
          </table:table-cell>
          <table:table-cell table:number-columns-repeated="16374"/>
        </table:table-row>
        <table:table-row table:style-name="ro1">
          <table:table-cell office:value-type="float" office:value="196" table:formula="of:=MAX([.F198];[.I198])" table:style-name="ce1">
            <text:p>196</text:p>
          </table:table-cell>
          <table:table-cell table:number-columns-repeated="2" table:style-name="ce1"/>
          <table:table-cell office:value-type="float" office:value="1.4991399999999999" table:formula="of:=[.J198]" table:style-name="ce1">
            <text:p>1.49914</text:p>
          </table:table-cell>
          <table:table-cell table:number-columns-repeated="4" table:style-name="ce1"/>
          <table:table-cell office:value-type="float" office:value="196" table:style-name="ce1">
            <text:p>196</text:p>
          </table:table-cell>
          <table:table-cell office:value-type="float" office:value="1.4991399999999999" table:style-name="ce1">
            <text:p>1.49914</text:p>
          </table:table-cell>
          <table:table-cell table:number-columns-repeated="16374"/>
        </table:table-row>
        <table:table-row table:style-name="ro1">
          <table:table-cell office:value-type="float" office:value="224" table:formula="of:=MAX([.F199];[.I199])" table:style-name="ce1">
            <text:p>224</text:p>
          </table:table-cell>
          <table:table-cell office:value-type="float" office:value="1.1487130000000001" table:formula="of:=[.G199]" table:style-name="ce1">
            <text:p>1.148713</text:p>
          </table:table-cell>
          <table:table-cell table:number-columns-repeated="3" table:style-name="ce1"/>
          <table:table-cell office:value-type="float" office:value="224" table:style-name="ce1">
            <text:p>224</text:p>
          </table:table-cell>
          <table:table-cell office:value-type="float" office:value="1.1487130000000001" table:style-name="ce1">
            <text:p>1.148713</text:p>
          </table:table-cell>
          <table:table-cell table:number-columns-repeated="16377" table:style-name="ce1"/>
        </table:table-row>
        <table:table-row table:style-name="ro1">
          <table:table-cell office:value-type="float" office:value="392" table:formula="of:=MAX([.F200];[.I200])" table:style-name="ce1">
            <text:p>392</text:p>
          </table:table-cell>
          <table:table-cell table:number-columns-repeated="2" table:style-name="ce1"/>
          <table:table-cell office:value-type="float" office:value="0.79414700000000005" table:formula="of:=[.J200]" table:style-name="ce1">
            <text:p>0.794147</text:p>
          </table:table-cell>
          <table:table-cell table:number-columns-repeated="4" table:style-name="ce1"/>
          <table:table-cell office:value-type="float" office:value="392" table:style-name="ce1">
            <text:p>392</text:p>
          </table:table-cell>
          <table:table-cell office:value-type="float" office:value="0.79414700000000005" table:style-name="ce1">
            <text:p>0.794147</text:p>
          </table:table-cell>
          <table:table-cell table:number-columns-repeated="16374"/>
        </table:table-row>
        <table:table-row table:style-name="ro1">
          <table:table-cell office:value-type="float" office:value="448" table:formula="of:=MAX([.F201];[.I201])" table:style-name="ce1">
            <text:p>448</text:p>
          </table:table-cell>
          <table:table-cell office:value-type="float" office:value="0.64055499999999999" table:formula="of:=[.G201]" table:style-name="ce1">
            <text:p>0.640555</text:p>
          </table:table-cell>
          <table:table-cell table:number-columns-repeated="3" table:style-name="ce1"/>
          <table:table-cell office:value-type="float" office:value="448" table:style-name="ce1">
            <text:p>448</text:p>
          </table:table-cell>
          <table:table-cell office:value-type="float" office:value="0.64055499999999999" table:style-name="ce1">
            <text:p>0.640555</text:p>
          </table:table-cell>
          <table:table-cell table:number-columns-repeated="16377" table:style-name="ce1"/>
        </table:table-row>
        <table:table-row table:style-name="ro1">
          <table:table-cell office:value-type="float" office:value="784" table:formula="of:=MAX([.F202];[.I202])" table:style-name="ce1">
            <text:p>784</text:p>
          </table:table-cell>
          <table:table-cell table:number-columns-repeated="2" table:style-name="ce1"/>
          <table:table-cell office:value-type="float" office:value="0.52179399999999998" table:formula="of:=[.J202]" table:style-name="ce1">
            <text:p>0.521794</text:p>
          </table:table-cell>
          <table:table-cell table:number-columns-repeated="4" table:style-name="ce1"/>
          <table:table-cell office:value-type="float" office:value="784" table:style-name="ce1">
            <text:p>784</text:p>
          </table:table-cell>
          <table:table-cell office:value-type="float" office:value="0.52179399999999998" table:style-name="ce1">
            <text:p>0.521794</text:p>
          </table:table-cell>
          <table:table-cell table:number-columns-repeated="16374"/>
        </table:table-row>
        <table:table-row table:style-name="ro1">
          <table:table-cell office:value-type="float" office:value="896" table:formula="of:=MAX([.F203];[.I203])" table:style-name="ce1">
            <text:p>896</text:p>
          </table:table-cell>
          <table:table-cell office:value-type="float" office:value="0.38571800000000001" table:formula="of:=[.G203]" table:style-name="ce1">
            <text:p>0.385718</text:p>
          </table:table-cell>
          <table:table-cell table:number-columns-repeated="3" table:style-name="ce1"/>
          <table:table-cell office:value-type="float" office:value="896" table:style-name="ce1">
            <text:p>896</text:p>
          </table:table-cell>
          <table:table-cell office:value-type="float" office:value="0.38571800000000001" table:style-name="ce1">
            <text:p>0.385718</text:p>
          </table:table-cell>
          <table:table-cell table:number-columns-repeated="16377" table:style-name="ce1"/>
        </table:table-row>
        <table:table-row table:style-name="ro1">
          <table:table-cell office:value-type="float" office:value="1568" table:formula="of:=MAX([.F204];[.I204])" table:style-name="ce1">
            <text:p>1568</text:p>
          </table:table-cell>
          <table:table-cell table:number-columns-repeated="2" table:style-name="ce1"/>
          <table:table-cell office:value-type="float" office:value="0.34986299999999998" table:formula="of:=[.J204]" table:style-name="ce1">
            <text:p>0.349863</text:p>
          </table:table-cell>
          <table:table-cell table:number-columns-repeated="4" table:style-name="ce1"/>
          <table:table-cell office:value-type="float" office:value="1568" table:style-name="ce1">
            <text:p>1568</text:p>
          </table:table-cell>
          <table:table-cell office:value-type="float" office:value="0.34986299999999998" table:style-name="ce1">
            <text:p>0.349863</text:p>
          </table:table-cell>
          <table:table-cell table:number-columns-repeated="16374"/>
        </table:table-row>
        <table:table-row table:style-name="ro1">
          <table:table-cell office:value-type="float" office:value="1792" table:formula="of:=MAX([.F205];[.I205])" table:style-name="ce1">
            <text:p>1792</text:p>
          </table:table-cell>
          <table:table-cell office:value-type="float" office:value="0.29058699999999998" table:formula="of:=[.G205]" table:style-name="ce1">
            <text:p>0.290587</text:p>
          </table:table-cell>
          <table:table-cell table:number-columns-repeated="3" table:style-name="ce1"/>
          <table:table-cell office:value-type="float" office:value="1792" table:style-name="ce1">
            <text:p>1792</text:p>
          </table:table-cell>
          <table:table-cell office:value-type="float" office:value="0.29058699999999998" table:style-name="ce1">
            <text:p>0.290587</text:p>
          </table:table-cell>
          <table:table-cell table:number-columns-repeated="16377" table:style-name="ce1"/>
        </table:table-row>
        <table:table-row table:style-name="ro1">
          <table:table-cell office:value-type="float" office:value="3136" table:formula="of:=MAX([.F206];[.I206])" table:style-name="ce1">
            <text:p>3136</text:p>
          </table:table-cell>
          <table:table-cell table:number-columns-repeated="2" table:style-name="ce1"/>
          <table:table-cell office:value-type="float" office:value="0.30870399999999998" table:formula="of:=[.J206]" table:style-name="ce1">
            <text:p>0.308704</text:p>
          </table:table-cell>
          <table:table-cell table:number-columns-repeated="4" table:style-name="ce1"/>
          <table:table-cell office:value-type="float" office:value="3136" table:style-name="ce1">
            <text:p>3136</text:p>
          </table:table-cell>
          <table:table-cell office:value-type="float" office:value="0.30870399999999998" table:style-name="ce1">
            <text:p>0.308704</text:p>
          </table:table-cell>
          <table:table-cell table:number-columns-repeated="16374"/>
        </table:table-row>
        <table:table-row table:style-name="ro1">
          <table:table-cell office:value-type="float" office:value="3456" table:formula="of:=MAX([.F207];[.I207])" table:style-name="ce1">
            <text:p>3456</text:p>
          </table:table-cell>
          <table:table-cell office:value-type="float" office:value="0.30138599999999999" table:formula="of:=[.G207]" table:style-name="ce1">
            <text:p>0.301386</text:p>
          </table:table-cell>
          <table:table-cell table:number-columns-repeated="3" table:style-name="ce1"/>
          <table:table-cell office:value-type="float" office:value="3456" table:style-name="ce1">
            <text:p>3456</text:p>
          </table:table-cell>
          <table:table-cell office:value-type="float" office:value="0.30138599999999999" table:style-name="ce1">
            <text:p>0.301386</text:p>
          </table:table-cell>
          <table:table-cell table:number-columns-repeated="16377" table:style-name="ce1"/>
        </table:table-row>
        <table:table-row table:number-rows-repeated="1048369" table:style-name="ro1">
          <table:table-cell table:number-columns-repeated="16384"/>
        </table:table-row>
      </table:table>
      <table:database-ranges>
        <table:database-range table:target-range-address="Sheet1.A116:Sheet1.J155" table:name="__Anonymous_Sheet_DB__0">
          <table:sort>
            <table:sort-by table:field-number="1"/>
            <table:sort-by table:field-number="4"/>
          </table:sort>
        </table:database-range>
        <table:database-range table:target-range-address="Sheet1_2.A116:Sheet1_2.J155" table:name="__Anonymous_Sheet_DB__1">
          <table:sort>
            <table:sort-by table:field-number="1"/>
            <table:sort-by table:field-number="4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rtin </meta:initial-creator>
    <dc:creator>John Doe</dc:creator>
    <meta:creation-date>2016-01-23T17:08:54Z</meta:creation-date>
    <dc:date>2016-01-23T22:42:57Z</dc:date>
    <meta:print-date>2016-01-23T22:42:44Z</meta:print-date>
    <meta:editing-cycles>28</meta:editing-cycles>
    <meta:editing-duration>PT1088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minimum="1E-5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G$4" chart:values-cell-range-address="Sheet1.$G$5:.$G$17" chart:class="chart:scatter" chart:attached-axis="primary-y" chart:style-name="G0S0">
            <chart:domain table:cell-range-address="Sheet1.$F$5:.$F$17"/>
            <chart:data-point chart:repeated="13"/>
          </chart:series>
          <chart:series chart:label-cell-address="Sheet1.$H$4" chart:values-cell-range-address="Sheet1.$H$5:.$H$17" chart:class="chart:scatter" chart:attached-axis="primary-y" chart:style-name="G0S1">
            <chart:domain table:cell-range-address="Sheet1.$F$5:.$F$17"/>
            <chart:data-point chart:repeated="13"/>
          </chart:series>
          <chart:series chart:label-cell-address="Sheet1.$I$4" chart:values-cell-range-address="Sheet1.$I$5:.$I$17" chart:class="chart:scatter" chart:attached-axis="primary-y" chart:style-name="G0S2">
            <chart:domain table:cell-range-address="Sheet1.$F$5:.$F$17"/>
            <chart:data-point chart:repeated="13"/>
          </chart:series>
          <chart:series chart:label-cell-address="Sheet1.$J$4" chart:values-cell-range-address="Sheet1.$J$5:.$J$17" chart:class="chart:scatter" chart:attached-axis="primary-y" chart:style-name="G0S3">
            <chart:domain table:cell-range-address="Sheet1.$F$5:.$F$17"/>
            <chart:data-point chart:repeated="1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minimum="1E-5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_2.$G$4" chart:values-cell-range-address="Sheet1_2.$G$5:.$G$17" chart:class="chart:scatter" chart:attached-axis="primary-y" chart:style-name="G0S0">
            <chart:domain table:cell-range-address="Sheet1_2.$F$5:.$F$17"/>
            <chart:data-point chart:repeated="13"/>
          </chart:series>
          <chart:series chart:label-cell-address="Sheet1_2.$H$4" chart:values-cell-range-address="Sheet1_2.$H$5:.$H$17" chart:class="chart:scatter" chart:attached-axis="primary-y" chart:style-name="G0S1">
            <chart:domain table:cell-range-address="Sheet1_2.$F$5:.$F$17"/>
            <chart:data-point chart:repeated="13"/>
          </chart:series>
          <chart:series chart:label-cell-address="Sheet1_2.$I$4" chart:values-cell-range-address="Sheet1_2.$I$5:.$I$17" chart:class="chart:scatter" chart:attached-axis="primary-y" chart:style-name="G0S2">
            <chart:domain table:cell-range-address="Sheet1_2.$F$5:.$F$17"/>
            <chart:data-point chart:repeated="13"/>
          </chart:series>
          <chart:series chart:label-cell-address="Sheet1_2.$J$4" chart:values-cell-range-address="Sheet1_2.$J$5:.$J$17" chart:class="chart:scatter" chart:attached-axis="primary-y" chart:style-name="G0S3">
            <chart:domain table:cell-range-address="Sheet1_2.$F$5:.$F$17"/>
            <chart:data-point chart:repeated="13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minimum="1E-5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_2.$G$18" chart:values-cell-range-address="Sheet1_2.$G$19:.$G$31" chart:class="chart:scatter" chart:attached-axis="primary-y" chart:style-name="G0S0">
            <chart:domain table:cell-range-address="Sheet1_2.$F$19:.$F$31"/>
            <chart:data-point chart:repeated="13"/>
          </chart:series>
          <chart:series chart:label-cell-address="Sheet1_2.$H$18" chart:values-cell-range-address="Sheet1_2.$H$19:.$H$31" chart:class="chart:scatter" chart:attached-axis="primary-y" chart:style-name="G0S1">
            <chart:domain table:cell-range-address="Sheet1_2.$F$19:.$F$31"/>
            <chart:data-point chart:repeated="13"/>
          </chart:series>
          <chart:series chart:label-cell-address="Sheet1_2.$I$18" chart:values-cell-range-address="Sheet1_2.$I$19:.$I$31" chart:class="chart:scatter" chart:attached-axis="primary-y" chart:style-name="G0S2">
            <chart:domain table:cell-range-address="Sheet1_2.$F$19:.$F$31"/>
            <chart:data-point chart:repeated="13"/>
          </chart:series>
          <chart:series chart:label-cell-address="Sheet1_2.$J$18" chart:values-cell-range-address="Sheet1_2.$J$19:.$J$31" chart:class="chart:scatter" chart:attached-axis="primary-y" chart:style-name="G0S3">
            <chart:domain table:cell-range-address="Sheet1_2.$F$19:.$F$31"/>
            <chart:data-point chart:repeated="13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minimum="1E-5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_2.$G$32" chart:values-cell-range-address="Sheet1_2.$G$33:.$G$45" chart:class="chart:scatter" chart:attached-axis="primary-y" chart:style-name="G0S0">
            <chart:domain table:cell-range-address="Sheet1_2.$F$33:.$F$45"/>
            <chart:data-point chart:repeated="13"/>
          </chart:series>
          <chart:series chart:label-cell-address="Sheet1_2.$H$32" chart:values-cell-range-address="Sheet1_2.$H$33:.$H$45" chart:class="chart:scatter" chart:attached-axis="primary-y" chart:style-name="G0S1">
            <chart:domain table:cell-range-address="Sheet1_2.$F$33:.$F$45"/>
            <chart:data-point chart:repeated="13"/>
          </chart:series>
          <chart:series chart:label-cell-address="Sheet1_2.$I$32" chart:values-cell-range-address="Sheet1_2.$I$33:.$I$45" chart:class="chart:scatter" chart:attached-axis="primary-y" chart:style-name="G0S2">
            <chart:domain table:cell-range-address="Sheet1_2.$F$33:.$F$45"/>
            <chart:data-point chart:repeated="13"/>
          </chart:series>
          <chart:series chart:label-cell-address="Sheet1_2.$J$32" chart:values-cell-range-address="Sheet1_2.$J$33:.$J$45" chart:class="chart:scatter" chart:attached-axis="primary-y" chart:style-name="G0S3">
            <chart:domain table:cell-range-address="Sheet1_2.$F$33:.$F$45"/>
            <chart:data-point chart:repeated="13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minimum="1E-5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true" chart:maximum="3136" chart:minimum="14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_2.$G$116" chart:values-cell-range-address="Sheet1_2.$G$117:.$G$125" chart:class="chart:scatter" chart:attached-axis="primary-y" chart:style-name="G0S0">
            <chart:domain table:cell-range-address="Sheet1_2.$F$117:.$F$125"/>
            <chart:data-point chart:repeated="9"/>
          </chart:series>
          <chart:series chart:label-cell-address="Sheet1_2.$H$116" chart:values-cell-range-address="Sheet1_2.$H$117:.$H$125" chart:class="chart:scatter" chart:attached-axis="primary-y" chart:style-name="G0S1">
            <chart:domain table:cell-range-address="Sheet1_2.$F$117:.$F$125"/>
            <chart:data-point chart:repeated="9"/>
          </chart:series>
          <chart:series chart:label-cell-address="Sheet1_2.$I$116" chart:values-cell-range-address="Sheet1_2.$I$117:.$I$125" chart:class="chart:scatter" chart:attached-axis="primary-y" chart:style-name="G0S2">
            <chart:domain table:cell-range-address="Sheet1_2.$F$117:.$F$125"/>
            <chart:data-point chart:repeated="9"/>
          </chart:series>
          <chart:series chart:label-cell-address="Sheet1_2.$J$116" chart:values-cell-range-address="Sheet1_2.$J$117:.$J$125" chart:class="chart:scatter" chart:attached-axis="primary-y" chart:style-name="G0S3">
            <chart:domain table:cell-range-address="Sheet1_2.$F$117:.$F$125"/>
            <chart:data-point chart:repeated="9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minimum="1E-5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true" chart:maximum="3136" chart:minimum="14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_2.$G$131" chart:values-cell-range-address="Sheet1_2.$G$132:.$G$140" chart:class="chart:scatter" chart:attached-axis="primary-y" chart:style-name="G0S0">
            <chart:domain table:cell-range-address="Sheet1_2.$F$132:.$F$140"/>
            <chart:data-point chart:repeated="9"/>
          </chart:series>
          <chart:series chart:label-cell-address="Sheet1_2.$H$131" chart:values-cell-range-address="Sheet1_2.$H$132:.$H$140" chart:class="chart:scatter" chart:attached-axis="primary-y" chart:style-name="G0S1">
            <chart:domain table:cell-range-address="Sheet1_2.$F$132:.$F$140"/>
            <chart:data-point chart:repeated="9"/>
          </chart:series>
          <chart:series chart:label-cell-address="Sheet1_2.$I$131" chart:values-cell-range-address="Sheet1_2.$I$132:.$I$140" chart:class="chart:scatter" chart:attached-axis="primary-y" chart:style-name="G0S2">
            <chart:domain table:cell-range-address="Sheet1_2.$F$132:.$F$140"/>
            <chart:data-point chart:repeated="9"/>
          </chart:series>
          <chart:series chart:label-cell-address="Sheet1_2.$J$131" chart:values-cell-range-address="Sheet1_2.$J$132:.$J$140" chart:class="chart:scatter" chart:attached-axis="primary-y" chart:style-name="G0S3">
            <chart:domain table:cell-range-address="Sheet1_2.$F$132:.$F$140"/>
            <chart:data-point chart:repeated="9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minimum="1E-5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true" chart:maximum="3136" chart:minimum="14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_2.$G$146" chart:values-cell-range-address="Sheet1_2.$G$147:.$G$155" chart:class="chart:scatter" chart:attached-axis="primary-y" chart:style-name="G0S0">
            <chart:domain table:cell-range-address="Sheet1_2.$F$147:.$F$155"/>
            <chart:data-point chart:repeated="9"/>
          </chart:series>
          <chart:series chart:label-cell-address="Sheet1_2.$H$146" chart:values-cell-range-address="Sheet1_2.$H$147:.$H$155" chart:class="chart:scatter" chart:attached-axis="primary-y" chart:style-name="G0S1">
            <chart:domain table:cell-range-address="Sheet1_2.$F$147:.$F$155"/>
            <chart:data-point chart:repeated="9"/>
          </chart:series>
          <chart:series chart:label-cell-address="Sheet1_2.$I$146" chart:values-cell-range-address="Sheet1_2.$I$147:.$I$155" chart:class="chart:scatter" chart:attached-axis="primary-y" chart:style-name="G0S2">
            <chart:domain table:cell-range-address="Sheet1_2.$F$147:.$F$155"/>
            <chart:data-point chart:repeated="9"/>
          </chart:series>
          <chart:series chart:label-cell-address="Sheet1_2.$J$146" chart:values-cell-range-address="Sheet1_2.$J$147:.$J$155" chart:class="chart:scatter" chart:attached-axis="primary-y" chart:style-name="G0S3">
            <chart:domain table:cell-range-address="Sheet1_2.$F$147:.$F$155"/>
            <chart:data-point chart:repeated="9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minimum="0.1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_2.$B$189" chart:values-cell-range-address="Sheet1_2.$B$190:.$B$207" chart:class="chart:scatter" chart:attached-axis="primary-y" chart:style-name="G0S0">
            <chart:domain table:cell-range-address="Sheet1_2.$A$190:.$A$207"/>
            <chart:data-point chart:repeated="18"/>
          </chart:series>
          <chart:series chart:label-cell-address="Sheet1_2.$D$189" chart:values-cell-range-address="Sheet1_2.$D$190:.$D$207" chart:class="chart:scatter" chart:attached-axis="primary-y" chart:style-name="G0S1">
            <chart:domain table:cell-range-address="Sheet1_2.$A$190:.$A$207"/>
            <chart:data-point chart:repeated="18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0.1" chart:minimum="1E-5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maximum="3136" chart:minimum="14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_2.$G$131" chart:values-cell-range-address="Sheet1_2.$G$132:.$G$140" chart:class="chart:scatter" chart:attached-axis="primary-y" chart:style-name="G0S0">
            <chart:domain table:cell-range-address="Sheet1_2.$F$132:.$F$140"/>
            <chart:data-point chart:repeated="9"/>
          </chart:series>
          <chart:series chart:label-cell-address="Sheet1_2.$H$131" chart:values-cell-range-address="Sheet1_2.$H$132:.$H$140" chart:class="chart:scatter" chart:attached-axis="primary-y" chart:style-name="G0S1">
            <chart:domain table:cell-range-address="Sheet1_2.$F$132:.$F$140"/>
            <chart:data-point chart:repeated="9"/>
          </chart:series>
          <chart:series chart:label-cell-address="Sheet1_2.$I$131" chart:values-cell-range-address="Sheet1_2.$I$132:.$I$140" chart:class="chart:scatter" chart:attached-axis="primary-y" chart:style-name="G0S2">
            <chart:domain table:cell-range-address="Sheet1_2.$F$132:.$F$140"/>
            <chart:data-point chart:repeated="9"/>
          </chart:series>
          <chart:series chart:label-cell-address="Sheet1_2.$J$131" chart:values-cell-range-address="Sheet1_2.$J$132:.$J$140" chart:class="chart:scatter" chart:attached-axis="primary-y" chart:style-name="G0S3">
            <chart:domain table:cell-range-address="Sheet1_2.$F$132:.$F$140"/>
            <chart:data-point chart:repeated="9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minimum="0.05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true" chart:maximum="16384" chart:minimum="14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G0S5">
      <style:chart-properties chart:symbol-type="none" chart:connect-bars="false" chart:solid-type="cuboid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99.6787401574803pt" svg:width="509.6125984251968pt" chart:style-name="Crt0">
        <chart:legend svg:x="355.2463779527559pt" svg:y="15.56070866141732pt" chart:style-name="Lgnd"/>
        <chart:plot-area svg:x="21.57047244094488pt" svg:y="6.915905511811023pt" svg:width="471.9989763779528pt" svg:height="275.0479527559055pt" chart:style-name="Plt0">
          <chart:axis chart:dimension="y" chart:name="primary-y" chart:style-name="Axs0">
            <chart:title chart:style-name="AT00">
              <text:p text:style-name="a0" text:class-names="" text:cond-style-name="">Computation tim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Number of cores</text:p>
            </chart:title>
          </chart:axis>
          <chart:series chart:label-cell-address="Sheet1_2.$G$159" chart:values-cell-range-address="Sheet1_2.$G$160:.$G$171" chart:class="chart:scatter" chart:attached-axis="primary-y" chart:style-name="G0S0">
            <chart:domain table:cell-range-address="Sheet1_2.$F$160:.$F$171"/>
            <chart:data-point chart:repeated="12"/>
          </chart:series>
          <chart:series chart:label-cell-address="Sheet1_2.$H$159" chart:values-cell-range-address="Sheet1_2.$H$160:.$H$171" chart:class="chart:scatter" chart:attached-axis="primary-y" chart:style-name="G0S1">
            <chart:domain table:cell-range-address="Sheet1_2.$F$160:.$F$171"/>
            <chart:data-point chart:repeated="12"/>
          </chart:series>
          <chart:series chart:label-cell-address="Sheet1_2.$I$159" chart:values-cell-range-address="Sheet1_2.$I$160:.$I$171" chart:class="chart:scatter" chart:attached-axis="primary-y" chart:style-name="G0S2">
            <chart:domain table:cell-range-address="Sheet1_2.$F$160:.$F$171"/>
            <chart:data-point chart:repeated="12"/>
          </chart:series>
          <chart:series chart:label-cell-address="Sheet1_2.$J$159" chart:values-cell-range-address="Sheet1_2.$J$160:.$J$171" chart:class="chart:scatter" chart:attached-axis="primary-y" chart:style-name="G0S3">
            <chart:domain table:cell-range-address="Sheet1_2.$F$160:.$F$171"/>
            <chart:data-point chart:repeated="12"/>
          </chart:series>
          <chart:series chart:label-cell-address="Sheet1_2.$K$159" chart:values-cell-range-address="Sheet1_2.$K$160:.$K$171" chart:class="chart:scatter" chart:attached-axis="primary-y" chart:style-name="G0S4">
            <chart:domain table:cell-range-address="Sheet1_2.$F$160:.$F$171"/>
            <chart:data-point chart:repeated="12"/>
          </chart:series>
          <chart:series chart:label-cell-address="Sheet1_2.$L$159" chart:values-cell-range-address="Sheet1_2.$L$160:.$L$171" chart:class="chart:scatter" chart:attached-axis="primary-y" chart:style-name="G0S5">
            <chart:domain table:cell-range-address="Sheet1_2.$F$160:.$F$171"/>
            <chart:data-point chart:repeated="12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minimum="1E-5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G$18" chart:values-cell-range-address="Sheet1.$G$19:.$G$31" chart:class="chart:scatter" chart:attached-axis="primary-y" chart:style-name="G0S0">
            <chart:domain table:cell-range-address="Sheet1.$F$19:.$F$31"/>
            <chart:data-point chart:repeated="13"/>
          </chart:series>
          <chart:series chart:label-cell-address="Sheet1.$H$18" chart:values-cell-range-address="Sheet1.$H$19:.$H$31" chart:class="chart:scatter" chart:attached-axis="primary-y" chart:style-name="G0S1">
            <chart:domain table:cell-range-address="Sheet1.$F$19:.$F$31"/>
            <chart:data-point chart:repeated="13"/>
          </chart:series>
          <chart:series chart:label-cell-address="Sheet1.$I$18" chart:values-cell-range-address="Sheet1.$I$19:.$I$31" chart:class="chart:scatter" chart:attached-axis="primary-y" chart:style-name="G0S2">
            <chart:domain table:cell-range-address="Sheet1.$F$19:.$F$31"/>
            <chart:data-point chart:repeated="13"/>
          </chart:series>
          <chart:series chart:label-cell-address="Sheet1.$J$18" chart:values-cell-range-address="Sheet1.$J$19:.$J$31" chart:class="chart:scatter" chart:attached-axis="primary-y" chart:style-name="G0S3">
            <chart:domain table:cell-range-address="Sheet1.$F$19:.$F$31"/>
            <chart:data-point chart:repeated="1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minimum="1E-5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G$32" chart:values-cell-range-address="Sheet1.$G$33:.$G$45" chart:class="chart:scatter" chart:attached-axis="primary-y" chart:style-name="G0S0">
            <chart:domain table:cell-range-address="Sheet1.$F$33:.$F$45"/>
            <chart:data-point chart:repeated="13"/>
          </chart:series>
          <chart:series chart:label-cell-address="Sheet1.$H$32" chart:values-cell-range-address="Sheet1.$H$33:.$H$45" chart:class="chart:scatter" chart:attached-axis="primary-y" chart:style-name="G0S1">
            <chart:domain table:cell-range-address="Sheet1.$F$33:.$F$45"/>
            <chart:data-point chart:repeated="13"/>
          </chart:series>
          <chart:series chart:label-cell-address="Sheet1.$I$32" chart:values-cell-range-address="Sheet1.$I$33:.$I$45" chart:class="chart:scatter" chart:attached-axis="primary-y" chart:style-name="G0S2">
            <chart:domain table:cell-range-address="Sheet1.$F$33:.$F$45"/>
            <chart:data-point chart:repeated="13"/>
          </chart:series>
          <chart:series chart:label-cell-address="Sheet1.$J$32" chart:values-cell-range-address="Sheet1.$J$33:.$J$45" chart:class="chart:scatter" chart:attached-axis="primary-y" chart:style-name="G0S3">
            <chart:domain table:cell-range-address="Sheet1.$F$33:.$F$45"/>
            <chart:data-point chart:repeated="1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minimum="1E-5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true" chart:maximum="3136" chart:minimum="14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G$116" chart:values-cell-range-address="Sheet1.$G$117:.$G$125" chart:class="chart:scatter" chart:attached-axis="primary-y" chart:style-name="G0S0">
            <chart:domain table:cell-range-address="Sheet1.$F$117:.$F$125"/>
            <chart:data-point chart:repeated="9"/>
          </chart:series>
          <chart:series chart:label-cell-address="Sheet1.$H$116" chart:values-cell-range-address="Sheet1.$H$117:.$H$125" chart:class="chart:scatter" chart:attached-axis="primary-y" chart:style-name="G0S1">
            <chart:domain table:cell-range-address="Sheet1.$F$117:.$F$125"/>
            <chart:data-point chart:repeated="9"/>
          </chart:series>
          <chart:series chart:label-cell-address="Sheet1.$I$116" chart:values-cell-range-address="Sheet1.$I$117:.$I$125" chart:class="chart:scatter" chart:attached-axis="primary-y" chart:style-name="G0S2">
            <chart:domain table:cell-range-address="Sheet1.$F$117:.$F$125"/>
            <chart:data-point chart:repeated="9"/>
          </chart:series>
          <chart:series chart:label-cell-address="Sheet1.$J$116" chart:values-cell-range-address="Sheet1.$J$117:.$J$125" chart:class="chart:scatter" chart:attached-axis="primary-y" chart:style-name="G0S3">
            <chart:domain table:cell-range-address="Sheet1.$F$117:.$F$125"/>
            <chart:data-point chart:repeated="9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minimum="1E-5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true" chart:maximum="3136" chart:minimum="14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G$131" chart:values-cell-range-address="Sheet1.$G$132:.$G$140" chart:class="chart:scatter" chart:attached-axis="primary-y" chart:style-name="G0S0">
            <chart:domain table:cell-range-address="Sheet1.$F$132:.$F$140"/>
            <chart:data-point chart:repeated="9"/>
          </chart:series>
          <chart:series chart:label-cell-address="Sheet1.$H$131" chart:values-cell-range-address="Sheet1.$H$132:.$H$140" chart:class="chart:scatter" chart:attached-axis="primary-y" chart:style-name="G0S1">
            <chart:domain table:cell-range-address="Sheet1.$F$132:.$F$140"/>
            <chart:data-point chart:repeated="9"/>
          </chart:series>
          <chart:series chart:label-cell-address="Sheet1.$I$131" chart:values-cell-range-address="Sheet1.$I$132:.$I$140" chart:class="chart:scatter" chart:attached-axis="primary-y" chart:style-name="G0S2">
            <chart:domain table:cell-range-address="Sheet1.$F$132:.$F$140"/>
            <chart:data-point chart:repeated="9"/>
          </chart:series>
          <chart:series chart:label-cell-address="Sheet1.$J$131" chart:values-cell-range-address="Sheet1.$J$132:.$J$140" chart:class="chart:scatter" chart:attached-axis="primary-y" chart:style-name="G0S3">
            <chart:domain table:cell-range-address="Sheet1.$F$132:.$F$140"/>
            <chart:data-point chart:repeated="9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minimum="1E-5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true" chart:maximum="3136" chart:minimum="14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G$146" chart:values-cell-range-address="Sheet1.$G$147:.$G$155" chart:class="chart:scatter" chart:attached-axis="primary-y" chart:style-name="G0S0">
            <chart:domain table:cell-range-address="Sheet1.$F$147:.$F$155"/>
            <chart:data-point chart:repeated="9"/>
          </chart:series>
          <chart:series chart:label-cell-address="Sheet1.$H$146" chart:values-cell-range-address="Sheet1.$H$147:.$H$155" chart:class="chart:scatter" chart:attached-axis="primary-y" chart:style-name="G0S1">
            <chart:domain table:cell-range-address="Sheet1.$F$147:.$F$155"/>
            <chart:data-point chart:repeated="9"/>
          </chart:series>
          <chart:series chart:label-cell-address="Sheet1.$I$146" chart:values-cell-range-address="Sheet1.$I$147:.$I$155" chart:class="chart:scatter" chart:attached-axis="primary-y" chart:style-name="G0S2">
            <chart:domain table:cell-range-address="Sheet1.$F$147:.$F$155"/>
            <chart:data-point chart:repeated="9"/>
          </chart:series>
          <chart:series chart:label-cell-address="Sheet1.$J$146" chart:values-cell-range-address="Sheet1.$J$147:.$J$155" chart:class="chart:scatter" chart:attached-axis="primary-y" chart:style-name="G0S3">
            <chart:domain table:cell-range-address="Sheet1.$F$147:.$F$155"/>
            <chart:data-point chart:repeated="9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minimum="0.1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B$189" chart:values-cell-range-address="Sheet1.$B$190:.$B$207" chart:class="chart:scatter" chart:attached-axis="primary-y" chart:style-name="G0S0">
            <chart:domain table:cell-range-address="Sheet1.$A$190:.$A$207"/>
            <chart:data-point chart:repeated="18"/>
          </chart:series>
          <chart:series chart:label-cell-address="Sheet1.$D$189" chart:values-cell-range-address="Sheet1.$D$190:.$D$207" chart:class="chart:scatter" chart:attached-axis="primary-y" chart:style-name="G0S1">
            <chart:domain table:cell-range-address="Sheet1.$A$190:.$A$207"/>
            <chart:data-point chart:repeated="18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0.1" chart:minimum="1E-5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maximum="3136" chart:minimum="14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G$131" chart:values-cell-range-address="Sheet1.$G$132:.$G$140" chart:class="chart:scatter" chart:attached-axis="primary-y" chart:style-name="G0S0">
            <chart:domain table:cell-range-address="Sheet1.$F$132:.$F$140"/>
            <chart:data-point chart:repeated="9"/>
          </chart:series>
          <chart:series chart:label-cell-address="Sheet1.$H$131" chart:values-cell-range-address="Sheet1.$H$132:.$H$140" chart:class="chart:scatter" chart:attached-axis="primary-y" chart:style-name="G0S1">
            <chart:domain table:cell-range-address="Sheet1.$F$132:.$F$140"/>
            <chart:data-point chart:repeated="9"/>
          </chart:series>
          <chart:series chart:label-cell-address="Sheet1.$I$131" chart:values-cell-range-address="Sheet1.$I$132:.$I$140" chart:class="chart:scatter" chart:attached-axis="primary-y" chart:style-name="G0S2">
            <chart:domain table:cell-range-address="Sheet1.$F$132:.$F$140"/>
            <chart:data-point chart:repeated="9"/>
          </chart:series>
          <chart:series chart:label-cell-address="Sheet1.$J$131" chart:values-cell-range-address="Sheet1.$J$132:.$J$140" chart:class="chart:scatter" chart:attached-axis="primary-y" chart:style-name="G0S3">
            <chart:domain table:cell-range-address="Sheet1.$F$132:.$F$140"/>
            <chart:data-point chart:repeated="9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true" chart:minimum="14" chart:origin="1" chart:interval-major="2" chart:tick-marks-major-inner="fals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solid" draw:fill-color="#ffffff" draw:opacity="100%" draw:stroke="solid" svg:stroke-width="0.01042in" svg:stroke-color="#d9d9d9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true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Mi0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dash" draw:stroke-dash="a2" svg:stroke-width="0.03125in" svg:stroke-color="#4472c4" svg:stroke-opacity="100%" draw:stroke-linejoin="round" svg:stroke-linecap="round"/>
    </style:style>
    <style:style style:family="chart" style:name="G0S3">
      <style:chart-properties chart:symbol-type="named-symbol" chart:symbol-name="diamond" chart:symbol-width="0.06944in" chart:symbol-height="0.06944in" chart:connect-bars="false" chart:solid-type="cuboid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use-zero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diamond" chart:symbol-width="0.06944in" chart:symbol-height="0.06944in" chart:connect-bars="false" chart:solid-type="cuboid"/>
      <style:graphic-properties draw:fill="none" draw:stroke="dash" draw:stroke-dash="a3" svg:stroke-width="0.03125in" svg:stroke-color="#70ad47" svg:stroke-opacity="100%" draw:stroke-linejoin="round" svg:stroke-linecap="round"/>
    </style:style>
    <style:style style:family="chart" style:name="G0S5">
      <style:chart-properties chart:symbol-type="automatic" chart:connect-bars="false" chart:solid-type="cuboid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6">
      <style:chart-properties chart:symbol-type="automatic" chart:connect-bars="false" chart:solid-type="cuboid"/>
      <style:graphic-properties draw:fill="none" draw:stroke="dash" draw:stroke-dash="a4" svg:stroke-width="0.03125in" svg:stroke-color="#ffc000" svg:stroke-opacity="100%" draw:stroke-linejoin="round" svg:stroke-linecap="round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scatter" svg:height="299.6787401574803pt" svg:width="509.6125984251968pt" chart:style-name="Crt0">
        <chart:legend svg:x="304.9653543307086pt" svg:y="23.91236220472441pt" chart:style-name="Lgnd"/>
        <chart:plot-area svg:x="16.15937007874016pt" svg:y="4.247007874015748pt" svg:width="493.4532283464567pt" svg:height="280.1630708661417pt" chart:style-name="Plt0">
          <chart:axis chart:dimension="x" chart:name="primary-x" chart:style-name="Axs0">
            <chart:title chart:style-name="AT00">
              <text:p text:style-name="a0" text:class-names="" text:cond-style-name="">Number of cores</text:p>
            </chart:title>
            <chart:grid chart:class="minor" chart:style-name="GMi0"/>
          </chart:axis>
          <chart:axis chart:dimension="y" chart:name="primary-y" chart:style-name="Axs1">
            <chart:title svg:x="3.0pt" svg:y="85.71937007874015pt" chart:style-name="AT01">
              <text:p text:style-name="a1" text:class-names="" text:cond-style-name="">Time-to-solution</text:p>
            </chart:title>
            <chart:grid chart:class="major" chart:style-name="GMa1"/>
          </chart:axis>
          <chart:series chart:label-cell-address="Sheet1.$H$159" chart:values-cell-range-address="Sheet1.$H$160:.$H$171" chart:class="chart:scatter" chart:attached-axis="primary-y" chart:style-name="G0S1">
            <chart:domain table:cell-range-address="Sheet1.$F$160:.$F$171"/>
            <chart:data-point chart:repeated="12"/>
          </chart:series>
          <chart:series chart:label-cell-address="Sheet1.$I$159" chart:values-cell-range-address="Sheet1.$I$160:.$I$171" chart:class="chart:scatter" chart:attached-axis="primary-y" chart:style-name="G0S2">
            <chart:domain table:cell-range-address="Sheet1.$F$160:.$F$171"/>
            <chart:data-point chart:repeated="12"/>
          </chart:series>
          <chart:series chart:label-cell-address="Sheet1.$J$159" chart:values-cell-range-address="Sheet1.$J$160:.$J$171" chart:class="chart:scatter" chart:attached-axis="primary-y" chart:style-name="G0S3">
            <chart:domain table:cell-range-address="Sheet1.$F$160:.$F$171"/>
            <chart:data-point chart:repeated="12"/>
          </chart:series>
          <chart:series chart:label-cell-address="Sheet1.$K$159" chart:values-cell-range-address="Sheet1.$K$160:.$K$171" chart:class="chart:scatter" chart:attached-axis="primary-y" chart:style-name="G0S4">
            <chart:domain table:cell-range-address="Sheet1.$F$160:.$F$171"/>
            <chart:data-point chart:repeated="12"/>
          </chart:series>
          <chart:series chart:label-cell-address="Sheet1.$L$159" chart:values-cell-range-address="Sheet1.$L$160:.$L$171" chart:class="chart:scatter" chart:attached-axis="primary-y" chart:style-name="G0S5">
            <chart:domain table:cell-range-address="Sheet1.$F$160:.$F$171"/>
            <chart:data-point chart:repeated="12"/>
          </chart:series>
          <chart:series chart:label-cell-address="Sheet1.$M$159" chart:values-cell-range-address="Sheet1.$M$160:.$M$171" chart:class="chart:scatter" chart:attached-axis="primary-y" chart:style-name="G0S6">
            <chart:domain table:cell-range-address="Sheet1.$F$160:.$F$171"/>
            <chart:data-point chart:repeated="12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2" draw:display-name="SysDash" draw:style="rect" draw:dots1="1" draw:dots1-length="0.03125in" draw:dots2="0" draw:dots2-length="0in" draw:distance="0.03125in"/>
    <draw:stroke-dash draw:name="a3" draw:display-name="SysDash" draw:style="rect" draw:dots1="1" draw:dots1-length="0.03125in" draw:dots2="0" draw:dots2-length="0in" draw:distance="0.03125in"/>
    <draw:stroke-dash draw:name="a4" draw:display-name="SysDash" draw:style="rect" draw:dots1="1" draw:dots1-length="0.03125in" draw:dots2="0" draw:dots2-length="0in" draw:distance="0.03125in"/>
  </office:styles>
</office:document-styles>
</file>